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lng</text:p>
          </table:table-cell>
        </table:table-row>
        <table:table-row table:style-name="ro1">
          <table:table-cell office:value-type="float" office:value="57.12377" calcext:value-type="float">
            <text:p>57.12377</text:p>
          </table:table-cell>
          <table:table-cell office:value-type="float" office:value="-2.12285" calcext:value-type="float">
            <text:p>-2.12285</text:p>
          </table:table-cell>
        </table:table-row>
        <table:table-row table:style-name="ro1">
          <table:table-cell office:value-type="float" office:value="57.14642" calcext:value-type="float">
            <text:p>57.14642</text:p>
          </table:table-cell>
          <table:table-cell office:value-type="float" office:value="-2.09916" calcext:value-type="float">
            <text:p>-2.09916</text:p>
          </table:table-cell>
        </table:table-row>
        <table:table-row table:style-name="ro1">
          <table:table-cell office:value-type="float" office:value="57.17913" calcext:value-type="float">
            <text:p>57.17913</text:p>
          </table:table-cell>
          <table:table-cell office:value-type="float" office:value="-2.17726" calcext:value-type="float">
            <text:p>-2.17726</text:p>
          </table:table-cell>
        </table:table-row>
        <table:table-row table:style-name="ro1">
          <table:table-cell office:value-type="float" office:value="57.18448" calcext:value-type="float">
            <text:p>57.18448</text:p>
          </table:table-cell>
          <table:table-cell office:value-type="float" office:value="-2.09157" calcext:value-type="float">
            <text:p>-2.09157</text:p>
          </table:table-cell>
        </table:table-row>
        <table:table-row table:style-name="ro1">
          <table:table-cell office:value-type="float" office:value="57.48642" calcext:value-type="float">
            <text:p>57.48642</text:p>
          </table:table-cell>
          <table:table-cell office:value-type="float" office:value="-1.80364" calcext:value-type="float">
            <text:p>-1.80364</text:p>
          </table:table-cell>
        </table:table-row>
        <table:table-row table:style-name="ro1">
          <table:table-cell office:value-type="float" office:value="51.74246" calcext:value-type="float">
            <text:p>51.74246</text:p>
          </table:table-cell>
          <table:table-cell office:value-type="float" office:value="-0.34251" calcext:value-type="float">
            <text:p>-0.34251</text:p>
          </table:table-cell>
        </table:table-row>
        <table:table-row table:style-name="ro1">
          <table:table-cell office:value-type="float" office:value="51.75976" calcext:value-type="float">
            <text:p>51.75976</text:p>
          </table:table-cell>
          <table:table-cell office:value-type="float" office:value="-0.24079" calcext:value-type="float">
            <text:p>-0.24079</text:p>
          </table:table-cell>
        </table:table-row>
        <table:table-row table:style-name="ro1">
          <table:table-cell office:value-type="float" office:value="51.71684" calcext:value-type="float">
            <text:p>51.71684</text:p>
          </table:table-cell>
          <table:table-cell office:value-type="float" office:value="-0.27854" calcext:value-type="float">
            <text:p>-0.27854</text:p>
          </table:table-cell>
        </table:table-row>
        <table:table-row table:style-name="ro1">
          <table:table-cell office:value-type="float" office:value="51.80116" calcext:value-type="float">
            <text:p>51.80116</text:p>
          </table:table-cell>
          <table:table-cell office:value-type="float" office:value="-0.20428" calcext:value-type="float">
            <text:p>-0.20428</text:p>
          </table:table-cell>
        </table:table-row>
        <table:table-row table:style-name="ro1">
          <table:table-cell office:value-type="float" office:value="52.47305" calcext:value-type="float">
            <text:p>52.47305</text:p>
          </table:table-cell>
          <table:table-cell office:value-type="float" office:value="-1.87307" calcext:value-type="float">
            <text:p>-1.87307</text:p>
          </table:table-cell>
        </table:table-row>
        <table:table-row table:style-name="ro1">
          <table:table-cell office:value-type="float" office:value="52.41436" calcext:value-type="float">
            <text:p>52.41436</text:p>
          </table:table-cell>
          <table:table-cell office:value-type="float" office:value="-1.87047" calcext:value-type="float">
            <text:p>-1.87047</text:p>
          </table:table-cell>
        </table:table-row>
        <table:table-row table:style-name="ro1">
          <table:table-cell office:value-type="float" office:value="52.47866" calcext:value-type="float">
            <text:p>52.47866</text:p>
          </table:table-cell>
          <table:table-cell office:value-type="float" office:value="-1.89791" calcext:value-type="float">
            <text:p>-1.89791</text:p>
          </table:table-cell>
        </table:table-row>
        <table:table-row table:style-name="ro1">
          <table:table-cell office:value-type="float" office:value="52.48065" calcext:value-type="float">
            <text:p>52.48065</text:p>
          </table:table-cell>
          <table:table-cell office:value-type="float" office:value="-1.8976" calcext:value-type="float">
            <text:p>-1.8976</text:p>
          </table:table-cell>
        </table:table-row>
        <table:table-row table:style-name="ro1">
          <table:table-cell office:value-type="float" office:value="52.51022" calcext:value-type="float">
            <text:p>52.51022</text:p>
          </table:table-cell>
          <table:table-cell office:value-type="float" office:value="-1.96021" calcext:value-type="float">
            <text:p>-1.96021</text:p>
          </table:table-cell>
        </table:table-row>
        <table:table-row table:style-name="ro1">
          <table:table-cell office:value-type="float" office:value="52.53259" calcext:value-type="float">
            <text:p>52.53259</text:p>
          </table:table-cell>
          <table:table-cell office:value-type="float" office:value="-1.82897" calcext:value-type="float">
            <text:p>-1.82897</text:p>
          </table:table-cell>
        </table:table-row>
        <table:table-row table:style-name="ro1">
          <table:table-cell office:value-type="float" office:value="52.52043" calcext:value-type="float">
            <text:p>52.52043</text:p>
          </table:table-cell>
          <table:table-cell office:value-type="float" office:value="-1.80208" calcext:value-type="float">
            <text:p>-1.80208</text:p>
          </table:table-cell>
        </table:table-row>
        <table:table-row table:style-name="ro1">
          <table:table-cell office:value-type="float" office:value="52.45987" calcext:value-type="float">
            <text:p>52.45987</text:p>
          </table:table-cell>
          <table:table-cell office:value-type="float" office:value="-1.80296" calcext:value-type="float">
            <text:p>-1.80296</text:p>
          </table:table-cell>
        </table:table-row>
        <table:table-row table:style-name="ro1">
          <table:table-cell office:value-type="float" office:value="52.47962" calcext:value-type="float">
            <text:p>52.47962</text:p>
          </table:table-cell>
          <table:table-cell office:value-type="float" office:value="-1.90134" calcext:value-type="float">
            <text:p>-1.90134</text:p>
          </table:table-cell>
        </table:table-row>
        <table:table-row table:style-name="ro1">
          <table:table-cell office:value-type="float" office:value="52.40847" calcext:value-type="float">
            <text:p>52.40847</text:p>
          </table:table-cell>
          <table:table-cell office:value-type="float" office:value="-1.91763" calcext:value-type="float">
            <text:p>-1.91763</text:p>
          </table:table-cell>
        </table:table-row>
        <table:table-row table:style-name="ro1">
          <table:table-cell office:value-type="float" office:value="52.41582" calcext:value-type="float">
            <text:p>52.41582</text:p>
          </table:table-cell>
          <table:table-cell office:value-type="float" office:value="-1.96912" calcext:value-type="float">
            <text:p>-1.96912</text:p>
          </table:table-cell>
        </table:table-row>
        <table:table-row table:style-name="ro1">
          <table:table-cell office:value-type="float" office:value="52.47827" calcext:value-type="float">
            <text:p>52.47827</text:p>
          </table:table-cell>
          <table:table-cell office:value-type="float" office:value="-1.78116" calcext:value-type="float">
            <text:p>-1.78116</text:p>
          </table:table-cell>
        </table:table-row>
        <table:table-row table:style-name="ro1">
          <table:table-cell office:value-type="float" office:value="52.48731" calcext:value-type="float">
            <text:p>52.48731</text:p>
          </table:table-cell>
          <table:table-cell office:value-type="float" office:value="-1.81066" calcext:value-type="float">
            <text:p>-1.81066</text:p>
          </table:table-cell>
        </table:table-row>
        <table:table-row table:style-name="ro1">
          <table:table-cell office:value-type="float" office:value="52.47666" calcext:value-type="float">
            <text:p>52.47666</text:p>
          </table:table-cell>
          <table:table-cell office:value-type="float" office:value="-1.73643" calcext:value-type="float">
            <text:p>-1.73643</text:p>
          </table:table-cell>
        </table:table-row>
        <table:table-row table:style-name="ro1">
          <table:table-cell office:value-type="float" office:value="52.48027" calcext:value-type="float">
            <text:p>52.48027</text:p>
          </table:table-cell>
          <table:table-cell office:value-type="float" office:value="-1.89429" calcext:value-type="float">
            <text:p>-1.89429</text:p>
          </table:table-cell>
        </table:table-row>
        <table:table-row table:style-name="ro1">
          <table:table-cell office:value-type="float" office:value="52.51711" calcext:value-type="float">
            <text:p>52.51711</text:p>
          </table:table-cell>
          <table:table-cell office:value-type="float" office:value="-1.90422" calcext:value-type="float">
            <text:p>-1.90422</text:p>
          </table:table-cell>
        </table:table-row>
        <table:table-row table:style-name="ro1">
          <table:table-cell office:value-type="float" office:value="52.54273" calcext:value-type="float">
            <text:p>52.54273</text:p>
          </table:table-cell>
          <table:table-cell office:value-type="float" office:value="-1.86803" calcext:value-type="float">
            <text:p>-1.86803</text:p>
          </table:table-cell>
        </table:table-row>
        <table:table-row table:style-name="ro1">
          <table:table-cell office:value-type="float" office:value="52.39631" calcext:value-type="float">
            <text:p>52.39631</text:p>
          </table:table-cell>
          <table:table-cell office:value-type="float" office:value="-2.00074" calcext:value-type="float">
            <text:p>-2.00074</text:p>
          </table:table-cell>
        </table:table-row>
        <table:table-row table:style-name="ro1">
          <table:table-cell office:value-type="float" office:value="52.46766" calcext:value-type="float">
            <text:p>52.46766</text:p>
          </table:table-cell>
          <table:table-cell office:value-type="float" office:value="-1.90004" calcext:value-type="float">
            <text:p>-1.90004</text:p>
          </table:table-cell>
        </table:table-row>
        <table:table-row table:style-name="ro1">
          <table:table-cell office:value-type="float" office:value="52.45894" calcext:value-type="float">
            <text:p>52.45894</text:p>
          </table:table-cell>
          <table:table-cell office:value-type="float" office:value="-2.08684" calcext:value-type="float">
            <text:p>-2.08684</text:p>
          </table:table-cell>
        </table:table-row>
        <table:table-row table:style-name="ro1">
          <table:table-cell office:value-type="float" office:value="52.45124" calcext:value-type="float">
            <text:p>52.45124</text:p>
          </table:table-cell>
          <table:table-cell office:value-type="float" office:value="-2.04356" calcext:value-type="float">
            <text:p>-2.04356</text:p>
          </table:table-cell>
        </table:table-row>
        <table:table-row table:style-name="ro1">
          <table:table-cell office:value-type="float" office:value="52.48845" calcext:value-type="float">
            <text:p>52.48845</text:p>
          </table:table-cell>
          <table:table-cell office:value-type="float" office:value="-1.94912" calcext:value-type="float">
            <text:p>-1.94912</text:p>
          </table:table-cell>
        </table:table-row>
        <table:table-row table:style-name="ro1">
          <table:table-cell office:value-type="float" office:value="52.46716" calcext:value-type="float">
            <text:p>52.46716</text:p>
          </table:table-cell>
          <table:table-cell office:value-type="float" office:value="-1.98351" calcext:value-type="float">
            <text:p>-1.98351</text:p>
          </table:table-cell>
        </table:table-row>
        <table:table-row table:style-name="ro1">
          <table:table-cell office:value-type="float" office:value="52.50255" calcext:value-type="float">
            <text:p>52.50255</text:p>
          </table:table-cell>
          <table:table-cell office:value-type="float" office:value="-2.01769" calcext:value-type="float">
            <text:p>-2.01769</text:p>
          </table:table-cell>
        </table:table-row>
        <table:table-row table:style-name="ro1">
          <table:table-cell office:value-type="float" office:value="52.49234" calcext:value-type="float">
            <text:p>52.49234</text:p>
          </table:table-cell>
          <table:table-cell office:value-type="float" office:value="-2.02233" calcext:value-type="float">
            <text:p>-2.02233</text:p>
          </table:table-cell>
        </table:table-row>
        <table:table-row table:style-name="ro1">
          <table:table-cell office:value-type="float" office:value="52.50548" calcext:value-type="float">
            <text:p>52.50548</text:p>
          </table:table-cell>
          <table:table-cell office:value-type="float" office:value="-1.85649" calcext:value-type="float">
            <text:p>-1.85649</text:p>
          </table:table-cell>
        </table:table-row>
        <table:table-row table:style-name="ro1">
          <table:table-cell office:value-type="float" office:value="52.51845" calcext:value-type="float">
            <text:p>52.51845</text:p>
          </table:table-cell>
          <table:table-cell office:value-type="float" office:value="-1.99399" calcext:value-type="float">
            <text:p>-1.99399</text:p>
          </table:table-cell>
        </table:table-row>
        <table:table-row table:style-name="ro1">
          <table:table-cell office:value-type="float" office:value="52.53045" calcext:value-type="float">
            <text:p>52.53045</text:p>
          </table:table-cell>
          <table:table-cell office:value-type="float" office:value="-1.98817" calcext:value-type="float">
            <text:p>-1.98817</text:p>
          </table:table-cell>
        </table:table-row>
        <table:table-row table:style-name="ro1">
          <table:table-cell office:value-type="float" office:value="52.56293" calcext:value-type="float">
            <text:p>52.56293</text:p>
          </table:table-cell>
          <table:table-cell office:value-type="float" office:value="-1.8228" calcext:value-type="float">
            <text:p>-1.8228</text:p>
          </table:table-cell>
        </table:table-row>
        <table:table-row table:style-name="ro1">
          <table:table-cell office:value-type="float" office:value="52.59075" calcext:value-type="float">
            <text:p>52.59075</text:p>
          </table:table-cell>
          <table:table-cell office:value-type="float" office:value="-1.78075" calcext:value-type="float">
            <text:p>-1.78075</text:p>
          </table:table-cell>
        </table:table-row>
        <table:table-row table:style-name="ro1">
          <table:table-cell office:value-type="float" office:value="52.62754" calcext:value-type="float">
            <text:p>52.62754</text:p>
          </table:table-cell>
          <table:table-cell office:value-type="float" office:value="-1.70426" calcext:value-type="float">
            <text:p>-1.70426</text:p>
          </table:table-cell>
        </table:table-row>
        <table:table-row table:style-name="ro1">
          <table:table-cell office:value-type="float" office:value="52.63279" calcext:value-type="float">
            <text:p>52.63279</text:p>
          </table:table-cell>
          <table:table-cell office:value-type="float" office:value="-1.69421" calcext:value-type="float">
            <text:p>-1.69421</text:p>
          </table:table-cell>
        </table:table-row>
        <table:table-row table:style-name="ro1">
          <table:table-cell office:value-type="float" office:value="52.48041" calcext:value-type="float">
            <text:p>52.48041</text:p>
          </table:table-cell>
          <table:table-cell office:value-type="float" office:value="-1.83322" calcext:value-type="float">
            <text:p>-1.83322</text:p>
          </table:table-cell>
        </table:table-row>
        <table:table-row table:style-name="ro1">
          <table:table-cell office:value-type="float" office:value="52.38113" calcext:value-type="float">
            <text:p>52.38113</text:p>
          </table:table-cell>
          <table:table-cell office:value-type="float" office:value="-1.78897" calcext:value-type="float">
            <text:p>-1.78897</text:p>
          </table:table-cell>
        </table:table-row>
        <table:table-row table:style-name="ro1">
          <table:table-cell office:value-type="float" office:value="52.41333" calcext:value-type="float">
            <text:p>52.41333</text:p>
          </table:table-cell>
          <table:table-cell office:value-type="float" office:value="-1.77879" calcext:value-type="float">
            <text:p>-1.77879</text:p>
          </table:table-cell>
        </table:table-row>
        <table:table-row table:style-name="ro1">
          <table:table-cell office:value-type="float" office:value="52.44163" calcext:value-type="float">
            <text:p>52.44163</text:p>
          </table:table-cell>
          <table:table-cell office:value-type="float" office:value="-1.81123" calcext:value-type="float">
            <text:p>-1.81123</text:p>
          </table:table-cell>
        </table:table-row>
        <table:table-row table:style-name="ro1">
          <table:table-cell office:value-type="float" office:value="52.3055" calcext:value-type="float">
            <text:p>52.3055</text:p>
          </table:table-cell>
          <table:table-cell office:value-type="float" office:value="-1.94036" calcext:value-type="float">
            <text:p>-1.94036</text:p>
          </table:table-cell>
        </table:table-row>
        <table:table-row table:style-name="ro1">
          <table:table-cell office:value-type="float" office:value="52.28239" calcext:value-type="float">
            <text:p>52.28239</text:p>
          </table:table-cell>
          <table:table-cell office:value-type="float" office:value="-1.92999" calcext:value-type="float">
            <text:p>-1.92999</text:p>
          </table:table-cell>
        </table:table-row>
        <table:table-row table:style-name="ro1">
          <table:table-cell office:value-type="float" office:value="52.31195" calcext:value-type="float">
            <text:p>52.31195</text:p>
          </table:table-cell>
          <table:table-cell office:value-type="float" office:value="-1.88707" calcext:value-type="float">
            <text:p>-1.88707</text:p>
          </table:table-cell>
        </table:table-row>
        <table:table-row table:style-name="ro1">
          <table:table-cell office:value-type="float" office:value="51.37861" calcext:value-type="float">
            <text:p>51.37861</text:p>
          </table:table-cell>
          <table:table-cell office:value-type="float" office:value="-2.35986" calcext:value-type="float">
            <text:p>-2.35986</text:p>
          </table:table-cell>
        </table:table-row>
        <table:table-row table:style-name="ro1">
          <table:table-cell office:value-type="float" office:value="51.21639" calcext:value-type="float">
            <text:p>51.21639</text:p>
          </table:table-cell>
          <table:table-cell office:value-type="float" office:value="-2.33212" calcext:value-type="float">
            <text:p>-2.33212</text:p>
          </table:table-cell>
        </table:table-row>
        <table:table-row table:style-name="ro1">
          <table:table-cell office:value-type="float" office:value="51.30543" calcext:value-type="float">
            <text:p>51.30543</text:p>
          </table:table-cell>
          <table:table-cell office:value-type="float" office:value="-2.21138" calcext:value-type="float">
            <text:p>-2.21138</text:p>
          </table:table-cell>
        </table:table-row>
        <table:table-row table:style-name="ro1">
          <table:table-cell office:value-type="float" office:value="51.12393" calcext:value-type="float">
            <text:p>51.12393</text:p>
          </table:table-cell>
          <table:table-cell office:value-type="float" office:value="-2.75312" calcext:value-type="float">
            <text:p>-2.75312</text:p>
          </table:table-cell>
        </table:table-row>
        <table:table-row table:style-name="ro1">
          <table:table-cell office:value-type="float" office:value="51.38046" calcext:value-type="float">
            <text:p>51.38046</text:p>
          </table:table-cell>
          <table:table-cell office:value-type="float" office:value="-2.39013" calcext:value-type="float">
            <text:p>-2.39013</text:p>
          </table:table-cell>
        </table:table-row>
        <table:table-row table:style-name="ro1">
          <table:table-cell office:value-type="float" office:value="50.93577" calcext:value-type="float">
            <text:p>50.93577</text:p>
          </table:table-cell>
          <table:table-cell office:value-type="float" office:value="-2.64493" calcext:value-type="float">
            <text:p>-2.64493</text:p>
          </table:table-cell>
        </table:table-row>
        <table:table-row table:style-name="ro1">
          <table:table-cell office:value-type="float" office:value="51.02995" calcext:value-type="float">
            <text:p>51.02995</text:p>
          </table:table-cell>
          <table:table-cell office:value-type="float" office:value="-2.57291" calcext:value-type="float">
            <text:p>-2.57291</text:p>
          </table:table-cell>
        </table:table-row>
        <table:table-row table:style-name="ro1">
          <table:table-cell office:value-type="float" office:value="53.75396" calcext:value-type="float">
            <text:p>53.75396</text:p>
          </table:table-cell>
          <table:table-cell office:value-type="float" office:value="-2.44558" calcext:value-type="float">
            <text:p>-2.44558</text:p>
          </table:table-cell>
        </table:table-row>
        <table:table-row table:style-name="ro1">
          <table:table-cell office:value-type="float" office:value="53.74842" calcext:value-type="float">
            <text:p>53.74842</text:p>
          </table:table-cell>
          <table:table-cell office:value-type="float" office:value="-2.4841" calcext:value-type="float">
            <text:p>-2.4841</text:p>
          </table:table-cell>
        </table:table-row>
        <table:table-row table:style-name="ro1">
          <table:table-cell office:value-type="float" office:value="53.78921" calcext:value-type="float">
            <text:p>53.78921</text:p>
          </table:table-cell>
          <table:table-cell office:value-type="float" office:value="-2.24109" calcext:value-type="float">
            <text:p>-2.24109</text:p>
          </table:table-cell>
        </table:table-row>
        <table:table-row table:style-name="ro1">
          <table:table-cell office:value-type="float" office:value="53.78661" calcext:value-type="float">
            <text:p>53.78661</text:p>
          </table:table-cell>
          <table:table-cell office:value-type="float" office:value="-2.25095" calcext:value-type="float">
            <text:p>-2.25095</text:p>
          </table:table-cell>
        </table:table-row>
        <table:table-row table:style-name="ro1">
          <table:table-cell office:value-type="float" office:value="53.72918" calcext:value-type="float">
            <text:p>53.72918</text:p>
          </table:table-cell>
          <table:table-cell office:value-type="float" office:value="-2.49234" calcext:value-type="float">
            <text:p>-2.49234</text:p>
          </table:table-cell>
        </table:table-row>
        <table:table-row table:style-name="ro1">
          <table:table-cell office:value-type="float" office:value="53.71306" calcext:value-type="float">
            <text:p>53.71306</text:p>
          </table:table-cell>
          <table:table-cell office:value-type="float" office:value="-2.47793" calcext:value-type="float">
            <text:p>-2.47793</text:p>
          </table:table-cell>
        </table:table-row>
        <table:table-row table:style-name="ro1">
          <table:table-cell office:value-type="float" office:value="53.75511" calcext:value-type="float">
            <text:p>53.75511</text:p>
          </table:table-cell>
          <table:table-cell office:value-type="float" office:value="-2.3687" calcext:value-type="float">
            <text:p>-2.3687</text:p>
          </table:table-cell>
        </table:table-row>
        <table:table-row table:style-name="ro1">
          <table:table-cell office:value-type="float" office:value="53.7249" calcext:value-type="float">
            <text:p>53.7249</text:p>
          </table:table-cell>
          <table:table-cell office:value-type="float" office:value="-2.32802" calcext:value-type="float">
            <text:p>-2.32802</text:p>
          </table:table-cell>
        </table:table-row>
        <table:table-row table:style-name="ro1">
          <table:table-cell office:value-type="float" office:value="53.83999" calcext:value-type="float">
            <text:p>53.83999</text:p>
          </table:table-cell>
          <table:table-cell office:value-type="float" office:value="-2.39476" calcext:value-type="float">
            <text:p>-2.39476</text:p>
          </table:table-cell>
        </table:table-row>
        <table:table-row table:style-name="ro1">
          <table:table-cell office:value-type="float" office:value="53.8596" calcext:value-type="float">
            <text:p>53.8596</text:p>
          </table:table-cell>
          <table:table-cell office:value-type="float" office:value="-2.17084" calcext:value-type="float">
            <text:p>-2.17084</text:p>
          </table:table-cell>
        </table:table-row>
        <table:table-row table:style-name="ro1">
          <table:table-cell office:value-type="float" office:value="53.79374" calcext:value-type="float">
            <text:p>53.79374</text:p>
          </table:table-cell>
          <table:table-cell office:value-type="float" office:value="-1.75253" calcext:value-type="float">
            <text:p>-1.75253</text:p>
          </table:table-cell>
        </table:table-row>
        <table:table-row table:style-name="ro1">
          <table:table-cell office:value-type="float" office:value="53.79829" calcext:value-type="float">
            <text:p>53.79829</text:p>
          </table:table-cell>
          <table:table-cell office:value-type="float" office:value="-1.75214" calcext:value-type="float">
            <text:p>-1.75214</text:p>
          </table:table-cell>
        </table:table-row>
        <table:table-row table:style-name="ro1">
          <table:table-cell office:value-type="float" office:value="53.82431" calcext:value-type="float">
            <text:p>53.82431</text:p>
          </table:table-cell>
          <table:table-cell office:value-type="float" office:value="-1.73428" calcext:value-type="float">
            <text:p>-1.73428</text:p>
          </table:table-cell>
        </table:table-row>
        <table:table-row table:style-name="ro1">
          <table:table-cell office:value-type="float" office:value="53.8351" calcext:value-type="float">
            <text:p>53.8351</text:p>
          </table:table-cell>
          <table:table-cell office:value-type="float" office:value="-1.77133" calcext:value-type="float">
            <text:p>-1.77133</text:p>
          </table:table-cell>
        </table:table-row>
        <table:table-row table:style-name="ro1">
          <table:table-cell office:value-type="float" office:value="53.87454" calcext:value-type="float">
            <text:p>53.87454</text:p>
          </table:table-cell>
          <table:table-cell office:value-type="float" office:value="-1.90348" calcext:value-type="float">
            <text:p>-1.90348</text:p>
          </table:table-cell>
        </table:table-row>
        <table:table-row table:style-name="ro1">
          <table:table-cell office:value-type="float" office:value="53.94078" calcext:value-type="float">
            <text:p>53.94078</text:p>
          </table:table-cell>
          <table:table-cell office:value-type="float" office:value="-2.01338" calcext:value-type="float">
            <text:p>-2.01338</text:p>
          </table:table-cell>
        </table:table-row>
        <table:table-row table:style-name="ro1">
          <table:table-cell office:value-type="float" office:value="53.80079" calcext:value-type="float">
            <text:p>53.80079</text:p>
          </table:table-cell>
          <table:table-cell office:value-type="float" office:value="-1.70887" calcext:value-type="float">
            <text:p>-1.70887</text:p>
          </table:table-cell>
        </table:table-row>
        <table:table-row table:style-name="ro1">
          <table:table-cell office:value-type="float" office:value="53.77195" calcext:value-type="float">
            <text:p>53.77195</text:p>
          </table:table-cell>
          <table:table-cell office:value-type="float" office:value="-1.73263" calcext:value-type="float">
            <text:p>-1.73263</text:p>
          </table:table-cell>
        </table:table-row>
        <table:table-row table:style-name="ro1">
          <table:table-cell office:value-type="float" office:value="53.76873" calcext:value-type="float">
            <text:p>53.76873</text:p>
          </table:table-cell>
          <table:table-cell office:value-type="float" office:value="-1.74769" calcext:value-type="float">
            <text:p>-1.74769</text:p>
          </table:table-cell>
        </table:table-row>
        <table:table-row table:style-name="ro1">
          <table:table-cell office:value-type="float" office:value="53.79772" calcext:value-type="float">
            <text:p>53.79772</text:p>
          </table:table-cell>
          <table:table-cell office:value-type="float" office:value="-1.78438" calcext:value-type="float">
            <text:p>-1.78438</text:p>
          </table:table-cell>
        </table:table-row>
        <table:table-row table:style-name="ro1">
          <table:table-cell office:value-type="float" office:value="50.72052" calcext:value-type="float">
            <text:p>50.72052</text:p>
          </table:table-cell>
          <table:table-cell office:value-type="float" office:value="-1.87738" calcext:value-type="float">
            <text:p>-1.87738</text:p>
          </table:table-cell>
        </table:table-row>
        <table:table-row table:style-name="ro1">
          <table:table-cell office:value-type="float" office:value="50.72644" calcext:value-type="float">
            <text:p>50.72644</text:p>
          </table:table-cell>
          <table:table-cell office:value-type="float" office:value="-1.841" calcext:value-type="float">
            <text:p>-1.841</text:p>
          </table:table-cell>
        </table:table-row>
        <table:table-row table:style-name="ro1">
          <table:table-cell office:value-type="float" office:value="50.73821" calcext:value-type="float">
            <text:p>50.73821</text:p>
          </table:table-cell>
          <table:table-cell office:value-type="float" office:value="-1.91643" calcext:value-type="float">
            <text:p>-1.91643</text:p>
          </table:table-cell>
        </table:table-row>
        <table:table-row table:style-name="ro1">
          <table:table-cell office:value-type="float" office:value="50.71623" calcext:value-type="float">
            <text:p>50.71623</text:p>
          </table:table-cell>
          <table:table-cell office:value-type="float" office:value="-1.98368" calcext:value-type="float">
            <text:p>-1.98368</text:p>
          </table:table-cell>
        </table:table-row>
        <table:table-row table:style-name="ro1">
          <table:table-cell office:value-type="float" office:value="50.73325" calcext:value-type="float">
            <text:p>50.73325</text:p>
          </table:table-cell>
          <table:table-cell office:value-type="float" office:value="-1.9909" calcext:value-type="float">
            <text:p>-1.9909</text:p>
          </table:table-cell>
        </table:table-row>
        <table:table-row table:style-name="ro1">
          <table:table-cell office:value-type="float" office:value="50.81164" calcext:value-type="float">
            <text:p>50.81164</text:p>
          </table:table-cell>
          <table:table-cell office:value-type="float" office:value="-1.8733" calcext:value-type="float">
            <text:p>-1.8733</text:p>
          </table:table-cell>
        </table:table-row>
        <table:table-row table:style-name="ro1">
          <table:table-cell office:value-type="float" office:value="50.74085" calcext:value-type="float">
            <text:p>50.74085</text:p>
          </table:table-cell>
          <table:table-cell office:value-type="float" office:value="-1.73935" calcext:value-type="float">
            <text:p>-1.73935</text:p>
          </table:table-cell>
        </table:table-row>
        <table:table-row table:style-name="ro1">
          <table:table-cell office:value-type="float" office:value="50.72638" calcext:value-type="float">
            <text:p>50.72638</text:p>
          </table:table-cell>
          <table:table-cell office:value-type="float" office:value="-1.86428" calcext:value-type="float">
            <text:p>-1.86428</text:p>
          </table:table-cell>
        </table:table-row>
        <table:table-row table:style-name="ro1">
          <table:table-cell office:value-type="float" office:value="50.75167" calcext:value-type="float">
            <text:p>50.75167</text:p>
          </table:table-cell>
          <table:table-cell office:value-type="float" office:value="-1.84051" calcext:value-type="float">
            <text:p>-1.84051</text:p>
          </table:table-cell>
        </table:table-row>
        <table:table-row table:style-name="ro1">
          <table:table-cell office:value-type="float" office:value="53.57969" calcext:value-type="float">
            <text:p>53.57969</text:p>
          </table:table-cell>
          <table:table-cell office:value-type="float" office:value="-2.43047" calcext:value-type="float">
            <text:p>-2.43047</text:p>
          </table:table-cell>
        </table:table-row>
        <table:table-row table:style-name="ro1">
          <table:table-cell office:value-type="float" office:value="53.59082" calcext:value-type="float">
            <text:p>53.59082</text:p>
          </table:table-cell>
          <table:table-cell office:value-type="float" office:value="-2.47939" calcext:value-type="float">
            <text:p>-2.47939</text:p>
          </table:table-cell>
        </table:table-row>
        <table:table-row table:style-name="ro1">
          <table:table-cell office:value-type="float" office:value="53.59663" calcext:value-type="float">
            <text:p>53.59663</text:p>
          </table:table-cell>
          <table:table-cell office:value-type="float" office:value="-2.43022" calcext:value-type="float">
            <text:p>-2.43022</text:p>
          </table:table-cell>
        </table:table-row>
        <table:table-row table:style-name="ro1">
          <table:table-cell office:value-type="float" office:value="53.57225" calcext:value-type="float">
            <text:p>53.57225</text:p>
          </table:table-cell>
          <table:table-cell office:value-type="float" office:value="-2.43552" calcext:value-type="float">
            <text:p>-2.43552</text:p>
          </table:table-cell>
        </table:table-row>
        <table:table-row table:style-name="ro1">
          <table:table-cell office:value-type="float" office:value="53.54581" calcext:value-type="float">
            <text:p>53.54581</text:p>
          </table:table-cell>
          <table:table-cell office:value-type="float" office:value="-2.52205" calcext:value-type="float">
            <text:p>-2.52205</text:p>
          </table:table-cell>
        </table:table-row>
        <table:table-row table:style-name="ro1">
          <table:table-cell office:value-type="float" office:value="53.58256" calcext:value-type="float">
            <text:p>53.58256</text:p>
          </table:table-cell>
          <table:table-cell office:value-type="float" office:value="-2.53541" calcext:value-type="float">
            <text:p>-2.53541</text:p>
          </table:table-cell>
        </table:table-row>
        <table:table-row table:style-name="ro1">
          <table:table-cell office:value-type="float" office:value="53.59404" calcext:value-type="float">
            <text:p>53.59404</text:p>
          </table:table-cell>
          <table:table-cell office:value-type="float" office:value="-2.29504" calcext:value-type="float">
            <text:p>-2.29504</text:p>
          </table:table-cell>
        </table:table-row>
        <table:table-row table:style-name="ro1">
          <table:table-cell office:value-type="float" office:value="53.5956" calcext:value-type="float">
            <text:p>53.5956</text:p>
          </table:table-cell>
          <table:table-cell office:value-type="float" office:value="-2.29658" calcext:value-type="float">
            <text:p>-2.29658</text:p>
          </table:table-cell>
        </table:table-row>
        <table:table-row table:style-name="ro1">
          <table:table-cell office:value-type="float" office:value="53.57757" calcext:value-type="float">
            <text:p>53.57757</text:p>
          </table:table-cell>
          <table:table-cell office:value-type="float" office:value="-2.27578" calcext:value-type="float">
            <text:p>-2.27578</text:p>
          </table:table-cell>
        </table:table-row>
        <table:table-row table:style-name="ro1">
          <table:table-cell office:value-type="float" office:value="50.82443" calcext:value-type="float">
            <text:p>50.82443</text:p>
          </table:table-cell>
          <table:table-cell office:value-type="float" office:value="-0.14926" calcext:value-type="float">
            <text:p>-0.14926</text:p>
          </table:table-cell>
        </table:table-row>
        <table:table-row table:style-name="ro1">
          <table:table-cell office:value-type="float" office:value="50.8231" calcext:value-type="float">
            <text:p>50.8231</text:p>
          </table:table-cell>
          <table:table-cell office:value-type="float" office:value="-0.1446" calcext:value-type="float">
            <text:p>-0.1446</text:p>
          </table:table-cell>
        </table:table-row>
        <table:table-row table:style-name="ro1">
          <table:table-cell office:value-type="float" office:value="50.83103" calcext:value-type="float">
            <text:p>50.83103</text:p>
          </table:table-cell>
          <table:table-cell office:value-type="float" office:value="-0.13477" calcext:value-type="float">
            <text:p>-0.13477</text:p>
          </table:table-cell>
        </table:table-row>
        <table:table-row table:style-name="ro1">
          <table:table-cell office:value-type="float" office:value="50.81066" calcext:value-type="float">
            <text:p>50.81066</text:p>
          </table:table-cell>
          <table:table-cell office:value-type="float" office:value="-0.3709" calcext:value-type="float">
            <text:p>-0.3709</text:p>
          </table:table-cell>
        </table:table-row>
        <table:table-row table:style-name="ro1">
          <table:table-cell office:value-type="float" office:value="50.84328" calcext:value-type="float">
            <text:p>50.84328</text:p>
          </table:table-cell>
          <table:table-cell office:value-type="float" office:value="-0.54246" calcext:value-type="float">
            <text:p>-0.54246</text:p>
          </table:table-cell>
        </table:table-row>
        <table:table-row table:style-name="ro1">
          <table:table-cell office:value-type="float" office:value="50.81265" calcext:value-type="float">
            <text:p>50.81265</text:p>
          </table:table-cell>
          <table:table-cell office:value-type="float" office:value="-0.10441" calcext:value-type="float">
            <text:p>-0.10441</text:p>
          </table:table-cell>
        </table:table-row>
        <table:table-row table:style-name="ro1">
          <table:table-cell office:value-type="string" calcext:value-type="string">
            <text:p>,50.7685</text:p>
          </table:table-cell>
          <table:table-cell office:value-type="string" calcext:value-type="string">
            <text:p>,0.28335</text:p>
          </table:table-cell>
        </table:table-row>
        <table:table-row table:style-name="ro1">
          <table:table-cell office:value-type="string" calcext:value-type="string">
            <text:p>,50.7861</text:p>
          </table:table-cell>
          <table:table-cell office:value-type="string" calcext:value-type="string">
            <text:p>,0.30558</text:p>
          </table:table-cell>
        </table:table-row>
        <table:table-row table:style-name="ro1">
          <table:table-cell office:value-type="float" office:value="50.84409" calcext:value-type="float">
            <text:p>50.84409</text:p>
          </table:table-cell>
          <table:table-cell office:value-type="float" office:value="-0.24828" calcext:value-type="float">
            <text:p>-0.24828</text:p>
          </table:table-cell>
        </table:table-row>
        <table:table-row table:style-name="ro1">
          <table:table-cell office:value-type="float" office:value="50.83281" calcext:value-type="float">
            <text:p>50.83281</text:p>
          </table:table-cell>
          <table:table-cell office:value-type="float" office:value="-0.26167" calcext:value-type="float">
            <text:p>-0.26167</text:p>
          </table:table-cell>
        </table:table-row>
        <table:table-row table:style-name="ro1">
          <table:table-cell office:value-type="string" calcext:value-type="string">
            <text:p>,50.7964</text:p>
          </table:table-cell>
          <table:table-cell office:value-type="string" calcext:value-type="string">
            <text:p>,0.05862</text:p>
          </table:table-cell>
        </table:table-row>
        <table:table-row table:style-name="ro1">
          <table:table-cell office:value-type="string" calcext:value-type="string">
            <text:p>,51.4071</text:p>
          </table:table-cell>
          <table:table-cell office:value-type="string" calcext:value-type="string">
            <text:p>,0.01528</text:p>
          </table:table-cell>
        </table:table-row>
        <table:table-row table:style-name="ro1">
          <table:table-cell office:value-type="string" calcext:value-type="string">
            <text:p>,51.4057</text:p>
          </table:table-cell>
          <table:table-cell office:value-type="string" calcext:value-type="string">
            <text:p>,0.01453</text:p>
          </table:table-cell>
        </table:table-row>
        <table:table-row table:style-name="ro1">
          <table:table-cell office:value-type="float" office:value="51.42109" calcext:value-type="float">
            <text:p>51.42109</text:p>
          </table:table-cell>
          <table:table-cell office:value-type="float" office:value="-0.00296" calcext:value-type="float">
            <text:p>-0.00296</text:p>
          </table:table-cell>
        </table:table-row>
        <table:table-row table:style-name="ro1">
          <table:table-cell office:value-type="string" calcext:value-type="string">
            <text:p>,51.3748</text:p>
          </table:table-cell>
          <table:table-cell office:value-type="string" calcext:value-type="string">
            <text:p>,0.04459</text:p>
          </table:table-cell>
        </table:table-row>
        <table:table-row table:style-name="ro1">
          <table:table-cell office:value-type="string" calcext:value-type="string">
            <text:p>,51.3741</text:p>
          </table:table-cell>
          <table:table-cell office:value-type="string" calcext:value-type="string">
            <text:p>,0.09845</text:p>
          </table:table-cell>
        </table:table-row>
        <table:table-row table:style-name="ro1">
          <table:table-cell office:value-type="float" office:value="51.45281" calcext:value-type="float">
            <text:p>51.45281</text:p>
          </table:table-cell>
          <table:table-cell office:value-type="float" office:value="-2.589" calcext:value-type="float">
            <text:p>-2.589</text:p>
          </table:table-cell>
        </table:table-row>
        <table:table-row table:style-name="ro1">
          <table:table-cell office:value-type="float" office:value="51.45873" calcext:value-type="float">
            <text:p>51.45873</text:p>
          </table:table-cell>
          <table:table-cell office:value-type="float" office:value="-2.58814" calcext:value-type="float">
            <text:p>-2.58814</text:p>
          </table:table-cell>
        </table:table-row>
        <table:table-row table:style-name="ro1">
          <table:table-cell office:value-type="float" office:value="51.52567" calcext:value-type="float">
            <text:p>51.52567</text:p>
          </table:table-cell>
          <table:table-cell office:value-type="float" office:value="-2.6066" calcext:value-type="float">
            <text:p>-2.6066</text:p>
          </table:table-cell>
        </table:table-row>
        <table:table-row table:style-name="ro1">
          <table:table-cell office:value-type="float" office:value="51.53005" calcext:value-type="float">
            <text:p>51.53005</text:p>
          </table:table-cell>
          <table:table-cell office:value-type="float" office:value="-2.60022" calcext:value-type="float">
            <text:p>-2.60022</text:p>
          </table:table-cell>
        </table:table-row>
        <table:table-row table:style-name="ro1">
          <table:table-cell office:value-type="float" office:value="51.41683" calcext:value-type="float">
            <text:p>51.41683</text:p>
          </table:table-cell>
          <table:table-cell office:value-type="float" office:value="-2.58862" calcext:value-type="float">
            <text:p>-2.58862</text:p>
          </table:table-cell>
        </table:table-row>
        <table:table-row table:style-name="ro1">
          <table:table-cell office:value-type="float" office:value="51.44837" calcext:value-type="float">
            <text:p>51.44837</text:p>
          </table:table-cell>
          <table:table-cell office:value-type="float" office:value="-2.49937" calcext:value-type="float">
            <text:p>-2.49937</text:p>
          </table:table-cell>
        </table:table-row>
        <table:table-row table:style-name="ro1">
          <table:table-cell office:value-type="float" office:value="51.44687" calcext:value-type="float">
            <text:p>51.44687</text:p>
          </table:table-cell>
          <table:table-cell office:value-type="float" office:value="-2.56048" calcext:value-type="float">
            <text:p>-2.56048</text:p>
          </table:table-cell>
        </table:table-row>
        <table:table-row table:style-name="ro1">
          <table:table-cell office:value-type="float" office:value="51.4808" calcext:value-type="float">
            <text:p>51.4808</text:p>
          </table:table-cell>
          <table:table-cell office:value-type="float" office:value="-2.7592" calcext:value-type="float">
            <text:p>-2.7592</text:p>
          </table:table-cell>
        </table:table-row>
        <table:table-row table:style-name="ro1">
          <table:table-cell office:value-type="float" office:value="51.36125" calcext:value-type="float">
            <text:p>51.36125</text:p>
          </table:table-cell>
          <table:table-cell office:value-type="float" office:value="-2.9082" calcext:value-type="float">
            <text:p>-2.9082</text:p>
          </table:table-cell>
        </table:table-row>
        <table:table-row table:style-name="ro1">
          <table:table-cell office:value-type="float" office:value="51.34761" calcext:value-type="float">
            <text:p>51.34761</text:p>
          </table:table-cell>
          <table:table-cell office:value-type="float" office:value="-2.97884" calcext:value-type="float">
            <text:p>-2.97884</text:p>
          </table:table-cell>
        </table:table-row>
        <table:table-row table:style-name="ro1">
          <table:table-cell office:value-type="float" office:value="51.34446" calcext:value-type="float">
            <text:p>51.34446</text:p>
          </table:table-cell>
          <table:table-cell office:value-type="float" office:value="-2.97069" calcext:value-type="float">
            <text:p>-2.97069</text:p>
          </table:table-cell>
        </table:table-row>
        <table:table-row table:style-name="ro1">
          <table:table-cell office:value-type="float" office:value="51.43942" calcext:value-type="float">
            <text:p>51.43942</text:p>
          </table:table-cell>
          <table:table-cell office:value-type="float" office:value="-2.6002" calcext:value-type="float">
            <text:p>-2.6002</text:p>
          </table:table-cell>
        </table:table-row>
        <table:table-row table:style-name="ro1">
          <table:table-cell office:value-type="float" office:value="51.44373" calcext:value-type="float">
            <text:p>51.44373</text:p>
          </table:table-cell>
          <table:table-cell office:value-type="float" office:value="-2.59471" calcext:value-type="float">
            <text:p>-2.59471</text:p>
          </table:table-cell>
        </table:table-row>
        <table:table-row table:style-name="ro1">
          <table:table-cell office:value-type="float" office:value="51.52498" calcext:value-type="float">
            <text:p>51.52498</text:p>
          </table:table-cell>
          <table:table-cell office:value-type="float" office:value="-2.59628" calcext:value-type="float">
            <text:p>-2.59628</text:p>
          </table:table-cell>
        </table:table-row>
        <table:table-row table:style-name="ro1">
          <table:table-cell office:value-type="float" office:value="51.50652" calcext:value-type="float">
            <text:p>51.50652</text:p>
          </table:table-cell>
          <table:table-cell office:value-type="float" office:value="-2.55814" calcext:value-type="float">
            <text:p>-2.55814</text:p>
          </table:table-cell>
        </table:table-row>
        <table:table-row table:style-name="ro1">
          <table:table-cell office:value-type="float" office:value="51.53657" calcext:value-type="float">
            <text:p>51.53657</text:p>
          </table:table-cell>
          <table:table-cell office:value-type="float" office:value="-2.41961" calcext:value-type="float">
            <text:p>-2.41961</text:p>
          </table:table-cell>
        </table:table-row>
        <table:table-row table:style-name="ro1">
          <table:table-cell office:value-type="float" office:value="51.42996" calcext:value-type="float">
            <text:p>51.42996</text:p>
          </table:table-cell>
          <table:table-cell office:value-type="float" office:value="-2.53882" calcext:value-type="float">
            <text:p>-2.53882</text:p>
          </table:table-cell>
        </table:table-row>
        <table:table-row table:style-name="ro1">
          <table:table-cell office:value-type="float" office:value="54.59917" calcext:value-type="float">
            <text:p>54.59917</text:p>
          </table:table-cell>
          <table:table-cell office:value-type="float" office:value="-5.93017" calcext:value-type="float">
            <text:p>-5.93017</text:p>
          </table:table-cell>
        </table:table-row>
        <table:table-row table:style-name="ro1">
          <table:table-cell office:value-type="float" office:value="54.59823" calcext:value-type="float">
            <text:p>54.59823</text:p>
          </table:table-cell>
          <table:table-cell office:value-type="float" office:value="-5.9248" calcext:value-type="float">
            <text:p>-5.9248</text:p>
          </table:table-cell>
        </table:table-row>
        <table:table-row table:style-name="ro1">
          <table:table-cell office:value-type="float" office:value="54.57724" calcext:value-type="float">
            <text:p>54.57724</text:p>
          </table:table-cell>
          <table:table-cell office:value-type="float" office:value="-5.9793" calcext:value-type="float">
            <text:p>-5.9793</text:p>
          </table:table-cell>
        </table:table-row>
        <table:table-row table:style-name="ro1">
          <table:table-cell office:value-type="float" office:value="54.59465" calcext:value-type="float">
            <text:p>54.59465</text:p>
          </table:table-cell>
          <table:table-cell office:value-type="float" office:value="-5.80867" calcext:value-type="float">
            <text:p>-5.80867</text:p>
          </table:table-cell>
        </table:table-row>
        <table:table-row table:style-name="ro1">
          <table:table-cell office:value-type="float" office:value="54.64826" calcext:value-type="float">
            <text:p>54.64826</text:p>
          </table:table-cell>
          <table:table-cell office:value-type="float" office:value="-5.64495" calcext:value-type="float">
            <text:p>-5.64495</text:p>
          </table:table-cell>
        </table:table-row>
        <table:table-row table:style-name="ro1">
          <table:table-cell office:value-type="float" office:value="54.59166" calcext:value-type="float">
            <text:p>54.59166</text:p>
          </table:table-cell>
          <table:table-cell office:value-type="float" office:value="-5.69651" calcext:value-type="float">
            <text:p>-5.69651</text:p>
          </table:table-cell>
        </table:table-row>
        <table:table-row table:style-name="ro1">
          <table:table-cell office:value-type="float" office:value="54.49213" calcext:value-type="float">
            <text:p>54.49213</text:p>
          </table:table-cell>
          <table:table-cell office:value-type="float" office:value="-6.06061" calcext:value-type="float">
            <text:p>-6.06061</text:p>
          </table:table-cell>
        </table:table-row>
        <table:table-row table:style-name="ro1">
          <table:table-cell office:value-type="float" office:value="54.32345" calcext:value-type="float">
            <text:p>54.32345</text:p>
          </table:table-cell>
          <table:table-cell office:value-type="float" office:value="-5.72108" calcext:value-type="float">
            <text:p>-5.72108</text:p>
          </table:table-cell>
        </table:table-row>
        <table:table-row table:style-name="ro1">
          <table:table-cell office:value-type="float" office:value="54.1919" calcext:value-type="float">
            <text:p>54.1919</text:p>
          </table:table-cell>
          <table:table-cell office:value-type="float" office:value="-6.35001" calcext:value-type="float">
            <text:p>-6.35001</text:p>
          </table:table-cell>
        </table:table-row>
        <table:table-row table:style-name="ro1">
          <table:table-cell office:value-type="float" office:value="54.66889" calcext:value-type="float">
            <text:p>54.66889</text:p>
          </table:table-cell>
          <table:table-cell office:value-type="float" office:value="-5.95521" calcext:value-type="float">
            <text:p>-5.95521</text:p>
          </table:table-cell>
        </table:table-row>
        <table:table-row table:style-name="ro1">
          <table:table-cell office:value-type="float" office:value="54.65476" calcext:value-type="float">
            <text:p>54.65476</text:p>
          </table:table-cell>
          <table:table-cell office:value-type="float" office:value="-5.91721" calcext:value-type="float">
            <text:p>-5.91721</text:p>
          </table:table-cell>
        </table:table-row>
        <table:table-row table:style-name="ro1">
          <table:table-cell office:value-type="float" office:value="54.71225" calcext:value-type="float">
            <text:p>54.71225</text:p>
          </table:table-cell>
          <table:table-cell office:value-type="float" office:value="-5.81349" calcext:value-type="float">
            <text:p>-5.81349</text:p>
          </table:table-cell>
        </table:table-row>
        <table:table-row table:style-name="ro1">
          <table:table-cell office:value-type="float" office:value="54.86481" calcext:value-type="float">
            <text:p>54.86481</text:p>
          </table:table-cell>
          <table:table-cell office:value-type="float" office:value="-6.27985" calcext:value-type="float">
            <text:p>-6.27985</text:p>
          </table:table-cell>
        </table:table-row>
        <table:table-row table:style-name="ro1">
          <table:table-cell office:value-type="float" office:value="54.99894" calcext:value-type="float">
            <text:p>54.99894</text:p>
          </table:table-cell>
          <table:table-cell office:value-type="float" office:value="-7.27445" calcext:value-type="float">
            <text:p>-7.27445</text:p>
          </table:table-cell>
        </table:table-row>
        <table:table-row table:style-name="ro1">
          <table:table-cell office:value-type="float" office:value="54.99454" calcext:value-type="float">
            <text:p>54.99454</text:p>
          </table:table-cell>
          <table:table-cell office:value-type="float" office:value="-7.3194" calcext:value-type="float">
            <text:p>-7.3194</text:p>
          </table:table-cell>
        </table:table-row>
        <table:table-row table:style-name="ro1">
          <table:table-cell office:value-type="float" office:value="55.00974" calcext:value-type="float">
            <text:p>55.00974</text:p>
          </table:table-cell>
          <table:table-cell office:value-type="float" office:value="-7.31797" calcext:value-type="float">
            <text:p>-7.31797</text:p>
          </table:table-cell>
        </table:table-row>
        <table:table-row table:style-name="ro1">
          <table:table-cell office:value-type="float" office:value="54.59789" calcext:value-type="float">
            <text:p>54.59789</text:p>
          </table:table-cell>
          <table:table-cell office:value-type="float" office:value="-5.89174" calcext:value-type="float">
            <text:p>-5.89174</text:p>
          </table:table-cell>
        </table:table-row>
        <table:table-row table:style-name="ro1">
          <table:table-cell office:value-type="float" office:value="55.11714" calcext:value-type="float">
            <text:p>55.11714</text:p>
          </table:table-cell>
          <table:table-cell office:value-type="float" office:value="-6.67598" calcext:value-type="float">
            <text:p>-6.67598</text:p>
          </table:table-cell>
        </table:table-row>
        <table:table-row table:style-name="ro1">
          <table:table-cell office:value-type="float" office:value="54.4219" calcext:value-type="float">
            <text:p>54.4219</text:p>
          </table:table-cell>
          <table:table-cell office:value-type="float" office:value="-6.43953" calcext:value-type="float">
            <text:p>-6.43953</text:p>
          </table:table-cell>
        </table:table-row>
        <table:table-row table:style-name="ro1">
          <table:table-cell office:value-type="float" office:value="54.4501" calcext:value-type="float">
            <text:p>54.4501</text:p>
          </table:table-cell>
          <table:table-cell office:value-type="float" office:value="-6.39232" calcext:value-type="float">
            <text:p>-6.39232</text:p>
          </table:table-cell>
        </table:table-row>
        <table:table-row table:style-name="ro1">
          <table:table-cell office:value-type="float" office:value="54.46203" calcext:value-type="float">
            <text:p>54.46203</text:p>
          </table:table-cell>
          <table:table-cell office:value-type="float" office:value="-6.3418" calcext:value-type="float">
            <text:p>-6.3418</text:p>
          </table:table-cell>
        </table:table-row>
        <table:table-row table:style-name="ro1">
          <table:table-cell office:value-type="float" office:value="54.51002" calcext:value-type="float">
            <text:p>54.51002</text:p>
          </table:table-cell>
          <table:table-cell office:value-type="float" office:value="-6.76035" calcext:value-type="float">
            <text:p>-6.76035</text:p>
          </table:table-cell>
        </table:table-row>
        <table:table-row table:style-name="ro1">
          <table:table-cell office:value-type="float" office:value="54.34349" calcext:value-type="float">
            <text:p>54.34349</text:p>
          </table:table-cell>
          <table:table-cell office:value-type="float" office:value="-7.62978" calcext:value-type="float">
            <text:p>-7.62978</text:p>
          </table:table-cell>
        </table:table-row>
        <table:table-row table:style-name="ro1">
          <table:table-cell office:value-type="float" office:value="54.59262" calcext:value-type="float">
            <text:p>54.59262</text:p>
          </table:table-cell>
          <table:table-cell office:value-type="float" office:value="-7.31431" calcext:value-type="float">
            <text:p>-7.31431</text:p>
          </table:table-cell>
        </table:table-row>
        <table:table-row table:style-name="ro1">
          <table:table-cell office:value-type="float" office:value="54.53011" calcext:value-type="float">
            <text:p>54.53011</text:p>
          </table:table-cell>
          <table:table-cell office:value-type="float" office:value="-5.89481" calcext:value-type="float">
            <text:p>-5.89481</text:p>
          </table:table-cell>
        </table:table-row>
        <table:table-row table:style-name="ro1">
          <table:table-cell office:value-type="float" office:value="54.63381" calcext:value-type="float">
            <text:p>54.63381</text:p>
          </table:table-cell>
          <table:table-cell office:value-type="float" office:value="-6.74336" calcext:value-type="float">
            <text:p>-6.74336</text:p>
          </table:table-cell>
        </table:table-row>
        <table:table-row table:style-name="ro1">
          <table:table-cell office:value-type="float" office:value="54.66211" calcext:value-type="float">
            <text:p>54.66211</text:p>
          </table:table-cell>
          <table:table-cell office:value-type="float" office:value="-2.75808" calcext:value-type="float">
            <text:p>-2.75808</text:p>
          </table:table-cell>
        </table:table-row>
        <table:table-row table:style-name="ro1">
          <table:table-cell office:value-type="float" office:value="54.6422" calcext:value-type="float">
            <text:p>54.6422</text:p>
          </table:table-cell>
          <table:table-cell office:value-type="float" office:value="-3.56476" calcext:value-type="float">
            <text:p>-3.56476</text:p>
          </table:table-cell>
        </table:table-row>
        <table:table-row table:style-name="ro1">
          <table:table-cell office:value-type="float" office:value="54.54351" calcext:value-type="float">
            <text:p>54.54351</text:p>
          </table:table-cell>
          <table:table-cell office:value-type="float" office:value="-3.58355" calcext:value-type="float">
            <text:p>-3.58355</text:p>
          </table:table-cell>
        </table:table-row>
        <table:table-row table:style-name="ro1">
          <table:table-cell office:value-type="float" office:value="54.92631" calcext:value-type="float">
            <text:p>54.92631</text:p>
          </table:table-cell>
          <table:table-cell office:value-type="float" office:value="-2.94747" calcext:value-type="float">
            <text:p>-2.94747</text:p>
          </table:table-cell>
        </table:table-row>
        <table:table-row table:style-name="ro1">
          <table:table-cell office:value-type="float" office:value="54.89537" calcext:value-type="float">
            <text:p>54.89537</text:p>
          </table:table-cell>
          <table:table-cell office:value-type="float" office:value="-2.93579" calcext:value-type="float">
            <text:p>-2.93579</text:p>
          </table:table-cell>
        </table:table-row>
        <table:table-row table:style-name="ro1">
          <table:table-cell office:value-type="string" calcext:value-type="string">
            <text:p>,52.2060</text:p>
          </table:table-cell>
          <table:table-cell office:value-type="string" calcext:value-type="string">
            <text:p>,0.11908</text:p>
          </table:table-cell>
        </table:table-row>
        <table:table-row table:style-name="ro1">
          <table:table-cell office:value-type="string" calcext:value-type="string">
            <text:p>,52.1042</text:p>
          </table:table-cell>
          <table:table-cell office:value-type="string" calcext:value-type="string">
            <text:p>,0.17655</text:p>
          </table:table-cell>
        </table:table-row>
        <table:table-row table:style-name="ro1">
          <table:table-cell office:value-type="float" office:value="52.26876" calcext:value-type="float">
            <text:p>52.26876</text:p>
          </table:table-cell>
          <table:table-cell office:value-type="float" office:value="-0.00899" calcext:value-type="float">
            <text:p>-0.00899</text:p>
          </table:table-cell>
        </table:table-row>
        <table:table-row table:style-name="ro1">
          <table:table-cell office:value-type="string" calcext:value-type="string">
            <text:p>,52.2126</text:p>
          </table:table-cell>
          <table:table-cell office:value-type="string" calcext:value-type="string">
            <text:p>,0.16359</text:p>
          </table:table-cell>
        </table:table-row>
        <table:table-row table:style-name="ro1">
          <table:table-cell office:value-type="float" office:value="51.48162" calcext:value-type="float">
            <text:p>51.48162</text:p>
          </table:table-cell>
          <table:table-cell office:value-type="float" office:value="-3.17857" calcext:value-type="float">
            <text:p>-3.17857</text:p>
          </table:table-cell>
        </table:table-row>
        <table:table-row table:style-name="ro1">
          <table:table-cell office:value-type="float" office:value="51.47878" calcext:value-type="float">
            <text:p>51.47878</text:p>
          </table:table-cell>
          <table:table-cell office:value-type="float" office:value="-3.17811" calcext:value-type="float">
            <text:p>-3.17811</text:p>
          </table:table-cell>
        </table:table-row>
        <table:table-row table:style-name="ro1">
          <table:table-cell office:value-type="float" office:value="51.45673" calcext:value-type="float">
            <text:p>51.45673</text:p>
          </table:table-cell>
          <table:table-cell office:value-type="float" office:value="-3.18652" calcext:value-type="float">
            <text:p>-3.18652</text:p>
          </table:table-cell>
        </table:table-row>
        <table:table-row table:style-name="ro1">
          <table:table-cell office:value-type="float" office:value="51.47243" calcext:value-type="float">
            <text:p>51.47243</text:p>
          </table:table-cell>
          <table:table-cell office:value-type="float" office:value="-3.20706" calcext:value-type="float">
            <text:p>-3.20706</text:p>
          </table:table-cell>
        </table:table-row>
        <table:table-row table:style-name="ro1">
          <table:table-cell office:value-type="float" office:value="51.49951" calcext:value-type="float">
            <text:p>51.49951</text:p>
          </table:table-cell>
          <table:table-cell office:value-type="float" office:value="-3.20272" calcext:value-type="float">
            <text:p>-3.20272</text:p>
          </table:table-cell>
        </table:table-row>
        <table:table-row table:style-name="ro1">
          <table:table-cell office:value-type="float" office:value="51.52412" calcext:value-type="float">
            <text:p>51.52412</text:p>
          </table:table-cell>
          <table:table-cell office:value-type="float" office:value="-3.24406" calcext:value-type="float">
            <text:p>-3.24406</text:p>
          </table:table-cell>
        </table:table-row>
        <table:table-row table:style-name="ro1">
          <table:table-cell office:value-type="float" office:value="51.56483" calcext:value-type="float">
            <text:p>51.56483</text:p>
          </table:table-cell>
          <table:table-cell office:value-type="float" office:value="-3.27502" calcext:value-type="float">
            <text:p>-3.27502</text:p>
          </table:table-cell>
        </table:table-row>
        <table:table-row table:style-name="ro1">
          <table:table-cell office:value-type="float" office:value="51.53565" calcext:value-type="float">
            <text:p>51.53565</text:p>
          </table:table-cell>
          <table:table-cell office:value-type="float" office:value="-3.13046" calcext:value-type="float">
            <text:p>-3.13046</text:p>
          </table:table-cell>
        </table:table-row>
        <table:table-row table:style-name="ro1">
          <table:table-cell office:value-type="float" office:value="51.49835" calcext:value-type="float">
            <text:p>51.49835</text:p>
          </table:table-cell>
          <table:table-cell office:value-type="float" office:value="-3.14051" calcext:value-type="float">
            <text:p>-3.14051</text:p>
          </table:table-cell>
        </table:table-row>
        <table:table-row table:style-name="ro1">
          <table:table-cell office:value-type="float" office:value="51.49567" calcext:value-type="float">
            <text:p>51.49567</text:p>
          </table:table-cell>
          <table:table-cell office:value-type="float" office:value="-3.56698" calcext:value-type="float">
            <text:p>-3.56698</text:p>
          </table:table-cell>
        </table:table-row>
        <table:table-row table:style-name="ro1">
          <table:table-cell office:value-type="float" office:value="51.53036" calcext:value-type="float">
            <text:p>51.53036</text:p>
          </table:table-cell>
          <table:table-cell office:value-type="float" office:value="-3.57444" calcext:value-type="float">
            <text:p>-3.57444</text:p>
          </table:table-cell>
        </table:table-row>
        <table:table-row table:style-name="ro1">
          <table:table-cell office:value-type="float" office:value="51.51405" calcext:value-type="float">
            <text:p>51.51405</text:p>
          </table:table-cell>
          <table:table-cell office:value-type="float" office:value="-3.49594" calcext:value-type="float">
            <text:p>-3.49594</text:p>
          </table:table-cell>
        </table:table-row>
        <table:table-row table:style-name="ro1">
          <table:table-cell office:value-type="float" office:value="51.63155" calcext:value-type="float">
            <text:p>51.63155</text:p>
          </table:table-cell>
          <table:table-cell office:value-type="float" office:value="-3.45447" calcext:value-type="float">
            <text:p>-3.45447</text:p>
          </table:table-cell>
        </table:table-row>
        <table:table-row table:style-name="ro1">
          <table:table-cell office:value-type="float" office:value="51.71638" calcext:value-type="float">
            <text:p>51.71638</text:p>
          </table:table-cell>
          <table:table-cell office:value-type="float" office:value="-3.44663" calcext:value-type="float">
            <text:p>-3.44663</text:p>
          </table:table-cell>
        </table:table-row>
        <table:table-row table:style-name="ro1">
          <table:table-cell office:value-type="float" office:value="51.74864" calcext:value-type="float">
            <text:p>51.74864</text:p>
          </table:table-cell>
          <table:table-cell office:value-type="float" office:value="-3.38981" calcext:value-type="float">
            <text:p>-3.38981</text:p>
          </table:table-cell>
        </table:table-row>
        <table:table-row table:style-name="ro1">
          <table:table-cell office:value-type="float" office:value="51.73836" calcext:value-type="float">
            <text:p>51.73836</text:p>
          </table:table-cell>
          <table:table-cell office:value-type="float" office:value="-3.37687" calcext:value-type="float">
            <text:p>-3.37687</text:p>
          </table:table-cell>
        </table:table-row>
        <table:table-row table:style-name="ro1">
          <table:table-cell office:value-type="float" office:value="51.46425" calcext:value-type="float">
            <text:p>51.46425</text:p>
          </table:table-cell>
          <table:table-cell office:value-type="float" office:value="-3.27399" calcext:value-type="float">
            <text:p>-3.27399</text:p>
          </table:table-cell>
        </table:table-row>
        <table:table-row table:style-name="ro1">
          <table:table-cell office:value-type="float" office:value="51.41513" calcext:value-type="float">
            <text:p>51.41513</text:p>
          </table:table-cell>
          <table:table-cell office:value-type="float" office:value="-3.23191" calcext:value-type="float">
            <text:p>-3.23191</text:p>
          </table:table-cell>
        </table:table-row>
        <table:table-row table:style-name="ro1">
          <table:table-cell office:value-type="float" office:value="51.53286" calcext:value-type="float">
            <text:p>51.53286</text:p>
          </table:table-cell>
          <table:table-cell office:value-type="float" office:value="-3.37554" calcext:value-type="float">
            <text:p>-3.37554</text:p>
          </table:table-cell>
        </table:table-row>
        <table:table-row table:style-name="ro1">
          <table:table-cell office:value-type="float" office:value="51.58863" calcext:value-type="float">
            <text:p>51.58863</text:p>
          </table:table-cell>
          <table:table-cell office:value-type="float" office:value="-3.2112" calcext:value-type="float">
            <text:p>-3.2112</text:p>
          </table:table-cell>
        </table:table-row>
        <table:table-row table:style-name="ro1">
          <table:table-cell office:value-type="float" office:value="53.19124" calcext:value-type="float">
            <text:p>53.19124</text:p>
          </table:table-cell>
          <table:table-cell office:value-type="float" office:value="-2.88584" calcext:value-type="float">
            <text:p>-2.88584</text:p>
          </table:table-cell>
        </table:table-row>
        <table:table-row table:style-name="ro1">
          <table:table-cell office:value-type="float" office:value="53.19176" calcext:value-type="float">
            <text:p>53.19176</text:p>
          </table:table-cell>
          <table:table-cell office:value-type="float" office:value="-2.89215" calcext:value-type="float">
            <text:p>-2.89215</text:p>
          </table:table-cell>
        </table:table-row>
        <table:table-row table:style-name="ro1">
          <table:table-cell office:value-type="float" office:value="53.19774" calcext:value-type="float">
            <text:p>53.19774</text:p>
          </table:table-cell>
          <table:table-cell office:value-type="float" office:value="-2.91015" calcext:value-type="float">
            <text:p>-2.91015</text:p>
          </table:table-cell>
        </table:table-row>
        <table:table-row table:style-name="ro1">
          <table:table-cell office:value-type="float" office:value="53.26823" calcext:value-type="float">
            <text:p>53.26823</text:p>
          </table:table-cell>
          <table:table-cell office:value-type="float" office:value="-2.80251" calcext:value-type="float">
            <text:p>-2.80251</text:p>
          </table:table-cell>
        </table:table-row>
        <table:table-row table:style-name="ro1">
          <table:table-cell office:value-type="float" office:value="53.16887" calcext:value-type="float">
            <text:p>53.16887</text:p>
          </table:table-cell>
          <table:table-cell office:value-type="float" office:value="-2.97664" calcext:value-type="float">
            <text:p>-2.97664</text:p>
          </table:table-cell>
        </table:table-row>
        <table:table-row table:style-name="ro1">
          <table:table-cell office:value-type="float" office:value="53.38917" calcext:value-type="float">
            <text:p>53.38917</text:p>
          </table:table-cell>
          <table:table-cell office:value-type="float" office:value="-3.03035" calcext:value-type="float">
            <text:p>-3.03035</text:p>
          </table:table-cell>
        </table:table-row>
        <table:table-row table:style-name="ro1">
          <table:table-cell office:value-type="float" office:value="53.38615" calcext:value-type="float">
            <text:p>53.38615</text:p>
          </table:table-cell>
          <table:table-cell office:value-type="float" office:value="-3.01482" calcext:value-type="float">
            <text:p>-3.01482</text:p>
          </table:table-cell>
        </table:table-row>
        <table:table-row table:style-name="ro1">
          <table:table-cell office:value-type="float" office:value="53.41951" calcext:value-type="float">
            <text:p>53.41951</text:p>
          </table:table-cell>
          <table:table-cell office:value-type="float" office:value="-3.04361" calcext:value-type="float">
            <text:p>-3.04361</text:p>
          </table:table-cell>
        </table:table-row>
        <table:table-row table:style-name="ro1">
          <table:table-cell office:value-type="float" office:value="53.38025" calcext:value-type="float">
            <text:p>53.38025</text:p>
          </table:table-cell>
          <table:table-cell office:value-type="float" office:value="-3.10013" calcext:value-type="float">
            <text:p>-3.10013</text:p>
          </table:table-cell>
        </table:table-row>
        <table:table-row table:style-name="ro1">
          <table:table-cell office:value-type="float" office:value="53.2043" calcext:value-type="float">
            <text:p>53.2043</text:p>
          </table:table-cell>
          <table:table-cell office:value-type="float" office:value="-3.02866" calcext:value-type="float">
            <text:p>-3.02866</text:p>
          </table:table-cell>
        </table:table-row>
        <table:table-row table:style-name="ro1">
          <table:table-cell office:value-type="float" office:value="53.25086" calcext:value-type="float">
            <text:p>53.25086</text:p>
          </table:table-cell>
          <table:table-cell office:value-type="float" office:value="-3.13621" calcext:value-type="float">
            <text:p>-3.13621</text:p>
          </table:table-cell>
        </table:table-row>
        <table:table-row table:style-name="ro1">
          <table:table-cell office:value-type="float" office:value="53.33784" calcext:value-type="float">
            <text:p>53.33784</text:p>
          </table:table-cell>
          <table:table-cell office:value-type="float" office:value="-2.9788" calcext:value-type="float">
            <text:p>-2.9788</text:p>
          </table:table-cell>
        </table:table-row>
        <table:table-row table:style-name="ro1">
          <table:table-cell office:value-type="float" office:value="53.2793" calcext:value-type="float">
            <text:p>53.2793</text:p>
          </table:table-cell>
          <table:table-cell office:value-type="float" office:value="-2.90009" calcext:value-type="float">
            <text:p>-2.90009</text:p>
          </table:table-cell>
        </table:table-row>
        <table:table-row table:style-name="ro1">
          <table:table-cell office:value-type="float" office:value="53.26533" calcext:value-type="float">
            <text:p>53.26533</text:p>
          </table:table-cell>
          <table:table-cell office:value-type="float" office:value="-2.87983" calcext:value-type="float">
            <text:p>-2.87983</text:p>
          </table:table-cell>
        </table:table-row>
        <table:table-row table:style-name="ro1">
          <table:table-cell office:value-type="float" office:value="53.16933" calcext:value-type="float">
            <text:p>53.16933</text:p>
          </table:table-cell>
          <table:table-cell office:value-type="float" office:value="-3.13836" calcext:value-type="float">
            <text:p>-3.13836</text:p>
          </table:table-cell>
        </table:table-row>
        <table:table-row table:style-name="ro1">
          <table:table-cell office:value-type="float" office:value="53.19388" calcext:value-type="float">
            <text:p>53.19388</text:p>
          </table:table-cell>
          <table:table-cell office:value-type="float" office:value="-3.09279" calcext:value-type="float">
            <text:p>-3.09279</text:p>
          </table:table-cell>
        </table:table-row>
        <table:table-row table:style-name="ro1">
          <table:table-cell office:value-type="float" office:value="53.2755" calcext:value-type="float">
            <text:p>53.2755</text:p>
          </table:table-cell>
          <table:table-cell office:value-type="float" office:value="-3.30294" calcext:value-type="float">
            <text:p>-3.30294</text:p>
          </table:table-cell>
        </table:table-row>
        <table:table-row table:style-name="ro1">
          <table:table-cell office:value-type="string" calcext:value-type="string">
            <text:p>,51.7380</text:p>
          </table:table-cell>
          <table:table-cell office:value-type="string" calcext:value-type="string">
            <text:p>,0.47974</text:p>
          </table:table-cell>
        </table:table-row>
        <table:table-row table:style-name="ro1">
          <table:table-cell office:value-type="string" calcext:value-type="string">
            <text:p>,51.7325</text:p>
          </table:table-cell>
          <table:table-cell office:value-type="string" calcext:value-type="string">
            <text:p>,0.47468</text:p>
          </table:table-cell>
        </table:table-row>
        <table:table-row table:style-name="ro1">
          <table:table-cell office:value-type="string" calcext:value-type="string">
            <text:p>,51.6192</text:p>
          </table:table-cell>
          <table:table-cell office:value-type="string" calcext:value-type="string">
            <text:p>,0.30118</text:p>
          </table:table-cell>
        </table:table-row>
        <table:table-row table:style-name="ro1">
          <table:table-cell office:value-type="string" calcext:value-type="string">
            <text:p>,51.6449</text:p>
          </table:table-cell>
          <table:table-cell office:value-type="string" calcext:value-type="string">
            <text:p>,0.34470</text:p>
          </table:table-cell>
        </table:table-row>
        <table:table-row table:style-name="ro1">
          <table:table-cell office:value-type="string" calcext:value-type="string">
            <text:p>,51.7418</text:p>
          </table:table-cell>
          <table:table-cell office:value-type="string" calcext:value-type="string">
            <text:p>,0.13422</text:p>
          </table:table-cell>
        </table:table-row>
        <table:table-row table:style-name="ro1">
          <table:table-cell office:value-type="string" calcext:value-type="string">
            <text:p>,51.7533</text:p>
          </table:table-cell>
          <table:table-cell office:value-type="string" calcext:value-type="string">
            <text:p>,0.09369</text:p>
          </table:table-cell>
        </table:table-row>
        <table:table-row table:style-name="ro1">
          <table:table-cell office:value-type="string" calcext:value-type="string">
            <text:p>,51.7542</text:p>
          </table:table-cell>
          <table:table-cell office:value-type="string" calcext:value-type="string">
            <text:p>,0.51785</text:p>
          </table:table-cell>
        </table:table-row>
        <table:table-row table:style-name="ro1">
          <table:table-cell office:value-type="string" calcext:value-type="string">
            <text:p>,51.7695</text:p>
          </table:table-cell>
          <table:table-cell office:value-type="string" calcext:value-type="string">
            <text:p>,0.09444</text:p>
          </table:table-cell>
        </table:table-row>
        <table:table-row table:style-name="ro1">
          <table:table-cell office:value-type="string" calcext:value-type="string">
            <text:p>,51.7825</text:p>
          </table:table-cell>
          <table:table-cell office:value-type="string" calcext:value-type="string">
            <text:p>,0.10807</text:p>
          </table:table-cell>
        </table:table-row>
        <table:table-row table:style-name="ro1">
          <table:table-cell office:value-type="string" calcext:value-type="string">
            <text:p>,51.8757</text:p>
          </table:table-cell>
          <table:table-cell office:value-type="string" calcext:value-type="string">
            <text:p>,0.24908</text:p>
          </table:table-cell>
        </table:table-row>
        <table:table-row table:style-name="ro1">
          <table:table-cell office:value-type="string" calcext:value-type="string">
            <text:p>,51.6434</text:p>
          </table:table-cell>
          <table:table-cell office:value-type="string" calcext:value-type="string">
            <text:p>,0.61763</text:p>
          </table:table-cell>
        </table:table-row>
        <table:table-row table:style-name="ro1">
          <table:table-cell office:value-type="string" calcext:value-type="string">
            <text:p>,51.8677</text:p>
          </table:table-cell>
          <table:table-cell office:value-type="string" calcext:value-type="string">
            <text:p>,0.58127</text:p>
          </table:table-cell>
        </table:table-row>
        <table:table-row table:style-name="ro1">
          <table:table-cell office:value-type="string" calcext:value-type="string">
            <text:p>,51.7365</text:p>
          </table:table-cell>
          <table:table-cell office:value-type="string" calcext:value-type="string">
            <text:p>,0.67866</text:p>
          </table:table-cell>
        </table:table-row>
        <table:table-row table:style-name="ro1">
          <table:table-cell office:value-type="string" calcext:value-type="string">
            <text:p>,51.8896</text:p>
          </table:table-cell>
          <table:table-cell office:value-type="string" calcext:value-type="string">
            <text:p>,0.89971</text:p>
          </table:table-cell>
        </table:table-row>
        <table:table-row table:style-name="ro1">
          <table:table-cell office:value-type="string" calcext:value-type="string">
            <text:p>,51.8974</text:p>
          </table:table-cell>
          <table:table-cell office:value-type="string" calcext:value-type="string">
            <text:p>,0.90656</text:p>
          </table:table-cell>
        </table:table-row>
        <table:table-row table:style-name="ro1">
          <table:table-cell office:value-type="string" calcext:value-type="string">
            <text:p>,52.0469</text:p>
          </table:table-cell>
          <table:table-cell office:value-type="string" calcext:value-type="string">
            <text:p>,0.74626</text:p>
          </table:table-cell>
        </table:table-row>
        <table:table-row table:style-name="ro1">
          <table:table-cell office:value-type="string" calcext:value-type="string">
            <text:p>,51.7886</text:p>
          </table:table-cell>
          <table:table-cell office:value-type="string" calcext:value-type="string">
            <text:p>,1.15282</text:p>
          </table:table-cell>
        </table:table-row>
        <table:table-row table:style-name="ro1">
          <table:table-cell office:value-type="string" calcext:value-type="string">
            <text:p>,51.8592</text:p>
          </table:table-cell>
          <table:table-cell office:value-type="string" calcext:value-type="string">
            <text:p>,1.10391</text:p>
          </table:table-cell>
        </table:table-row>
        <table:table-row table:style-name="ro1">
          <table:table-cell office:value-type="string" calcext:value-type="string">
            <text:p>,51.8842</text:p>
          </table:table-cell>
          <table:table-cell office:value-type="string" calcext:value-type="string">
            <text:p>,0.83203</text:p>
          </table:table-cell>
        </table:table-row>
        <table:table-row table:style-name="ro1">
          <table:table-cell office:value-type="float" office:value="51.37477" calcext:value-type="float">
            <text:p>51.37477</text:p>
          </table:table-cell>
          <table:table-cell office:value-type="float" office:value="-0.09249" calcext:value-type="float">
            <text:p>-0.09249</text:p>
          </table:table-cell>
        </table:table-row>
        <table:table-row table:style-name="ro1">
          <table:table-cell office:value-type="float" office:value="51.37341" calcext:value-type="float">
            <text:p>51.37341</text:p>
          </table:table-cell>
          <table:table-cell office:value-type="float" office:value="-0.10357" calcext:value-type="float">
            <text:p>-0.10357</text:p>
          </table:table-cell>
        </table:table-row>
        <table:table-row table:style-name="ro1">
          <table:table-cell office:value-type="float" office:value="51.37445" calcext:value-type="float">
            <text:p>51.37445</text:p>
          </table:table-cell>
          <table:table-cell office:value-type="float" office:value="-0.10041" calcext:value-type="float">
            <text:p>-0.10041</text:p>
          </table:table-cell>
        </table:table-row>
        <table:table-row table:style-name="ro1">
          <table:table-cell office:value-type="float" office:value="51.37535" calcext:value-type="float">
            <text:p>51.37535</text:p>
          </table:table-cell>
          <table:table-cell office:value-type="float" office:value="-0.10037" calcext:value-type="float">
            <text:p>-0.10037</text:p>
          </table:table-cell>
        </table:table-row>
        <table:table-row table:style-name="ro1">
          <table:table-cell office:value-type="float" office:value="51.36748" calcext:value-type="float">
            <text:p>51.36748</text:p>
          </table:table-cell>
          <table:table-cell office:value-type="float" office:value="-0.11844" calcext:value-type="float">
            <text:p>-0.11844</text:p>
          </table:table-cell>
        </table:table-row>
        <table:table-row table:style-name="ro1">
          <table:table-cell office:value-type="float" office:value="51.35662" calcext:value-type="float">
            <text:p>51.35662</text:p>
          </table:table-cell>
          <table:table-cell office:value-type="float" office:value="-0.11515" calcext:value-type="float">
            <text:p>-0.11515</text:p>
          </table:table-cell>
        </table:table-row>
        <table:table-row table:style-name="ro1">
          <table:table-cell office:value-type="float" office:value="51.37487" calcext:value-type="float">
            <text:p>51.37487</text:p>
          </table:table-cell>
          <table:table-cell office:value-type="float" office:value="-0.12766" calcext:value-type="float">
            <text:p>-0.12766</text:p>
          </table:table-cell>
        </table:table-row>
        <table:table-row table:style-name="ro1">
          <table:table-cell office:value-type="float" office:value="51.38129" calcext:value-type="float">
            <text:p>51.38129</text:p>
          </table:table-cell>
          <table:table-cell office:value-type="float" office:value="-0.12298" calcext:value-type="float">
            <text:p>-0.12298</text:p>
          </table:table-cell>
        </table:table-row>
        <table:table-row table:style-name="ro1">
          <table:table-cell office:value-type="float" office:value="51.37671" calcext:value-type="float">
            <text:p>51.37671</text:p>
          </table:table-cell>
          <table:table-cell office:value-type="float" office:value="-0.03498" calcext:value-type="float">
            <text:p>-0.03498</text:p>
          </table:table-cell>
        </table:table-row>
        <table:table-row table:style-name="ro1">
          <table:table-cell office:value-type="float" office:value="51.40622" calcext:value-type="float">
            <text:p>51.40622</text:p>
          </table:table-cell>
          <table:table-cell office:value-type="float" office:value="-0.16389" calcext:value-type="float">
            <text:p>-0.16389</text:p>
          </table:table-cell>
        </table:table-row>
        <table:table-row table:style-name="ro1">
          <table:table-cell office:value-type="float" office:value="51.39794" calcext:value-type="float">
            <text:p>51.39794</text:p>
          </table:table-cell>
          <table:table-cell office:value-type="float" office:value="-0.11835" calcext:value-type="float">
            <text:p>-0.11835</text:p>
          </table:table-cell>
        </table:table-row>
        <table:table-row table:style-name="ro1">
          <table:table-cell office:value-type="string" calcext:value-type="string">
            <text:p>,51.2933</text:p>
          </table:table-cell>
          <table:table-cell office:value-type="string" calcext:value-type="string">
            <text:p>,1.10765</text:p>
          </table:table-cell>
        </table:table-row>
        <table:table-row table:style-name="ro1">
          <table:table-cell office:value-type="string" calcext:value-type="string">
            <text:p>,51.2776</text:p>
          </table:table-cell>
          <table:table-cell office:value-type="string" calcext:value-type="string">
            <text:p>,1.08176</text:p>
          </table:table-cell>
        </table:table-row>
        <table:table-row table:style-name="ro1">
          <table:table-cell office:value-type="string" calcext:value-type="string">
            <text:p>,51.3575</text:p>
          </table:table-cell>
          <table:table-cell office:value-type="string" calcext:value-type="string">
            <text:p>,1.39676</text:p>
          </table:table-cell>
        </table:table-row>
        <table:table-row table:style-name="ro1">
          <table:table-cell office:value-type="string" calcext:value-type="string">
            <text:p>,51.3338</text:p>
          </table:table-cell>
          <table:table-cell office:value-type="string" calcext:value-type="string">
            <text:p>,1.41995</text:p>
          </table:table-cell>
        </table:table-row>
        <table:table-row table:style-name="ro1">
          <table:table-cell office:value-type="string" calcext:value-type="string">
            <text:p>,51.1271</text:p>
          </table:table-cell>
          <table:table-cell office:value-type="string" calcext:value-type="string">
            <text:p>,1.31003</text:p>
          </table:table-cell>
        </table:table-row>
        <table:table-row table:style-name="ro1">
          <table:table-cell office:value-type="string" calcext:value-type="string">
            <text:p>,51.1549</text:p>
          </table:table-cell>
          <table:table-cell office:value-type="string" calcext:value-type="string">
            <text:p>,1.28866</text:p>
          </table:table-cell>
        </table:table-row>
        <table:table-row table:style-name="ro1">
          <table:table-cell office:value-type="string" calcext:value-type="string">
            <text:p>,51.0951</text:p>
          </table:table-cell>
          <table:table-cell office:value-type="string" calcext:value-type="string">
            <text:p>,1.16577</text:p>
          </table:table-cell>
        </table:table-row>
        <table:table-row table:style-name="ro1">
          <table:table-cell office:value-type="string" calcext:value-type="string">
            <text:p>,51.0779</text:p>
          </table:table-cell>
          <table:table-cell office:value-type="string" calcext:value-type="string">
            <text:p>,1.17867</text:p>
          </table:table-cell>
        </table:table-row>
        <table:table-row table:style-name="ro1">
          <table:table-cell office:value-type="string" calcext:value-type="string">
            <text:p>,51.3596</text:p>
          </table:table-cell>
          <table:table-cell office:value-type="string" calcext:value-type="string">
            <text:p>,1.06374</text:p>
          </table:table-cell>
        </table:table-row>
        <table:table-row table:style-name="ro1">
          <table:table-cell office:value-type="string" calcext:value-type="string">
            <text:p>,51.3866</text:p>
          </table:table-cell>
          <table:table-cell office:value-type="string" calcext:value-type="string">
            <text:p>,1.38122</text:p>
          </table:table-cell>
        </table:table-row>
        <table:table-row table:style-name="ro1">
          <table:table-cell office:value-type="float" office:value="52.40948" calcext:value-type="float">
            <text:p>52.40948</text:p>
          </table:table-cell>
          <table:table-cell office:value-type="float" office:value="-1.51081" calcext:value-type="float">
            <text:p>-1.51081</text:p>
          </table:table-cell>
        </table:table-row>
        <table:table-row table:style-name="ro1">
          <table:table-cell office:value-type="float" office:value="52.40763" calcext:value-type="float">
            <text:p>52.40763</text:p>
          </table:table-cell>
          <table:table-cell office:value-type="float" office:value="-1.51337" calcext:value-type="float">
            <text:p>-1.51337</text:p>
          </table:table-cell>
        </table:table-row>
        <table:table-row table:style-name="ro1">
          <table:table-cell office:value-type="float" office:value="52.49796" calcext:value-type="float">
            <text:p>52.49796</text:p>
          </table:table-cell>
          <table:table-cell office:value-type="float" office:value="-1.47453" calcext:value-type="float">
            <text:p>-1.47453</text:p>
          </table:table-cell>
        </table:table-row>
        <table:table-row table:style-name="ro1">
          <table:table-cell office:value-type="float" office:value="52.52257" calcext:value-type="float">
            <text:p>52.52257</text:p>
          </table:table-cell>
          <table:table-cell office:value-type="float" office:value="-1.46934" calcext:value-type="float">
            <text:p>-1.46934</text:p>
          </table:table-cell>
        </table:table-row>
        <table:table-row table:style-name="ro1">
          <table:table-cell office:value-type="float" office:value="52.43068" calcext:value-type="float">
            <text:p>52.43068</text:p>
          </table:table-cell>
          <table:table-cell office:value-type="float" office:value="-1.43871" calcext:value-type="float">
            <text:p>-1.43871</text:p>
          </table:table-cell>
        </table:table-row>
        <table:table-row table:style-name="ro1">
          <table:table-cell office:value-type="float" office:value="52.38829" calcext:value-type="float">
            <text:p>52.38829</text:p>
          </table:table-cell>
          <table:table-cell office:value-type="float" office:value="-1.25347" calcext:value-type="float">
            <text:p>-1.25347</text:p>
          </table:table-cell>
        </table:table-row>
        <table:table-row table:style-name="ro1">
          <table:table-cell office:value-type="float" office:value="52.37126" calcext:value-type="float">
            <text:p>52.37126</text:p>
          </table:table-cell>
          <table:table-cell office:value-type="float" office:value="-1.26257" calcext:value-type="float">
            <text:p>-1.26257</text:p>
          </table:table-cell>
        </table:table-row>
        <table:table-row table:style-name="ro1">
          <table:table-cell office:value-type="float" office:value="52.39803" calcext:value-type="float">
            <text:p>52.39803</text:p>
          </table:table-cell>
          <table:table-cell office:value-type="float" office:value="-1.4413" calcext:value-type="float">
            <text:p>-1.4413</text:p>
          </table:table-cell>
        </table:table-row>
        <table:table-row table:style-name="ro1">
          <table:table-cell office:value-type="float" office:value="52.28115" calcext:value-type="float">
            <text:p>52.28115</text:p>
          </table:table-cell>
          <table:table-cell office:value-type="float" office:value="-1.54645" calcext:value-type="float">
            <text:p>-1.54645</text:p>
          </table:table-cell>
        </table:table-row>
        <table:table-row table:style-name="ro1">
          <table:table-cell office:value-type="float" office:value="52.29256" calcext:value-type="float">
            <text:p>52.29256</text:p>
          </table:table-cell>
          <table:table-cell office:value-type="float" office:value="-1.53631" calcext:value-type="float">
            <text:p>-1.53631</text:p>
          </table:table-cell>
        </table:table-row>
        <table:table-row table:style-name="ro1">
          <table:table-cell office:value-type="float" office:value="52.19257" calcext:value-type="float">
            <text:p>52.19257</text:p>
          </table:table-cell>
          <table:table-cell office:value-type="float" office:value="-1.70466" calcext:value-type="float">
            <text:p>-1.70466</text:p>
          </table:table-cell>
        </table:table-row>
        <table:table-row table:style-name="ro1">
          <table:table-cell office:value-type="float" office:value="52.40275" calcext:value-type="float">
            <text:p>52.40275</text:p>
          </table:table-cell>
          <table:table-cell office:value-type="float" office:value="-1.5581" calcext:value-type="float">
            <text:p>-1.5581</text:p>
          </table:table-cell>
        </table:table-row>
        <table:table-row table:style-name="ro1">
          <table:table-cell office:value-type="float" office:value="52.41262" calcext:value-type="float">
            <text:p>52.41262</text:p>
          </table:table-cell>
          <table:table-cell office:value-type="float" office:value="-1.52463" calcext:value-type="float">
            <text:p>-1.52463</text:p>
          </table:table-cell>
        </table:table-row>
        <table:table-row table:style-name="ro1">
          <table:table-cell office:value-type="float" office:value="52.42998" calcext:value-type="float">
            <text:p>52.42998</text:p>
          </table:table-cell>
          <table:table-cell office:value-type="float" office:value="-1.4837" calcext:value-type="float">
            <text:p>-1.4837</text:p>
          </table:table-cell>
        </table:table-row>
        <table:table-row table:style-name="ro1">
          <table:table-cell office:value-type="float" office:value="53.09757" calcext:value-type="float">
            <text:p>53.09757</text:p>
          </table:table-cell>
          <table:table-cell office:value-type="float" office:value="-2.44226" calcext:value-type="float">
            <text:p>-2.44226</text:p>
          </table:table-cell>
        </table:table-row>
        <table:table-row table:style-name="ro1">
          <table:table-cell office:value-type="float" office:value="53.09182" calcext:value-type="float">
            <text:p>53.09182</text:p>
          </table:table-cell>
          <table:table-cell office:value-type="float" office:value="-2.4308" calcext:value-type="float">
            <text:p>-2.4308</text:p>
          </table:table-cell>
        </table:table-row>
        <table:table-row table:style-name="ro1">
          <table:table-cell office:value-type="float" office:value="53.14391" calcext:value-type="float">
            <text:p>53.14391</text:p>
          </table:table-cell>
          <table:table-cell office:value-type="float" office:value="-2.36878" calcext:value-type="float">
            <text:p>-2.36878</text:p>
          </table:table-cell>
        </table:table-row>
        <table:table-row table:style-name="ro1">
          <table:table-cell office:value-type="float" office:value="53.16749" calcext:value-type="float">
            <text:p>53.16749</text:p>
          </table:table-cell>
          <table:table-cell office:value-type="float" office:value="-2.21868" calcext:value-type="float">
            <text:p>-2.21868</text:p>
          </table:table-cell>
        </table:table-row>
        <table:table-row table:style-name="ro1">
          <table:table-cell office:value-type="float" office:value="53.19793" calcext:value-type="float">
            <text:p>53.19793</text:p>
          </table:table-cell>
          <table:table-cell office:value-type="float" office:value="-2.51382" calcext:value-type="float">
            <text:p>-2.51382</text:p>
          </table:table-cell>
        </table:table-row>
        <table:table-row table:style-name="ro1">
          <table:table-cell office:value-type="float" office:value="53.26072" calcext:value-type="float">
            <text:p>53.26072</text:p>
          </table:table-cell>
          <table:table-cell office:value-type="float" office:value="-2.51275" calcext:value-type="float">
            <text:p>-2.51275</text:p>
          </table:table-cell>
        </table:table-row>
        <table:table-row table:style-name="ro1">
          <table:table-cell office:value-type="string" calcext:value-type="string">
            <text:p>,51.4435</text:p>
          </table:table-cell>
          <table:table-cell office:value-type="string" calcext:value-type="string">
            <text:p>,0.21621</text:p>
          </table:table-cell>
        </table:table-row>
        <table:table-row table:style-name="ro1">
          <table:table-cell office:value-type="string" calcext:value-type="string">
            <text:p>,51.4514</text:p>
          </table:table-cell>
          <table:table-cell office:value-type="string" calcext:value-type="string">
            <text:p>,0.18060</text:p>
          </table:table-cell>
        </table:table-row>
        <table:table-row table:style-name="ro1">
          <table:table-cell office:value-type="string" calcext:value-type="string">
            <text:p>,51.4424</text:p>
          </table:table-cell>
          <table:table-cell office:value-type="string" calcext:value-type="string">
            <text:p>,0.36888</text:p>
          </table:table-cell>
        </table:table-row>
        <table:table-row table:style-name="ro1">
          <table:table-cell office:value-type="string" calcext:value-type="string">
            <text:p>,51.4097</text:p>
          </table:table-cell>
          <table:table-cell office:value-type="string" calcext:value-type="string">
            <text:p>,0.14423</text:p>
          </table:table-cell>
        </table:table-row>
        <table:table-row table:style-name="ro1">
          <table:table-cell office:value-type="string" calcext:value-type="string">
            <text:p>,51.4255</text:p>
          </table:table-cell>
          <table:table-cell office:value-type="string" calcext:value-type="string">
            <text:p>,0.10407</text:p>
          </table:table-cell>
        </table:table-row>
        <table:table-row table:style-name="ro1">
          <table:table-cell office:value-type="string" calcext:value-type="string">
            <text:p>,51.4636</text:p>
          </table:table-cell>
          <table:table-cell office:value-type="string" calcext:value-type="string">
            <text:p>,0.10752</text:p>
          </table:table-cell>
        </table:table-row>
        <table:table-row table:style-name="ro1">
          <table:table-cell office:value-type="string" calcext:value-type="string">
            <text:p>,51.4568</text:p>
          </table:table-cell>
          <table:table-cell office:value-type="string" calcext:value-type="string">
            <text:p>,0.14383</text:p>
          </table:table-cell>
        </table:table-row>
        <table:table-row table:style-name="ro1">
          <table:table-cell office:value-type="string" calcext:value-type="string">
            <text:p>,51.4783</text:p>
          </table:table-cell>
          <table:table-cell office:value-type="string" calcext:value-type="string">
            <text:p>,0.18085</text:p>
          </table:table-cell>
        </table:table-row>
        <table:table-row table:style-name="ro1">
          <table:table-cell office:value-type="string" calcext:value-type="string">
            <text:p>,51.4482</text:p>
          </table:table-cell>
          <table:table-cell office:value-type="string" calcext:value-type="string">
            <text:p>,0.28054</text:p>
          </table:table-cell>
        </table:table-row>
        <table:table-row table:style-name="ro1">
          <table:table-cell office:value-type="string" calcext:value-type="string">
            <text:p>,51.4394</text:p>
          </table:table-cell>
          <table:table-cell office:value-type="string" calcext:value-type="string">
            <text:p>,0.27341</text:p>
          </table:table-cell>
        </table:table-row>
        <table:table-row table:style-name="ro1">
          <table:table-cell office:value-type="float" office:value="56.46085" calcext:value-type="float">
            <text:p>56.46085</text:p>
          </table:table-cell>
          <table:table-cell office:value-type="float" office:value="-2.97051" calcext:value-type="float">
            <text:p>-2.97051</text:p>
          </table:table-cell>
        </table:table-row>
        <table:table-row table:style-name="ro1">
          <table:table-cell office:value-type="float" office:value="56.46386" calcext:value-type="float">
            <text:p>56.46386</text:p>
          </table:table-cell>
          <table:table-cell office:value-type="float" office:value="-2.96932" calcext:value-type="float">
            <text:p>-2.96932</text:p>
          </table:table-cell>
        </table:table-row>
        <table:table-row table:style-name="ro1">
          <table:table-cell office:value-type="float" office:value="56.54997" calcext:value-type="float">
            <text:p>56.54997</text:p>
          </table:table-cell>
          <table:table-cell office:value-type="float" office:value="-2.61115" calcext:value-type="float">
            <text:p>-2.61115</text:p>
          </table:table-cell>
        </table:table-row>
        <table:table-row table:style-name="ro1">
          <table:table-cell office:value-type="float" office:value="56.48135" calcext:value-type="float">
            <text:p>56.48135</text:p>
          </table:table-cell>
          <table:table-cell office:value-type="float" office:value="-3.02178" calcext:value-type="float">
            <text:p>-3.02178</text:p>
          </table:table-cell>
        </table:table-row>
        <table:table-row table:style-name="ro1">
          <table:table-cell office:value-type="float" office:value="56.47721" calcext:value-type="float">
            <text:p>56.47721</text:p>
          </table:table-cell>
          <table:table-cell office:value-type="float" office:value="-2.9282" calcext:value-type="float">
            <text:p>-2.9282</text:p>
          </table:table-cell>
        </table:table-row>
        <table:table-row table:style-name="ro1">
          <table:table-cell office:value-type="float" office:value="56.29399" calcext:value-type="float">
            <text:p>56.29399</text:p>
          </table:table-cell>
          <table:table-cell office:value-type="float" office:value="-2.49974" calcext:value-type="float">
            <text:p>-2.49974</text:p>
          </table:table-cell>
        </table:table-row>
        <table:table-row table:style-name="ro1">
          <table:table-cell office:value-type="float" office:value="56.63315" calcext:value-type="float">
            <text:p>56.63315</text:p>
          </table:table-cell>
          <table:table-cell office:value-type="float" office:value="-2.92267" calcext:value-type="float">
            <text:p>-2.92267</text:p>
          </table:table-cell>
        </table:table-row>
        <table:table-row table:style-name="ro1">
          <table:table-cell office:value-type="float" office:value="52.92113" calcext:value-type="float">
            <text:p>52.92113</text:p>
          </table:table-cell>
          <table:table-cell office:value-type="float" office:value="-1.4766" calcext:value-type="float">
            <text:p>-1.4766</text:p>
          </table:table-cell>
        </table:table-row>
        <table:table-row table:style-name="ro1">
          <table:table-cell office:value-type="float" office:value="52.77644" calcext:value-type="float">
            <text:p>52.77644</text:p>
          </table:table-cell>
          <table:table-cell office:value-type="float" office:value="-1.56115" calcext:value-type="float">
            <text:p>-1.56115</text:p>
          </table:table-cell>
        </table:table-row>
        <table:table-row table:style-name="ro1">
          <table:table-cell office:value-type="float" office:value="52.68503" calcext:value-type="float">
            <text:p>52.68503</text:p>
          </table:table-cell>
          <table:table-cell office:value-type="float" office:value="-1.54574" calcext:value-type="float">
            <text:p>-1.54574</text:p>
          </table:table-cell>
        </table:table-row>
        <table:table-row table:style-name="ro1">
          <table:table-cell office:value-type="float" office:value="52.82662" calcext:value-type="float">
            <text:p>52.82662</text:p>
          </table:table-cell>
          <table:table-cell office:value-type="float" office:value="-1.6195" calcext:value-type="float">
            <text:p>-1.6195</text:p>
          </table:table-cell>
        </table:table-row>
        <table:table-row table:style-name="ro1">
          <table:table-cell office:value-type="float" office:value="52.80401" calcext:value-type="float">
            <text:p>52.80401</text:p>
          </table:table-cell>
          <table:table-cell office:value-type="float" office:value="-1.63295" calcext:value-type="float">
            <text:p>-1.63295</text:p>
          </table:table-cell>
        </table:table-row>
        <table:table-row table:style-name="ro1">
          <table:table-cell office:value-type="float" office:value="52.78882" calcext:value-type="float">
            <text:p>52.78882</text:p>
          </table:table-cell>
          <table:table-cell office:value-type="float" office:value="-1.67194" calcext:value-type="float">
            <text:p>-1.67194</text:p>
          </table:table-cell>
        </table:table-row>
        <table:table-row table:style-name="ro1">
          <table:table-cell office:value-type="float" office:value="52.94146" calcext:value-type="float">
            <text:p>52.94146</text:p>
          </table:table-cell>
          <table:table-cell office:value-type="float" office:value="-1.46275" calcext:value-type="float">
            <text:p>-1.46275</text:p>
          </table:table-cell>
        </table:table-row>
        <table:table-row table:style-name="ro1">
          <table:table-cell office:value-type="float" office:value="52.91767" calcext:value-type="float">
            <text:p>52.91767</text:p>
          </table:table-cell>
          <table:table-cell office:value-type="float" office:value="-1.43457" calcext:value-type="float">
            <text:p>-1.43457</text:p>
          </table:table-cell>
        </table:table-row>
        <table:table-row table:style-name="ro1">
          <table:table-cell office:value-type="float" office:value="52.91789" calcext:value-type="float">
            <text:p>52.91789</text:p>
          </table:table-cell>
          <table:table-cell office:value-type="float" office:value="-1.4214" calcext:value-type="float">
            <text:p>-1.4214</text:p>
          </table:table-cell>
        </table:table-row>
        <table:table-row table:style-name="ro1">
          <table:table-cell office:value-type="float" office:value="52.92889" calcext:value-type="float">
            <text:p>52.92889</text:p>
          </table:table-cell>
          <table:table-cell office:value-type="float" office:value="-1.50515" calcext:value-type="float">
            <text:p>-1.50515</text:p>
          </table:table-cell>
        </table:table-row>
        <table:table-row table:style-name="ro1">
          <table:table-cell office:value-type="float" office:value="52.89684" calcext:value-type="float">
            <text:p>52.89684</text:p>
          </table:table-cell>
          <table:table-cell office:value-type="float" office:value="-1.47165" calcext:value-type="float">
            <text:p>-1.47165</text:p>
          </table:table-cell>
        </table:table-row>
        <table:table-row table:style-name="ro1">
          <table:table-cell office:value-type="float" office:value="53.05352" calcext:value-type="float">
            <text:p>53.05352</text:p>
          </table:table-cell>
          <table:table-cell office:value-type="float" office:value="-1.39571" calcext:value-type="float">
            <text:p>-1.39571</text:p>
          </table:table-cell>
        </table:table-row>
        <table:table-row table:style-name="ro1">
          <table:table-cell office:value-type="float" office:value="53.13396" calcext:value-type="float">
            <text:p>53.13396</text:p>
          </table:table-cell>
          <table:table-cell office:value-type="float" office:value="-1.33257" calcext:value-type="float">
            <text:p>-1.33257</text:p>
          </table:table-cell>
        </table:table-row>
        <table:table-row table:style-name="ro1">
          <table:table-cell office:value-type="float" office:value="53.08839" calcext:value-type="float">
            <text:p>53.08839</text:p>
          </table:table-cell>
          <table:table-cell office:value-type="float" office:value="-1.37588" calcext:value-type="float">
            <text:p>-1.37588</text:p>
          </table:table-cell>
        </table:table-row>
        <table:table-row table:style-name="ro1">
          <table:table-cell office:value-type="float" office:value="53.02121" calcext:value-type="float">
            <text:p>53.02121</text:p>
          </table:table-cell>
          <table:table-cell office:value-type="float" office:value="-1.48508" calcext:value-type="float">
            <text:p>-1.48508</text:p>
          </table:table-cell>
        </table:table-row>
        <table:table-row table:style-name="ro1">
          <table:table-cell office:value-type="float" office:value="52.97211" calcext:value-type="float">
            <text:p>52.97211</text:p>
          </table:table-cell>
          <table:table-cell office:value-type="float" office:value="-1.3084" calcext:value-type="float">
            <text:p>-1.3084</text:p>
          </table:table-cell>
        </table:table-row>
        <table:table-row table:style-name="ro1">
          <table:table-cell office:value-type="float" office:value="55.07986" calcext:value-type="float">
            <text:p>55.07986</text:p>
          </table:table-cell>
          <table:table-cell office:value-type="float" office:value="-3.62923" calcext:value-type="float">
            <text:p>-3.62923</text:p>
          </table:table-cell>
        </table:table-row>
        <table:table-row table:style-name="ro1">
          <table:table-cell office:value-type="float" office:value="54.80825" calcext:value-type="float">
            <text:p>54.80825</text:p>
          </table:table-cell>
          <table:table-cell office:value-type="float" office:value="-1.5798" calcext:value-type="float">
            <text:p>-1.5798</text:p>
          </table:table-cell>
        </table:table-row>
        <table:table-row table:style-name="ro1">
          <table:table-cell office:value-type="float" office:value="54.84903" calcext:value-type="float">
            <text:p>54.84903</text:p>
          </table:table-cell>
          <table:table-cell office:value-type="float" office:value="-1.83793" calcext:value-type="float">
            <text:p>-1.83793</text:p>
          </table:table-cell>
        </table:table-row>
        <table:table-row table:style-name="ro1">
          <table:table-cell office:value-type="float" office:value="54.52759" calcext:value-type="float">
            <text:p>54.52759</text:p>
          </table:table-cell>
          <table:table-cell office:value-type="float" office:value="-1.5538" calcext:value-type="float">
            <text:p>-1.5538</text:p>
          </table:table-cell>
        </table:table-row>
        <table:table-row table:style-name="ro1">
          <table:table-cell office:value-type="float" office:value="54.58689" calcext:value-type="float">
            <text:p>54.58689</text:p>
          </table:table-cell>
          <table:table-cell office:value-type="float" office:value="-1.56513" calcext:value-type="float">
            <text:p>-1.56513</text:p>
          </table:table-cell>
        </table:table-row>
        <table:table-row table:style-name="ro1">
          <table:table-cell office:value-type="float" office:value="54.51876" calcext:value-type="float">
            <text:p>54.51876</text:p>
          </table:table-cell>
          <table:table-cell office:value-type="float" office:value="-1.50129" calcext:value-type="float">
            <text:p>-1.50129</text:p>
          </table:table-cell>
        </table:table-row>
        <table:table-row table:style-name="ro1">
          <table:table-cell office:value-type="float" office:value="54.66412" calcext:value-type="float">
            <text:p>54.66412</text:p>
          </table:table-cell>
          <table:table-cell office:value-type="float" office:value="-1.67494" calcext:value-type="float">
            <text:p>-1.67494</text:p>
          </table:table-cell>
        </table:table-row>
        <table:table-row table:style-name="ro1">
          <table:table-cell office:value-type="float" office:value="54.70446" calcext:value-type="float">
            <text:p>54.70446</text:p>
          </table:table-cell>
          <table:table-cell office:value-type="float" office:value="-1.56538" calcext:value-type="float">
            <text:p>-1.56538</text:p>
          </table:table-cell>
        </table:table-row>
        <table:table-row table:style-name="ro1">
          <table:table-cell office:value-type="float" office:value="54.29928" calcext:value-type="float">
            <text:p>54.29928</text:p>
          </table:table-cell>
          <table:table-cell office:value-type="float" office:value="-1.56663" calcext:value-type="float">
            <text:p>-1.56663</text:p>
          </table:table-cell>
        </table:table-row>
        <table:table-row table:style-name="ro1">
          <table:table-cell office:value-type="float" office:value="54.37568" calcext:value-type="float">
            <text:p>54.37568</text:p>
          </table:table-cell>
          <table:table-cell office:value-type="float" office:value="-1.72262" calcext:value-type="float">
            <text:p>-1.72262</text:p>
          </table:table-cell>
        </table:table-row>
        <table:table-row table:style-name="ro1">
          <table:table-cell office:value-type="float" office:value="53.52195" calcext:value-type="float">
            <text:p>53.52195</text:p>
          </table:table-cell>
          <table:table-cell office:value-type="float" office:value="-1.1366" calcext:value-type="float">
            <text:p>-1.1366</text:p>
          </table:table-cell>
        </table:table-row>
        <table:table-row table:style-name="ro1">
          <table:table-cell office:value-type="float" office:value="53.70435" calcext:value-type="float">
            <text:p>53.70435</text:p>
          </table:table-cell>
          <table:table-cell office:value-type="float" office:value="-0.92444" calcext:value-type="float">
            <text:p>-0.92444</text:p>
          </table:table-cell>
        </table:table-row>
        <table:table-row table:style-name="ro1">
          <table:table-cell office:value-type="float" office:value="53.59139" calcext:value-type="float">
            <text:p>53.59139</text:p>
          </table:table-cell>
          <table:table-cell office:value-type="float" office:value="-0.64981" calcext:value-type="float">
            <text:p>-0.64981</text:p>
          </table:table-cell>
        </table:table-row>
        <table:table-row table:style-name="ro1">
          <table:table-cell office:value-type="float" office:value="53.58889" calcext:value-type="float">
            <text:p>53.58889</text:p>
          </table:table-cell>
          <table:table-cell office:value-type="float" office:value="-0.69509" calcext:value-type="float">
            <text:p>-0.69509</text:p>
          </table:table-cell>
        </table:table-row>
        <table:table-row table:style-name="ro1">
          <table:table-cell office:value-type="float" office:value="53.56456" calcext:value-type="float">
            <text:p>53.56456</text:p>
          </table:table-cell>
          <table:table-cell office:value-type="float" office:value="-0.61585" calcext:value-type="float">
            <text:p>-0.61585</text:p>
          </table:table-cell>
        </table:table-row>
        <table:table-row table:style-name="ro1">
          <table:table-cell office:value-type="float" office:value="53.54561" calcext:value-type="float">
            <text:p>53.54561</text:p>
          </table:table-cell>
          <table:table-cell office:value-type="float" office:value="-1.08155" calcext:value-type="float">
            <text:p>-1.08155</text:p>
          </table:table-cell>
        </table:table-row>
        <table:table-row table:style-name="ro1">
          <table:table-cell office:value-type="float" office:value="53.2556" calcext:value-type="float">
            <text:p>53.2556</text:p>
          </table:table-cell>
          <table:table-cell office:value-type="float" office:value="-0.92171" calcext:value-type="float">
            <text:p>-0.92171</text:p>
          </table:table-cell>
        </table:table-row>
        <table:table-row table:style-name="ro1">
          <table:table-cell office:value-type="float" office:value="53.56607" calcext:value-type="float">
            <text:p>53.56607</text:p>
          </table:table-cell>
          <table:table-cell office:value-type="float" office:value="-0.08165" calcext:value-type="float">
            <text:p>-0.08165</text:p>
          </table:table-cell>
        </table:table-row>
        <table:table-row table:style-name="ro1">
          <table:table-cell office:value-type="float" office:value="53.57454" calcext:value-type="float">
            <text:p>53.57454</text:p>
          </table:table-cell>
          <table:table-cell office:value-type="float" office:value="-0.09798" calcext:value-type="float">
            <text:p>-0.09798</text:p>
          </table:table-cell>
        </table:table-row>
        <table:table-row table:style-name="ro1">
          <table:table-cell office:value-type="float" office:value="53.54632" calcext:value-type="float">
            <text:p>53.54632</text:p>
          </table:table-cell>
          <table:table-cell office:value-type="float" office:value="-0.01384" calcext:value-type="float">
            <text:p>-0.01384</text:p>
          </table:table-cell>
        </table:table-row>
        <table:table-row table:style-name="ro1">
          <table:table-cell office:value-type="float" office:value="53.5673" calcext:value-type="float">
            <text:p>53.5673</text:p>
          </table:table-cell>
          <table:table-cell office:value-type="float" office:value="-0.03717" calcext:value-type="float">
            <text:p>-0.03717</text:p>
          </table:table-cell>
        </table:table-row>
        <table:table-row table:style-name="ro1">
          <table:table-cell office:value-type="float" office:value="53.54963" calcext:value-type="float">
            <text:p>53.54963</text:p>
          </table:table-cell>
          <table:table-cell office:value-type="float" office:value="-0.13879" calcext:value-type="float">
            <text:p>-0.13879</text:p>
          </table:table-cell>
        </table:table-row>
        <table:table-row table:style-name="ro1">
          <table:table-cell office:value-type="float" office:value="53.50603" calcext:value-type="float">
            <text:p>53.50603</text:p>
          </table:table-cell>
          <table:table-cell office:value-type="float" office:value="-1.11242" calcext:value-type="float">
            <text:p>-1.11242</text:p>
          </table:table-cell>
        </table:table-row>
        <table:table-row table:style-name="ro1">
          <table:table-cell office:value-type="float" office:value="53.51192" calcext:value-type="float">
            <text:p>53.51192</text:p>
          </table:table-cell>
          <table:table-cell office:value-type="float" office:value="-1.09662" calcext:value-type="float">
            <text:p>-1.09662</text:p>
          </table:table-cell>
        </table:table-row>
        <table:table-row table:style-name="ro1">
          <table:table-cell office:value-type="float" office:value="53.50867" calcext:value-type="float">
            <text:p>53.50867</text:p>
          </table:table-cell>
          <table:table-cell office:value-type="float" office:value="-1.14344" calcext:value-type="float">
            <text:p>-1.14344</text:p>
          </table:table-cell>
        </table:table-row>
        <table:table-row table:style-name="ro1">
          <table:table-cell office:value-type="float" office:value="53.57592" calcext:value-type="float">
            <text:p>53.57592</text:p>
          </table:table-cell>
          <table:table-cell office:value-type="float" office:value="-1.20732" calcext:value-type="float">
            <text:p>-1.20732</text:p>
          </table:table-cell>
        </table:table-row>
        <table:table-row table:style-name="ro1">
          <table:table-cell office:value-type="float" office:value="50.71174" calcext:value-type="float">
            <text:p>50.71174</text:p>
          </table:table-cell>
          <table:table-cell office:value-type="float" office:value="-2.47434" calcext:value-type="float">
            <text:p>-2.47434</text:p>
          </table:table-cell>
        </table:table-row>
        <table:table-row table:style-name="ro1">
          <table:table-cell office:value-type="float" office:value="50.61627" calcext:value-type="float">
            <text:p>50.61627</text:p>
          </table:table-cell>
          <table:table-cell office:value-type="float" office:value="-2.45723" calcext:value-type="float">
            <text:p>-2.45723</text:p>
          </table:table-cell>
        </table:table-row>
        <table:table-row table:style-name="ro1">
          <table:table-cell office:value-type="float" office:value="50.61014" calcext:value-type="float">
            <text:p>50.61014</text:p>
          </table:table-cell>
          <table:table-cell office:value-type="float" office:value="-2.45372" calcext:value-type="float">
            <text:p>-2.45372</text:p>
          </table:table-cell>
        </table:table-row>
        <table:table-row table:style-name="ro1">
          <table:table-cell office:value-type="float" office:value="52.5129" calcext:value-type="float">
            <text:p>52.5129</text:p>
          </table:table-cell>
          <table:table-cell office:value-type="float" office:value="-2.06926" calcext:value-type="float">
            <text:p>-2.06926</text:p>
          </table:table-cell>
        </table:table-row>
        <table:table-row table:style-name="ro1">
          <table:table-cell office:value-type="float" office:value="52.37017" calcext:value-type="float">
            <text:p>52.37017</text:p>
          </table:table-cell>
          <table:table-cell office:value-type="float" office:value="-2.247" calcext:value-type="float">
            <text:p>-2.247</text:p>
          </table:table-cell>
        </table:table-row>
        <table:table-row table:style-name="ro1">
          <table:table-cell office:value-type="float" office:value="52.38678" calcext:value-type="float">
            <text:p>52.38678</text:p>
          </table:table-cell>
          <table:table-cell office:value-type="float" office:value="-2.25128" calcext:value-type="float">
            <text:p>-2.25128</text:p>
          </table:table-cell>
        </table:table-row>
        <table:table-row table:style-name="ro1">
          <table:table-cell office:value-type="float" office:value="52.52617" calcext:value-type="float">
            <text:p>52.52617</text:p>
          </table:table-cell>
          <table:table-cell office:value-type="float" office:value="-2.11431" calcext:value-type="float">
            <text:p>-2.11431</text:p>
          </table:table-cell>
        </table:table-row>
        <table:table-row table:style-name="ro1">
          <table:table-cell office:value-type="float" office:value="52.52587" calcext:value-type="float">
            <text:p>52.52587</text:p>
          </table:table-cell>
          <table:table-cell office:value-type="float" office:value="-2.014" calcext:value-type="float">
            <text:p>-2.014</text:p>
          </table:table-cell>
        </table:table-row>
        <table:table-row table:style-name="ro1">
          <table:table-cell office:value-type="float" office:value="52.4805" calcext:value-type="float">
            <text:p>52.4805</text:p>
          </table:table-cell>
          <table:table-cell office:value-type="float" office:value="-2.11339" calcext:value-type="float">
            <text:p>-2.11339</text:p>
          </table:table-cell>
        </table:table-row>
        <table:table-row table:style-name="ro1">
          <table:table-cell office:value-type="float" office:value="52.48131" calcext:value-type="float">
            <text:p>52.48131</text:p>
          </table:table-cell>
          <table:table-cell office:value-type="float" office:value="-2.11369" calcext:value-type="float">
            <text:p>-2.11369</text:p>
          </table:table-cell>
        </table:table-row>
        <table:table-row table:style-name="ro1">
          <table:table-cell office:value-type="float" office:value="52.47839" calcext:value-type="float">
            <text:p>52.47839</text:p>
          </table:table-cell>
          <table:table-cell office:value-type="float" office:value="-2.11346" calcext:value-type="float">
            <text:p>-2.11346</text:p>
          </table:table-cell>
        </table:table-row>
        <table:table-row table:style-name="ro1">
          <table:table-cell office:value-type="float" office:value="52.50022" calcext:value-type="float">
            <text:p>52.50022</text:p>
          </table:table-cell>
          <table:table-cell office:value-type="float" office:value="-2.1529" calcext:value-type="float">
            <text:p>-2.1529</text:p>
          </table:table-cell>
        </table:table-row>
        <table:table-row table:style-name="ro1">
          <table:table-cell office:value-type="float" office:value="51.51487" calcext:value-type="float">
            <text:p>51.51487</text:p>
          </table:table-cell>
          <table:table-cell office:value-type="float" office:value="-0.05964" calcext:value-type="float">
            <text:p>-0.05964</text:p>
          </table:table-cell>
        </table:table-row>
        <table:table-row table:style-name="ro1">
          <table:table-cell office:value-type="string" calcext:value-type="string">
            <text:p>,51.5700</text:p>
          </table:table-cell>
          <table:table-cell office:value-type="string" calcext:value-type="string">
            <text:p>,0.01338</text:p>
          </table:table-cell>
        </table:table-row>
        <table:table-row table:style-name="ro1">
          <table:table-cell office:value-type="float" office:value="51.50708" calcext:value-type="float">
            <text:p>51.50708</text:p>
          </table:table-cell>
          <table:table-cell office:value-type="float" office:value="-0.00915" calcext:value-type="float">
            <text:p>-0.00915</text:p>
          </table:table-cell>
        </table:table-row>
        <table:table-row table:style-name="ro1">
          <table:table-cell office:value-type="string" calcext:value-type="string">
            <text:p>,51.5407</text:p>
          </table:table-cell>
          <table:table-cell office:value-type="string" calcext:value-type="string">
            <text:p>,0.00075</text:p>
          </table:table-cell>
        </table:table-row>
        <table:table-row table:style-name="ro1">
          <table:table-cell office:value-type="string" calcext:value-type="string">
            <text:p>,51.5181</text:p>
          </table:table-cell>
          <table:table-cell office:value-type="string" calcext:value-type="string">
            <text:p>,0.01395</text:p>
          </table:table-cell>
        </table:table-row>
        <table:table-row table:style-name="ro1">
          <table:table-cell office:value-type="float" office:value="51.58365" calcext:value-type="float">
            <text:p>51.5836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office:value-type="float" office:value="51.50926" calcext:value-type="float">
            <text:p>51.50926</text:p>
          </table:table-cell>
          <table:table-cell office:value-type="float" office:value="-0.06063" calcext:value-type="float">
            <text:p>-0.06063</text:p>
          </table:table-cell>
        </table:table-row>
        <table:table-row table:style-name="ro1">
          <table:table-cell office:value-type="float" office:value="51.5269" calcext:value-type="float">
            <text:p>51.5269</text:p>
          </table:table-cell>
          <table:table-cell office:value-type="float" office:value="-0.05887" calcext:value-type="float">
            <text:p>-0.05887</text:p>
          </table:table-cell>
        </table:table-row>
        <table:table-row table:style-name="ro1">
          <table:table-cell office:value-type="float" office:value="51.54351" calcext:value-type="float">
            <text:p>51.54351</text:p>
          </table:table-cell>
          <table:table-cell office:value-type="float" office:value="-0.00607" calcext:value-type="float">
            <text:p>-0.00607</text:p>
          </table:table-cell>
        </table:table-row>
        <table:table-row table:style-name="ro1">
          <table:table-cell office:value-type="float" office:value="51.52974" calcext:value-type="float">
            <text:p>51.52974</text:p>
          </table:table-cell>
          <table:table-cell office:value-type="float" office:value="-0.01501" calcext:value-type="float">
            <text:p>-0.01501</text:p>
          </table:table-cell>
        </table:table-row>
        <table:table-row table:style-name="ro1">
          <table:table-cell office:value-type="float" office:value="51.63505" calcext:value-type="float">
            <text:p>51.63505</text:p>
          </table:table-cell>
          <table:table-cell office:value-type="float" office:value="-0.01163" calcext:value-type="float">
            <text:p>-0.01163</text:p>
          </table:table-cell>
        </table:table-row>
        <table:table-row table:style-name="ro1">
          <table:table-cell office:value-type="string" calcext:value-type="string">
            <text:p>,51.5340</text:p>
          </table:table-cell>
          <table:table-cell office:value-type="string" calcext:value-type="string">
            <text:p>,0.05380</text:p>
          </table:table-cell>
        </table:table-row>
        <table:table-row table:style-name="ro1">
          <table:table-cell office:value-type="string" calcext:value-type="string">
            <text:p>,51.5219</text:p>
          </table:table-cell>
          <table:table-cell office:value-type="string" calcext:value-type="string">
            <text:p>,0.07191</text:p>
          </table:table-cell>
        </table:table-row>
        <table:table-row table:style-name="ro1">
          <table:table-cell office:value-type="string" calcext:value-type="string">
            <text:p>,51.5161</text:p>
          </table:table-cell>
          <table:table-cell office:value-type="string" calcext:value-type="string">
            <text:p>,0.07749</text:p>
          </table:table-cell>
        </table:table-row>
        <table:table-row table:style-name="ro1">
          <table:table-cell office:value-type="string" calcext:value-type="string">
            <text:p>,51.5463</text:p>
          </table:table-cell>
          <table:table-cell office:value-type="string" calcext:value-type="string">
            <text:p>,0.02796</text:p>
          </table:table-cell>
        </table:table-row>
        <table:table-row table:style-name="ro1">
          <table:table-cell office:value-type="float" office:value="51.54113" calcext:value-type="float">
            <text:p>51.54113</text:p>
          </table:table-cell>
          <table:table-cell office:value-type="float" office:value="-0.03686" calcext:value-type="float">
            <text:p>-0.03686</text:p>
          </table:table-cell>
        </table:table-row>
        <table:table-row table:style-name="ro1">
          <table:table-cell office:value-type="float" office:value="51.54726" calcext:value-type="float">
            <text:p>51.54726</text:p>
          </table:table-cell>
          <table:table-cell office:value-type="float" office:value="-0.07545" calcext:value-type="float">
            <text:p>-0.07545</text:p>
          </table:table-cell>
        </table:table-row>
        <table:table-row table:style-name="ro1">
          <table:table-cell office:value-type="float" office:value="51.5176" calcext:value-type="float">
            <text:p>51.5176</text:p>
          </table:table-cell>
          <table:table-cell office:value-type="float" office:value="-0.11017" calcext:value-type="float">
            <text:p>-0.11017</text:p>
          </table:table-cell>
        </table:table-row>
        <table:table-row table:style-name="ro1">
          <table:table-cell office:value-type="float" office:value="51.52892" calcext:value-type="float">
            <text:p>51.52892</text:p>
          </table:table-cell>
          <table:table-cell office:value-type="float" office:value="-0.09254" calcext:value-type="float">
            <text:p>-0.09254</text:p>
          </table:table-cell>
        </table:table-row>
        <table:table-row table:style-name="ro1">
          <table:table-cell office:value-type="float" office:value="51.51718" calcext:value-type="float">
            <text:p>51.51718</text:p>
          </table:table-cell>
          <table:table-cell office:value-type="float" office:value="-0.08851" calcext:value-type="float">
            <text:p>-0.08851</text:p>
          </table:table-cell>
        </table:table-row>
        <table:table-row table:style-name="ro1">
          <table:table-cell office:value-type="float" office:value="51.51764" calcext:value-type="float">
            <text:p>51.51764</text:p>
          </table:table-cell>
          <table:table-cell office:value-type="float" office:value="-0.08239" calcext:value-type="float">
            <text:p>-0.08239</text:p>
          </table:table-cell>
        </table:table-row>
        <table:table-row table:style-name="ro1">
          <table:table-cell office:value-type="float" office:value="51.51431" calcext:value-type="float">
            <text:p>51.51431</text:p>
          </table:table-cell>
          <table:table-cell office:value-type="float" office:value="-0.1078" calcext:value-type="float">
            <text:p>-0.1078</text:p>
          </table:table-cell>
        </table:table-row>
        <table:table-row table:style-name="ro1">
          <table:table-cell office:value-type="float" office:value="51.51124" calcext:value-type="float">
            <text:p>51.51124</text:p>
          </table:table-cell>
          <table:table-cell office:value-type="float" office:value="-0.08786" calcext:value-type="float">
            <text:p>-0.08786</text:p>
          </table:table-cell>
        </table:table-row>
        <table:table-row table:style-name="ro1">
          <table:table-cell office:value-type="float" office:value="55.95296" calcext:value-type="float">
            <text:p>55.95296</text:p>
          </table:table-cell>
          <table:table-cell office:value-type="float" office:value="-3.19035" calcext:value-type="float">
            <text:p>-3.19035</text:p>
          </table:table-cell>
        </table:table-row>
        <table:table-row table:style-name="ro1">
          <table:table-cell office:value-type="float" office:value="55.93661" calcext:value-type="float">
            <text:p>55.93661</text:p>
          </table:table-cell>
          <table:table-cell office:value-type="float" office:value="-3.23736" calcext:value-type="float">
            <text:p>-3.23736</text:p>
          </table:table-cell>
        </table:table-row>
        <table:table-row table:style-name="ro1">
          <table:table-cell office:value-type="float" office:value="55.94191" calcext:value-type="float">
            <text:p>55.94191</text:p>
          </table:table-cell>
          <table:table-cell office:value-type="float" office:value="-3.29401" calcext:value-type="float">
            <text:p>-3.29401</text:p>
          </table:table-cell>
        </table:table-row>
        <table:table-row table:style-name="ro1">
          <table:table-cell office:value-type="float" office:value="55.92596" calcext:value-type="float">
            <text:p>55.92596</text:p>
          </table:table-cell>
          <table:table-cell office:value-type="float" office:value="-3.24734" calcext:value-type="float">
            <text:p>-3.24734</text:p>
          </table:table-cell>
        </table:table-row>
        <table:table-row table:style-name="ro1">
          <table:table-cell office:value-type="float" office:value="55.9335" calcext:value-type="float">
            <text:p>55.9335</text:p>
          </table:table-cell>
          <table:table-cell office:value-type="float" office:value="-3.09817" calcext:value-type="float">
            <text:p>-3.09817</text:p>
          </table:table-cell>
        </table:table-row>
        <table:table-row table:style-name="ro1">
          <table:table-cell office:value-type="float" office:value="55.95328" calcext:value-type="float">
            <text:p>55.95328</text:p>
          </table:table-cell>
          <table:table-cell office:value-type="float" office:value="-3.19136" calcext:value-type="float">
            <text:p>-3.19136</text:p>
          </table:table-cell>
        </table:table-row>
        <table:table-row table:style-name="ro1">
          <table:table-cell office:value-type="float" office:value="55.9505" calcext:value-type="float">
            <text:p>55.9505</text:p>
          </table:table-cell>
          <table:table-cell office:value-type="float" office:value="-3.20656" calcext:value-type="float">
            <text:p>-3.20656</text:p>
          </table:table-cell>
        </table:table-row>
        <table:table-row table:style-name="ro1">
          <table:table-cell office:value-type="float" office:value="55.88614" calcext:value-type="float">
            <text:p>55.88614</text:p>
          </table:table-cell>
          <table:table-cell office:value-type="float" office:value="-3.1619" calcext:value-type="float">
            <text:p>-3.1619</text:p>
          </table:table-cell>
        </table:table-row>
        <table:table-row table:style-name="ro1">
          <table:table-cell office:value-type="float" office:value="55.93835" calcext:value-type="float">
            <text:p>55.93835</text:p>
          </table:table-cell>
          <table:table-cell office:value-type="float" office:value="-3.40272" calcext:value-type="float">
            <text:p>-3.40272</text:p>
          </table:table-cell>
        </table:table-row>
        <table:table-row table:style-name="ro1">
          <table:table-cell office:value-type="float" office:value="55.98399" calcext:value-type="float">
            <text:p>55.98399</text:p>
          </table:table-cell>
          <table:table-cell office:value-type="float" office:value="-3.40686" calcext:value-type="float">
            <text:p>-3.40686</text:p>
          </table:table-cell>
        </table:table-row>
        <table:table-row table:style-name="ro1">
          <table:table-cell office:value-type="float" office:value="55.96136" calcext:value-type="float">
            <text:p>55.96136</text:p>
          </table:table-cell>
          <table:table-cell office:value-type="float" office:value="-3.24241" calcext:value-type="float">
            <text:p>-3.24241</text:p>
          </table:table-cell>
        </table:table-row>
        <table:table-row table:style-name="ro1">
          <table:table-cell office:value-type="float" office:value="55.89903" calcext:value-type="float">
            <text:p>55.89903</text:p>
          </table:table-cell>
          <table:table-cell office:value-type="float" office:value="-3.64297" calcext:value-type="float">
            <text:p>-3.64297</text:p>
          </table:table-cell>
        </table:table-row>
        <table:table-row table:style-name="ro1">
          <table:table-cell office:value-type="float" office:value="55.88378" calcext:value-type="float">
            <text:p>55.88378</text:p>
          </table:table-cell>
          <table:table-cell office:value-type="float" office:value="-3.51521" calcext:value-type="float">
            <text:p>-3.51521</text:p>
          </table:table-cell>
        </table:table-row>
        <table:table-row table:style-name="ro1">
          <table:table-cell office:value-type="float" office:value="55.88229" calcext:value-type="float">
            <text:p>55.88229</text:p>
          </table:table-cell>
          <table:table-cell office:value-type="float" office:value="-3.51588" calcext:value-type="float">
            <text:p>-3.51588</text:p>
          </table:table-cell>
        </table:table-row>
        <table:table-row table:style-name="ro1">
          <table:table-cell office:value-type="float" office:value="55.88451" calcext:value-type="float">
            <text:p>55.88451</text:p>
          </table:table-cell>
          <table:table-cell office:value-type="float" office:value="-3.52532" calcext:value-type="float">
            <text:p>-3.52532</text:p>
          </table:table-cell>
        </table:table-row>
        <table:table-row table:style-name="ro1">
          <table:table-cell office:value-type="float" office:value="55.96868" calcext:value-type="float">
            <text:p>55.96868</text:p>
          </table:table-cell>
          <table:table-cell office:value-type="float" office:value="-3.14234" calcext:value-type="float">
            <text:p>-3.14234</text:p>
          </table:table-cell>
        </table:table-row>
        <table:table-row table:style-name="ro1">
          <table:table-cell office:value-type="float" office:value="55.9563" calcext:value-type="float">
            <text:p>55.9563</text:p>
          </table:table-cell>
          <table:table-cell office:value-type="float" office:value="-3.15969" calcext:value-type="float">
            <text:p>-3.15969</text:p>
          </table:table-cell>
        </table:table-row>
        <table:table-row table:style-name="ro1">
          <table:table-cell office:value-type="float" office:value="51.65176" calcext:value-type="float">
            <text:p>51.65176</text:p>
          </table:table-cell>
          <table:table-cell office:value-type="float" office:value="-0.05955" calcext:value-type="float">
            <text:p>-0.05955</text:p>
          </table:table-cell>
        </table:table-row>
        <table:table-row table:style-name="ro1">
          <table:table-cell office:value-type="float" office:value="51.67974" calcext:value-type="float">
            <text:p>51.67974</text:p>
          </table:table-cell>
          <table:table-cell office:value-type="float" office:value="-0.04979" calcext:value-type="float">
            <text:p>-0.04979</text:p>
          </table:table-cell>
        </table:table-row>
        <table:table-row table:style-name="ro1">
          <table:table-cell office:value-type="float" office:value="51.65231" calcext:value-type="float">
            <text:p>51.65231</text:p>
          </table:table-cell>
          <table:table-cell office:value-type="float" office:value="-0.08296" calcext:value-type="float">
            <text:p>-0.08296</text:p>
          </table:table-cell>
        </table:table-row>
        <table:table-row table:style-name="ro1">
          <table:table-cell office:value-type="float" office:value="51.6566" calcext:value-type="float">
            <text:p>51.6566</text:p>
          </table:table-cell>
          <table:table-cell office:value-type="float" office:value="-0.03079" calcext:value-type="float">
            <text:p>-0.03079</text:p>
          </table:table-cell>
        </table:table-row>
        <table:table-row table:style-name="ro1">
          <table:table-cell office:value-type="float" office:value="51.65393" calcext:value-type="float">
            <text:p>51.65393</text:p>
          </table:table-cell>
          <table:table-cell office:value-type="float" office:value="-0.20135" calcext:value-type="float">
            <text:p>-0.20135</text:p>
          </table:table-cell>
        </table:table-row>
        <table:table-row table:style-name="ro1">
          <table:table-cell office:value-type="float" office:value="51.69667" calcext:value-type="float">
            <text:p>51.69667</text:p>
          </table:table-cell>
          <table:table-cell office:value-type="float" office:value="-0.19179" calcext:value-type="float">
            <text:p>-0.19179</text:p>
          </table:table-cell>
        </table:table-row>
        <table:table-row table:style-name="ro1">
          <table:table-cell office:value-type="float" office:value="51.68675" calcext:value-type="float">
            <text:p>51.68675</text:p>
          </table:table-cell>
          <table:table-cell office:value-type="float" office:value="-0.00979" calcext:value-type="float">
            <text:p>-0.00979</text:p>
          </table:table-cell>
        </table:table-row>
        <table:table-row table:style-name="ro1">
          <table:table-cell office:value-type="float" office:value="50.86147" calcext:value-type="float">
            <text:p>50.86147</text:p>
          </table:table-cell>
          <table:table-cell office:value-type="float" office:value="-3.38457" calcext:value-type="float">
            <text:p>-3.38457</text:p>
          </table:table-cell>
        </table:table-row>
        <table:table-row table:style-name="ro1">
          <table:table-cell office:value-type="float" office:value="50.91111" calcext:value-type="float">
            <text:p>50.91111</text:p>
          </table:table-cell>
          <table:table-cell office:value-type="float" office:value="-3.4682" calcext:value-type="float">
            <text:p>-3.4682</text:p>
          </table:table-cell>
        </table:table-row>
        <table:table-row table:style-name="ro1">
          <table:table-cell office:value-type="float" office:value="50.70904" calcext:value-type="float">
            <text:p>50.70904</text:p>
          </table:table-cell>
          <table:table-cell office:value-type="float" office:value="-3.53601" calcext:value-type="float">
            <text:p>-3.53601</text:p>
          </table:table-cell>
        </table:table-row>
        <table:table-row table:style-name="ro1">
          <table:table-cell office:value-type="float" office:value="51.06556" calcext:value-type="float">
            <text:p>51.06556</text:p>
          </table:table-cell>
          <table:table-cell office:value-type="float" office:value="-4.08105" calcext:value-type="float">
            <text:p>-4.08105</text:p>
          </table:table-cell>
        </table:table-row>
        <table:table-row table:style-name="ro1">
          <table:table-cell office:value-type="float" office:value="51.07522" calcext:value-type="float">
            <text:p>51.07522</text:p>
          </table:table-cell>
          <table:table-cell office:value-type="float" office:value="-4.04467" calcext:value-type="float">
            <text:p>-4.04467</text:p>
          </table:table-cell>
        </table:table-row>
        <table:table-row table:style-name="ro1">
          <table:table-cell office:value-type="float" office:value="50.72279" calcext:value-type="float">
            <text:p>50.72279</text:p>
          </table:table-cell>
          <table:table-cell office:value-type="float" office:value="-3.5325" calcext:value-type="float">
            <text:p>-3.5325</text:p>
          </table:table-cell>
        </table:table-row>
        <table:table-row table:style-name="ro1">
          <table:table-cell office:value-type="float" office:value="50.63084" calcext:value-type="float">
            <text:p>50.63084</text:p>
          </table:table-cell>
          <table:table-cell office:value-type="float" office:value="-3.37444" calcext:value-type="float">
            <text:p>-3.37444</text:p>
          </table:table-cell>
        </table:table-row>
        <table:table-row table:style-name="ro1">
          <table:table-cell office:value-type="float" office:value="56.00431" calcext:value-type="float">
            <text:p>56.00431</text:p>
          </table:table-cell>
          <table:table-cell office:value-type="float" office:value="-3.77749" calcext:value-type="float">
            <text:p>-3.77749</text:p>
          </table:table-cell>
        </table:table-row>
        <table:table-row table:style-name="ro1">
          <table:table-cell office:value-type="float" office:value="56.00086" calcext:value-type="float">
            <text:p>56.00086</text:p>
          </table:table-cell>
          <table:table-cell office:value-type="float" office:value="-3.7821" calcext:value-type="float">
            <text:p>-3.7821</text:p>
          </table:table-cell>
        </table:table-row>
        <table:table-row table:style-name="ro1">
          <table:table-cell office:value-type="float" office:value="56.11705" calcext:value-type="float">
            <text:p>56.11705</text:p>
          </table:table-cell>
          <table:table-cell office:value-type="float" office:value="-3.77419" calcext:value-type="float">
            <text:p>-3.77419</text:p>
          </table:table-cell>
        </table:table-row>
        <table:table-row table:style-name="ro1">
          <table:table-cell office:value-type="float" office:value="56.01161" calcext:value-type="float">
            <text:p>56.01161</text:p>
          </table:table-cell>
          <table:table-cell office:value-type="float" office:value="-3.74648" calcext:value-type="float">
            <text:p>-3.74648</text:p>
          </table:table-cell>
        </table:table-row>
        <table:table-row table:style-name="ro1">
          <table:table-cell office:value-type="float" office:value="56.12862" calcext:value-type="float">
            <text:p>56.12862</text:p>
          </table:table-cell>
          <table:table-cell office:value-type="float" office:value="-3.94289" calcext:value-type="float">
            <text:p>-3.94289</text:p>
          </table:table-cell>
        </table:table-row>
        <table:table-row table:style-name="ro1">
          <table:table-cell office:value-type="float" office:value="56.11855" calcext:value-type="float">
            <text:p>56.11855</text:p>
          </table:table-cell>
          <table:table-cell office:value-type="float" office:value="-3.9365" calcext:value-type="float">
            <text:p>-3.9365</text:p>
          </table:table-cell>
        </table:table-row>
        <table:table-row table:style-name="ro1">
          <table:table-cell office:value-type="float" office:value="53.81463" calcext:value-type="float">
            <text:p>53.81463</text:p>
          </table:table-cell>
          <table:table-cell office:value-type="float" office:value="-3.05408" calcext:value-type="float">
            <text:p>-3.05408</text:p>
          </table:table-cell>
        </table:table-row>
        <table:table-row table:style-name="ro1">
          <table:table-cell office:value-type="float" office:value="53.80812" calcext:value-type="float">
            <text:p>53.80812</text:p>
          </table:table-cell>
          <table:table-cell office:value-type="float" office:value="-3.04999" calcext:value-type="float">
            <text:p>-3.04999</text:p>
          </table:table-cell>
        </table:table-row>
        <table:table-row table:style-name="ro1">
          <table:table-cell office:value-type="float" office:value="53.79819" calcext:value-type="float">
            <text:p>53.79819</text:p>
          </table:table-cell>
          <table:table-cell office:value-type="float" office:value="-3.05544" calcext:value-type="float">
            <text:p>-3.05544</text:p>
          </table:table-cell>
        </table:table-row>
        <table:table-row table:style-name="ro1">
          <table:table-cell office:value-type="float" office:value="53.77879" calcext:value-type="float">
            <text:p>53.77879</text:p>
          </table:table-cell>
          <table:table-cell office:value-type="float" office:value="-3.03391" calcext:value-type="float">
            <text:p>-3.03391</text:p>
          </table:table-cell>
        </table:table-row>
        <table:table-row table:style-name="ro1">
          <table:table-cell office:value-type="float" office:value="53.80203" calcext:value-type="float">
            <text:p>53.80203</text:p>
          </table:table-cell>
          <table:table-cell office:value-type="float" office:value="-3.01081" calcext:value-type="float">
            <text:p>-3.01081</text:p>
          </table:table-cell>
        </table:table-row>
        <table:table-row table:style-name="ro1">
          <table:table-cell office:value-type="float" office:value="53.91827" calcext:value-type="float">
            <text:p>53.91827</text:p>
          </table:table-cell>
          <table:table-cell office:value-type="float" office:value="-3.01263" calcext:value-type="float">
            <text:p>-3.01263</text:p>
          </table:table-cell>
        </table:table-row>
        <table:table-row table:style-name="ro1">
          <table:table-cell office:value-type="float" office:value="53.74632" calcext:value-type="float">
            <text:p>53.74632</text:p>
          </table:table-cell>
          <table:table-cell office:value-type="float" office:value="-2.93342" calcext:value-type="float">
            <text:p>-2.93342</text:p>
          </table:table-cell>
        </table:table-row>
        <table:table-row table:style-name="ro1">
          <table:table-cell office:value-type="float" office:value="55.85757" calcext:value-type="float">
            <text:p>55.85757</text:p>
          </table:table-cell>
          <table:table-cell office:value-type="float" office:value="-4.25294" calcext:value-type="float">
            <text:p>-4.25294</text:p>
          </table:table-cell>
        </table:table-row>
        <table:table-row table:style-name="ro1">
          <table:table-cell office:value-type="float" office:value="55.85691" calcext:value-type="float">
            <text:p>55.85691</text:p>
          </table:table-cell>
          <table:table-cell office:value-type="float" office:value="-4.24592" calcext:value-type="float">
            <text:p>-4.24592</text:p>
          </table:table-cell>
        </table:table-row>
        <table:table-row table:style-name="ro1">
          <table:table-cell office:value-type="float" office:value="55.87233" calcext:value-type="float">
            <text:p>55.87233</text:p>
          </table:table-cell>
          <table:table-cell office:value-type="float" office:value="-4.31295" calcext:value-type="float">
            <text:p>-4.31295</text:p>
          </table:table-cell>
        </table:table-row>
        <table:table-row table:style-name="ro1">
          <table:table-cell office:value-type="float" office:value="55.89229" calcext:value-type="float">
            <text:p>55.89229</text:p>
          </table:table-cell>
          <table:table-cell office:value-type="float" office:value="-4.33162" calcext:value-type="float">
            <text:p>-4.33162</text:p>
          </table:table-cell>
        </table:table-row>
        <table:table-row table:style-name="ro1">
          <table:table-cell office:value-type="float" office:value="55.86453" calcext:value-type="float">
            <text:p>55.86453</text:p>
          </table:table-cell>
          <table:table-cell office:value-type="float" office:value="-4.25678" calcext:value-type="float">
            <text:p>-4.25678</text:p>
          </table:table-cell>
        </table:table-row>
        <table:table-row table:style-name="ro1">
          <table:table-cell office:value-type="float" office:value="55.85828" calcext:value-type="float">
            <text:p>55.85828</text:p>
          </table:table-cell>
          <table:table-cell office:value-type="float" office:value="-4.25728" calcext:value-type="float">
            <text:p>-4.25728</text:p>
          </table:table-cell>
        </table:table-row>
        <table:table-row table:style-name="ro1">
          <table:table-cell office:value-type="float" office:value="55.887" calcext:value-type="float">
            <text:p>55.887</text:p>
          </table:table-cell>
          <table:table-cell office:value-type="float" office:value="-4.28469" calcext:value-type="float">
            <text:p>-4.28469</text:p>
          </table:table-cell>
        </table:table-row>
        <table:table-row table:style-name="ro1">
          <table:table-cell office:value-type="float" office:value="55.89299" calcext:value-type="float">
            <text:p>55.89299</text:p>
          </table:table-cell>
          <table:table-cell office:value-type="float" office:value="-4.23506" calcext:value-type="float">
            <text:p>-4.23506</text:p>
          </table:table-cell>
        </table:table-row>
        <table:table-row table:style-name="ro1">
          <table:table-cell office:value-type="float" office:value="55.86255" calcext:value-type="float">
            <text:p>55.86255</text:p>
          </table:table-cell>
          <table:table-cell office:value-type="float" office:value="-4.28064" calcext:value-type="float">
            <text:p>-4.28064</text:p>
          </table:table-cell>
        </table:table-row>
        <table:table-row table:style-name="ro1">
          <table:table-cell office:value-type="float" office:value="55.85755" calcext:value-type="float">
            <text:p>55.85755</text:p>
          </table:table-cell>
          <table:table-cell office:value-type="float" office:value="-4.19924" calcext:value-type="float">
            <text:p>-4.19924</text:p>
          </table:table-cell>
        </table:table-row>
        <table:table-row table:style-name="ro1">
          <table:table-cell office:value-type="float" office:value="55.83625" calcext:value-type="float">
            <text:p>55.83625</text:p>
          </table:table-cell>
          <table:table-cell office:value-type="float" office:value="-4.16897" calcext:value-type="float">
            <text:p>-4.16897</text:p>
          </table:table-cell>
        </table:table-row>
        <table:table-row table:style-name="ro1">
          <table:table-cell office:value-type="float" office:value="55.86871" calcext:value-type="float">
            <text:p>55.86871</text:p>
          </table:table-cell>
          <table:table-cell office:value-type="float" office:value="-4.1201" calcext:value-type="float">
            <text:p>-4.1201</text:p>
          </table:table-cell>
        </table:table-row>
        <table:table-row table:style-name="ro1">
          <table:table-cell office:value-type="float" office:value="55.83908" calcext:value-type="float">
            <text:p>55.83908</text:p>
          </table:table-cell>
          <table:table-cell office:value-type="float" office:value="-4.2668" calcext:value-type="float">
            <text:p>-4.2668</text:p>
          </table:table-cell>
        </table:table-row>
        <table:table-row table:style-name="ro1">
          <table:table-cell office:value-type="float" office:value="55.8066" calcext:value-type="float">
            <text:p>55.8066</text:p>
          </table:table-cell>
          <table:table-cell office:value-type="float" office:value="-4.23345" calcext:value-type="float">
            <text:p>-4.23345</text:p>
          </table:table-cell>
        </table:table-row>
        <table:table-row table:style-name="ro1">
          <table:table-cell office:value-type="float" office:value="55.80759" calcext:value-type="float">
            <text:p>55.80759</text:p>
          </table:table-cell>
          <table:table-cell office:value-type="float" office:value="-4.31613" calcext:value-type="float">
            <text:p>-4.31613</text:p>
          </table:table-cell>
        </table:table-row>
        <table:table-row table:style-name="ro1">
          <table:table-cell office:value-type="float" office:value="55.87609" calcext:value-type="float">
            <text:p>55.87609</text:p>
          </table:table-cell>
          <table:table-cell office:value-type="float" office:value="-4.36753" calcext:value-type="float">
            <text:p>-4.36753</text:p>
          </table:table-cell>
        </table:table-row>
        <table:table-row table:style-name="ro1">
          <table:table-cell office:value-type="float" office:value="55.87279" calcext:value-type="float">
            <text:p>55.87279</text:p>
          </table:table-cell>
          <table:table-cell office:value-type="float" office:value="-4.36012" calcext:value-type="float">
            <text:p>-4.36012</text:p>
          </table:table-cell>
        </table:table-row>
        <table:table-row table:style-name="ro1">
          <table:table-cell office:value-type="float" office:value="55.85142" calcext:value-type="float">
            <text:p>55.85142</text:p>
          </table:table-cell>
          <table:table-cell office:value-type="float" office:value="-4.31998" calcext:value-type="float">
            <text:p>-4.31998</text:p>
          </table:table-cell>
        </table:table-row>
        <table:table-row table:style-name="ro1">
          <table:table-cell office:value-type="float" office:value="55.80499" calcext:value-type="float">
            <text:p>55.80499</text:p>
          </table:table-cell>
          <table:table-cell office:value-type="float" office:value="-4.34075" calcext:value-type="float">
            <text:p>-4.34075</text:p>
          </table:table-cell>
        </table:table-row>
        <table:table-row table:style-name="ro1">
          <table:table-cell office:value-type="float" office:value="55.93366" calcext:value-type="float">
            <text:p>55.93366</text:p>
          </table:table-cell>
          <table:table-cell office:value-type="float" office:value="-4.3182" calcext:value-type="float">
            <text:p>-4.3182</text:p>
          </table:table-cell>
        </table:table-row>
        <table:table-row table:style-name="ro1">
          <table:table-cell office:value-type="float" office:value="55.94557" calcext:value-type="float">
            <text:p>55.94557</text:p>
          </table:table-cell>
          <table:table-cell office:value-type="float" office:value="-4.15714" calcext:value-type="float">
            <text:p>-4.15714</text:p>
          </table:table-cell>
        </table:table-row>
        <table:table-row table:style-name="ro1">
          <table:table-cell office:value-type="float" office:value="55.95022" calcext:value-type="float">
            <text:p>55.95022</text:p>
          </table:table-cell>
          <table:table-cell office:value-type="float" office:value="-3.9876" calcext:value-type="float">
            <text:p>-3.9876</text:p>
          </table:table-cell>
        </table:table-row>
        <table:table-row table:style-name="ro1">
          <table:table-cell office:value-type="float" office:value="55.84772" calcext:value-type="float">
            <text:p>55.84772</text:p>
          </table:table-cell>
          <table:table-cell office:value-type="float" office:value="-4.06635" calcext:value-type="float">
            <text:p>-4.06635</text:p>
          </table:table-cell>
        </table:table-row>
        <table:table-row table:style-name="ro1">
          <table:table-cell office:value-type="float" office:value="55.76478" calcext:value-type="float">
            <text:p>55.76478</text:p>
          </table:table-cell>
          <table:table-cell office:value-type="float" office:value="-4.21003" calcext:value-type="float">
            <text:p>-4.21003</text:p>
          </table:table-cell>
        </table:table-row>
        <table:table-row table:style-name="ro1">
          <table:table-cell office:value-type="float" office:value="55.76996" calcext:value-type="float">
            <text:p>55.76996</text:p>
          </table:table-cell>
          <table:table-cell office:value-type="float" office:value="-4.17613" calcext:value-type="float">
            <text:p>-4.17613</text:p>
          </table:table-cell>
        </table:table-row>
        <table:table-row table:style-name="ro1">
          <table:table-cell office:value-type="float" office:value="55.77883" calcext:value-type="float">
            <text:p>55.77883</text:p>
          </table:table-cell>
          <table:table-cell office:value-type="float" office:value="-4.16232" calcext:value-type="float">
            <text:p>-4.16232</text:p>
          </table:table-cell>
        </table:table-row>
        <table:table-row table:style-name="ro1">
          <table:table-cell office:value-type="float" office:value="55.90642" calcext:value-type="float">
            <text:p>55.90642</text:p>
          </table:table-cell>
          <table:table-cell office:value-type="float" office:value="-4.39821" calcext:value-type="float">
            <text:p>-4.39821</text:p>
          </table:table-cell>
        </table:table-row>
        <table:table-row table:style-name="ro1">
          <table:table-cell office:value-type="float" office:value="55.90455" calcext:value-type="float">
            <text:p>55.90455</text:p>
          </table:table-cell>
          <table:table-cell office:value-type="float" office:value="-4.40069" calcext:value-type="float">
            <text:p>-4.40069</text:p>
          </table:table-cell>
        </table:table-row>
        <table:table-row table:style-name="ro1">
          <table:table-cell office:value-type="float" office:value="55.94408" calcext:value-type="float">
            <text:p>55.94408</text:p>
          </table:table-cell>
          <table:table-cell office:value-type="float" office:value="-4.56311" calcext:value-type="float">
            <text:p>-4.56311</text:p>
          </table:table-cell>
        </table:table-row>
        <table:table-row table:style-name="ro1">
          <table:table-cell office:value-type="float" office:value="56.00045" calcext:value-type="float">
            <text:p>56.00045</text:p>
          </table:table-cell>
          <table:table-cell office:value-type="float" office:value="-4.59023" calcext:value-type="float">
            <text:p>-4.59023</text:p>
          </table:table-cell>
        </table:table-row>
        <table:table-row table:style-name="ro1">
          <table:table-cell office:value-type="float" office:value="51.8662" calcext:value-type="float">
            <text:p>51.8662</text:p>
          </table:table-cell>
          <table:table-cell office:value-type="float" office:value="-2.2471" calcext:value-type="float">
            <text:p>-2.2471</text:p>
          </table:table-cell>
        </table:table-row>
        <table:table-row table:style-name="ro1">
          <table:table-cell office:value-type="float" office:value="51.80514" calcext:value-type="float">
            <text:p>51.80514</text:p>
          </table:table-cell>
          <table:table-cell office:value-type="float" office:value="-2.28997" calcext:value-type="float">
            <text:p>-2.28997</text:p>
          </table:table-cell>
        </table:table-row>
        <table:table-row table:style-name="ro1">
          <table:table-cell office:value-type="float" office:value="51.83832" calcext:value-type="float">
            <text:p>51.83832</text:p>
          </table:table-cell>
          <table:table-cell office:value-type="float" office:value="-2.26954" calcext:value-type="float">
            <text:p>-2.26954</text:p>
          </table:table-cell>
        </table:table-row>
        <table:table-row table:style-name="ro1">
          <table:table-cell office:value-type="float" office:value="55.89097" calcext:value-type="float">
            <text:p>55.89097</text:p>
          </table:table-cell>
          <table:table-cell office:value-type="float" office:value="-4.18699" calcext:value-type="float">
            <text:p>-4.18699</text:p>
          </table:table-cell>
        </table:table-row>
        <table:table-row table:style-name="ro1">
          <table:table-cell office:value-type="float" office:value="51.862" calcext:value-type="float">
            <text:p>51.862</text:p>
          </table:table-cell>
          <table:table-cell office:value-type="float" office:value="-2.21553" calcext:value-type="float">
            <text:p>-2.21553</text:p>
          </table:table-cell>
        </table:table-row>
        <table:table-row table:style-name="ro1">
          <table:table-cell office:value-type="float" office:value="51.74557" calcext:value-type="float">
            <text:p>51.74557</text:p>
          </table:table-cell>
          <table:table-cell office:value-type="float" office:value="-2.22043" calcext:value-type="float">
            <text:p>-2.22043</text:p>
          </table:table-cell>
        </table:table-row>
        <table:table-row table:style-name="ro1">
          <table:table-cell office:value-type="float" office:value="51.89873" calcext:value-type="float">
            <text:p>51.89873</text:p>
          </table:table-cell>
          <table:table-cell office:value-type="float" office:value="-2.07183" calcext:value-type="float">
            <text:p>-2.07183</text:p>
          </table:table-cell>
        </table:table-row>
        <table:table-row table:style-name="ro1">
          <table:table-cell office:value-type="float" office:value="51.91436" calcext:value-type="float">
            <text:p>51.91436</text:p>
          </table:table-cell>
          <table:table-cell office:value-type="float" office:value="-2.09925" calcext:value-type="float">
            <text:p>-2.09925</text:p>
          </table:table-cell>
        </table:table-row>
        <table:table-row table:style-name="ro1">
          <table:table-cell office:value-type="float" office:value="51.70706" calcext:value-type="float">
            <text:p>51.70706</text:p>
          </table:table-cell>
          <table:table-cell office:value-type="float" office:value="-1.95419" calcext:value-type="float">
            <text:p>-1.95419</text:p>
          </table:table-cell>
        </table:table-row>
        <table:table-row table:style-name="ro1">
          <table:table-cell office:value-type="float" office:value="51.2374" calcext:value-type="float">
            <text:p>51.2374</text:p>
          </table:table-cell>
          <table:table-cell office:value-type="float" office:value="-0.56785" calcext:value-type="float">
            <text:p>-0.56785</text:p>
          </table:table-cell>
        </table:table-row>
        <table:table-row table:style-name="ro1">
          <table:table-cell office:value-type="float" office:value="51.23624" calcext:value-type="float">
            <text:p>51.23624</text:p>
          </table:table-cell>
          <table:table-cell office:value-type="float" office:value="-0.5758" calcext:value-type="float">
            <text:p>-0.5758</text:p>
          </table:table-cell>
        </table:table-row>
        <table:table-row table:style-name="ro1">
          <table:table-cell office:value-type="float" office:value="51.24935" calcext:value-type="float">
            <text:p>51.24935</text:p>
          </table:table-cell>
          <table:table-cell office:value-type="float" office:value="-0.7655" calcext:value-type="float">
            <text:p>-0.7655</text:p>
          </table:table-cell>
        </table:table-row>
        <table:table-row table:style-name="ro1">
          <table:table-cell office:value-type="float" office:value="51.30859" calcext:value-type="float">
            <text:p>51.30859</text:p>
          </table:table-cell>
          <table:table-cell office:value-type="float" office:value="-0.7484" calcext:value-type="float">
            <text:p>-0.7484</text:p>
          </table:table-cell>
        </table:table-row>
        <table:table-row table:style-name="ro1">
          <table:table-cell office:value-type="float" office:value="51.33407" calcext:value-type="float">
            <text:p>51.33407</text:p>
          </table:table-cell>
          <table:table-cell office:value-type="float" office:value="-0.7666" calcext:value-type="float">
            <text:p>-0.7666</text:p>
          </table:table-cell>
        </table:table-row>
        <table:table-row table:style-name="ro1">
          <table:table-cell office:value-type="float" office:value="51.33825" calcext:value-type="float">
            <text:p>51.33825</text:p>
          </table:table-cell>
          <table:table-cell office:value-type="float" office:value="-0.74422" calcext:value-type="float">
            <text:p>-0.74422</text:p>
          </table:table-cell>
        </table:table-row>
        <table:table-row table:style-name="ro1">
          <table:table-cell office:value-type="float" office:value="51.318" calcext:value-type="float">
            <text:p>51.318</text:p>
          </table:table-cell>
          <table:table-cell office:value-type="float" office:value="-0.55627" calcext:value-type="float">
            <text:p>-0.55627</text:p>
          </table:table-cell>
        </table:table-row>
        <table:table-row table:style-name="ro1">
          <table:table-cell office:value-type="float" office:value="51.31895" calcext:value-type="float">
            <text:p>51.31895</text:p>
          </table:table-cell>
          <table:table-cell office:value-type="float" office:value="-0.55816" calcext:value-type="float">
            <text:p>-0.55816</text:p>
          </table:table-cell>
        </table:table-row>
        <table:table-row table:style-name="ro1">
          <table:table-cell office:value-type="float" office:value="51.00851" calcext:value-type="float">
            <text:p>51.00851</text:p>
          </table:table-cell>
          <table:table-cell office:value-type="float" office:value="-0.95121" calcext:value-type="float">
            <text:p>-0.95121</text:p>
          </table:table-cell>
        </table:table-row>
        <table:table-row table:style-name="ro1">
          <table:table-cell office:value-type="float" office:value="51.29581" calcext:value-type="float">
            <text:p>51.29581</text:p>
          </table:table-cell>
          <table:table-cell office:value-type="float" office:value="-0.85573" calcext:value-type="float">
            <text:p>-0.85573</text:p>
          </table:table-cell>
        </table:table-row>
        <table:table-row table:style-name="ro1">
          <table:table-cell office:value-type="float" office:value="51.28202" calcext:value-type="float">
            <text:p>51.28202</text:p>
          </table:table-cell>
          <table:table-cell office:value-type="float" office:value="-0.84102" calcext:value-type="float">
            <text:p>-0.84102</text:p>
          </table:table-cell>
        </table:table-row>
        <table:table-row table:style-name="ro1">
          <table:table-cell office:value-type="float" office:value="51.57952" calcext:value-type="float">
            <text:p>51.57952</text:p>
          </table:table-cell>
          <table:table-cell office:value-type="float" office:value="-0.3387" calcext:value-type="float">
            <text:p>-0.3387</text:p>
          </table:table-cell>
        </table:table-row>
        <table:table-row table:style-name="ro1">
          <table:table-cell office:value-type="float" office:value="51.57969" calcext:value-type="float">
            <text:p>51.57969</text:p>
          </table:table-cell>
          <table:table-cell office:value-type="float" office:value="-0.33426" calcext:value-type="float">
            <text:p>-0.33426</text:p>
          </table:table-cell>
        </table:table-row>
        <table:table-row table:style-name="ro1">
          <table:table-cell office:value-type="float" office:value="51.57249" calcext:value-type="float">
            <text:p>51.57249</text:p>
          </table:table-cell>
          <table:table-cell office:value-type="float" office:value="-0.3505" calcext:value-type="float">
            <text:p>-0.3505</text:p>
          </table:table-cell>
        </table:table-row>
        <table:table-row table:style-name="ro1">
          <table:table-cell office:value-type="float" office:value="51.59354" calcext:value-type="float">
            <text:p>51.59354</text:p>
          </table:table-cell>
          <table:table-cell office:value-type="float" office:value="-0.33506" calcext:value-type="float">
            <text:p>-0.33506</text:p>
          </table:table-cell>
        </table:table-row>
        <table:table-row table:style-name="ro1">
          <table:table-cell office:value-type="float" office:value="51.57322" calcext:value-type="float">
            <text:p>51.57322</text:p>
          </table:table-cell>
          <table:table-cell office:value-type="float" office:value="-0.42341" calcext:value-type="float">
            <text:p>-0.42341</text:p>
          </table:table-cell>
        </table:table-row>
        <table:table-row table:style-name="ro1">
          <table:table-cell office:value-type="float" office:value="51.62141" calcext:value-type="float">
            <text:p>51.62141</text:p>
          </table:table-cell>
          <table:table-cell office:value-type="float" office:value="-0.29192" calcext:value-type="float">
            <text:p>-0.29192</text:p>
          </table:table-cell>
        </table:table-row>
        <table:table-row table:style-name="ro1">
          <table:table-cell office:value-type="float" office:value="51.5534" calcext:value-type="float">
            <text:p>51.5534</text:p>
          </table:table-cell>
          <table:table-cell office:value-type="float" office:value="-0.29487" calcext:value-type="float">
            <text:p>-0.29487</text:p>
          </table:table-cell>
        </table:table-row>
        <table:table-row table:style-name="ro1">
          <table:table-cell office:value-type="float" office:value="51.56177" calcext:value-type="float">
            <text:p>51.56177</text:p>
          </table:table-cell>
          <table:table-cell office:value-type="float" office:value="-0.28074" calcext:value-type="float">
            <text:p>-0.28074</text:p>
          </table:table-cell>
        </table:table-row>
        <table:table-row table:style-name="ro1">
          <table:table-cell office:value-type="float" office:value="53.64694" calcext:value-type="float">
            <text:p>53.64694</text:p>
          </table:table-cell>
          <table:table-cell office:value-type="float" office:value="-1.7823" calcext:value-type="float">
            <text:p>-1.7823</text:p>
          </table:table-cell>
        </table:table-row>
        <table:table-row table:style-name="ro1">
          <table:table-cell office:value-type="float" office:value="53.65901" calcext:value-type="float">
            <text:p>53.65901</text:p>
          </table:table-cell>
          <table:table-cell office:value-type="float" office:value="-1.76346" calcext:value-type="float">
            <text:p>-1.76346</text:p>
          </table:table-cell>
        </table:table-row>
        <table:table-row table:style-name="ro1">
          <table:table-cell office:value-type="float" office:value="53.64525" calcext:value-type="float">
            <text:p>53.64525</text:p>
          </table:table-cell>
          <table:table-cell office:value-type="float" office:value="-1.73293" calcext:value-type="float">
            <text:p>-1.73293</text:p>
          </table:table-cell>
        </table:table-row>
        <table:table-row table:style-name="ro1">
          <table:table-cell office:value-type="float" office:value="53.71624" calcext:value-type="float">
            <text:p>53.71624</text:p>
          </table:table-cell>
          <table:table-cell office:value-type="float" office:value="-1.77882" calcext:value-type="float">
            <text:p>-1.77882</text:p>
          </table:table-cell>
        </table:table-row>
        <table:table-row table:style-name="ro1">
          <table:table-cell office:value-type="float" office:value="53.99377" calcext:value-type="float">
            <text:p>53.99377</text:p>
          </table:table-cell>
          <table:table-cell office:value-type="float" office:value="-1.54115" calcext:value-type="float">
            <text:p>-1.54115</text:p>
          </table:table-cell>
        </table:table-row>
        <table:table-row table:style-name="ro1">
          <table:table-cell office:value-type="float" office:value="54.12048" calcext:value-type="float">
            <text:p>54.12048</text:p>
          </table:table-cell>
          <table:table-cell office:value-type="float" office:value="-1.52642" calcext:value-type="float">
            <text:p>-1.52642</text:p>
          </table:table-cell>
        </table:table-row>
        <table:table-row table:style-name="ro1">
          <table:table-cell office:value-type="float" office:value="53.99854" calcext:value-type="float">
            <text:p>53.99854</text:p>
          </table:table-cell>
          <table:table-cell office:value-type="float" office:value="-1.44008" calcext:value-type="float">
            <text:p>-1.44008</text:p>
          </table:table-cell>
        </table:table-row>
        <table:table-row table:style-name="ro1">
          <table:table-cell office:value-type="float" office:value="51.74186" calcext:value-type="float">
            <text:p>51.74186</text:p>
          </table:table-cell>
          <table:table-cell office:value-type="float" office:value="-0.52121" calcext:value-type="float">
            <text:p>-0.52121</text:p>
          </table:table-cell>
        </table:table-row>
        <table:table-row table:style-name="ro1">
          <table:table-cell office:value-type="float" office:value="51.62921" calcext:value-type="float">
            <text:p>51.62921</text:p>
          </table:table-cell>
          <table:table-cell office:value-type="float" office:value="-0.7503" calcext:value-type="float">
            <text:p>-0.7503</text:p>
          </table:table-cell>
        </table:table-row>
        <table:table-row table:style-name="ro1">
          <table:table-cell office:value-type="float" office:value="51.61151" calcext:value-type="float">
            <text:p>51.61151</text:p>
          </table:table-cell>
          <table:table-cell office:value-type="float" office:value="-0.77977" calcext:value-type="float">
            <text:p>-0.77977</text:p>
          </table:table-cell>
        </table:table-row>
        <table:table-row table:style-name="ro1">
          <table:table-cell office:value-type="float" office:value="51.82432" calcext:value-type="float">
            <text:p>51.82432</text:p>
          </table:table-cell>
          <table:table-cell office:value-type="float" office:value="-0.83362" calcext:value-type="float">
            <text:p>-0.83362</text:p>
          </table:table-cell>
        </table:table-row>
        <table:table-row table:style-name="ro1">
          <table:table-cell office:value-type="float" office:value="51.74842" calcext:value-type="float">
            <text:p>51.74842</text:p>
          </table:table-cell>
          <table:table-cell office:value-type="float" office:value="-0.45602" calcext:value-type="float">
            <text:p>-0.45602</text:p>
          </table:table-cell>
        </table:table-row>
        <table:table-row table:style-name="ro1">
          <table:table-cell office:value-type="float" office:value="51.81636" calcext:value-type="float">
            <text:p>51.81636</text:p>
          </table:table-cell>
          <table:table-cell office:value-type="float" office:value="-0.81027" calcext:value-type="float">
            <text:p>-0.81027</text:p>
          </table:table-cell>
        </table:table-row>
        <table:table-row table:style-name="ro1">
          <table:table-cell office:value-type="float" office:value="51.7394" calcext:value-type="float">
            <text:p>51.7394</text:p>
          </table:table-cell>
          <table:table-cell office:value-type="float" office:value="-0.47268" calcext:value-type="float">
            <text:p>-0.47268</text:p>
          </table:table-cell>
        </table:table-row>
        <table:table-row table:style-name="ro1">
          <table:table-cell office:value-type="float" office:value="51.59125" calcext:value-type="float">
            <text:p>51.59125</text:p>
          </table:table-cell>
          <table:table-cell office:value-type="float" office:value="-0.6292" calcext:value-type="float">
            <text:p>-0.6292</text:p>
          </table:table-cell>
        </table:table-row>
        <table:table-row table:style-name="ro1">
          <table:table-cell office:value-type="float" office:value="52.05715" calcext:value-type="float">
            <text:p>52.05715</text:p>
          </table:table-cell>
          <table:table-cell office:value-type="float" office:value="-2.71317" calcext:value-type="float">
            <text:p>-2.71317</text:p>
          </table:table-cell>
        </table:table-row>
        <table:table-row table:style-name="ro1">
          <table:table-cell office:value-type="float" office:value="52.04315" calcext:value-type="float">
            <text:p>52.04315</text:p>
          </table:table-cell>
          <table:table-cell office:value-type="float" office:value="-2.73302" calcext:value-type="float">
            <text:p>-2.73302</text:p>
          </table:table-cell>
        </table:table-row>
        <table:table-row table:style-name="ro1">
          <table:table-cell office:value-type="float" office:value="53.7448" calcext:value-type="float">
            <text:p>53.7448</text:p>
          </table:table-cell>
          <table:table-cell office:value-type="float" office:value="-0.34095" calcext:value-type="float">
            <text:p>-0.34095</text:p>
          </table:table-cell>
        </table:table-row>
        <table:table-row table:style-name="ro1">
          <table:table-cell office:value-type="float" office:value="53.76254" calcext:value-type="float">
            <text:p>53.76254</text:p>
          </table:table-cell>
          <table:table-cell office:value-type="float" office:value="-0.45559" calcext:value-type="float">
            <text:p>-0.45559</text:p>
          </table:table-cell>
        </table:table-row>
        <table:table-row table:style-name="ro1">
          <table:table-cell office:value-type="float" office:value="53.7276" calcext:value-type="float">
            <text:p>53.7276</text:p>
          </table:table-cell>
          <table:table-cell office:value-type="float" office:value="-0.37496" calcext:value-type="float">
            <text:p>-0.37496</text:p>
          </table:table-cell>
        </table:table-row>
        <table:table-row table:style-name="ro1">
          <table:table-cell office:value-type="float" office:value="53.77029" calcext:value-type="float">
            <text:p>53.77029</text:p>
          </table:table-cell>
          <table:table-cell office:value-type="float" office:value="-0.38191" calcext:value-type="float">
            <text:p>-0.38191</text:p>
          </table:table-cell>
        </table:table-row>
        <table:table-row table:style-name="ro1">
          <table:table-cell office:value-type="float" office:value="53.79452" calcext:value-type="float">
            <text:p>53.79452</text:p>
          </table:table-cell>
          <table:table-cell office:value-type="float" office:value="-0.34611" calcext:value-type="float">
            <text:p>-0.34611</text:p>
          </table:table-cell>
        </table:table-row>
        <table:table-row table:style-name="ro1">
          <table:table-cell office:value-type="float" office:value="53.79256" calcext:value-type="float">
            <text:p>53.79256</text:p>
          </table:table-cell>
          <table:table-cell office:value-type="float" office:value="-0.35049" calcext:value-type="float">
            <text:p>-0.35049</text:p>
          </table:table-cell>
        </table:table-row>
        <table:table-row table:style-name="ro1">
          <table:table-cell office:value-type="float" office:value="53.75422" calcext:value-type="float">
            <text:p>53.75422</text:p>
          </table:table-cell>
          <table:table-cell office:value-type="float" office:value="-0.31022" calcext:value-type="float">
            <text:p>-0.31022</text:p>
          </table:table-cell>
        </table:table-row>
        <table:table-row table:style-name="ro1">
          <table:table-cell office:value-type="float" office:value="53.72341" calcext:value-type="float">
            <text:p>53.72341</text:p>
          </table:table-cell>
          <table:table-cell office:value-type="float" office:value="-1.86102" calcext:value-type="float">
            <text:p>-1.86102</text:p>
          </table:table-cell>
        </table:table-row>
        <table:table-row table:style-name="ro1">
          <table:table-cell office:value-type="float" office:value="53.72427" calcext:value-type="float">
            <text:p>53.72427</text:p>
          </table:table-cell>
          <table:table-cell office:value-type="float" office:value="-1.88725" calcext:value-type="float">
            <text:p>-1.88725</text:p>
          </table:table-cell>
        </table:table-row>
        <table:table-row table:style-name="ro1">
          <table:table-cell office:value-type="float" office:value="53.70242" calcext:value-type="float">
            <text:p>53.70242</text:p>
          </table:table-cell>
          <table:table-cell office:value-type="float" office:value="-1.85374" calcext:value-type="float">
            <text:p>-1.85374</text:p>
          </table:table-cell>
        </table:table-row>
        <table:table-row table:style-name="ro1">
          <table:table-cell office:value-type="string" calcext:value-type="string">
            <text:p>,51.5598</text:p>
          </table:table-cell>
          <table:table-cell office:value-type="string" calcext:value-type="string">
            <text:p>,0.07679</text:p>
          </table:table-cell>
        </table:table-row>
        <table:table-row table:style-name="ro1">
          <table:table-cell office:value-type="string" calcext:value-type="string">
            <text:p>,51.5369</text:p>
          </table:table-cell>
          <table:table-cell office:value-type="string" calcext:value-type="string">
            <text:p>,0.07787</text:p>
          </table:table-cell>
        </table:table-row>
        <table:table-row table:style-name="ro1">
          <table:table-cell office:value-type="string" calcext:value-type="string">
            <text:p>,51.5783</text:p>
          </table:table-cell>
          <table:table-cell office:value-type="string" calcext:value-type="string">
            <text:p>,0.07408</text:p>
          </table:table-cell>
        </table:table-row>
        <table:table-row table:style-name="ro1">
          <table:table-cell office:value-type="string" calcext:value-type="string">
            <text:p>,51.5650</text:p>
          </table:table-cell>
          <table:table-cell office:value-type="string" calcext:value-type="string">
            <text:p>,0.10366</text:p>
          </table:table-cell>
        </table:table-row>
        <table:table-row table:style-name="ro1">
          <table:table-cell office:value-type="string" calcext:value-type="string">
            <text:p>,51.5918</text:p>
          </table:table-cell>
          <table:table-cell office:value-type="string" calcext:value-type="string">
            <text:p>,0.08308</text:p>
          </table:table-cell>
        </table:table-row>
        <table:table-row table:style-name="ro1">
          <table:table-cell office:value-type="float" office:value="54.15355" calcext:value-type="float">
            <text:p>54.15355</text:p>
          </table:table-cell>
          <table:table-cell office:value-type="float" office:value="-4.50108" calcext:value-type="float">
            <text:p>-4.50108</text:p>
          </table:table-cell>
        </table:table-row>
        <table:table-row table:style-name="ro1">
          <table:table-cell office:value-type="string" calcext:value-type="string">
            <text:p>,52.0524</text:p>
          </table:table-cell>
          <table:table-cell office:value-type="string" calcext:value-type="string">
            <text:p>,1.14991</text:p>
          </table:table-cell>
        </table:table-row>
        <table:table-row table:style-name="ro1">
          <table:table-cell office:value-type="string" calcext:value-type="string">
            <text:p>,52.0577</text:p>
          </table:table-cell>
          <table:table-cell office:value-type="string" calcext:value-type="string">
            <text:p>,1.15520</text:p>
          </table:table-cell>
        </table:table-row>
        <table:table-row table:style-name="ro1">
          <table:table-cell office:value-type="string" calcext:value-type="string">
            <text:p>,52.0851</text:p>
          </table:table-cell>
          <table:table-cell office:value-type="string" calcext:value-type="string">
            <text:p>,1.11314</text:p>
          </table:table-cell>
        </table:table-row>
        <table:table-row table:style-name="ro1">
          <table:table-cell office:value-type="string" calcext:value-type="string">
            <text:p>,51.9563</text:p>
          </table:table-cell>
          <table:table-cell office:value-type="string" calcext:value-type="string">
            <text:p>,1.32810</text:p>
          </table:table-cell>
        </table:table-row>
        <table:table-row table:style-name="ro1">
          <table:table-cell office:value-type="string" calcext:value-type="string">
            <text:p>,52.0554</text:p>
          </table:table-cell>
          <table:table-cell office:value-type="string" calcext:value-type="string">
            <text:p>,1.13447</text:p>
          </table:table-cell>
        </table:table-row>
        <table:table-row table:style-name="ro1">
          <table:table-cell office:value-type="string" calcext:value-type="string">
            <text:p>,52.4052</text:p>
          </table:table-cell>
          <table:table-cell office:value-type="string" calcext:value-type="string">
            <text:p>,0.72389</text:p>
          </table:table-cell>
        </table:table-row>
        <table:table-row table:style-name="ro1">
          <table:table-cell office:value-type="string" calcext:value-type="string">
            <text:p>,52.0298</text:p>
          </table:table-cell>
          <table:table-cell office:value-type="string" calcext:value-type="string">
            <text:p>,1.20036</text:p>
          </table:table-cell>
        </table:table-row>
        <table:table-row table:style-name="ro1">
          <table:table-cell office:value-type="string" calcext:value-type="string">
            <text:p>,52.2463</text:p>
          </table:table-cell>
          <table:table-cell office:value-type="string" calcext:value-type="string">
            <text:p>,0.71321</text:p>
          </table:table-cell>
        </table:table-row>
        <table:table-row table:style-name="ro1">
          <table:table-cell office:value-type="float" office:value="57.47773" calcext:value-type="float">
            <text:p>57.47773</text:p>
          </table:table-cell>
          <table:table-cell office:value-type="float" office:value="-4.22349" calcext:value-type="float">
            <text:p>-4.22349</text:p>
          </table:table-cell>
        </table:table-row>
        <table:table-row table:style-name="ro1">
          <table:table-cell office:value-type="float" office:value="57.64645" calcext:value-type="float">
            <text:p>57.64645</text:p>
          </table:table-cell>
          <table:table-cell office:value-type="float" office:value="-3.2856" calcext:value-type="float">
            <text:p>-3.2856</text:p>
          </table:table-cell>
        </table:table-row>
        <table:table-row table:style-name="ro1">
          <table:table-cell office:value-type="float" office:value="49.18347" calcext:value-type="float">
            <text:p>49.18347</text:p>
          </table:table-cell>
          <table:table-cell office:value-type="float" office:value="-2.10842" calcext:value-type="float">
            <text:p>-2.10842</text:p>
          </table:table-cell>
        </table:table-row>
        <table:table-row table:style-name="ro1">
          <table:table-cell office:value-type="float" office:value="55.60478" calcext:value-type="float">
            <text:p>55.60478</text:p>
          </table:table-cell>
          <table:table-cell office:value-type="float" office:value="-4.49566" calcext:value-type="float">
            <text:p>-4.49566</text:p>
          </table:table-cell>
        </table:table-row>
        <table:table-row table:style-name="ro1">
          <table:table-cell office:value-type="float" office:value="55.61075" calcext:value-type="float">
            <text:p>55.61075</text:p>
          </table:table-cell>
          <table:table-cell office:value-type="float" office:value="-4.67281" calcext:value-type="float">
            <text:p>-4.67281</text:p>
          </table:table-cell>
        </table:table-row>
        <table:table-row table:style-name="ro1">
          <table:table-cell office:value-type="float" office:value="55.6462" calcext:value-type="float">
            <text:p>55.6462</text:p>
          </table:table-cell>
          <table:table-cell office:value-type="float" office:value="-4.73418" calcext:value-type="float">
            <text:p>-4.73418</text:p>
          </table:table-cell>
        </table:table-row>
        <table:table-row table:style-name="ro1">
          <table:table-cell office:value-type="float" office:value="55.46834" calcext:value-type="float">
            <text:p>55.46834</text:p>
          </table:table-cell>
          <table:table-cell office:value-type="float" office:value="-4.61059" calcext:value-type="float">
            <text:p>-4.61059</text:p>
          </table:table-cell>
        </table:table-row>
        <table:table-row table:style-name="ro1">
          <table:table-cell office:value-type="float" office:value="51.41003" calcext:value-type="float">
            <text:p>51.41003</text:p>
          </table:table-cell>
          <table:table-cell office:value-type="float" office:value="-0.30224" calcext:value-type="float">
            <text:p>-0.30224</text:p>
          </table:table-cell>
        </table:table-row>
        <table:table-row table:style-name="ro1">
          <table:table-cell office:value-type="float" office:value="51.41059" calcext:value-type="float">
            <text:p>51.41059</text:p>
          </table:table-cell>
          <table:table-cell office:value-type="float" office:value="-0.30485" calcext:value-type="float">
            <text:p>-0.30485</text:p>
          </table:table-cell>
        </table:table-row>
        <table:table-row table:style-name="ro1">
          <table:table-cell office:value-type="float" office:value="51.38607" calcext:value-type="float">
            <text:p>51.38607</text:p>
          </table:table-cell>
          <table:table-cell office:value-type="float" office:value="-0.41921" calcext:value-type="float">
            <text:p>-0.41921</text:p>
          </table:table-cell>
        </table:table-row>
        <table:table-row table:style-name="ro1">
          <table:table-cell office:value-type="float" office:value="51.33178" calcext:value-type="float">
            <text:p>51.33178</text:p>
          </table:table-cell>
          <table:table-cell office:value-type="float" office:value="-0.26934" calcext:value-type="float">
            <text:p>-0.26934</text:p>
          </table:table-cell>
        </table:table-row>
        <table:table-row table:style-name="ro1">
          <table:table-cell office:value-type="float" office:value="51.33414" calcext:value-type="float">
            <text:p>51.33414</text:p>
          </table:table-cell>
          <table:table-cell office:value-type="float" office:value="-0.26509" calcext:value-type="float">
            <text:p>-0.26509</text:p>
          </table:table-cell>
        </table:table-row>
        <table:table-row table:style-name="ro1">
          <table:table-cell office:value-type="float" office:value="51.40128" calcext:value-type="float">
            <text:p>51.40128</text:p>
          </table:table-cell>
          <table:table-cell office:value-type="float" office:value="-0.25642" calcext:value-type="float">
            <text:p>-0.25642</text:p>
          </table:table-cell>
        </table:table-row>
        <table:table-row table:style-name="ro1">
          <table:table-cell office:value-type="float" office:value="51.39234" calcext:value-type="float">
            <text:p>51.39234</text:p>
          </table:table-cell>
          <table:table-cell office:value-type="float" office:value="-0.30569" calcext:value-type="float">
            <text:p>-0.30569</text:p>
          </table:table-cell>
        </table:table-row>
        <table:table-row table:style-name="ro1">
          <table:table-cell office:value-type="float" office:value="56.13969" calcext:value-type="float">
            <text:p>56.13969</text:p>
          </table:table-cell>
          <table:table-cell office:value-type="float" office:value="-3.15233" calcext:value-type="float">
            <text:p>-3.15233</text:p>
          </table:table-cell>
        </table:table-row>
        <table:table-row table:style-name="ro1">
          <table:table-cell office:value-type="float" office:value="56.08078" calcext:value-type="float">
            <text:p>56.08078</text:p>
          </table:table-cell>
          <table:table-cell office:value-type="float" office:value="-3.41372" calcext:value-type="float">
            <text:p>-3.41372</text:p>
          </table:table-cell>
        </table:table-row>
        <table:table-row table:style-name="ro1">
          <table:table-cell office:value-type="float" office:value="56.07836" calcext:value-type="float">
            <text:p>56.07836</text:p>
          </table:table-cell>
          <table:table-cell office:value-type="float" office:value="-3.39825" calcext:value-type="float">
            <text:p>-3.39825</text:p>
          </table:table-cell>
        </table:table-row>
        <table:table-row table:style-name="ro1">
          <table:table-cell office:value-type="float" office:value="56.07163" calcext:value-type="float">
            <text:p>56.07163</text:p>
          </table:table-cell>
          <table:table-cell office:value-type="float" office:value="-3.46005" calcext:value-type="float">
            <text:p>-3.46005</text:p>
          </table:table-cell>
        </table:table-row>
        <table:table-row table:style-name="ro1">
          <table:table-cell office:value-type="float" office:value="56.13354" calcext:value-type="float">
            <text:p>56.13354</text:p>
          </table:table-cell>
          <table:table-cell office:value-type="float" office:value="-3.2007" calcext:value-type="float">
            <text:p>-3.2007</text:p>
          </table:table-cell>
        </table:table-row>
        <table:table-row table:style-name="ro1">
          <table:table-cell office:value-type="float" office:value="56.19885" calcext:value-type="float">
            <text:p>56.19885</text:p>
          </table:table-cell>
          <table:table-cell office:value-type="float" office:value="-3.16861" calcext:value-type="float">
            <text:p>-3.16861</text:p>
          </table:table-cell>
        </table:table-row>
        <table:table-row table:style-name="ro1">
          <table:table-cell office:value-type="float" office:value="53.39639" calcext:value-type="float">
            <text:p>53.39639</text:p>
          </table:table-cell>
          <table:table-cell office:value-type="float" office:value="-2.98459" calcext:value-type="float">
            <text:p>-2.98459</text:p>
          </table:table-cell>
        </table:table-row>
        <table:table-row table:style-name="ro1">
          <table:table-cell office:value-type="float" office:value="53.40534" calcext:value-type="float">
            <text:p>53.40534</text:p>
          </table:table-cell>
          <table:table-cell office:value-type="float" office:value="-2.97914" calcext:value-type="float">
            <text:p>-2.97914</text:p>
          </table:table-cell>
        </table:table-row>
        <table:table-row table:style-name="ro1">
          <table:table-cell office:value-type="float" office:value="53.40655" calcext:value-type="float">
            <text:p>53.40655</text:p>
          </table:table-cell>
          <table:table-cell office:value-type="float" office:value="-2.98051" calcext:value-type="float">
            <text:p>-2.98051</text:p>
          </table:table-cell>
        </table:table-row>
        <table:table-row table:style-name="ro1">
          <table:table-cell office:value-type="float" office:value="53.45703" calcext:value-type="float">
            <text:p>53.45703</text:p>
          </table:table-cell>
          <table:table-cell office:value-type="float" office:value="-2.90974" calcext:value-type="float">
            <text:p>-2.90974</text:p>
          </table:table-cell>
        </table:table-row>
        <table:table-row table:style-name="ro1">
          <table:table-cell office:value-type="float" office:value="53.40892" calcext:value-type="float">
            <text:p>53.40892</text:p>
          </table:table-cell>
          <table:table-cell office:value-type="float" office:value="-2.92286" calcext:value-type="float">
            <text:p>-2.92286</text:p>
          </table:table-cell>
        </table:table-row>
        <table:table-row table:style-name="ro1">
          <table:table-cell office:value-type="float" office:value="53.38123" calcext:value-type="float">
            <text:p>53.38123</text:p>
          </table:table-cell>
          <table:table-cell office:value-type="float" office:value="-2.9543" calcext:value-type="float">
            <text:p>-2.9543</text:p>
          </table:table-cell>
        </table:table-row>
        <table:table-row table:style-name="ro1">
          <table:table-cell office:value-type="float" office:value="53.40549" calcext:value-type="float">
            <text:p>53.40549</text:p>
          </table:table-cell>
          <table:table-cell office:value-type="float" office:value="-2.98559" calcext:value-type="float">
            <text:p>-2.98559</text:p>
          </table:table-cell>
        </table:table-row>
        <table:table-row table:style-name="ro1">
          <table:table-cell office:value-type="float" office:value="53.45192" calcext:value-type="float">
            <text:p>53.45192</text:p>
          </table:table-cell>
          <table:table-cell office:value-type="float" office:value="-2.99048" calcext:value-type="float">
            <text:p>-2.99048</text:p>
          </table:table-cell>
        </table:table-row>
        <table:table-row table:style-name="ro1">
          <table:table-cell office:value-type="float" office:value="53.35033" calcext:value-type="float">
            <text:p>53.35033</text:p>
          </table:table-cell>
          <table:table-cell office:value-type="float" office:value="-2.87915" calcext:value-type="float">
            <text:p>-2.87915</text:p>
          </table:table-cell>
        </table:table-row>
        <table:table-row table:style-name="ro1">
          <table:table-cell office:value-type="float" office:value="53.35856" calcext:value-type="float">
            <text:p>53.35856</text:p>
          </table:table-cell>
          <table:table-cell office:value-type="float" office:value="-2.86523" calcext:value-type="float">
            <text:p>-2.86523</text:p>
          </table:table-cell>
        </table:table-row>
        <table:table-row table:style-name="ro1">
          <table:table-cell office:value-type="float" office:value="53.39107" calcext:value-type="float">
            <text:p>53.39107</text:p>
          </table:table-cell>
          <table:table-cell office:value-type="float" office:value="-2.85629" calcext:value-type="float">
            <text:p>-2.85629</text:p>
          </table:table-cell>
        </table:table-row>
        <table:table-row table:style-name="ro1">
          <table:table-cell office:value-type="float" office:value="53.48538" calcext:value-type="float">
            <text:p>53.48538</text:p>
          </table:table-cell>
          <table:table-cell office:value-type="float" office:value="-2.9631" calcext:value-type="float">
            <text:p>-2.9631</text:p>
          </table:table-cell>
        </table:table-row>
        <table:table-row table:style-name="ro1">
          <table:table-cell office:value-type="float" office:value="53.48406" calcext:value-type="float">
            <text:p>53.48406</text:p>
          </table:table-cell>
          <table:table-cell office:value-type="float" office:value="-2.88492" calcext:value-type="float">
            <text:p>-2.88492</text:p>
          </table:table-cell>
        </table:table-row>
        <table:table-row table:style-name="ro1">
          <table:table-cell office:value-type="float" office:value="53.42726" calcext:value-type="float">
            <text:p>53.42726</text:p>
          </table:table-cell>
          <table:table-cell office:value-type="float" office:value="-2.79923" calcext:value-type="float">
            <text:p>-2.79923</text:p>
          </table:table-cell>
        </table:table-row>
        <table:table-row table:style-name="ro1">
          <table:table-cell office:value-type="float" office:value="53.42187" calcext:value-type="float">
            <text:p>53.42187</text:p>
          </table:table-cell>
          <table:table-cell office:value-type="float" office:value="-2.86231" calcext:value-type="float">
            <text:p>-2.86231</text:p>
          </table:table-cell>
        </table:table-row>
        <table:table-row table:style-name="ro1">
          <table:table-cell office:value-type="float" office:value="53.41017" calcext:value-type="float">
            <text:p>53.41017</text:p>
          </table:table-cell>
          <table:table-cell office:value-type="float" office:value="-2.83787" calcext:value-type="float">
            <text:p>-2.83787</text:p>
          </table:table-cell>
        </table:table-row>
        <table:table-row table:style-name="ro1">
          <table:table-cell office:value-type="float" office:value="53.56783" calcext:value-type="float">
            <text:p>53.56783</text:p>
          </table:table-cell>
          <table:table-cell office:value-type="float" office:value="-2.88762" calcext:value-type="float">
            <text:p>-2.88762</text:p>
          </table:table-cell>
        </table:table-row>
        <table:table-row table:style-name="ro1">
          <table:table-cell office:value-type="float" office:value="53.43654" calcext:value-type="float">
            <text:p>53.43654</text:p>
          </table:table-cell>
          <table:table-cell office:value-type="float" office:value="-2.97201" calcext:value-type="float">
            <text:p>-2.97201</text:p>
          </table:table-cell>
        </table:table-row>
        <table:table-row table:style-name="ro1">
          <table:table-cell office:value-type="float" office:value="53.43912" calcext:value-type="float">
            <text:p>53.43912</text:p>
          </table:table-cell>
          <table:table-cell office:value-type="float" office:value="-2.94005" calcext:value-type="float">
            <text:p>-2.94005</text:p>
          </table:table-cell>
        </table:table-row>
        <table:table-row table:style-name="ro1">
          <table:table-cell office:value-type="float" office:value="53.41172" calcext:value-type="float">
            <text:p>53.41172</text:p>
          </table:table-cell>
          <table:table-cell office:value-type="float" office:value="-2.94509" calcext:value-type="float">
            <text:p>-2.94509</text:p>
          </table:table-cell>
        </table:table-row>
        <table:table-row table:style-name="ro1">
          <table:table-cell office:value-type="float" office:value="53.45703" calcext:value-type="float">
            <text:p>53.45703</text:p>
          </table:table-cell>
          <table:table-cell office:value-type="float" office:value="-2.96305" calcext:value-type="float">
            <text:p>-2.96305</text:p>
          </table:table-cell>
        </table:table-row>
        <table:table-row table:style-name="ro1">
          <table:table-cell office:value-type="float" office:value="53.48259" calcext:value-type="float">
            <text:p>53.48259</text:p>
          </table:table-cell>
          <table:table-cell office:value-type="float" office:value="-2.95138" calcext:value-type="float">
            <text:p>-2.95138</text:p>
          </table:table-cell>
        </table:table-row>
        <table:table-row table:style-name="ro1">
          <table:table-cell office:value-type="float" office:value="54.04842" calcext:value-type="float">
            <text:p>54.04842</text:p>
          </table:table-cell>
          <table:table-cell office:value-type="float" office:value="-2.79888" calcext:value-type="float">
            <text:p>-2.79888</text:p>
          </table:table-cell>
        </table:table-row>
        <table:table-row table:style-name="ro1">
          <table:table-cell office:value-type="float" office:value="54.11356" calcext:value-type="float">
            <text:p>54.11356</text:p>
          </table:table-cell>
          <table:table-cell office:value-type="float" office:value="-3.22519" calcext:value-type="float">
            <text:p>-3.22519</text:p>
          </table:table-cell>
        </table:table-row>
        <table:table-row table:style-name="ro1">
          <table:table-cell office:value-type="float" office:value="54.11035" calcext:value-type="float">
            <text:p>54.11035</text:p>
          </table:table-cell>
          <table:table-cell office:value-type="float" office:value="-3.22659" calcext:value-type="float">
            <text:p>-3.22659</text:p>
          </table:table-cell>
        </table:table-row>
        <table:table-row table:style-name="ro1">
          <table:table-cell office:value-type="float" office:value="54.06227" calcext:value-type="float">
            <text:p>54.06227</text:p>
          </table:table-cell>
          <table:table-cell office:value-type="float" office:value="-2.83194" calcext:value-type="float">
            <text:p>-2.83194</text:p>
          </table:table-cell>
        </table:table-row>
        <table:table-row table:style-name="ro1">
          <table:table-cell office:value-type="float" office:value="54.32921" calcext:value-type="float">
            <text:p>54.32921</text:p>
          </table:table-cell>
          <table:table-cell office:value-type="float" office:value="-2.74587" calcext:value-type="float">
            <text:p>-2.74587</text:p>
          </table:table-cell>
        </table:table-row>
        <table:table-row table:style-name="ro1">
          <table:table-cell office:value-type="float" office:value="52.63562" calcext:value-type="float">
            <text:p>52.63562</text:p>
          </table:table-cell>
          <table:table-cell office:value-type="float" office:value="-1.13251" calcext:value-type="float">
            <text:p>-1.13251</text:p>
          </table:table-cell>
        </table:table-row>
        <table:table-row table:style-name="ro1">
          <table:table-cell office:value-type="float" office:value="52.63202" calcext:value-type="float">
            <text:p>52.63202</text:p>
          </table:table-cell>
          <table:table-cell office:value-type="float" office:value="-1.13258" calcext:value-type="float">
            <text:p>-1.13258</text:p>
          </table:table-cell>
        </table:table-row>
        <table:table-row table:style-name="ro1">
          <table:table-cell office:value-type="float" office:value="52.55622" calcext:value-type="float">
            <text:p>52.55622</text:p>
          </table:table-cell>
          <table:table-cell office:value-type="float" office:value="-1.37761" calcext:value-type="float">
            <text:p>-1.37761</text:p>
          </table:table-cell>
        </table:table-row>
        <table:table-row table:style-name="ro1">
          <table:table-cell office:value-type="float" office:value="52.75917" calcext:value-type="float">
            <text:p>52.75917</text:p>
          </table:table-cell>
          <table:table-cell office:value-type="float" office:value="-1.20575" calcext:value-type="float">
            <text:p>-1.20575</text:p>
          </table:table-cell>
        </table:table-row>
        <table:table-row table:style-name="ro1">
          <table:table-cell office:value-type="float" office:value="52.77099" calcext:value-type="float">
            <text:p>52.77099</text:p>
          </table:table-cell>
          <table:table-cell office:value-type="float" office:value="-1.20543" calcext:value-type="float">
            <text:p>-1.20543</text:p>
          </table:table-cell>
        </table:table-row>
        <table:table-row table:style-name="ro1">
          <table:table-cell office:value-type="float" office:value="52.76489" calcext:value-type="float">
            <text:p>52.76489</text:p>
          </table:table-cell>
          <table:table-cell office:value-type="float" office:value="-0.88024" calcext:value-type="float">
            <text:p>-0.88024</text:p>
          </table:table-cell>
        </table:table-row>
        <table:table-row table:style-name="ro1">
          <table:table-cell office:value-type="float" office:value="52.5111" calcext:value-type="float">
            <text:p>52.5111</text:p>
          </table:table-cell>
          <table:table-cell office:value-type="float" office:value="-0.94176" calcext:value-type="float">
            <text:p>-0.94176</text:p>
          </table:table-cell>
        </table:table-row>
        <table:table-row table:style-name="ro1">
          <table:table-cell office:value-type="float" office:value="52.5885" calcext:value-type="float">
            <text:p>52.5885</text:p>
          </table:table-cell>
          <table:table-cell office:value-type="float" office:value="-1.10353" calcext:value-type="float">
            <text:p>-1.10353</text:p>
          </table:table-cell>
        </table:table-row>
        <table:table-row table:style-name="ro1">
          <table:table-cell office:value-type="float" office:value="52.59726" calcext:value-type="float">
            <text:p>52.59726</text:p>
          </table:table-cell>
          <table:table-cell office:value-type="float" office:value="-1.17462" calcext:value-type="float">
            <text:p>-1.17462</text:p>
          </table:table-cell>
        </table:table-row>
        <table:table-row table:style-name="ro1">
          <table:table-cell office:value-type="float" office:value="52.59727" calcext:value-type="float">
            <text:p>52.59727</text:p>
          </table:table-cell>
          <table:table-cell office:value-type="float" office:value="-1.17609" calcext:value-type="float">
            <text:p>-1.17609</text:p>
          </table:table-cell>
        </table:table-row>
        <table:table-row table:style-name="ro1">
          <table:table-cell office:value-type="float" office:value="52.60213" calcext:value-type="float">
            <text:p>52.60213</text:p>
          </table:table-cell>
          <table:table-cell office:value-type="float" office:value="-1.18819" calcext:value-type="float">
            <text:p>-1.18819</text:p>
          </table:table-cell>
        </table:table-row>
        <table:table-row table:style-name="ro1">
          <table:table-cell office:value-type="float" office:value="52.66631" calcext:value-type="float">
            <text:p>52.66631</text:p>
          </table:table-cell>
          <table:table-cell office:value-type="float" office:value="-1.16537" calcext:value-type="float">
            <text:p>-1.16537</text:p>
          </table:table-cell>
        </table:table-row>
        <table:table-row table:style-name="ro1">
          <table:table-cell office:value-type="float" office:value="52.66324" calcext:value-type="float">
            <text:p>52.66324</text:p>
          </table:table-cell>
          <table:table-cell office:value-type="float" office:value="-1.12955" calcext:value-type="float">
            <text:p>-1.12955</text:p>
          </table:table-cell>
        </table:table-row>
        <table:table-row table:style-name="ro1">
          <table:table-cell office:value-type="float" office:value="52.68416" calcext:value-type="float">
            <text:p>52.68416</text:p>
          </table:table-cell>
          <table:table-cell office:value-type="float" office:value="-1.0946" calcext:value-type="float">
            <text:p>-1.0946</text:p>
          </table:table-cell>
        </table:table-row>
        <table:table-row table:style-name="ro1">
          <table:table-cell office:value-type="float" office:value="52.64725" calcext:value-type="float">
            <text:p>52.64725</text:p>
          </table:table-cell>
          <table:table-cell office:value-type="float" office:value="-1.0691" calcext:value-type="float">
            <text:p>-1.0691</text:p>
          </table:table-cell>
        </table:table-row>
        <table:table-row table:style-name="ro1">
          <table:table-cell office:value-type="float" office:value="52.75097" calcext:value-type="float">
            <text:p>52.75097</text:p>
          </table:table-cell>
          <table:table-cell office:value-type="float" office:value="-1.44668" calcext:value-type="float">
            <text:p>-1.44668</text:p>
          </table:table-cell>
        </table:table-row>
        <table:table-row table:style-name="ro1">
          <table:table-cell office:value-type="float" office:value="52.73228" calcext:value-type="float">
            <text:p>52.73228</text:p>
          </table:table-cell>
          <table:table-cell office:value-type="float" office:value="-1.37461" calcext:value-type="float">
            <text:p>-1.37461</text:p>
          </table:table-cell>
        </table:table-row>
        <table:table-row table:style-name="ro1">
          <table:table-cell office:value-type="float" office:value="53.04679" calcext:value-type="float">
            <text:p>53.04679</text:p>
          </table:table-cell>
          <table:table-cell office:value-type="float" office:value="-2.99616" calcext:value-type="float">
            <text:p>-2.99616</text:p>
          </table:table-cell>
        </table:table-row>
        <table:table-row table:style-name="ro1">
          <table:table-cell office:value-type="float" office:value="52.94978" calcext:value-type="float">
            <text:p>52.94978</text:p>
          </table:table-cell>
          <table:table-cell office:value-type="float" office:value="-3.04345" calcext:value-type="float">
            <text:p>-3.04345</text:p>
          </table:table-cell>
        </table:table-row>
        <table:table-row table:style-name="ro1">
          <table:table-cell office:value-type="float" office:value="53.31612" calcext:value-type="float">
            <text:p>53.31612</text:p>
          </table:table-cell>
          <table:table-cell office:value-type="float" office:value="-3.48589" calcext:value-type="float">
            <text:p>-3.48589</text:p>
          </table:table-cell>
        </table:table-row>
        <table:table-row table:style-name="ro1">
          <table:table-cell office:value-type="float" office:value="53.28442" calcext:value-type="float">
            <text:p>53.28442</text:p>
          </table:table-cell>
          <table:table-cell office:value-type="float" office:value="-3.56862" calcext:value-type="float">
            <text:p>-3.56862</text:p>
          </table:table-cell>
        </table:table-row>
        <table:table-row table:style-name="ro1">
          <table:table-cell office:value-type="float" office:value="53.31986" calcext:value-type="float">
            <text:p>53.31986</text:p>
          </table:table-cell>
          <table:table-cell office:value-type="float" office:value="-3.81972" calcext:value-type="float">
            <text:p>-3.81972</text:p>
          </table:table-cell>
        </table:table-row>
        <table:table-row table:style-name="ro1">
          <table:table-cell office:value-type="float" office:value="53.28345" calcext:value-type="float">
            <text:p>53.28345</text:p>
          </table:table-cell>
          <table:table-cell office:value-type="float" office:value="-3.80972" calcext:value-type="float">
            <text:p>-3.80972</text:p>
          </table:table-cell>
        </table:table-row>
        <table:table-row table:style-name="ro1">
          <table:table-cell office:value-type="float" office:value="53.13366" calcext:value-type="float">
            <text:p>53.13366</text:p>
          </table:table-cell>
          <table:table-cell office:value-type="float" office:value="-4.26962" calcext:value-type="float">
            <text:p>-4.26962</text:p>
          </table:table-cell>
        </table:table-row>
        <table:table-row table:style-name="ro1">
          <table:table-cell office:value-type="float" office:value="53.21286" calcext:value-type="float">
            <text:p>53.21286</text:p>
          </table:table-cell>
          <table:table-cell office:value-type="float" office:value="-4.14471" calcext:value-type="float">
            <text:p>-4.14471</text:p>
          </table:table-cell>
        </table:table-row>
        <table:table-row table:style-name="ro1">
          <table:table-cell office:value-type="float" office:value="53.30385" calcext:value-type="float">
            <text:p>53.30385</text:p>
          </table:table-cell>
          <table:table-cell office:value-type="float" office:value="-4.63012" calcext:value-type="float">
            <text:p>-4.63012</text:p>
          </table:table-cell>
        </table:table-row>
        <table:table-row table:style-name="ro1">
          <table:table-cell office:value-type="float" office:value="53.24133" calcext:value-type="float">
            <text:p>53.24133</text:p>
          </table:table-cell>
          <table:table-cell office:value-type="float" office:value="-0.50944" calcext:value-type="float">
            <text:p>-0.50944</text:p>
          </table:table-cell>
        </table:table-row>
        <table:table-row table:style-name="ro1">
          <table:table-cell office:value-type="float" office:value="53.22735" calcext:value-type="float">
            <text:p>53.22735</text:p>
          </table:table-cell>
          <table:table-cell office:value-type="float" office:value="-0.53987" calcext:value-type="float">
            <text:p>-0.53987</text:p>
          </table:table-cell>
        </table:table-row>
        <table:table-row table:style-name="ro1">
          <table:table-cell office:value-type="float" office:value="53.22699" calcext:value-type="float">
            <text:p>53.22699</text:p>
          </table:table-cell>
          <table:table-cell office:value-type="float" office:value="-0.55073" calcext:value-type="float">
            <text:p>-0.55073</text:p>
          </table:table-cell>
        </table:table-row>
        <table:table-row table:style-name="ro1">
          <table:table-cell office:value-type="float" office:value="53.21189" calcext:value-type="float">
            <text:p>53.21189</text:p>
          </table:table-cell>
          <table:table-cell office:value-type="float" office:value="-0.56978" calcext:value-type="float">
            <text:p>-0.56978</text:p>
          </table:table-cell>
        </table:table-row>
        <table:table-row table:style-name="ro1">
          <table:table-cell office:value-type="float" office:value="53.17713" calcext:value-type="float">
            <text:p>53.17713</text:p>
          </table:table-cell>
          <table:table-cell office:value-type="float" office:value="-0.62021" calcext:value-type="float">
            <text:p>-0.62021</text:p>
          </table:table-cell>
        </table:table-row>
        <table:table-row table:style-name="ro1">
          <table:table-cell office:value-type="float" office:value="53.7961" calcext:value-type="float">
            <text:p>53.7961</text:p>
          </table:table-cell>
          <table:table-cell office:value-type="float" office:value="-1.5428" calcext:value-type="float">
            <text:p>-1.5428</text:p>
          </table:table-cell>
        </table:table-row>
        <table:table-row table:style-name="ro1">
          <table:table-cell office:value-type="float" office:value="53.79752" calcext:value-type="float">
            <text:p>53.79752</text:p>
          </table:table-cell>
          <table:table-cell office:value-type="float" office:value="-1.542" calcext:value-type="float">
            <text:p>-1.542</text:p>
          </table:table-cell>
        </table:table-row>
        <table:table-row table:style-name="ro1">
          <table:table-cell office:value-type="float" office:value="53.78223" calcext:value-type="float">
            <text:p>53.78223</text:p>
          </table:table-cell>
          <table:table-cell office:value-type="float" office:value="-1.52799" calcext:value-type="float">
            <text:p>-1.52799</text:p>
          </table:table-cell>
        </table:table-row>
        <table:table-row table:style-name="ro1">
          <table:table-cell office:value-type="float" office:value="53.77705" calcext:value-type="float">
            <text:p>53.77705</text:p>
          </table:table-cell>
          <table:table-cell office:value-type="float" office:value="-1.57051" calcext:value-type="float">
            <text:p>-1.57051</text:p>
          </table:table-cell>
        </table:table-row>
        <table:table-row table:style-name="ro1">
          <table:table-cell office:value-type="float" office:value="53.75548" calcext:value-type="float">
            <text:p>53.75548</text:p>
          </table:table-cell>
          <table:table-cell office:value-type="float" office:value="-1.57377" calcext:value-type="float">
            <text:p>-1.57377</text:p>
          </table:table-cell>
        </table:table-row>
        <table:table-row table:style-name="ro1">
          <table:table-cell office:value-type="float" office:value="53.79394" calcext:value-type="float">
            <text:p>53.79394</text:p>
          </table:table-cell>
          <table:table-cell office:value-type="float" office:value="-1.62183" calcext:value-type="float">
            <text:p>-1.62183</text:p>
          </table:table-cell>
        </table:table-row>
        <table:table-row table:style-name="ro1">
          <table:table-cell office:value-type="float" office:value="53.8054" calcext:value-type="float">
            <text:p>53.8054</text:p>
          </table:table-cell>
          <table:table-cell office:value-type="float" office:value="-1.47843" calcext:value-type="float">
            <text:p>-1.47843</text:p>
          </table:table-cell>
        </table:table-row>
        <table:table-row table:style-name="ro1">
          <table:table-cell office:value-type="float" office:value="53.79173" calcext:value-type="float">
            <text:p>53.79173</text:p>
          </table:table-cell>
          <table:table-cell office:value-type="float" office:value="-1.42835" calcext:value-type="float">
            <text:p>-1.42835</text:p>
          </table:table-cell>
        </table:table-row>
        <table:table-row table:style-name="ro1">
          <table:table-cell office:value-type="float" office:value="53.83653" calcext:value-type="float">
            <text:p>53.83653</text:p>
          </table:table-cell>
          <table:table-cell office:value-type="float" office:value="-1.61702" calcext:value-type="float">
            <text:p>-1.61702</text:p>
          </table:table-cell>
        </table:table-row>
        <table:table-row table:style-name="ro1">
          <table:table-cell office:value-type="float" office:value="53.79447" calcext:value-type="float">
            <text:p>53.79447</text:p>
          </table:table-cell>
          <table:table-cell office:value-type="float" office:value="-1.54745" calcext:value-type="float">
            <text:p>-1.54745</text:p>
          </table:table-cell>
        </table:table-row>
        <table:table-row table:style-name="ro1">
          <table:table-cell office:value-type="float" office:value="53.80061" calcext:value-type="float">
            <text:p>53.80061</text:p>
          </table:table-cell>
          <table:table-cell office:value-type="float" office:value="-1.54469" calcext:value-type="float">
            <text:p>-1.54469</text:p>
          </table:table-cell>
        </table:table-row>
        <table:table-row table:style-name="ro1">
          <table:table-cell office:value-type="float" office:value="53.86966" calcext:value-type="float">
            <text:p>53.86966</text:p>
          </table:table-cell>
          <table:table-cell office:value-type="float" office:value="-1.70382" calcext:value-type="float">
            <text:p>-1.70382</text:p>
          </table:table-cell>
        </table:table-row>
        <table:table-row table:style-name="ro1">
          <table:table-cell office:value-type="float" office:value="53.73556" calcext:value-type="float">
            <text:p>53.73556</text:p>
          </table:table-cell>
          <table:table-cell office:value-type="float" office:value="-1.61014" calcext:value-type="float">
            <text:p>-1.61014</text:p>
          </table:table-cell>
        </table:table-row>
        <table:table-row table:style-name="ro1">
          <table:table-cell office:value-type="float" office:value="53.80254" calcext:value-type="float">
            <text:p>53.80254</text:p>
          </table:table-cell>
          <table:table-cell office:value-type="float" office:value="-1.67352" calcext:value-type="float">
            <text:p>-1.67352</text:p>
          </table:table-cell>
        </table:table-row>
        <table:table-row table:style-name="ro1">
          <table:table-cell office:value-type="float" office:value="53.80624" calcext:value-type="float">
            <text:p>53.80624</text:p>
          </table:table-cell>
          <table:table-cell office:value-type="float" office:value="-1.58323" calcext:value-type="float">
            <text:p>-1.58323</text:p>
          </table:table-cell>
        </table:table-row>
        <table:table-row table:style-name="ro1">
          <table:table-cell office:value-type="float" office:value="53.82107" calcext:value-type="float">
            <text:p>53.82107</text:p>
          </table:table-cell>
          <table:table-cell office:value-type="float" office:value="-1.4965" calcext:value-type="float">
            <text:p>-1.4965</text:p>
          </table:table-cell>
        </table:table-row>
        <table:table-row table:style-name="ro1">
          <table:table-cell office:value-type="float" office:value="51.87905" calcext:value-type="float">
            <text:p>51.87905</text:p>
          </table:table-cell>
          <table:table-cell office:value-type="float" office:value="-0.41601" calcext:value-type="float">
            <text:p>-0.41601</text:p>
          </table:table-cell>
        </table:table-row>
        <table:table-row table:style-name="ro1">
          <table:table-cell office:value-type="float" office:value="51.90687" calcext:value-type="float">
            <text:p>51.90687</text:p>
          </table:table-cell>
          <table:table-cell office:value-type="float" office:value="-0.45799" calcext:value-type="float">
            <text:p>-0.45799</text:p>
          </table:table-cell>
        </table:table-row>
        <table:table-row table:style-name="ro1">
          <table:table-cell office:value-type="float" office:value="51.88748" calcext:value-type="float">
            <text:p>51.88748</text:p>
          </table:table-cell>
          <table:table-cell office:value-type="float" office:value="-0.51061" calcext:value-type="float">
            <text:p>-0.51061</text:p>
          </table:table-cell>
        </table:table-row>
        <table:table-row table:style-name="ro1">
          <table:table-cell office:value-type="float" office:value="51.90132" calcext:value-type="float">
            <text:p>51.90132</text:p>
          </table:table-cell>
          <table:table-cell office:value-type="float" office:value="-0.65041" calcext:value-type="float">
            <text:p>-0.65041</text:p>
          </table:table-cell>
        </table:table-row>
        <table:table-row table:style-name="ro1">
          <table:table-cell office:value-type="float" office:value="51.92664" calcext:value-type="float">
            <text:p>51.92664</text:p>
          </table:table-cell>
          <table:table-cell office:value-type="float" office:value="-0.57833" calcext:value-type="float">
            <text:p>-0.57833</text:p>
          </table:table-cell>
        </table:table-row>
        <table:table-row table:style-name="ro1">
          <table:table-cell office:value-type="float" office:value="53.4749" calcext:value-type="float">
            <text:p>53.4749</text:p>
          </table:table-cell>
          <table:table-cell office:value-type="float" office:value="-2.2426" calcext:value-type="float">
            <text:p>-2.2426</text:p>
          </table:table-cell>
        </table:table-row>
        <table:table-row table:style-name="ro1">
          <table:table-cell office:value-type="float" office:value="53.48473" calcext:value-type="float">
            <text:p>53.48473</text:p>
          </table:table-cell>
          <table:table-cell office:value-type="float" office:value="-2.19602" calcext:value-type="float">
            <text:p>-2.19602</text:p>
          </table:table-cell>
        </table:table-row>
        <table:table-row table:style-name="ro1">
          <table:table-cell office:value-type="float" office:value="53.46497" calcext:value-type="float">
            <text:p>53.46497</text:p>
          </table:table-cell>
          <table:table-cell office:value-type="float" office:value="-2.21572" calcext:value-type="float">
            <text:p>-2.21572</text:p>
          </table:table-cell>
        </table:table-row>
        <table:table-row table:style-name="ro1">
          <table:table-cell office:value-type="float" office:value="53.4674" calcext:value-type="float">
            <text:p>53.4674</text:p>
          </table:table-cell>
          <table:table-cell office:value-type="float" office:value="-2.23447" calcext:value-type="float">
            <text:p>-2.23447</text:p>
          </table:table-cell>
        </table:table-row>
        <table:table-row table:style-name="ro1">
          <table:table-cell office:value-type="float" office:value="53.44019" calcext:value-type="float">
            <text:p>53.44019</text:p>
          </table:table-cell>
          <table:table-cell office:value-type="float" office:value="-2.22031" calcext:value-type="float">
            <text:p>-2.22031</text:p>
          </table:table-cell>
        </table:table-row>
        <table:table-row table:style-name="ro1">
          <table:table-cell office:value-type="float" office:value="53.46125" calcext:value-type="float">
            <text:p>53.46125</text:p>
          </table:table-cell>
          <table:table-cell office:value-type="float" office:value="-2.2461" calcext:value-type="float">
            <text:p>-2.2461</text:p>
          </table:table-cell>
        </table:table-row>
        <table:table-row table:style-name="ro1">
          <table:table-cell office:value-type="float" office:value="53.46618" calcext:value-type="float">
            <text:p>53.46618</text:p>
          </table:table-cell>
          <table:table-cell office:value-type="float" office:value="-2.35365" calcext:value-type="float">
            <text:p>-2.35365</text:p>
          </table:table-cell>
        </table:table-row>
        <table:table-row table:style-name="ro1">
          <table:table-cell office:value-type="float" office:value="53.45915" calcext:value-type="float">
            <text:p>53.45915</text:p>
          </table:table-cell>
          <table:table-cell office:value-type="float" office:value="-2.16142" calcext:value-type="float">
            <text:p>-2.16142</text:p>
          </table:table-cell>
        </table:table-row>
        <table:table-row table:style-name="ro1">
          <table:table-cell office:value-type="float" office:value="53.43513" calcext:value-type="float">
            <text:p>53.43513</text:p>
          </table:table-cell>
          <table:table-cell office:value-type="float" office:value="-2.18321" calcext:value-type="float">
            <text:p>-2.18321</text:p>
          </table:table-cell>
        </table:table-row>
        <table:table-row table:style-name="ro1">
          <table:table-cell office:value-type="float" office:value="53.48065" calcext:value-type="float">
            <text:p>53.48065</text:p>
          </table:table-cell>
          <table:table-cell office:value-type="float" office:value="-2.24369" calcext:value-type="float">
            <text:p>-2.24369</text:p>
          </table:table-cell>
        </table:table-row>
        <table:table-row table:style-name="ro1">
          <table:table-cell office:value-type="float" office:value="53.42041" calcext:value-type="float">
            <text:p>53.42041</text:p>
          </table:table-cell>
          <table:table-cell office:value-type="float" office:value="-2.25911" calcext:value-type="float">
            <text:p>-2.25911</text:p>
          </table:table-cell>
        </table:table-row>
        <table:table-row table:style-name="ro1">
          <table:table-cell office:value-type="float" office:value="53.43753" calcext:value-type="float">
            <text:p>53.43753</text:p>
          </table:table-cell>
          <table:table-cell office:value-type="float" office:value="-2.27325" calcext:value-type="float">
            <text:p>-2.27325</text:p>
          </table:table-cell>
        </table:table-row>
        <table:table-row table:style-name="ro1">
          <table:table-cell office:value-type="float" office:value="53.38049" calcext:value-type="float">
            <text:p>53.38049</text:p>
          </table:table-cell>
          <table:table-cell office:value-type="float" office:value="-2.26057" calcext:value-type="float">
            <text:p>-2.26057</text:p>
          </table:table-cell>
        </table:table-row>
        <table:table-row table:style-name="ro1">
          <table:table-cell office:value-type="float" office:value="53.40034" calcext:value-type="float">
            <text:p>53.40034</text:p>
          </table:table-cell>
          <table:table-cell office:value-type="float" office:value="-2.28904" calcext:value-type="float">
            <text:p>-2.28904</text:p>
          </table:table-cell>
        </table:table-row>
        <table:table-row table:style-name="ro1">
          <table:table-cell office:value-type="float" office:value="53.5491" calcext:value-type="float">
            <text:p>53.5491</text:p>
          </table:table-cell>
          <table:table-cell office:value-type="float" office:value="-2.19988" calcext:value-type="float">
            <text:p>-2.19988</text:p>
          </table:table-cell>
        </table:table-row>
        <table:table-row table:style-name="ro1">
          <table:table-cell office:value-type="float" office:value="53.55831" calcext:value-type="float">
            <text:p>53.55831</text:p>
          </table:table-cell>
          <table:table-cell office:value-type="float" office:value="-2.32917" calcext:value-type="float">
            <text:p>-2.32917</text:p>
          </table:table-cell>
        </table:table-row>
        <table:table-row table:style-name="ro1">
          <table:table-cell office:value-type="float" office:value="53.51386" calcext:value-type="float">
            <text:p>53.51386</text:p>
          </table:table-cell>
          <table:table-cell office:value-type="float" office:value="-2.32367" calcext:value-type="float">
            <text:p>-2.32367</text:p>
          </table:table-cell>
        </table:table-row>
        <table:table-row table:style-name="ro1">
          <table:table-cell office:value-type="float" office:value="53.52472" calcext:value-type="float">
            <text:p>53.52472</text:p>
          </table:table-cell>
          <table:table-cell office:value-type="float" office:value="-2.40116" calcext:value-type="float">
            <text:p>-2.40116</text:p>
          </table:table-cell>
        </table:table-row>
        <table:table-row table:style-name="ro1">
          <table:table-cell office:value-type="float" office:value="53.48812" calcext:value-type="float">
            <text:p>53.48812</text:p>
          </table:table-cell>
          <table:table-cell office:value-type="float" office:value="-2.24117" calcext:value-type="float">
            <text:p>-2.24117</text:p>
          </table:table-cell>
        </table:table-row>
        <table:table-row table:style-name="ro1">
          <table:table-cell office:value-type="float" office:value="53.45877" calcext:value-type="float">
            <text:p>53.45877</text:p>
          </table:table-cell>
          <table:table-cell office:value-type="float" office:value="-2.11658" calcext:value-type="float">
            <text:p>-2.11658</text:p>
          </table:table-cell>
        </table:table-row>
        <table:table-row table:style-name="ro1">
          <table:table-cell office:value-type="float" office:value="53.48264" calcext:value-type="float">
            <text:p>53.48264</text:p>
          </table:table-cell>
          <table:table-cell office:value-type="float" office:value="-2.2432" calcext:value-type="float">
            <text:p>-2.2432</text:p>
          </table:table-cell>
        </table:table-row>
        <table:table-row table:style-name="ro1">
          <table:table-cell office:value-type="float" office:value="53.50369" calcext:value-type="float">
            <text:p>53.50369</text:p>
          </table:table-cell>
          <table:table-cell office:value-type="float" office:value="-2.17813" calcext:value-type="float">
            <text:p>-2.17813</text:p>
          </table:table-cell>
        </table:table-row>
        <table:table-row table:style-name="ro1">
          <table:table-cell office:value-type="float" office:value="53.45996" calcext:value-type="float">
            <text:p>53.45996</text:p>
          </table:table-cell>
          <table:table-cell office:value-type="float" office:value="-2.35699" calcext:value-type="float">
            <text:p>-2.35699</text:p>
          </table:table-cell>
        </table:table-row>
        <table:table-row table:style-name="ro1">
          <table:table-cell office:value-type="float" office:value="53.46861" calcext:value-type="float">
            <text:p>53.46861</text:p>
          </table:table-cell>
          <table:table-cell office:value-type="float" office:value="-2.34507" calcext:value-type="float">
            <text:p>-2.34507</text:p>
          </table:table-cell>
        </table:table-row>
        <table:table-row table:style-name="ro1">
          <table:table-cell office:value-type="float" office:value="53.54329" calcext:value-type="float">
            <text:p>53.54329</text:p>
          </table:table-cell>
          <table:table-cell office:value-type="float" office:value="-2.29117" calcext:value-type="float">
            <text:p>-2.29117</text:p>
          </table:table-cell>
        </table:table-row>
        <table:table-row table:style-name="ro1">
          <table:table-cell office:value-type="float" office:value="53.5135" calcext:value-type="float">
            <text:p>53.5135</text:p>
          </table:table-cell>
          <table:table-cell office:value-type="float" office:value="-2.47206" calcext:value-type="float">
            <text:p>-2.47206</text:p>
          </table:table-cell>
        </table:table-row>
        <table:table-row table:style-name="ro1">
          <table:table-cell office:value-type="float" office:value="53.48337" calcext:value-type="float">
            <text:p>53.48337</text:p>
          </table:table-cell>
          <table:table-cell office:value-type="float" office:value="-2.27595" calcext:value-type="float">
            <text:p>-2.27595</text:p>
          </table:table-cell>
        </table:table-row>
        <table:table-row table:style-name="ro1">
          <table:table-cell office:value-type="float" office:value="53.47504" calcext:value-type="float">
            <text:p>53.47504</text:p>
          </table:table-cell>
          <table:table-cell office:value-type="float" office:value="-2.26507" calcext:value-type="float">
            <text:p>-2.26507</text:p>
          </table:table-cell>
        </table:table-row>
        <table:table-row table:style-name="ro1">
          <table:table-cell office:value-type="float" office:value="53.48161" calcext:value-type="float">
            <text:p>53.48161</text:p>
          </table:table-cell>
          <table:table-cell office:value-type="float" office:value="-2.33004" calcext:value-type="float">
            <text:p>-2.33004</text:p>
          </table:table-cell>
        </table:table-row>
        <table:table-row table:style-name="ro1">
          <table:table-cell office:value-type="float" office:value="53.50167" calcext:value-type="float">
            <text:p>53.50167</text:p>
          </table:table-cell>
          <table:table-cell office:value-type="float" office:value="-2.25824" calcext:value-type="float">
            <text:p>-2.25824</text:p>
          </table:table-cell>
        </table:table-row>
        <table:table-row table:style-name="ro1">
          <table:table-cell office:value-type="float" office:value="53.51317" calcext:value-type="float">
            <text:p>53.51317</text:p>
          </table:table-cell>
          <table:table-cell office:value-type="float" office:value="-2.21272" calcext:value-type="float">
            <text:p>-2.21272</text:p>
          </table:table-cell>
        </table:table-row>
        <table:table-row table:style-name="ro1">
          <table:table-cell office:value-type="string" calcext:value-type="string">
            <text:p>,51.3439</text:p>
          </table:table-cell>
          <table:table-cell office:value-type="string" calcext:value-type="string">
            <text:p>,0.73364</text:p>
          </table:table-cell>
        </table:table-row>
        <table:table-row table:style-name="ro1">
          <table:table-cell office:value-type="string" calcext:value-type="string">
            <text:p>,51.4415</text:p>
          </table:table-cell>
          <table:table-cell office:value-type="string" calcext:value-type="string">
            <text:p>,0.75904</text:p>
          </table:table-cell>
        </table:table-row>
        <table:table-row table:style-name="ro1">
          <table:table-cell office:value-type="string" calcext:value-type="string">
            <text:p>,51.2765</text:p>
          </table:table-cell>
          <table:table-cell office:value-type="string" calcext:value-type="string">
            <text:p>,0.52217</text:p>
          </table:table-cell>
        </table:table-row>
        <table:table-row table:style-name="ro1">
          <table:table-cell office:value-type="string" calcext:value-type="string">
            <text:p>,51.2720</text:p>
          </table:table-cell>
          <table:table-cell office:value-type="string" calcext:value-type="string">
            <text:p>,0.52628</text:p>
          </table:table-cell>
        </table:table-row>
        <table:table-row table:style-name="ro1">
          <table:table-cell office:value-type="string" calcext:value-type="string">
            <text:p>,51.2670</text:p>
          </table:table-cell>
          <table:table-cell office:value-type="string" calcext:value-type="string">
            <text:p>,0.61422</text:p>
          </table:table-cell>
        </table:table-row>
        <table:table-row table:style-name="ro1">
          <table:table-cell office:value-type="string" calcext:value-type="string">
            <text:p>,51.3954</text:p>
          </table:table-cell>
          <table:table-cell office:value-type="string" calcext:value-type="string">
            <text:p>,0.49411</text:p>
          </table:table-cell>
        </table:table-row>
        <table:table-row table:style-name="ro1">
          <table:table-cell office:value-type="string" calcext:value-type="string">
            <text:p>,51.3806</text:p>
          </table:table-cell>
          <table:table-cell office:value-type="string" calcext:value-type="string">
            <text:p>,0.48051</text:p>
          </table:table-cell>
        </table:table-row>
        <table:table-row table:style-name="ro1">
          <table:table-cell office:value-type="string" calcext:value-type="string">
            <text:p>,51.4002</text:p>
          </table:table-cell>
          <table:table-cell office:value-type="string" calcext:value-type="string">
            <text:p>,0.51481</text:p>
          </table:table-cell>
        </table:table-row>
        <table:table-row table:style-name="ro1">
          <table:table-cell office:value-type="string" calcext:value-type="string">
            <text:p>,51.3826</text:p>
          </table:table-cell>
          <table:table-cell office:value-type="string" calcext:value-type="string">
            <text:p>,0.52575</text:p>
          </table:table-cell>
        </table:table-row>
        <table:table-row table:style-name="ro1">
          <table:table-cell office:value-type="string" calcext:value-type="string">
            <text:p>,51.3854</text:p>
          </table:table-cell>
          <table:table-cell office:value-type="string" calcext:value-type="string">
            <text:p>,0.54977</text:p>
          </table:table-cell>
        </table:table-row>
        <table:table-row table:style-name="ro1">
          <table:table-cell office:value-type="string" calcext:value-type="string">
            <text:p>,51.3804</text:p>
          </table:table-cell>
          <table:table-cell office:value-type="string" calcext:value-type="string">
            <text:p>,0.57657</text:p>
          </table:table-cell>
        </table:table-row>
        <table:table-row table:style-name="ro1">
          <table:table-cell office:value-type="string" calcext:value-type="string">
            <text:p>,51.3516</text:p>
          </table:table-cell>
          <table:table-cell office:value-type="string" calcext:value-type="string">
            <text:p>,0.70784</text:p>
          </table:table-cell>
        </table:table-row>
        <table:table-row table:style-name="ro1">
          <table:table-cell office:value-type="float" office:value="52.01036" calcext:value-type="float">
            <text:p>52.01036</text:p>
          </table:table-cell>
          <table:table-cell office:value-type="float" office:value="-0.73286" calcext:value-type="float">
            <text:p>-0.73286</text:p>
          </table:table-cell>
        </table:table-row>
        <table:table-row table:style-name="ro1">
          <table:table-cell office:value-type="float" office:value="52.03567" calcext:value-type="float">
            <text:p>52.03567</text:p>
          </table:table-cell>
          <table:table-cell office:value-type="float" office:value="-0.69047" calcext:value-type="float">
            <text:p>-0.69047</text:p>
          </table:table-cell>
        </table:table-row>
        <table:table-row table:style-name="ro1">
          <table:table-cell office:value-type="float" office:value="52.00139" calcext:value-type="float">
            <text:p>52.00139</text:p>
          </table:table-cell>
          <table:table-cell office:value-type="float" office:value="-0.78935" calcext:value-type="float">
            <text:p>-0.78935</text:p>
          </table:table-cell>
        </table:table-row>
        <table:table-row table:style-name="ro1">
          <table:table-cell office:value-type="float" office:value="52.13524" calcext:value-type="float">
            <text:p>52.13524</text:p>
          </table:table-cell>
          <table:table-cell office:value-type="float" office:value="-0.4661" calcext:value-type="float">
            <text:p>-0.4661</text:p>
          </table:table-cell>
        </table:table-row>
        <table:table-row table:style-name="ro1">
          <table:table-cell office:value-type="float" office:value="52.13367" calcext:value-type="float">
            <text:p>52.13367</text:p>
          </table:table-cell>
          <table:table-cell office:value-type="float" office:value="-0.44582" calcext:value-type="float">
            <text:p>-0.44582</text:p>
          </table:table-cell>
        </table:table-row>
        <table:table-row table:style-name="ro1">
          <table:table-cell office:value-type="float" office:value="52.10864" calcext:value-type="float">
            <text:p>52.10864</text:p>
          </table:table-cell>
          <table:table-cell office:value-type="float" office:value="-0.48457" calcext:value-type="float">
            <text:p>-0.48457</text:p>
          </table:table-cell>
        </table:table-row>
        <table:table-row table:style-name="ro1">
          <table:table-cell office:value-type="float" office:value="52.1951" calcext:value-type="float">
            <text:p>52.1951</text:p>
          </table:table-cell>
          <table:table-cell office:value-type="float" office:value="-0.29579" calcext:value-type="float">
            <text:p>-0.29579</text:p>
          </table:table-cell>
        </table:table-row>
        <table:table-row table:style-name="ro1">
          <table:table-cell office:value-type="float" office:value="52.03882" calcext:value-type="float">
            <text:p>52.03882</text:p>
          </table:table-cell>
          <table:table-cell office:value-type="float" office:value="-0.77607" calcext:value-type="float">
            <text:p>-0.77607</text:p>
          </table:table-cell>
        </table:table-row>
        <table:table-row table:style-name="ro1">
          <table:table-cell office:value-type="float" office:value="52.04267" calcext:value-type="float">
            <text:p>52.04267</text:p>
          </table:table-cell>
          <table:table-cell office:value-type="float" office:value="-0.75544" calcext:value-type="float">
            <text:p>-0.75544</text:p>
          </table:table-cell>
        </table:table-row>
        <table:table-row table:style-name="ro1">
          <table:table-cell office:value-type="float" office:value="52.04069" calcext:value-type="float">
            <text:p>52.04069</text:p>
          </table:table-cell>
          <table:table-cell office:value-type="float" office:value="-0.75051" calcext:value-type="float">
            <text:p>-0.75051</text:p>
          </table:table-cell>
        </table:table-row>
        <table:table-row table:style-name="ro1">
          <table:table-cell office:value-type="float" office:value="55.78756" calcext:value-type="float">
            <text:p>55.78756</text:p>
          </table:table-cell>
          <table:table-cell office:value-type="float" office:value="-3.98678" calcext:value-type="float">
            <text:p>-3.98678</text:p>
          </table:table-cell>
        </table:table-row>
        <table:table-row table:style-name="ro1">
          <table:table-cell office:value-type="float" office:value="55.77704" calcext:value-type="float">
            <text:p>55.77704</text:p>
          </table:table-cell>
          <table:table-cell office:value-type="float" office:value="-3.93029" calcext:value-type="float">
            <text:p>-3.93029</text:p>
          </table:table-cell>
        </table:table-row>
        <table:table-row table:style-name="ro1">
          <table:table-cell office:value-type="float" office:value="55.77925" calcext:value-type="float">
            <text:p>55.77925</text:p>
          </table:table-cell>
          <table:table-cell office:value-type="float" office:value="-4.05353" calcext:value-type="float">
            <text:p>-4.05353</text:p>
          </table:table-cell>
        </table:table-row>
        <table:table-row table:style-name="ro1">
          <table:table-cell office:value-type="float" office:value="55.77848" calcext:value-type="float">
            <text:p>55.77848</text:p>
          </table:table-cell>
          <table:table-cell office:value-type="float" office:value="-4.02913" calcext:value-type="float">
            <text:p>-4.02913</text:p>
          </table:table-cell>
        </table:table-row>
        <table:table-row table:style-name="ro1">
          <table:table-cell office:value-type="float" office:value="55.8198" calcext:value-type="float">
            <text:p>55.8198</text:p>
          </table:table-cell>
          <table:table-cell office:value-type="float" office:value="-4.04066" calcext:value-type="float">
            <text:p>-4.04066</text:p>
          </table:table-cell>
        </table:table-row>
        <table:table-row table:style-name="ro1">
          <table:table-cell office:value-type="float" office:value="55.85977" calcext:value-type="float">
            <text:p>55.85977</text:p>
          </table:table-cell>
          <table:table-cell office:value-type="float" office:value="-4.01978" calcext:value-type="float">
            <text:p>-4.01978</text:p>
          </table:table-cell>
        </table:table-row>
        <table:table-row table:style-name="ro1">
          <table:table-cell office:value-type="float" office:value="55.86335" calcext:value-type="float">
            <text:p>55.86335</text:p>
          </table:table-cell>
          <table:table-cell office:value-type="float" office:value="-3.97613" calcext:value-type="float">
            <text:p>-3.97613</text:p>
          </table:table-cell>
        </table:table-row>
        <table:table-row table:style-name="ro1">
          <table:table-cell office:value-type="float" office:value="51.54559" calcext:value-type="float">
            <text:p>51.54559</text:p>
          </table:table-cell>
          <table:table-cell office:value-type="float" office:value="-0.10339" calcext:value-type="float">
            <text:p>-0.10339</text:p>
          </table:table-cell>
        </table:table-row>
        <table:table-row table:style-name="ro1">
          <table:table-cell office:value-type="float" office:value="51.53284" calcext:value-type="float">
            <text:p>51.53284</text:p>
          </table:table-cell>
          <table:table-cell office:value-type="float" office:value="-0.1068" calcext:value-type="float">
            <text:p>-0.1068</text:p>
          </table:table-cell>
        </table:table-row>
        <table:table-row table:style-name="ro1">
          <table:table-cell office:value-type="float" office:value="51.53096" calcext:value-type="float">
            <text:p>51.53096</text:p>
          </table:table-cell>
          <table:table-cell office:value-type="float" office:value="-0.12209" calcext:value-type="float">
            <text:p>-0.12209</text:p>
          </table:table-cell>
        </table:table-row>
        <table:table-row table:style-name="ro1">
          <table:table-cell office:value-type="float" office:value="51.6105" calcext:value-type="float">
            <text:p>51.6105</text:p>
          </table:table-cell>
          <table:table-cell office:value-type="float" office:value="-0.1435" calcext:value-type="float">
            <text:p>-0.1435</text:p>
          </table:table-cell>
        </table:table-row>
        <table:table-row table:style-name="ro1">
          <table:table-cell office:value-type="float" office:value="51.60479" calcext:value-type="float">
            <text:p>51.60479</text:p>
          </table:table-cell>
          <table:table-cell office:value-type="float" office:value="-0.17319" calcext:value-type="float">
            <text:p>-0.17319</text:p>
          </table:table-cell>
        </table:table-row>
        <table:table-row table:style-name="ro1">
          <table:table-cell office:value-type="float" office:value="51.61559" calcext:value-type="float">
            <text:p>51.61559</text:p>
          </table:table-cell>
          <table:table-cell office:value-type="float" office:value="-0.17655" calcext:value-type="float">
            <text:p>-0.17655</text:p>
          </table:table-cell>
        </table:table-row>
        <table:table-row table:style-name="ro1">
          <table:table-cell office:value-type="float" office:value="51.61824" calcext:value-type="float">
            <text:p>51.61824</text:p>
          </table:table-cell>
          <table:table-cell office:value-type="float" office:value="-0.10795" calcext:value-type="float">
            <text:p>-0.10795</text:p>
          </table:table-cell>
        </table:table-row>
        <table:table-row table:style-name="ro1">
          <table:table-cell office:value-type="float" office:value="51.63282" calcext:value-type="float">
            <text:p>51.63282</text:p>
          </table:table-cell>
          <table:table-cell office:value-type="float" office:value="-0.12958" calcext:value-type="float">
            <text:p>-0.12958</text:p>
          </table:table-cell>
        </table:table-row>
        <table:table-row table:style-name="ro1">
          <table:table-cell office:value-type="float" office:value="51.59389" calcext:value-type="float">
            <text:p>51.59389</text:p>
          </table:table-cell>
          <table:table-cell office:value-type="float" office:value="-0.06938" calcext:value-type="float">
            <text:p>-0.06938</text:p>
          </table:table-cell>
        </table:table-row>
        <table:table-row table:style-name="ro1">
          <table:table-cell office:value-type="float" office:value="51.61234" calcext:value-type="float">
            <text:p>51.61234</text:p>
          </table:table-cell>
          <table:table-cell office:value-type="float" office:value="-0.06472" calcext:value-type="float">
            <text:p>-0.06472</text:p>
          </table:table-cell>
        </table:table-row>
        <table:table-row table:style-name="ro1">
          <table:table-cell office:value-type="float" office:value="51.56601" calcext:value-type="float">
            <text:p>51.56601</text:p>
          </table:table-cell>
          <table:table-cell office:value-type="float" office:value="-0.13584" calcext:value-type="float">
            <text:p>-0.13584</text:p>
          </table:table-cell>
        </table:table-row>
        <table:table-row table:style-name="ro1">
          <table:table-cell office:value-type="float" office:value="51.59195" calcext:value-type="float">
            <text:p>51.59195</text:p>
          </table:table-cell>
          <table:table-cell office:value-type="float" office:value="-0.1057" calcext:value-type="float">
            <text:p>-0.1057</text:p>
          </table:table-cell>
        </table:table-row>
        <table:table-row table:style-name="ro1">
          <table:table-cell office:value-type="float" office:value="51.59705" calcext:value-type="float">
            <text:p>51.59705</text:p>
          </table:table-cell>
          <table:table-cell office:value-type="float" office:value="-0.10914" calcext:value-type="float">
            <text:p>-0.10914</text:p>
          </table:table-cell>
        </table:table-row>
        <table:table-row table:style-name="ro1">
          <table:table-cell office:value-type="float" office:value="51.57696" calcext:value-type="float">
            <text:p>51.57696</text:p>
          </table:table-cell>
          <table:table-cell office:value-type="float" office:value="-0.09811" calcext:value-type="float">
            <text:p>-0.09811</text:p>
          </table:table-cell>
        </table:table-row>
        <table:table-row table:style-name="ro1">
          <table:table-cell office:value-type="float" office:value="51.55828" calcext:value-type="float">
            <text:p>51.55828</text:p>
          </table:table-cell>
          <table:table-cell office:value-type="float" office:value="-0.11896" calcext:value-type="float">
            <text:p>-0.11896</text:p>
          </table:table-cell>
        </table:table-row>
        <table:table-row table:style-name="ro1">
          <table:table-cell office:value-type="float" office:value="51.55542" calcext:value-type="float">
            <text:p>51.55542</text:p>
          </table:table-cell>
          <table:table-cell office:value-type="float" office:value="-0.11264" calcext:value-type="float">
            <text:p>-0.11264</text:p>
          </table:table-cell>
        </table:table-row>
        <table:table-row table:style-name="ro1">
          <table:table-cell office:value-type="float" office:value="54.97084" calcext:value-type="float">
            <text:p>54.97084</text:p>
          </table:table-cell>
          <table:table-cell office:value-type="float" office:value="-1.61724" calcext:value-type="float">
            <text:p>-1.61724</text:p>
          </table:table-cell>
        </table:table-row>
        <table:table-row table:style-name="ro1">
          <table:table-cell office:value-type="float" office:value="54.9759" calcext:value-type="float">
            <text:p>54.9759</text:p>
          </table:table-cell>
          <table:table-cell office:value-type="float" office:value="-1.61261" calcext:value-type="float">
            <text:p>-1.61261</text:p>
          </table:table-cell>
        </table:table-row>
        <table:table-row table:style-name="ro1">
          <table:table-cell office:value-type="float" office:value="54.92365" calcext:value-type="float">
            <text:p>54.92365</text:p>
          </table:table-cell>
          <table:table-cell office:value-type="float" office:value="-1.61928" calcext:value-type="float">
            <text:p>-1.61928</text:p>
          </table:table-cell>
        </table:table-row>
        <table:table-row table:style-name="ro1">
          <table:table-cell office:value-type="float" office:value="54.95663" calcext:value-type="float">
            <text:p>54.95663</text:p>
          </table:table-cell>
          <table:table-cell office:value-type="float" office:value="-1.67422" calcext:value-type="float">
            <text:p>-1.67422</text:p>
          </table:table-cell>
        </table:table-row>
        <table:table-row table:style-name="ro1">
          <table:table-cell office:value-type="float" office:value="54.95825" calcext:value-type="float">
            <text:p>54.95825</text:p>
          </table:table-cell>
          <table:table-cell office:value-type="float" office:value="-1.67549" calcext:value-type="float">
            <text:p>-1.67549</text:p>
          </table:table-cell>
        </table:table-row>
        <table:table-row table:style-name="ro1">
          <table:table-cell office:value-type="float" office:value="54.95616" calcext:value-type="float">
            <text:p>54.95616</text:p>
          </table:table-cell>
          <table:table-cell office:value-type="float" office:value="-1.66342" calcext:value-type="float">
            <text:p>-1.66342</text:p>
          </table:table-cell>
        </table:table-row>
        <table:table-row table:style-name="ro1">
          <table:table-cell office:value-type="float" office:value="54.95808" calcext:value-type="float">
            <text:p>54.95808</text:p>
          </table:table-cell>
          <table:table-cell office:value-type="float" office:value="-1.66799" calcext:value-type="float">
            <text:p>-1.66799</text:p>
          </table:table-cell>
        </table:table-row>
        <table:table-row table:style-name="ro1">
          <table:table-cell office:value-type="float" office:value="55.03536" calcext:value-type="float">
            <text:p>55.03536</text:p>
          </table:table-cell>
          <table:table-cell office:value-type="float" office:value="-1.56029" calcext:value-type="float">
            <text:p>-1.56029</text:p>
          </table:table-cell>
        </table:table-row>
        <table:table-row table:style-name="ro1">
          <table:table-cell office:value-type="float" office:value="55.02052" calcext:value-type="float">
            <text:p>55.02052</text:p>
          </table:table-cell>
          <table:table-cell office:value-type="float" office:value="-1.53761" calcext:value-type="float">
            <text:p>-1.53761</text:p>
          </table:table-cell>
        </table:table-row>
        <table:table-row table:style-name="ro1">
          <table:table-cell office:value-type="float" office:value="54.96392" calcext:value-type="float">
            <text:p>54.96392</text:p>
          </table:table-cell>
          <table:table-cell office:value-type="float" office:value="-1.71571" calcext:value-type="float">
            <text:p>-1.71571</text:p>
          </table:table-cell>
        </table:table-row>
        <table:table-row table:style-name="ro1">
          <table:table-cell office:value-type="float" office:value="55.08499" calcext:value-type="float">
            <text:p>55.08499</text:p>
          </table:table-cell>
          <table:table-cell office:value-type="float" office:value="-1.59479" calcext:value-type="float">
            <text:p>-1.59479</text:p>
          </table:table-cell>
        </table:table-row>
        <table:table-row table:style-name="ro1">
          <table:table-cell office:value-type="float" office:value="55.06474" calcext:value-type="float">
            <text:p>55.06474</text:p>
          </table:table-cell>
          <table:table-cell office:value-type="float" office:value="-1.58091" calcext:value-type="float">
            <text:p>-1.58091</text:p>
          </table:table-cell>
        </table:table-row>
        <table:table-row table:style-name="ro1">
          <table:table-cell office:value-type="float" office:value="55.13043" calcext:value-type="float">
            <text:p>55.13043</text:p>
          </table:table-cell>
          <table:table-cell office:value-type="float" office:value="-1.54268" calcext:value-type="float">
            <text:p>-1.54268</text:p>
          </table:table-cell>
        </table:table-row>
        <table:table-row table:style-name="ro1">
          <table:table-cell office:value-type="float" office:value="55.00878" calcext:value-type="float">
            <text:p>55.00878</text:p>
          </table:table-cell>
          <table:table-cell office:value-type="float" office:value="-1.49662" calcext:value-type="float">
            <text:p>-1.49662</text:p>
          </table:table-cell>
        </table:table-row>
        <table:table-row table:style-name="ro1">
          <table:table-cell office:value-type="float" office:value="55.00883" calcext:value-type="float">
            <text:p>55.00883</text:p>
          </table:table-cell>
          <table:table-cell office:value-type="float" office:value="-1.44799" calcext:value-type="float">
            <text:p>-1.44799</text:p>
          </table:table-cell>
        </table:table-row>
        <table:table-row table:style-name="ro1">
          <table:table-cell office:value-type="float" office:value="55.01266" calcext:value-type="float">
            <text:p>55.01266</text:p>
          </table:table-cell>
          <table:table-cell office:value-type="float" office:value="-1.66649" calcext:value-type="float">
            <text:p>-1.66649</text:p>
          </table:table-cell>
        </table:table-row>
        <table:table-row table:style-name="ro1">
          <table:table-cell office:value-type="float" office:value="55.03597" calcext:value-type="float">
            <text:p>55.03597</text:p>
          </table:table-cell>
          <table:table-cell office:value-type="float" office:value="-1.62451" calcext:value-type="float">
            <text:p>-1.62451</text:p>
          </table:table-cell>
        </table:table-row>
        <table:table-row table:style-name="ro1">
          <table:table-cell office:value-type="float" office:value="54.99798" calcext:value-type="float">
            <text:p>54.99798</text:p>
          </table:table-cell>
          <table:table-cell office:value-type="float" office:value="-1.4325" calcext:value-type="float">
            <text:p>-1.4325</text:p>
          </table:table-cell>
        </table:table-row>
        <table:table-row table:style-name="ro1">
          <table:table-cell office:value-type="float" office:value="54.97114" calcext:value-type="float">
            <text:p>54.97114</text:p>
          </table:table-cell>
          <table:table-cell office:value-type="float" office:value="-1.45944" calcext:value-type="float">
            <text:p>-1.45944</text:p>
          </table:table-cell>
        </table:table-row>
        <table:table-row table:style-name="ro1">
          <table:table-cell office:value-type="float" office:value="54.94677" calcext:value-type="float">
            <text:p>54.94677</text:p>
          </table:table-cell>
          <table:table-cell office:value-type="float" office:value="-1.46616" calcext:value-type="float">
            <text:p>-1.46616</text:p>
          </table:table-cell>
        </table:table-row>
        <table:table-row table:style-name="ro1">
          <table:table-cell office:value-type="float" office:value="54.90642" calcext:value-type="float">
            <text:p>54.90642</text:p>
          </table:table-cell>
          <table:table-cell office:value-type="float" office:value="-1.50247" calcext:value-type="float">
            <text:p>-1.50247</text:p>
          </table:table-cell>
        </table:table-row>
        <table:table-row table:style-name="ro1">
          <table:table-cell office:value-type="float" office:value="54.90134" calcext:value-type="float">
            <text:p>54.90134</text:p>
          </table:table-cell>
          <table:table-cell office:value-type="float" office:value="-1.53212" calcext:value-type="float">
            <text:p>-1.53212</text:p>
          </table:table-cell>
        </table:table-row>
        <table:table-row table:style-name="ro1">
          <table:table-cell office:value-type="float" office:value="54.99529" calcext:value-type="float">
            <text:p>54.99529</text:p>
          </table:table-cell>
          <table:table-cell office:value-type="float" office:value="-1.68266" calcext:value-type="float">
            <text:p>-1.68266</text:p>
          </table:table-cell>
        </table:table-row>
        <table:table-row table:style-name="ro1">
          <table:table-cell office:value-type="float" office:value="54.97714" calcext:value-type="float">
            <text:p>54.97714</text:p>
          </table:table-cell>
          <table:table-cell office:value-type="float" office:value="-1.5753" calcext:value-type="float">
            <text:p>-1.5753</text:p>
          </table:table-cell>
        </table:table-row>
        <table:table-row table:style-name="ro1">
          <table:table-cell office:value-type="float" office:value="55.18637" calcext:value-type="float">
            <text:p>55.18637</text:p>
          </table:table-cell>
          <table:table-cell office:value-type="float" office:value="-1.56805" calcext:value-type="float">
            <text:p>-1.56805</text:p>
          </table:table-cell>
        </table:table-row>
        <table:table-row table:style-name="ro1">
          <table:table-cell office:value-type="float" office:value="54.96179" calcext:value-type="float">
            <text:p>54.96179</text:p>
          </table:table-cell>
          <table:table-cell office:value-type="float" office:value="-1.58808" calcext:value-type="float">
            <text:p>-1.58808</text:p>
          </table:table-cell>
        </table:table-row>
        <table:table-row table:style-name="ro1">
          <table:table-cell office:value-type="float" office:value="52.95243" calcext:value-type="float">
            <text:p>52.95243</text:p>
          </table:table-cell>
          <table:table-cell office:value-type="float" office:value="-1.1491" calcext:value-type="float">
            <text:p>-1.1491</text:p>
          </table:table-cell>
        </table:table-row>
        <table:table-row table:style-name="ro1">
          <table:table-cell office:value-type="float" office:value="52.95459" calcext:value-type="float">
            <text:p>52.95459</text:p>
          </table:table-cell>
          <table:table-cell office:value-type="float" office:value="-1.14775" calcext:value-type="float">
            <text:p>-1.14775</text:p>
          </table:table-cell>
        </table:table-row>
        <table:table-row table:style-name="ro1">
          <table:table-cell office:value-type="float" office:value="52.95376" calcext:value-type="float">
            <text:p>52.95376</text:p>
          </table:table-cell>
          <table:table-cell office:value-type="float" office:value="-1.15277" calcext:value-type="float">
            <text:p>-1.15277</text:p>
          </table:table-cell>
        </table:table-row>
        <table:table-row table:style-name="ro1">
          <table:table-cell office:value-type="float" office:value="53.12633" calcext:value-type="float">
            <text:p>53.12633</text:p>
          </table:table-cell>
          <table:table-cell office:value-type="float" office:value="-1.26377" calcext:value-type="float">
            <text:p>-1.26377</text:p>
          </table:table-cell>
        </table:table-row>
        <table:table-row table:style-name="ro1">
          <table:table-cell office:value-type="float" office:value="53.13699" calcext:value-type="float">
            <text:p>53.13699</text:p>
          </table:table-cell>
          <table:table-cell office:value-type="float" office:value="-1.21798" calcext:value-type="float">
            <text:p>-1.21798</text:p>
          </table:table-cell>
        </table:table-row>
        <table:table-row table:style-name="ro1">
          <table:table-cell office:value-type="float" office:value="53.13608" calcext:value-type="float">
            <text:p>53.13608</text:p>
          </table:table-cell>
          <table:table-cell office:value-type="float" office:value="-1.19777" calcext:value-type="float">
            <text:p>-1.19777</text:p>
          </table:table-cell>
        </table:table-row>
        <table:table-row table:style-name="ro1">
          <table:table-cell office:value-type="float" office:value="53.14681" calcext:value-type="float">
            <text:p>53.14681</text:p>
          </table:table-cell>
          <table:table-cell office:value-type="float" office:value="-1.19986" calcext:value-type="float">
            <text:p>-1.19986</text:p>
          </table:table-cell>
        </table:table-row>
        <table:table-row table:style-name="ro1">
          <table:table-cell office:value-type="float" office:value="52.93856" calcext:value-type="float">
            <text:p>52.93856</text:p>
          </table:table-cell>
          <table:table-cell office:value-type="float" office:value="-1.13008" calcext:value-type="float">
            <text:p>-1.13008</text:p>
          </table:table-cell>
        </table:table-row>
        <table:table-row table:style-name="ro1">
          <table:table-cell office:value-type="float" office:value="53.20076" calcext:value-type="float">
            <text:p>53.20076</text:p>
          </table:table-cell>
          <table:table-cell office:value-type="float" office:value="-1.02675" calcext:value-type="float">
            <text:p>-1.02675</text:p>
          </table:table-cell>
        </table:table-row>
        <table:table-row table:style-name="ro1">
          <table:table-cell office:value-type="float" office:value="53.09194" calcext:value-type="float">
            <text:p>53.09194</text:p>
          </table:table-cell>
          <table:table-cell office:value-type="float" office:value="-0.79013" calcext:value-type="float">
            <text:p>-0.79013</text:p>
          </table:table-cell>
        </table:table-row>
        <table:table-row table:style-name="ro1">
          <table:table-cell office:value-type="float" office:value="52.90365" calcext:value-type="float">
            <text:p>52.90365</text:p>
          </table:table-cell>
          <table:table-cell office:value-type="float" office:value="-0.63497" calcext:value-type="float">
            <text:p>-0.63497</text:p>
          </table:table-cell>
        </table:table-row>
        <table:table-row table:style-name="ro1">
          <table:table-cell office:value-type="float" office:value="53.01238" calcext:value-type="float">
            <text:p>53.01238</text:p>
          </table:table-cell>
          <table:table-cell office:value-type="float" office:value="-0.42263" calcext:value-type="float">
            <text:p>-0.42263</text:p>
          </table:table-cell>
        </table:table-row>
        <table:table-row table:style-name="ro1">
          <table:table-cell office:value-type="float" office:value="52.96148" calcext:value-type="float">
            <text:p>52.96148</text:p>
          </table:table-cell>
          <table:table-cell office:value-type="float" office:value="-1.06752" calcext:value-type="float">
            <text:p>-1.06752</text:p>
          </table:table-cell>
        </table:table-row>
        <table:table-row table:style-name="ro1">
          <table:table-cell office:value-type="float" office:value="52.98125" calcext:value-type="float">
            <text:p>52.98125</text:p>
          </table:table-cell>
          <table:table-cell office:value-type="float" office:value="-1.17417" calcext:value-type="float">
            <text:p>-1.17417</text:p>
          </table:table-cell>
        </table:table-row>
        <table:table-row table:style-name="ro1">
          <table:table-cell office:value-type="float" office:value="52.99887" calcext:value-type="float">
            <text:p>52.99887</text:p>
          </table:table-cell>
          <table:table-cell office:value-type="float" office:value="-1.13584" calcext:value-type="float">
            <text:p>-1.13584</text:p>
          </table:table-cell>
        </table:table-row>
        <table:table-row table:style-name="ro1">
          <table:table-cell office:value-type="float" office:value="53.01012" calcext:value-type="float">
            <text:p>53.01012</text:p>
          </table:table-cell>
          <table:table-cell office:value-type="float" office:value="-1.1905" calcext:value-type="float">
            <text:p>-1.1905</text:p>
          </table:table-cell>
        </table:table-row>
        <table:table-row table:style-name="ro1">
          <table:table-cell office:value-type="float" office:value="52.94287" calcext:value-type="float">
            <text:p>52.94287</text:p>
          </table:table-cell>
          <table:table-cell office:value-type="float" office:value="-1.16284" calcext:value-type="float">
            <text:p>-1.16284</text:p>
          </table:table-cell>
        </table:table-row>
        <table:table-row table:style-name="ro1">
          <table:table-cell office:value-type="float" office:value="52.9029" calcext:value-type="float">
            <text:p>52.9029</text:p>
          </table:table-cell>
          <table:table-cell office:value-type="float" office:value="-1.24416" calcext:value-type="float">
            <text:p>-1.24416</text:p>
          </table:table-cell>
        </table:table-row>
        <table:table-row table:style-name="ro1">
          <table:table-cell office:value-type="float" office:value="52.23799" calcext:value-type="float">
            <text:p>52.23799</text:p>
          </table:table-cell>
          <table:table-cell office:value-type="float" office:value="-0.89277" calcext:value-type="float">
            <text:p>-0.89277</text:p>
          </table:table-cell>
        </table:table-row>
        <table:table-row table:style-name="ro1">
          <table:table-cell office:value-type="float" office:value="52.2374" calcext:value-type="float">
            <text:p>52.2374</text:p>
          </table:table-cell>
          <table:table-cell office:value-type="float" office:value="-0.89737" calcext:value-type="float">
            <text:p>-0.89737</text:p>
          </table:table-cell>
        </table:table-row>
        <table:table-row table:style-name="ro1">
          <table:table-cell office:value-type="float" office:value="52.25825" calcext:value-type="float">
            <text:p>52.25825</text:p>
          </table:table-cell>
          <table:table-cell office:value-type="float" office:value="-1.15644" calcext:value-type="float">
            <text:p>-1.15644</text:p>
          </table:table-cell>
        </table:table-row>
        <table:table-row table:style-name="ro1">
          <table:table-cell office:value-type="float" office:value="52.1283" calcext:value-type="float">
            <text:p>52.1283</text:p>
          </table:table-cell>
          <table:table-cell office:value-type="float" office:value="-1.00371" calcext:value-type="float">
            <text:p>-1.00371</text:p>
          </table:table-cell>
        </table:table-row>
        <table:table-row table:style-name="ro1">
          <table:table-cell office:value-type="float" office:value="52.41475" calcext:value-type="float">
            <text:p>52.41475</text:p>
          </table:table-cell>
          <table:table-cell office:value-type="float" office:value="-0.7911" calcext:value-type="float">
            <text:p>-0.7911</text:p>
          </table:table-cell>
        </table:table-row>
        <table:table-row table:style-name="ro1">
          <table:table-cell office:value-type="float" office:value="52.37649" calcext:value-type="float">
            <text:p>52.37649</text:p>
          </table:table-cell>
          <table:table-cell office:value-type="float" office:value="-0.7174" calcext:value-type="float">
            <text:p>-0.7174</text:p>
          </table:table-cell>
        </table:table-row>
        <table:table-row table:style-name="ro1">
          <table:table-cell office:value-type="float" office:value="52.39818" calcext:value-type="float">
            <text:p>52.39818</text:p>
          </table:table-cell>
          <table:table-cell office:value-type="float" office:value="-0.72707" calcext:value-type="float">
            <text:p>-0.72707</text:p>
          </table:table-cell>
        </table:table-row>
        <table:table-row table:style-name="ro1">
          <table:table-cell office:value-type="float" office:value="52.48755" calcext:value-type="float">
            <text:p>52.48755</text:p>
          </table:table-cell>
          <table:table-cell office:value-type="float" office:value="-0.70327" calcext:value-type="float">
            <text:p>-0.70327</text:p>
          </table:table-cell>
        </table:table-row>
        <table:table-row table:style-name="ro1">
          <table:table-cell office:value-type="float" office:value="52.49486" calcext:value-type="float">
            <text:p>52.49486</text:p>
          </table:table-cell>
          <table:table-cell office:value-type="float" office:value="-0.68069" calcext:value-type="float">
            <text:p>-0.68069</text:p>
          </table:table-cell>
        </table:table-row>
        <table:table-row table:style-name="ro1">
          <table:table-cell office:value-type="float" office:value="52.25525" calcext:value-type="float">
            <text:p>52.25525</text:p>
          </table:table-cell>
          <table:table-cell office:value-type="float" office:value="-0.83458" calcext:value-type="float">
            <text:p>-0.83458</text:p>
          </table:table-cell>
        </table:table-row>
        <table:table-row table:style-name="ro1">
          <table:table-cell office:value-type="float" office:value="52.24353" calcext:value-type="float">
            <text:p>52.24353</text:p>
          </table:table-cell>
          <table:table-cell office:value-type="float" office:value="-0.83562" calcext:value-type="float">
            <text:p>-0.83562</text:p>
          </table:table-cell>
        </table:table-row>
        <table:table-row table:style-name="ro1">
          <table:table-cell office:value-type="float" office:value="52.21345" calcext:value-type="float">
            <text:p>52.21345</text:p>
          </table:table-cell>
          <table:table-cell office:value-type="float" office:value="-0.95184" calcext:value-type="float">
            <text:p>-0.95184</text:p>
          </table:table-cell>
        </table:table-row>
        <table:table-row table:style-name="ro1">
          <table:table-cell office:value-type="float" office:value="52.23595" calcext:value-type="float">
            <text:p>52.23595</text:p>
          </table:table-cell>
          <table:table-cell office:value-type="float" office:value="-0.93456" calcext:value-type="float">
            <text:p>-0.93456</text:p>
          </table:table-cell>
        </table:table-row>
        <table:table-row table:style-name="ro1">
          <table:table-cell office:value-type="float" office:value="52.30629" calcext:value-type="float">
            <text:p>52.30629</text:p>
          </table:table-cell>
          <table:table-cell office:value-type="float" office:value="-1.12317" calcext:value-type="float">
            <text:p>-1.12317</text:p>
          </table:table-cell>
        </table:table-row>
        <table:table-row table:style-name="ro1">
          <table:table-cell office:value-type="float" office:value="52.30068" calcext:value-type="float">
            <text:p>52.30068</text:p>
          </table:table-cell>
          <table:table-cell office:value-type="float" office:value="-0.69173" calcext:value-type="float">
            <text:p>-0.69173</text:p>
          </table:table-cell>
        </table:table-row>
        <table:table-row table:style-name="ro1">
          <table:table-cell office:value-type="float" office:value="52.28476" calcext:value-type="float">
            <text:p>52.28476</text:p>
          </table:table-cell>
          <table:table-cell office:value-type="float" office:value="-0.71099" calcext:value-type="float">
            <text:p>-0.71099</text:p>
          </table:table-cell>
        </table:table-row>
        <table:table-row table:style-name="ro1">
          <table:table-cell office:value-type="float" office:value="52.35356" calcext:value-type="float">
            <text:p>52.35356</text:p>
          </table:table-cell>
          <table:table-cell office:value-type="float" office:value="-0.54523" calcext:value-type="float">
            <text:p>-0.54523</text:p>
          </table:table-cell>
        </table:table-row>
        <table:table-row table:style-name="ro1">
          <table:table-cell office:value-type="float" office:value="51.55618" calcext:value-type="float">
            <text:p>51.55618</text:p>
          </table:table-cell>
          <table:table-cell office:value-type="float" office:value="-3.01978" calcext:value-type="float">
            <text:p>-3.01978</text:p>
          </table:table-cell>
        </table:table-row>
        <table:table-row table:style-name="ro1">
          <table:table-cell office:value-type="float" office:value="51.59723" calcext:value-type="float">
            <text:p>51.59723</text:p>
          </table:table-cell>
          <table:table-cell office:value-type="float" office:value="-3.07714" calcext:value-type="float">
            <text:p>-3.07714</text:p>
          </table:table-cell>
        </table:table-row>
        <table:table-row table:style-name="ro1">
          <table:table-cell office:value-type="float" office:value="51.67175" calcext:value-type="float">
            <text:p>51.67175</text:p>
          </table:table-cell>
          <table:table-cell office:value-type="float" office:value="-3.1941" calcext:value-type="float">
            <text:p>-3.1941</text:p>
          </table:table-cell>
        </table:table-row>
        <table:table-row table:style-name="ro1">
          <table:table-cell office:value-type="float" office:value="51.60248" calcext:value-type="float">
            <text:p>51.60248</text:p>
          </table:table-cell>
          <table:table-cell office:value-type="float" office:value="-2.92296" calcext:value-type="float">
            <text:p>-2.92296</text:p>
          </table:table-cell>
        </table:table-row>
        <table:table-row table:style-name="ro1">
          <table:table-cell office:value-type="float" office:value="51.57418" calcext:value-type="float">
            <text:p>51.57418</text:p>
          </table:table-cell>
          <table:table-cell office:value-type="float" office:value="-2.94534" calcext:value-type="float">
            <text:p>-2.94534</text:p>
          </table:table-cell>
        </table:table-row>
        <table:table-row table:style-name="ro1">
          <table:table-cell office:value-type="float" office:value="51.58795" calcext:value-type="float">
            <text:p>51.58795</text:p>
          </table:table-cell>
          <table:table-cell office:value-type="float" office:value="-2.99608" calcext:value-type="float">
            <text:p>-2.99608</text:p>
          </table:table-cell>
        </table:table-row>
        <table:table-row table:style-name="ro1">
          <table:table-cell office:value-type="float" office:value="51.57458" calcext:value-type="float">
            <text:p>51.57458</text:p>
          </table:table-cell>
          <table:table-cell office:value-type="float" office:value="-3.00893" calcext:value-type="float">
            <text:p>-3.00893</text:p>
          </table:table-cell>
        </table:table-row>
        <table:table-row table:style-name="ro1">
          <table:table-cell office:value-type="float" office:value="51.5962" calcext:value-type="float">
            <text:p>51.5962</text:p>
          </table:table-cell>
          <table:table-cell office:value-type="float" office:value="-2.99712" calcext:value-type="float">
            <text:p>-2.99712</text:p>
          </table:table-cell>
        </table:table-row>
        <table:table-row table:style-name="ro1">
          <table:table-cell office:value-type="float" office:value="51.77658" calcext:value-type="float">
            <text:p>51.77658</text:p>
          </table:table-cell>
          <table:table-cell office:value-type="float" office:value="-3.20581" calcext:value-type="float">
            <text:p>-3.20581</text:p>
          </table:table-cell>
        </table:table-row>
        <table:table-row table:style-name="ro1">
          <table:table-cell office:value-type="float" office:value="51.69207" calcext:value-type="float">
            <text:p>51.69207</text:p>
          </table:table-cell>
          <table:table-cell office:value-type="float" office:value="-3.01905" calcext:value-type="float">
            <text:p>-3.01905</text:p>
          </table:table-cell>
        </table:table-row>
        <table:table-row table:style-name="ro1">
          <table:table-cell office:value-type="float" office:value="51.65339" calcext:value-type="float">
            <text:p>51.65339</text:p>
          </table:table-cell>
          <table:table-cell office:value-type="float" office:value="-3.02064" calcext:value-type="float">
            <text:p>-3.02064</text:p>
          </table:table-cell>
        </table:table-row>
        <table:table-row table:style-name="ro1">
          <table:table-cell office:value-type="string" calcext:value-type="string">
            <text:p>,52.6102</text:p>
          </table:table-cell>
          <table:table-cell office:value-type="string" calcext:value-type="string">
            <text:p>,1.29161</text:p>
          </table:table-cell>
        </table:table-row>
        <table:table-row table:style-name="ro1">
          <table:table-cell office:value-type="string" calcext:value-type="string">
            <text:p>,52.7121</text:p>
          </table:table-cell>
          <table:table-cell office:value-type="string" calcext:value-type="string">
            <text:p>,1.40982</text:p>
          </table:table-cell>
        </table:table-row>
        <table:table-row table:style-name="ro1">
          <table:table-cell office:value-type="string" calcext:value-type="string">
            <text:p>,52.6272</text:p>
          </table:table-cell>
          <table:table-cell office:value-type="string" calcext:value-type="string">
            <text:p>,1.29268</text:p>
          </table:table-cell>
        </table:table-row>
        <table:table-row table:style-name="ro1">
          <table:table-cell office:value-type="string" calcext:value-type="string">
            <text:p>,52.6258</text:p>
          </table:table-cell>
          <table:table-cell office:value-type="string" calcext:value-type="string">
            <text:p>,1.29158</text:p>
          </table:table-cell>
        </table:table-row>
        <table:table-row table:style-name="ro1">
          <table:table-cell office:value-type="string" calcext:value-type="string">
            <text:p>,52.6073</text:p>
          </table:table-cell>
          <table:table-cell office:value-type="string" calcext:value-type="string">
            <text:p>,1.72896</text:p>
          </table:table-cell>
        </table:table-row>
        <table:table-row table:style-name="ro1">
          <table:table-cell office:value-type="string" calcext:value-type="string">
            <text:p>,52.5972</text:p>
          </table:table-cell>
          <table:table-cell office:value-type="string" calcext:value-type="string">
            <text:p>,1.71190</text:p>
          </table:table-cell>
        </table:table-row>
        <table:table-row table:style-name="ro1">
          <table:table-cell office:value-type="string" calcext:value-type="string">
            <text:p>,52.4746</text:p>
          </table:table-cell>
          <table:table-cell office:value-type="string" calcext:value-type="string">
            <text:p>,1.75083</text:p>
          </table:table-cell>
        </table:table-row>
        <table:table-row table:style-name="ro1">
          <table:table-cell office:value-type="string" calcext:value-type="string">
            <text:p>,52.4465</text:p>
          </table:table-cell>
          <table:table-cell office:value-type="string" calcext:value-type="string">
            <text:p>,1.72571</text:p>
          </table:table-cell>
        </table:table-row>
        <table:table-row table:style-name="ro1">
          <table:table-cell office:value-type="string" calcext:value-type="string">
            <text:p>,52.4749</text:p>
          </table:table-cell>
          <table:table-cell office:value-type="string" calcext:value-type="string">
            <text:p>,1.54620</text:p>
          </table:table-cell>
        </table:table-row>
        <table:table-row table:style-name="ro1">
          <table:table-cell office:value-type="string" calcext:value-type="string">
            <text:p>,52.6514</text:p>
          </table:table-cell>
          <table:table-cell office:value-type="string" calcext:value-type="string">
            <text:p>,1.18553</text:p>
          </table:table-cell>
        </table:table-row>
        <table:table-row table:style-name="ro1">
          <table:table-cell office:value-type="string" calcext:value-type="string">
            <text:p>,52.6522</text:p>
          </table:table-cell>
          <table:table-cell office:value-type="string" calcext:value-type="string">
            <text:p>,1.26324</text:p>
          </table:table-cell>
        </table:table-row>
        <table:table-row table:style-name="ro1">
          <table:table-cell office:value-type="string" calcext:value-type="string">
            <text:p>,52.6545</text:p>
          </table:table-cell>
          <table:table-cell office:value-type="string" calcext:value-type="string">
            <text:p>,1.26953</text:p>
          </table:table-cell>
        </table:table-row>
        <table:table-row table:style-name="ro1">
          <table:table-cell office:value-type="string" calcext:value-type="string">
            <text:p>,52.6682</text:p>
          </table:table-cell>
          <table:table-cell office:value-type="string" calcext:value-type="string">
            <text:p>,1.27223</text:p>
          </table:table-cell>
        </table:table-row>
        <table:table-row table:style-name="ro1">
          <table:table-cell office:value-type="float" office:value="51.53724" calcext:value-type="float">
            <text:p>51.53724</text:p>
          </table:table-cell>
          <table:table-cell office:value-type="float" office:value="-0.13857" calcext:value-type="float">
            <text:p>-0.13857</text:p>
          </table:table-cell>
        </table:table-row>
        <table:table-row table:style-name="ro1">
          <table:table-cell office:value-type="float" office:value="51.53092" calcext:value-type="float">
            <text:p>51.53092</text:p>
          </table:table-cell>
          <table:table-cell office:value-type="float" office:value="-0.1224" calcext:value-type="float">
            <text:p>-0.1224</text:p>
          </table:table-cell>
        </table:table-row>
        <table:table-row table:style-name="ro1">
          <table:table-cell office:value-type="float" office:value="51.56395" calcext:value-type="float">
            <text:p>51.56395</text:p>
          </table:table-cell>
          <table:table-cell office:value-type="float" office:value="-0.25738" calcext:value-type="float">
            <text:p>-0.25738</text:p>
          </table:table-cell>
        </table:table-row>
        <table:table-row table:style-name="ro1">
          <table:table-cell office:value-type="float" office:value="51.55145" calcext:value-type="float">
            <text:p>51.55145</text:p>
          </table:table-cell>
          <table:table-cell office:value-type="float" office:value="-0.26327" calcext:value-type="float">
            <text:p>-0.26327</text:p>
          </table:table-cell>
        </table:table-row>
        <table:table-row table:style-name="ro1">
          <table:table-cell office:value-type="float" office:value="51.55606" calcext:value-type="float">
            <text:p>51.55606</text:p>
          </table:table-cell>
          <table:table-cell office:value-type="float" office:value="-0.21115" calcext:value-type="float">
            <text:p>-0.21115</text:p>
          </table:table-cell>
        </table:table-row>
        <table:table-row table:style-name="ro1">
          <table:table-cell office:value-type="float" office:value="51.55646" calcext:value-type="float">
            <text:p>51.55646</text:p>
          </table:table-cell>
          <table:table-cell office:value-type="float" office:value="-0.17816" calcext:value-type="float">
            <text:p>-0.17816</text:p>
          </table:table-cell>
        </table:table-row>
        <table:table-row table:style-name="ro1">
          <table:table-cell office:value-type="float" office:value="51.54476" calcext:value-type="float">
            <text:p>51.54476</text:p>
          </table:table-cell>
          <table:table-cell office:value-type="float" office:value="-0.17661" calcext:value-type="float">
            <text:p>-0.17661</text:p>
          </table:table-cell>
        </table:table-row>
        <table:table-row table:style-name="ro1">
          <table:table-cell office:value-type="float" office:value="51.57702" calcext:value-type="float">
            <text:p>51.57702</text:p>
          </table:table-cell>
          <table:table-cell office:value-type="float" office:value="-0.22297" calcext:value-type="float">
            <text:p>-0.22297</text:p>
          </table:table-cell>
        </table:table-row>
        <table:table-row table:style-name="ro1">
          <table:table-cell office:value-type="float" office:value="51.54936" calcext:value-type="float">
            <text:p>51.54936</text:p>
          </table:table-cell>
          <table:table-cell office:value-type="float" office:value="-0.14112" calcext:value-type="float">
            <text:p>-0.14112</text:p>
          </table:table-cell>
        </table:table-row>
        <table:table-row table:style-name="ro1">
          <table:table-cell office:value-type="float" office:value="51.53961" calcext:value-type="float">
            <text:p>51.53961</text:p>
          </table:table-cell>
          <table:table-cell office:value-type="float" office:value="-0.19567" calcext:value-type="float">
            <text:p>-0.19567</text:p>
          </table:table-cell>
        </table:table-row>
        <table:table-row table:style-name="ro1">
          <table:table-cell office:value-type="float" office:value="51.59096" calcext:value-type="float">
            <text:p>51.59096</text:p>
          </table:table-cell>
          <table:table-cell office:value-type="float" office:value="-0.25518" calcext:value-type="float">
            <text:p>-0.25518</text:p>
          </table:table-cell>
        </table:table-row>
        <table:table-row table:style-name="ro1">
          <table:table-cell office:value-type="float" office:value="53.54191" calcext:value-type="float">
            <text:p>53.54191</text:p>
          </table:table-cell>
          <table:table-cell office:value-type="float" office:value="-2.11336" calcext:value-type="float">
            <text:p>-2.11336</text:p>
          </table:table-cell>
        </table:table-row>
        <table:table-row table:style-name="ro1">
          <table:table-cell office:value-type="float" office:value="53.60223" calcext:value-type="float">
            <text:p>53.60223</text:p>
          </table:table-cell>
          <table:table-cell office:value-type="float" office:value="-2.1667" calcext:value-type="float">
            <text:p>-2.1667</text:p>
          </table:table-cell>
        </table:table-row>
        <table:table-row table:style-name="ro1">
          <table:table-cell office:value-type="float" office:value="53.61809" calcext:value-type="float">
            <text:p>53.61809</text:p>
          </table:table-cell>
          <table:table-cell office:value-type="float" office:value="-2.15771" calcext:value-type="float">
            <text:p>-2.15771</text:p>
          </table:table-cell>
        </table:table-row>
        <table:table-row table:style-name="ro1">
          <table:table-cell office:value-type="float" office:value="53.61774" calcext:value-type="float">
            <text:p>53.61774</text:p>
          </table:table-cell>
          <table:table-cell office:value-type="float" office:value="-2.12851" calcext:value-type="float">
            <text:p>-2.12851</text:p>
          </table:table-cell>
        </table:table-row>
        <table:table-row table:style-name="ro1">
          <table:table-cell office:value-type="float" office:value="53.55692" calcext:value-type="float">
            <text:p>53.55692</text:p>
          </table:table-cell>
          <table:table-cell office:value-type="float" office:value="-2.13701" calcext:value-type="float">
            <text:p>-2.13701</text:p>
          </table:table-cell>
        </table:table-row>
        <table:table-row table:style-name="ro1">
          <table:table-cell office:value-type="float" office:value="53.54561" calcext:value-type="float">
            <text:p>53.54561</text:p>
          </table:table-cell>
          <table:table-cell office:value-type="float" office:value="-2.09218" calcext:value-type="float">
            <text:p>-2.09218</text:p>
          </table:table-cell>
        </table:table-row>
        <table:table-row table:style-name="ro1">
          <table:table-cell office:value-type="float" office:value="53.48858" calcext:value-type="float">
            <text:p>53.48858</text:p>
          </table:table-cell>
          <table:table-cell office:value-type="float" office:value="-2.09407" calcext:value-type="float">
            <text:p>-2.09407</text:p>
          </table:table-cell>
        </table:table-row>
        <table:table-row table:style-name="ro1">
          <table:table-cell office:value-type="float" office:value="53.47874" calcext:value-type="float">
            <text:p>53.47874</text:p>
          </table:table-cell>
          <table:table-cell office:value-type="float" office:value="-2.12508" calcext:value-type="float">
            <text:p>-2.12508</text:p>
          </table:table-cell>
        </table:table-row>
        <table:table-row table:style-name="ro1">
          <table:table-cell office:value-type="float" office:value="53.5317" calcext:value-type="float">
            <text:p>53.5317</text:p>
          </table:table-cell>
          <table:table-cell office:value-type="float" office:value="-2.15402" calcext:value-type="float">
            <text:p>-2.15402</text:p>
          </table:table-cell>
        </table:table-row>
        <table:table-row table:style-name="ro1">
          <table:table-cell office:value-type="float" office:value="51.75224" calcext:value-type="float">
            <text:p>51.75224</text:p>
          </table:table-cell>
          <table:table-cell office:value-type="float" office:value="-1.25789" calcext:value-type="float">
            <text:p>-1.25789</text:p>
          </table:table-cell>
        </table:table-row>
        <table:table-row table:style-name="ro1">
          <table:table-cell office:value-type="float" office:value="51.62304" calcext:value-type="float">
            <text:p>51.62304</text:p>
          </table:table-cell>
          <table:table-cell office:value-type="float" office:value="-1.11796" calcext:value-type="float">
            <text:p>-1.11796</text:p>
          </table:table-cell>
        </table:table-row>
        <table:table-row table:style-name="ro1">
          <table:table-cell office:value-type="float" office:value="51.67039" calcext:value-type="float">
            <text:p>51.67039</text:p>
          </table:table-cell>
          <table:table-cell office:value-type="float" office:value="-1.29989" calcext:value-type="float">
            <text:p>-1.29989</text:p>
          </table:table-cell>
        </table:table-row>
        <table:table-row table:style-name="ro1">
          <table:table-cell office:value-type="float" office:value="51.61868" calcext:value-type="float">
            <text:p>51.61868</text:p>
          </table:table-cell>
          <table:table-cell office:value-type="float" office:value="-1.30137" calcext:value-type="float">
            <text:p>-1.30137</text:p>
          </table:table-cell>
        </table:table-row>
        <table:table-row table:style-name="ro1">
          <table:table-cell office:value-type="float" office:value="52.07186" calcext:value-type="float">
            <text:p>52.07186</text:p>
          </table:table-cell>
          <table:table-cell office:value-type="float" office:value="-1.3439" calcext:value-type="float">
            <text:p>-1.3439</text:p>
          </table:table-cell>
        </table:table-row>
        <table:table-row table:style-name="ro1">
          <table:table-cell office:value-type="float" office:value="52.06177" calcext:value-type="float">
            <text:p>52.06177</text:p>
          </table:table-cell>
          <table:table-cell office:value-type="float" office:value="-1.33366" calcext:value-type="float">
            <text:p>-1.33366</text:p>
          </table:table-cell>
        </table:table-row>
        <table:table-row table:style-name="ro1">
          <table:table-cell office:value-type="float" office:value="51.75307" calcext:value-type="float">
            <text:p>51.75307</text:p>
          </table:table-cell>
          <table:table-cell office:value-type="float" office:value="-1.29339" calcext:value-type="float">
            <text:p>-1.29339</text:p>
          </table:table-cell>
        </table:table-row>
        <table:table-row table:style-name="ro1">
          <table:table-cell office:value-type="float" office:value="51.77721" calcext:value-type="float">
            <text:p>51.77721</text:p>
          </table:table-cell>
          <table:table-cell office:value-type="float" office:value="-1.49119" calcext:value-type="float">
            <text:p>-1.49119</text:p>
          </table:table-cell>
        </table:table-row>
        <table:table-row table:style-name="ro1">
          <table:table-cell office:value-type="float" office:value="51.76232" calcext:value-type="float">
            <text:p>51.76232</text:p>
          </table:table-cell>
          <table:table-cell office:value-type="float" office:value="-1.19535" calcext:value-type="float">
            <text:p>-1.19535</text:p>
          </table:table-cell>
        </table:table-row>
        <table:table-row table:style-name="ro1">
          <table:table-cell office:value-type="float" office:value="55.84517" calcext:value-type="float">
            <text:p>55.84517</text:p>
          </table:table-cell>
          <table:table-cell office:value-type="float" office:value="-4.42534" calcext:value-type="float">
            <text:p>-4.42534</text:p>
          </table:table-cell>
        </table:table-row>
        <table:table-row table:style-name="ro1">
          <table:table-cell office:value-type="float" office:value="55.94465" calcext:value-type="float">
            <text:p>55.94465</text:p>
          </table:table-cell>
          <table:table-cell office:value-type="float" office:value="-4.73529" calcext:value-type="float">
            <text:p>-4.73529</text:p>
          </table:table-cell>
        </table:table-row>
        <table:table-row table:style-name="ro1">
          <table:table-cell office:value-type="float" office:value="55.84407" calcext:value-type="float">
            <text:p>55.84407</text:p>
          </table:table-cell>
          <table:table-cell office:value-type="float" office:value="-4.47388" calcext:value-type="float">
            <text:p>-4.47388</text:p>
          </table:table-cell>
        </table:table-row>
        <table:table-row table:style-name="ro1">
          <table:table-cell office:value-type="float" office:value="55.85676" calcext:value-type="float">
            <text:p>55.85676</text:p>
          </table:table-cell>
          <table:table-cell office:value-type="float" office:value="-4.41483" calcext:value-type="float">
            <text:p>-4.41483</text:p>
          </table:table-cell>
        </table:table-row>
        <table:table-row table:style-name="ro1">
          <table:table-cell office:value-type="float" office:value="52.57183" calcext:value-type="float">
            <text:p>52.57183</text:p>
          </table:table-cell>
          <table:table-cell office:value-type="float" office:value="-0.24388" calcext:value-type="float">
            <text:p>-0.24388</text:p>
          </table:table-cell>
        </table:table-row>
        <table:table-row table:style-name="ro1">
          <table:table-cell office:value-type="float" office:value="52.58545" calcext:value-type="float">
            <text:p>52.58545</text:p>
          </table:table-cell>
          <table:table-cell office:value-type="float" office:value="-0.25522" calcext:value-type="float">
            <text:p>-0.25522</text:p>
          </table:table-cell>
        </table:table-row>
        <table:table-row table:style-name="ro1">
          <table:table-cell office:value-type="float" office:value="52.57735" calcext:value-type="float">
            <text:p>52.57735</text:p>
          </table:table-cell>
          <table:table-cell office:value-type="float" office:value="-0.22031" calcext:value-type="float">
            <text:p>-0.22031</text:p>
          </table:table-cell>
        </table:table-row>
        <table:table-row table:style-name="ro1">
          <table:table-cell office:value-type="float" office:value="52.79659" calcext:value-type="float">
            <text:p>52.79659</text:p>
          </table:table-cell>
          <table:table-cell office:value-type="float" office:value="-0.12316" calcext:value-type="float">
            <text:p>-0.12316</text:p>
          </table:table-cell>
        </table:table-row>
        <table:table-row table:style-name="ro1">
          <table:table-cell office:value-type="string" calcext:value-type="string">
            <text:p>,52.7735</text:p>
          </table:table-cell>
          <table:table-cell office:value-type="string" calcext:value-type="string">
            <text:p>,0.13464</text:p>
          </table:table-cell>
        </table:table-row>
        <table:table-row table:style-name="ro1">
          <table:table-cell office:value-type="string" calcext:value-type="string">
            <text:p>,52.6532</text:p>
          </table:table-cell>
          <table:table-cell office:value-type="string" calcext:value-type="string">
            <text:p>,0.14702</text:p>
          </table:table-cell>
        </table:table-row>
        <table:table-row table:style-name="ro1">
          <table:table-cell office:value-type="float" office:value="52.97541" calcext:value-type="float">
            <text:p>52.97541</text:p>
          </table:table-cell>
          <table:table-cell office:value-type="float" office:value="-0.03168" calcext:value-type="float">
            <text:p>-0.03168</text:p>
          </table:table-cell>
        </table:table-row>
        <table:table-row table:style-name="ro1">
          <table:table-cell office:value-type="string" calcext:value-type="string">
            <text:p>,53.1926</text:p>
          </table:table-cell>
          <table:table-cell office:value-type="string" calcext:value-type="string">
            <text:p>,0.34772</text:p>
          </table:table-cell>
        </table:table-row>
        <table:table-row table:style-name="ro1">
          <table:table-cell office:value-type="string" calcext:value-type="string">
            <text:p>,53.1441</text:p>
          </table:table-cell>
          <table:table-cell office:value-type="string" calcext:value-type="string">
            <text:p>,0.34511</text:p>
          </table:table-cell>
        </table:table-row>
        <table:table-row table:style-name="ro1">
          <table:table-cell office:value-type="float" office:value="52.33148" calcext:value-type="float">
            <text:p>52.33148</text:p>
          </table:table-cell>
          <table:table-cell office:value-type="float" office:value="-0.25193" calcext:value-type="float">
            <text:p>-0.25193</text:p>
          </table:table-cell>
        </table:table-row>
        <table:table-row table:style-name="ro1">
          <table:table-cell office:value-type="float" office:value="52.34962" calcext:value-type="float">
            <text:p>52.34962</text:p>
          </table:table-cell>
          <table:table-cell office:value-type="float" office:value="-0.17781" calcext:value-type="float">
            <text:p>-0.17781</text:p>
          </table:table-cell>
        </table:table-row>
        <table:table-row table:style-name="ro1">
          <table:table-cell office:value-type="float" office:value="52.58866" calcext:value-type="float">
            <text:p>52.58866</text:p>
          </table:table-cell>
          <table:table-cell office:value-type="float" office:value="-0.28491" calcext:value-type="float">
            <text:p>-0.28491</text:p>
          </table:table-cell>
        </table:table-row>
        <table:table-row table:style-name="ro1">
          <table:table-cell office:value-type="string" calcext:value-type="string">
            <text:p>,52.7543</text:p>
          </table:table-cell>
          <table:table-cell office:value-type="string" calcext:value-type="string">
            <text:p>,0.39541</text:p>
          </table:table-cell>
        </table:table-row>
        <table:table-row table:style-name="ro1">
          <table:table-cell office:value-type="string" calcext:value-type="string">
            <text:p>,52.7402</text:p>
          </table:table-cell>
          <table:table-cell office:value-type="string" calcext:value-type="string">
            <text:p>,0.40958</text:p>
          </table:table-cell>
        </table:table-row>
        <table:table-row table:style-name="ro1">
          <table:table-cell office:value-type="string" calcext:value-type="string">
            <text:p>,52.6526</text:p>
          </table:table-cell>
          <table:table-cell office:value-type="string" calcext:value-type="string">
            <text:p>,0.72381</text:p>
          </table:table-cell>
        </table:table-row>
        <table:table-row table:style-name="ro1">
          <table:table-cell office:value-type="float" office:value="52.63182" calcext:value-type="float">
            <text:p>52.63182</text:p>
          </table:table-cell>
          <table:table-cell office:value-type="float" office:value="-0.29745" calcext:value-type="float">
            <text:p>-0.29745</text:p>
          </table:table-cell>
        </table:table-row>
        <table:table-row table:style-name="ro1">
          <table:table-cell office:value-type="float" office:value="52.61198" calcext:value-type="float">
            <text:p>52.61198</text:p>
          </table:table-cell>
          <table:table-cell office:value-type="float" office:value="-0.18814" calcext:value-type="float">
            <text:p>-0.18814</text:p>
          </table:table-cell>
        </table:table-row>
        <table:table-row table:style-name="ro1">
          <table:table-cell office:value-type="float" office:value="52.53064" calcext:value-type="float">
            <text:p>52.53064</text:p>
          </table:table-cell>
          <table:table-cell office:value-type="float" office:value="-0.31777" calcext:value-type="float">
            <text:p>-0.31777</text:p>
          </table:table-cell>
        </table:table-row>
        <table:table-row table:style-name="ro1">
          <table:table-cell office:value-type="float" office:value="52.53704" calcext:value-type="float">
            <text:p>52.53704</text:p>
          </table:table-cell>
          <table:table-cell office:value-type="float" office:value="-0.26297" calcext:value-type="float">
            <text:p>-0.26297</text:p>
          </table:table-cell>
        </table:table-row>
        <table:table-row table:style-name="ro1">
          <table:table-cell office:value-type="float" office:value="52.65844" calcext:value-type="float">
            <text:p>52.65844</text:p>
          </table:table-cell>
          <table:table-cell office:value-type="float" office:value="-0.46555" calcext:value-type="float">
            <text:p>-0.46555</text:p>
          </table:table-cell>
        </table:table-row>
        <table:table-row table:style-name="ro1">
          <table:table-cell office:value-type="float" office:value="56.40748" calcext:value-type="float">
            <text:p>56.40748</text:p>
          </table:table-cell>
          <table:table-cell office:value-type="float" office:value="-3.44373" calcext:value-type="float">
            <text:p>-3.44373</text:p>
          </table:table-cell>
        </table:table-row>
        <table:table-row table:style-name="ro1">
          <table:table-cell office:value-type="float" office:value="56.38728" calcext:value-type="float">
            <text:p>56.38728</text:p>
          </table:table-cell>
          <table:table-cell office:value-type="float" office:value="-3.48109" calcext:value-type="float">
            <text:p>-3.48109</text:p>
          </table:table-cell>
        </table:table-row>
        <table:table-row table:style-name="ro1">
          <table:table-cell office:value-type="float" office:value="56.8221" calcext:value-type="float">
            <text:p>56.8221</text:p>
          </table:table-cell>
          <table:table-cell office:value-type="float" office:value="-5.1056" calcext:value-type="float">
            <text:p>-5.1056</text:p>
          </table:table-cell>
        </table:table-row>
        <table:table-row table:style-name="ro1">
          <table:table-cell office:value-type="float" office:value="50.37133" calcext:value-type="float">
            <text:p>50.37133</text:p>
          </table:table-cell>
          <table:table-cell office:value-type="float" office:value="-4.1399" calcext:value-type="float">
            <text:p>-4.1399</text:p>
          </table:table-cell>
        </table:table-row>
        <table:table-row table:style-name="ro1">
          <table:table-cell office:value-type="float" office:value="50.37133" calcext:value-type="float">
            <text:p>50.37133</text:p>
          </table:table-cell>
          <table:table-cell office:value-type="float" office:value="-4.14545" calcext:value-type="float">
            <text:p>-4.14545</text:p>
          </table:table-cell>
        </table:table-row>
        <table:table-row table:style-name="ro1">
          <table:table-cell office:value-type="float" office:value="50.33345" calcext:value-type="float">
            <text:p>50.33345</text:p>
          </table:table-cell>
          <table:table-cell office:value-type="float" office:value="-4.79275" calcext:value-type="float">
            <text:p>-4.79275</text:p>
          </table:table-cell>
        </table:table-row>
        <table:table-row table:style-name="ro1">
          <table:table-cell office:value-type="float" office:value="50.41417" calcext:value-type="float">
            <text:p>50.41417</text:p>
          </table:table-cell>
          <table:table-cell office:value-type="float" office:value="-4.12735" calcext:value-type="float">
            <text:p>-4.12735</text:p>
          </table:table-cell>
        </table:table-row>
        <table:table-row table:style-name="ro1">
          <table:table-cell office:value-type="float" office:value="50.39198" calcext:value-type="float">
            <text:p>50.39198</text:p>
          </table:table-cell>
          <table:table-cell office:value-type="float" office:value="-4.08335" calcext:value-type="float">
            <text:p>-4.08335</text:p>
          </table:table-cell>
        </table:table-row>
        <table:table-row table:style-name="ro1">
          <table:table-cell office:value-type="float" office:value="50.36574" calcext:value-type="float">
            <text:p>50.36574</text:p>
          </table:table-cell>
          <table:table-cell office:value-type="float" office:value="-4.10075" calcext:value-type="float">
            <text:p>-4.10075</text:p>
          </table:table-cell>
        </table:table-row>
        <table:table-row table:style-name="ro1">
          <table:table-cell office:value-type="float" office:value="50.80271" calcext:value-type="float">
            <text:p>50.80271</text:p>
          </table:table-cell>
          <table:table-cell office:value-type="float" office:value="-1.088" calcext:value-type="float">
            <text:p>-1.088</text:p>
          </table:table-cell>
        </table:table-row>
        <table:table-row table:style-name="ro1">
          <table:table-cell office:value-type="float" office:value="50.79521" calcext:value-type="float">
            <text:p>50.79521</text:p>
          </table:table-cell>
          <table:table-cell office:value-type="float" office:value="-1.11989" calcext:value-type="float">
            <text:p>-1.11989</text:p>
          </table:table-cell>
        </table:table-row>
        <table:table-row table:style-name="ro1">
          <table:table-cell office:value-type="float" office:value="50.83465" calcext:value-type="float">
            <text:p>50.83465</text:p>
          </table:table-cell>
          <table:table-cell office:value-type="float" office:value="-1.18693" calcext:value-type="float">
            <text:p>-1.18693</text:p>
          </table:table-cell>
        </table:table-row>
        <table:table-row table:style-name="ro1">
          <table:table-cell office:value-type="float" office:value="50.85266" calcext:value-type="float">
            <text:p>50.85266</text:p>
          </table:table-cell>
          <table:table-cell office:value-type="float" office:value="-1.18029" calcext:value-type="float">
            <text:p>-1.18029</text:p>
          </table:table-cell>
        </table:table-row>
        <table:table-row table:style-name="ro1">
          <table:table-cell office:value-type="float" office:value="50.84246" calcext:value-type="float">
            <text:p>50.84246</text:p>
          </table:table-cell>
          <table:table-cell office:value-type="float" office:value="-0.75609" calcext:value-type="float">
            <text:p>-0.75609</text:p>
          </table:table-cell>
        </table:table-row>
        <table:table-row table:style-name="ro1">
          <table:table-cell office:value-type="float" office:value="50.82968" calcext:value-type="float">
            <text:p>50.82968</text:p>
          </table:table-cell>
          <table:table-cell office:value-type="float" office:value="-0.78423" calcext:value-type="float">
            <text:p>-0.78423</text:p>
          </table:table-cell>
        </table:table-row>
        <table:table-row table:style-name="ro1">
          <table:table-cell office:value-type="float" office:value="50.81475" calcext:value-type="float">
            <text:p>50.81475</text:p>
          </table:table-cell>
          <table:table-cell office:value-type="float" office:value="-1.07961" calcext:value-type="float">
            <text:p>-1.07961</text:p>
          </table:table-cell>
        </table:table-row>
        <table:table-row table:style-name="ro1">
          <table:table-cell office:value-type="float" office:value="50.78301" calcext:value-type="float">
            <text:p>50.78301</text:p>
          </table:table-cell>
          <table:table-cell office:value-type="float" office:value="-0.67424" calcext:value-type="float">
            <text:p>-0.67424</text:p>
          </table:table-cell>
        </table:table-row>
        <table:table-row table:style-name="ro1">
          <table:table-cell office:value-type="float" office:value="50.81737" calcext:value-type="float">
            <text:p>50.81737</text:p>
          </table:table-cell>
          <table:table-cell office:value-type="float" office:value="-1.05421" calcext:value-type="float">
            <text:p>-1.05421</text:p>
          </table:table-cell>
        </table:table-row>
        <table:table-row table:style-name="ro1">
          <table:table-cell office:value-type="float" office:value="50.69863" calcext:value-type="float">
            <text:p>50.69863</text:p>
          </table:table-cell>
          <table:table-cell office:value-type="float" office:value="-1.29514" calcext:value-type="float">
            <text:p>-1.29514</text:p>
          </table:table-cell>
        </table:table-row>
        <table:table-row table:style-name="ro1">
          <table:table-cell office:value-type="float" office:value="50.71075" calcext:value-type="float">
            <text:p>50.71075</text:p>
          </table:table-cell>
          <table:table-cell office:value-type="float" office:value="-1.14548" calcext:value-type="float">
            <text:p>-1.14548</text:p>
          </table:table-cell>
        </table:table-row>
        <table:table-row table:style-name="ro1">
          <table:table-cell office:value-type="float" office:value="50.79555" calcext:value-type="float">
            <text:p>50.79555</text:p>
          </table:table-cell>
          <table:table-cell office:value-type="float" office:value="-1.06795" calcext:value-type="float">
            <text:p>-1.06795</text:p>
          </table:table-cell>
        </table:table-row>
        <table:table-row table:style-name="ro1">
          <table:table-cell office:value-type="float" office:value="50.83756" calcext:value-type="float">
            <text:p>50.83756</text:p>
          </table:table-cell>
          <table:table-cell office:value-type="float" office:value="-1.07026" calcext:value-type="float">
            <text:p>-1.07026</text:p>
          </table:table-cell>
        </table:table-row>
        <table:table-row table:style-name="ro1">
          <table:table-cell office:value-type="float" office:value="50.88068" calcext:value-type="float">
            <text:p>50.88068</text:p>
          </table:table-cell>
          <table:table-cell office:value-type="float" office:value="-1.03006" calcext:value-type="float">
            <text:p>-1.03006</text:p>
          </table:table-cell>
        </table:table-row>
        <table:table-row table:style-name="ro1">
          <table:table-cell office:value-type="float" office:value="50.85152" calcext:value-type="float">
            <text:p>50.85152</text:p>
          </table:table-cell>
          <table:table-cell office:value-type="float" office:value="-0.98458" calcext:value-type="float">
            <text:p>-0.98458</text:p>
          </table:table-cell>
        </table:table-row>
        <table:table-row table:style-name="ro1">
          <table:table-cell office:value-type="float" office:value="53.75964" calcext:value-type="float">
            <text:p>53.75964</text:p>
          </table:table-cell>
          <table:table-cell office:value-type="float" office:value="-2.70063" calcext:value-type="float">
            <text:p>-2.70063</text:p>
          </table:table-cell>
        </table:table-row>
        <table:table-row table:style-name="ro1">
          <table:table-cell office:value-type="float" office:value="53.77282" calcext:value-type="float">
            <text:p>53.77282</text:p>
          </table:table-cell>
          <table:table-cell office:value-type="float" office:value="-2.67863" calcext:value-type="float">
            <text:p>-2.67863</text:p>
          </table:table-cell>
        </table:table-row>
        <table:table-row table:style-name="ro1">
          <table:table-cell office:value-type="float" office:value="53.75669" calcext:value-type="float">
            <text:p>53.75669</text:p>
          </table:table-cell>
          <table:table-cell office:value-type="float" office:value="-2.7055" calcext:value-type="float">
            <text:p>-2.7055</text:p>
          </table:table-cell>
        </table:table-row>
        <table:table-row table:style-name="ro1">
          <table:table-cell office:value-type="float" office:value="53.76247" calcext:value-type="float">
            <text:p>53.76247</text:p>
          </table:table-cell>
          <table:table-cell office:value-type="float" office:value="-2.74043" calcext:value-type="float">
            <text:p>-2.74043</text:p>
          </table:table-cell>
        </table:table-row>
        <table:table-row table:style-name="ro1">
          <table:table-cell office:value-type="float" office:value="53.79024" calcext:value-type="float">
            <text:p>53.79024</text:p>
          </table:table-cell>
          <table:table-cell office:value-type="float" office:value="-2.68466" calcext:value-type="float">
            <text:p>-2.68466</text:p>
          </table:table-cell>
        </table:table-row>
        <table:table-row table:style-name="ro1">
          <table:table-cell office:value-type="float" office:value="53.69711" calcext:value-type="float">
            <text:p>53.69711</text:p>
          </table:table-cell>
          <table:table-cell office:value-type="float" office:value="-2.69063" calcext:value-type="float">
            <text:p>-2.69063</text:p>
          </table:table-cell>
        </table:table-row>
        <table:table-row table:style-name="ro1">
          <table:table-cell office:value-type="float" office:value="53.74709" calcext:value-type="float">
            <text:p>53.74709</text:p>
          </table:table-cell>
          <table:table-cell office:value-type="float" office:value="-2.68518" calcext:value-type="float">
            <text:p>-2.68518</text:p>
          </table:table-cell>
        </table:table-row>
        <table:table-row table:style-name="ro1">
          <table:table-cell office:value-type="float" office:value="53.65484" calcext:value-type="float">
            <text:p>53.65484</text:p>
          </table:table-cell>
          <table:table-cell office:value-type="float" office:value="-2.62345" calcext:value-type="float">
            <text:p>-2.62345</text:p>
          </table:table-cell>
        </table:table-row>
        <table:table-row table:style-name="ro1">
          <table:table-cell office:value-type="float" office:value="53.64646" calcext:value-type="float">
            <text:p>53.64646</text:p>
          </table:table-cell>
          <table:table-cell office:value-type="float" office:value="-3.00643" calcext:value-type="float">
            <text:p>-3.00643</text:p>
          </table:table-cell>
        </table:table-row>
        <table:table-row table:style-name="ro1">
          <table:table-cell office:value-type="float" office:value="53.6529" calcext:value-type="float">
            <text:p>53.6529</text:p>
          </table:table-cell>
          <table:table-cell office:value-type="float" office:value="-3.01275" calcext:value-type="float">
            <text:p>-3.01275</text:p>
          </table:table-cell>
        </table:table-row>
        <table:table-row table:style-name="ro1">
          <table:table-cell office:value-type="float" office:value="53.63222" calcext:value-type="float">
            <text:p>53.63222</text:p>
          </table:table-cell>
          <table:table-cell office:value-type="float" office:value="-2.96947" calcext:value-type="float">
            <text:p>-2.96947</text:p>
          </table:table-cell>
        </table:table-row>
        <table:table-row table:style-name="ro1">
          <table:table-cell office:value-type="float" office:value="51.45662" calcext:value-type="float">
            <text:p>51.45662</text:p>
          </table:table-cell>
          <table:table-cell office:value-type="float" office:value="-0.9738" calcext:value-type="float">
            <text:p>-0.9738</text:p>
          </table:table-cell>
        </table:table-row>
        <table:table-row table:style-name="ro1">
          <table:table-cell office:value-type="float" office:value="51.45402" calcext:value-type="float">
            <text:p>51.45402</text:p>
          </table:table-cell>
          <table:table-cell office:value-type="float" office:value="-0.96898" calcext:value-type="float">
            <text:p>-0.96898</text:p>
          </table:table-cell>
        </table:table-row>
        <table:table-row table:style-name="ro1">
          <table:table-cell office:value-type="float" office:value="51.45743" calcext:value-type="float">
            <text:p>51.45743</text:p>
          </table:table-cell>
          <table:table-cell office:value-type="float" office:value="-0.95854" calcext:value-type="float">
            <text:p>-0.95854</text:p>
          </table:table-cell>
        </table:table-row>
        <table:table-row table:style-name="ro1">
          <table:table-cell office:value-type="float" office:value="51.41679" calcext:value-type="float">
            <text:p>51.41679</text:p>
          </table:table-cell>
          <table:table-cell office:value-type="float" office:value="-0.75137" calcext:value-type="float">
            <text:p>-0.75137</text:p>
          </table:table-cell>
        </table:table-row>
        <table:table-row table:style-name="ro1">
          <table:table-cell office:value-type="float" office:value="51.40343" calcext:value-type="float">
            <text:p>51.40343</text:p>
          </table:table-cell>
          <table:table-cell office:value-type="float" office:value="-0.7646" calcext:value-type="float">
            <text:p>-0.7646</text:p>
          </table:table-cell>
        </table:table-row>
        <table:table-row table:style-name="ro1">
          <table:table-cell office:value-type="float" office:value="51.40413" calcext:value-type="float">
            <text:p>51.40413</text:p>
          </table:table-cell>
          <table:table-cell office:value-type="float" office:value="-1.32479" calcext:value-type="float">
            <text:p>-1.32479</text:p>
          </table:table-cell>
        </table:table-row>
        <table:table-row table:style-name="ro1">
          <table:table-cell office:value-type="float" office:value="51.38876" calcext:value-type="float">
            <text:p>51.38876</text:p>
          </table:table-cell>
          <table:table-cell office:value-type="float" office:value="-1.31728" calcext:value-type="float">
            <text:p>-1.31728</text:p>
          </table:table-cell>
        </table:table-row>
        <table:table-row table:style-name="ro1">
          <table:table-cell office:value-type="float" office:value="51.42303" calcext:value-type="float">
            <text:p>51.42303</text:p>
          </table:table-cell>
          <table:table-cell office:value-type="float" office:value="-0.98006" calcext:value-type="float">
            <text:p>-0.98006</text:p>
          </table:table-cell>
        </table:table-row>
        <table:table-row table:style-name="ro1">
          <table:table-cell office:value-type="float" office:value="51.34856" calcext:value-type="float">
            <text:p>51.34856</text:p>
          </table:table-cell>
          <table:table-cell office:value-type="float" office:value="-1.34131" calcext:value-type="float">
            <text:p>-1.34131</text:p>
          </table:table-cell>
        </table:table-row>
        <table:table-row table:style-name="ro1">
          <table:table-cell office:value-type="float" office:value="51.2624" calcext:value-type="float">
            <text:p>51.2624</text:p>
          </table:table-cell>
          <table:table-cell office:value-type="float" office:value="-1.087" calcext:value-type="float">
            <text:p>-1.087</text:p>
          </table:table-cell>
        </table:table-row>
        <table:table-row table:style-name="ro1">
          <table:table-cell office:value-type="float" office:value="51.25077" calcext:value-type="float">
            <text:p>51.25077</text:p>
          </table:table-cell>
          <table:table-cell office:value-type="float" office:value="-1.11168" calcext:value-type="float">
            <text:p>-1.11168</text:p>
          </table:table-cell>
        </table:table-row>
        <table:table-row table:style-name="ro1">
          <table:table-cell office:value-type="float" office:value="51.26408" calcext:value-type="float">
            <text:p>51.26408</text:p>
          </table:table-cell>
          <table:table-cell office:value-type="float" office:value="-1.1184" calcext:value-type="float">
            <text:p>-1.1184</text:p>
          </table:table-cell>
        </table:table-row>
        <table:table-row table:style-name="ro1">
          <table:table-cell office:value-type="float" office:value="51.45563" calcext:value-type="float">
            <text:p>51.45563</text:p>
          </table:table-cell>
          <table:table-cell office:value-type="float" office:value="-0.9907" calcext:value-type="float">
            <text:p>-0.9907</text:p>
          </table:table-cell>
        </table:table-row>
        <table:table-row table:style-name="ro1">
          <table:table-cell office:value-type="float" office:value="51.44192" calcext:value-type="float">
            <text:p>51.44192</text:p>
          </table:table-cell>
          <table:table-cell office:value-type="float" office:value="-1.06136" calcext:value-type="float">
            <text:p>-1.06136</text:p>
          </table:table-cell>
        </table:table-row>
        <table:table-row table:style-name="ro1">
          <table:table-cell office:value-type="float" office:value="51.44678" calcext:value-type="float">
            <text:p>51.44678</text:p>
          </table:table-cell>
          <table:table-cell office:value-type="float" office:value="-0.908" calcext:value-type="float">
            <text:p>-0.908</text:p>
          </table:table-cell>
        </table:table-row>
        <table:table-row table:style-name="ro1">
          <table:table-cell office:value-type="float" office:value="51.24032" calcext:value-type="float">
            <text:p>51.24032</text:p>
          </table:table-cell>
          <table:table-cell office:value-type="float" office:value="-0.16712" calcext:value-type="float">
            <text:p>-0.16712</text:p>
          </table:table-cell>
        </table:table-row>
        <table:table-row table:style-name="ro1">
          <table:table-cell office:value-type="float" office:value="51.21266" calcext:value-type="float">
            <text:p>51.21266</text:p>
          </table:table-cell>
          <table:table-cell office:value-type="float" office:value="-0.17115" calcext:value-type="float">
            <text:p>-0.17115</text:p>
          </table:table-cell>
        </table:table-row>
        <table:table-row table:style-name="ro1">
          <table:table-cell office:value-type="float" office:value="51.1137" calcext:value-type="float">
            <text:p>51.1137</text:p>
          </table:table-cell>
          <table:table-cell office:value-type="float" office:value="-0.1922" calcext:value-type="float">
            <text:p>-0.1922</text:p>
          </table:table-cell>
        </table:table-row>
        <table:table-row table:style-name="ro1">
          <table:table-cell office:value-type="float" office:value="51.12045" calcext:value-type="float">
            <text:p>51.12045</text:p>
          </table:table-cell>
          <table:table-cell office:value-type="float" office:value="-0.18904" calcext:value-type="float">
            <text:p>-0.18904</text:p>
          </table:table-cell>
        </table:table-row>
        <table:table-row table:style-name="ro1">
          <table:table-cell office:value-type="float" office:value="51.12371" calcext:value-type="float">
            <text:p>51.12371</text:p>
          </table:table-cell>
          <table:table-cell office:value-type="float" office:value="-0.19196" calcext:value-type="float">
            <text:p>-0.19196</text:p>
          </table:table-cell>
        </table:table-row>
        <table:table-row table:style-name="ro1">
          <table:table-cell office:value-type="float" office:value="51.11383" calcext:value-type="float">
            <text:p>51.11383</text:p>
          </table:table-cell>
          <table:table-cell office:value-type="float" office:value="-0.1919" calcext:value-type="float">
            <text:p>-0.1919</text:p>
          </table:table-cell>
        </table:table-row>
        <table:table-row table:style-name="ro1">
          <table:table-cell office:value-type="float" office:value="51.06337" calcext:value-type="float">
            <text:p>51.06337</text:p>
          </table:table-cell>
          <table:table-cell office:value-type="float" office:value="-0.33264" calcext:value-type="float">
            <text:p>-0.33264</text:p>
          </table:table-cell>
        </table:table-row>
        <table:table-row table:style-name="ro1">
          <table:table-cell office:value-type="float" office:value="50.99082" calcext:value-type="float">
            <text:p>50.99082</text:p>
          </table:table-cell>
          <table:table-cell office:value-type="float" office:value="-0.34205" calcext:value-type="float">
            <text:p>-0.34205</text:p>
          </table:table-cell>
        </table:table-row>
        <table:table-row table:style-name="ro1">
          <table:table-cell office:value-type="float" office:value="50.95421" calcext:value-type="float">
            <text:p>50.95421</text:p>
          </table:table-cell>
          <table:table-cell office:value-type="float" office:value="-0.13198" calcext:value-type="float">
            <text:p>-0.13198</text:p>
          </table:table-cell>
        </table:table-row>
        <table:table-row table:style-name="ro1">
          <table:table-cell office:value-type="float" office:value="51.12828" calcext:value-type="float">
            <text:p>51.12828</text:p>
          </table:table-cell>
          <table:table-cell office:value-type="float" office:value="-0.01338" calcext:value-type="float">
            <text:p>-0.01338</text:p>
          </table:table-cell>
        </table:table-row>
        <table:table-row table:style-name="ro1">
          <table:table-cell office:value-type="float" office:value="51.15779" calcext:value-type="float">
            <text:p>51.15779</text:p>
          </table:table-cell>
          <table:table-cell office:value-type="float" office:value="-0.15137" calcext:value-type="float">
            <text:p>-0.15137</text:p>
          </table:table-cell>
        </table:table-row>
        <table:table-row table:style-name="ro1">
          <table:table-cell office:value-type="float" office:value="51.15599" calcext:value-type="float">
            <text:p>51.15599</text:p>
          </table:table-cell>
          <table:table-cell office:value-type="float" office:value="-0.16305" calcext:value-type="float">
            <text:p>-0.16305</text:p>
          </table:table-cell>
        </table:table-row>
        <table:table-row table:style-name="ro1">
          <table:table-cell office:value-type="string" calcext:value-type="string">
            <text:p>,51.5748</text:p>
          </table:table-cell>
          <table:table-cell office:value-type="string" calcext:value-type="string">
            <text:p>,0.17869</text:p>
          </table:table-cell>
        </table:table-row>
        <table:table-row table:style-name="ro1">
          <table:table-cell office:value-type="string" calcext:value-type="string">
            <text:p>,51.5754</text:p>
          </table:table-cell>
          <table:table-cell office:value-type="string" calcext:value-type="string">
            <text:p>,0.18365</text:p>
          </table:table-cell>
        </table:table-row>
        <table:table-row table:style-name="ro1">
          <table:table-cell office:value-type="string" calcext:value-type="string">
            <text:p>,51.5772</text:p>
          </table:table-cell>
          <table:table-cell office:value-type="string" calcext:value-type="string">
            <text:p>,0.18230</text:p>
          </table:table-cell>
        </table:table-row>
        <table:table-row table:style-name="ro1">
          <table:table-cell office:value-type="string" calcext:value-type="string">
            <text:p>,51.5292</text:p>
          </table:table-cell>
          <table:table-cell office:value-type="string" calcext:value-type="string">
            <text:p>,0.15522</text:p>
          </table:table-cell>
        </table:table-row>
        <table:table-row table:style-name="ro1">
          <table:table-cell office:value-type="string" calcext:value-type="string">
            <text:p>,51.5627</text:p>
          </table:table-cell>
          <table:table-cell office:value-type="string" calcext:value-type="string">
            <text:p>,0.21600</text:p>
          </table:table-cell>
        </table:table-row>
        <table:table-row table:style-name="ro1">
          <table:table-cell office:value-type="string" calcext:value-type="string">
            <text:p>,51.5097</text:p>
          </table:table-cell>
          <table:table-cell office:value-type="string" calcext:value-type="string">
            <text:p>,0.39748</text:p>
          </table:table-cell>
        </table:table-row>
        <table:table-row table:style-name="ro1">
          <table:table-cell office:value-type="string" calcext:value-type="string">
            <text:p>,51.4690</text:p>
          </table:table-cell>
          <table:table-cell office:value-type="string" calcext:value-type="string">
            <text:p>,0.34710</text:p>
          </table:table-cell>
        </table:table-row>
        <table:table-row table:style-name="ro1">
          <table:table-cell office:value-type="string" calcext:value-type="string">
            <text:p>,51.4861</text:p>
          </table:table-cell>
          <table:table-cell office:value-type="string" calcext:value-type="string">
            <text:p>,0.27395</text:p>
          </table:table-cell>
        </table:table-row>
        <table:table-row table:style-name="ro1">
          <table:table-cell office:value-type="string" calcext:value-type="string">
            <text:p>,51.4862</text:p>
          </table:table-cell>
          <table:table-cell office:value-type="string" calcext:value-type="string">
            <text:p>,0.27419</text:p>
          </table:table-cell>
        </table:table-row>
        <table:table-row table:style-name="ro1">
          <table:table-cell office:value-type="string" calcext:value-type="string">
            <text:p>,51.4861</text:p>
          </table:table-cell>
          <table:table-cell office:value-type="string" calcext:value-type="string">
            <text:p>,0.28523</text:p>
          </table:table-cell>
        </table:table-row>
        <table:table-row table:style-name="ro1">
          <table:table-cell office:value-type="string" calcext:value-type="string">
            <text:p>,51.5893</text:p>
          </table:table-cell>
          <table:table-cell office:value-type="string" calcext:value-type="string">
            <text:p>,0.22000</text:p>
          </table:table-cell>
        </table:table-row>
        <table:table-row table:style-name="ro1">
          <table:table-cell office:value-type="string" calcext:value-type="string">
            <text:p>,51.6001</text:p>
          </table:table-cell>
          <table:table-cell office:value-type="string" calcext:value-type="string">
            <text:p>,0.21122</text:p>
          </table:table-cell>
        </table:table-row>
        <table:table-row table:style-name="ro1">
          <table:table-cell office:value-type="string" calcext:value-type="string">
            <text:p>,51.5881</text:p>
          </table:table-cell>
          <table:table-cell office:value-type="string" calcext:value-type="string">
            <text:p>,0.14222</text:p>
          </table:table-cell>
        </table:table-row>
        <table:table-row table:style-name="ro1">
          <table:table-cell office:value-type="string" calcext:value-type="string">
            <text:p>,51.5652</text:p>
          </table:table-cell>
          <table:table-cell office:value-type="string" calcext:value-type="string">
            <text:p>,0.14516</text:p>
          </table:table-cell>
        </table:table-row>
        <table:table-row table:style-name="ro1">
          <table:table-cell office:value-type="string" calcext:value-type="string">
            <text:p>,51.5318</text:p>
          </table:table-cell>
          <table:table-cell office:value-type="string" calcext:value-type="string">
            <text:p>,0.13676</text:p>
          </table:table-cell>
        </table:table-row>
        <table:table-row table:style-name="ro1">
          <table:table-cell office:value-type="float" office:value="53.38263" calcext:value-type="float">
            <text:p>53.38263</text:p>
          </table:table-cell>
          <table:table-cell office:value-type="float" office:value="-1.46776" calcext:value-type="float">
            <text:p>-1.46776</text:p>
          </table:table-cell>
        </table:table-row>
        <table:table-row table:style-name="ro1">
          <table:table-cell office:value-type="float" office:value="53.37357" calcext:value-type="float">
            <text:p>53.37357</text:p>
          </table:table-cell>
          <table:table-cell office:value-type="float" office:value="-1.46183" calcext:value-type="float">
            <text:p>-1.46183</text:p>
          </table:table-cell>
        </table:table-row>
        <table:table-row table:style-name="ro1">
          <table:table-cell office:value-type="float" office:value="53.34417" calcext:value-type="float">
            <text:p>53.34417</text:p>
          </table:table-cell>
          <table:table-cell office:value-type="float" office:value="-1.35483" calcext:value-type="float">
            <text:p>-1.35483</text:p>
          </table:table-cell>
        </table:table-row>
        <table:table-row table:style-name="ro1">
          <table:table-cell office:value-type="float" office:value="53.33827" calcext:value-type="float">
            <text:p>53.33827</text:p>
          </table:table-cell>
          <table:table-cell office:value-type="float" office:value="-1.34118" calcext:value-type="float">
            <text:p>-1.34118</text:p>
          </table:table-cell>
        </table:table-row>
        <table:table-row table:style-name="ro1">
          <table:table-cell office:value-type="float" office:value="53.31559" calcext:value-type="float">
            <text:p>53.31559</text:p>
          </table:table-cell>
          <table:table-cell office:value-type="float" office:value="-1.28306" calcext:value-type="float">
            <text:p>-1.28306</text:p>
          </table:table-cell>
        </table:table-row>
        <table:table-row table:style-name="ro1">
          <table:table-cell office:value-type="float" office:value="53.23507" calcext:value-type="float">
            <text:p>53.23507</text:p>
          </table:table-cell>
          <table:table-cell office:value-type="float" office:value="-1.42783" calcext:value-type="float">
            <text:p>-1.42783</text:p>
          </table:table-cell>
        </table:table-row>
        <table:table-row table:style-name="ro1">
          <table:table-cell office:value-type="float" office:value="53.22815" calcext:value-type="float">
            <text:p>53.22815</text:p>
          </table:table-cell>
          <table:table-cell office:value-type="float" office:value="-1.42225" calcext:value-type="float">
            <text:p>-1.42225</text:p>
          </table:table-cell>
        </table:table-row>
        <table:table-row table:style-name="ro1">
          <table:table-cell office:value-type="float" office:value="53.28397" calcext:value-type="float">
            <text:p>53.28397</text:p>
          </table:table-cell>
          <table:table-cell office:value-type="float" office:value="-1.29162" calcext:value-type="float">
            <text:p>-1.29162</text:p>
          </table:table-cell>
        </table:table-row>
        <table:table-row table:style-name="ro1">
          <table:table-cell office:value-type="float" office:value="53.40135" calcext:value-type="float">
            <text:p>53.40135</text:p>
          </table:table-cell>
          <table:table-cell office:value-type="float" office:value="-1.49323" calcext:value-type="float">
            <text:p>-1.49323</text:p>
          </table:table-cell>
        </table:table-row>
        <table:table-row table:style-name="ro1">
          <table:table-cell office:value-type="float" office:value="53.43183" calcext:value-type="float">
            <text:p>53.43183</text:p>
          </table:table-cell>
          <table:table-cell office:value-type="float" office:value="-1.35712" calcext:value-type="float">
            <text:p>-1.35712</text:p>
          </table:table-cell>
        </table:table-row>
        <table:table-row table:style-name="ro1">
          <table:table-cell office:value-type="float" office:value="53.4095" calcext:value-type="float">
            <text:p>53.4095</text:p>
          </table:table-cell>
          <table:table-cell office:value-type="float" office:value="-1.36123" calcext:value-type="float">
            <text:p>-1.36123</text:p>
          </table:table-cell>
        </table:table-row>
        <table:table-row table:style-name="ro1">
          <table:table-cell office:value-type="float" office:value="53.44236" calcext:value-type="float">
            <text:p>53.44236</text:p>
          </table:table-cell>
          <table:table-cell office:value-type="float" office:value="-1.31643" calcext:value-type="float">
            <text:p>-1.31643</text:p>
          </table:table-cell>
        </table:table-row>
        <table:table-row table:style-name="ro1">
          <table:table-cell office:value-type="float" office:value="53.42302" calcext:value-type="float">
            <text:p>53.42302</text:p>
          </table:table-cell>
          <table:table-cell office:value-type="float" office:value="-1.25493" calcext:value-type="float">
            <text:p>-1.25493</text:p>
          </table:table-cell>
        </table:table-row>
        <table:table-row table:style-name="ro1">
          <table:table-cell office:value-type="float" office:value="53.54548" calcext:value-type="float">
            <text:p>53.54548</text:p>
          </table:table-cell>
          <table:table-cell office:value-type="float" office:value="-1.43853" calcext:value-type="float">
            <text:p>-1.43853</text:p>
          </table:table-cell>
        </table:table-row>
        <table:table-row table:style-name="ro1">
          <table:table-cell office:value-type="float" office:value="53.5599" calcext:value-type="float">
            <text:p>53.5599</text:p>
          </table:table-cell>
          <table:table-cell office:value-type="float" office:value="-1.47418" calcext:value-type="float">
            <text:p>-1.47418</text:p>
          </table:table-cell>
        </table:table-row>
        <table:table-row table:style-name="ro1">
          <table:table-cell office:value-type="float" office:value="53.50909" calcext:value-type="float">
            <text:p>53.50909</text:p>
          </table:table-cell>
          <table:table-cell office:value-type="float" office:value="-1.38879" calcext:value-type="float">
            <text:p>-1.38879</text:p>
          </table:table-cell>
        </table:table-row>
        <table:table-row table:style-name="ro1">
          <table:table-cell office:value-type="float" office:value="53.48979" calcext:value-type="float">
            <text:p>53.48979</text:p>
          </table:table-cell>
          <table:table-cell office:value-type="float" office:value="-1.49006" calcext:value-type="float">
            <text:p>-1.49006</text:p>
          </table:table-cell>
        </table:table-row>
        <table:table-row table:style-name="ro1">
          <table:table-cell office:value-type="float" office:value="53.34624" calcext:value-type="float">
            <text:p>53.34624</text:p>
          </table:table-cell>
          <table:table-cell office:value-type="float" office:value="-1.49051" calcext:value-type="float">
            <text:p>-1.49051</text:p>
          </table:table-cell>
        </table:table-row>
        <table:table-row table:style-name="ro1">
          <table:table-cell office:value-type="float" office:value="53.31001" calcext:value-type="float">
            <text:p>53.31001</text:p>
          </table:table-cell>
          <table:table-cell office:value-type="float" office:value="-1.14592" calcext:value-type="float">
            <text:p>-1.14592</text:p>
          </table:table-cell>
        </table:table-row>
        <table:table-row table:style-name="ro1">
          <table:table-cell office:value-type="float" office:value="53.41049" calcext:value-type="float">
            <text:p>53.41049</text:p>
          </table:table-cell>
          <table:table-cell office:value-type="float" office:value="-1.41022" calcext:value-type="float">
            <text:p>-1.41022</text:p>
          </table:table-cell>
        </table:table-row>
        <table:table-row table:style-name="ro1">
          <table:table-cell office:value-type="float" office:value="53.40688" calcext:value-type="float">
            <text:p>53.40688</text:p>
          </table:table-cell>
          <table:table-cell office:value-type="float" office:value="-1.40711" calcext:value-type="float">
            <text:p>-1.40711</text:p>
          </table:table-cell>
        </table:table-row>
        <table:table-row table:style-name="ro1">
          <table:table-cell office:value-type="float" office:value="53.39208" calcext:value-type="float">
            <text:p>53.39208</text:p>
          </table:table-cell>
          <table:table-cell office:value-type="float" office:value="-1.40953" calcext:value-type="float">
            <text:p>-1.40953</text:p>
          </table:table-cell>
        </table:table-row>
        <table:table-row table:style-name="ro1">
          <table:table-cell office:value-type="float" office:value="51.62025" calcext:value-type="float">
            <text:p>51.62025</text:p>
          </table:table-cell>
          <table:table-cell office:value-type="float" office:value="-3.94306" calcext:value-type="float">
            <text:p>-3.94306</text:p>
          </table:table-cell>
        </table:table-row>
        <table:table-row table:style-name="ro1">
          <table:table-cell office:value-type="float" office:value="51.62046" calcext:value-type="float">
            <text:p>51.62046</text:p>
          </table:table-cell>
          <table:table-cell office:value-type="float" office:value="-3.91058" calcext:value-type="float">
            <text:p>-3.91058</text:p>
          </table:table-cell>
        </table:table-row>
        <table:table-row table:style-name="ro1">
          <table:table-cell office:value-type="float" office:value="51.65334" calcext:value-type="float">
            <text:p>51.65334</text:p>
          </table:table-cell>
          <table:table-cell office:value-type="float" office:value="-3.841" calcext:value-type="float">
            <text:p>-3.841</text:p>
          </table:table-cell>
        </table:table-row>
        <table:table-row table:style-name="ro1">
          <table:table-cell office:value-type="float" office:value="51.62857" calcext:value-type="float">
            <text:p>51.62857</text:p>
          </table:table-cell>
          <table:table-cell office:value-type="float" office:value="-3.82001" calcext:value-type="float">
            <text:p>-3.82001</text:p>
          </table:table-cell>
        </table:table-row>
        <table:table-row table:style-name="ro1">
          <table:table-cell office:value-type="float" office:value="51.73721" calcext:value-type="float">
            <text:p>51.73721</text:p>
          </table:table-cell>
          <table:table-cell office:value-type="float" office:value="-3.64228" calcext:value-type="float">
            <text:p>-3.64228</text:p>
          </table:table-cell>
        </table:table-row>
        <table:table-row table:style-name="ro1">
          <table:table-cell office:value-type="float" office:value="51.59111" calcext:value-type="float">
            <text:p>51.59111</text:p>
          </table:table-cell>
          <table:table-cell office:value-type="float" office:value="-3.79022" calcext:value-type="float">
            <text:p>-3.79022</text:p>
          </table:table-cell>
        </table:table-row>
        <table:table-row table:style-name="ro1">
          <table:table-cell office:value-type="float" office:value="51.79584" calcext:value-type="float">
            <text:p>51.79584</text:p>
          </table:table-cell>
          <table:table-cell office:value-type="float" office:value="-4.0826" calcext:value-type="float">
            <text:p>-4.0826</text:p>
          </table:table-cell>
        </table:table-row>
        <table:table-row table:style-name="ro1">
          <table:table-cell office:value-type="float" office:value="51.67795" calcext:value-type="float">
            <text:p>51.67795</text:p>
          </table:table-cell>
          <table:table-cell office:value-type="float" office:value="-4.13438" calcext:value-type="float">
            <text:p>-4.13438</text:p>
          </table:table-cell>
        </table:table-row>
        <table:table-row table:style-name="ro1">
          <table:table-cell office:value-type="float" office:value="51.84654" calcext:value-type="float">
            <text:p>51.84654</text:p>
          </table:table-cell>
          <table:table-cell office:value-type="float" office:value="-4.30947" calcext:value-type="float">
            <text:p>-4.30947</text:p>
          </table:table-cell>
        </table:table-row>
        <table:table-row table:style-name="ro1">
          <table:table-cell office:value-type="float" office:value="51.67779" calcext:value-type="float">
            <text:p>51.67779</text:p>
          </table:table-cell>
          <table:table-cell office:value-type="float" office:value="-3.99721" calcext:value-type="float">
            <text:p>-3.99721</text:p>
          </table:table-cell>
        </table:table-row>
        <table:table-row table:style-name="ro1">
          <table:table-cell office:value-type="float" office:value="51.63333" calcext:value-type="float">
            <text:p>51.63333</text:p>
          </table:table-cell>
          <table:table-cell office:value-type="float" office:value="-3.96242" calcext:value-type="float">
            <text:p>-3.96242</text:p>
          </table:table-cell>
        </table:table-row>
        <table:table-row table:style-name="ro1">
          <table:table-cell office:value-type="float" office:value="51.66371" calcext:value-type="float">
            <text:p>51.66371</text:p>
          </table:table-cell>
          <table:table-cell office:value-type="float" office:value="-3.91991" calcext:value-type="float">
            <text:p>-3.91991</text:p>
          </table:table-cell>
        </table:table-row>
        <table:table-row table:style-name="ro1">
          <table:table-cell office:value-type="float" office:value="51.7918" calcext:value-type="float">
            <text:p>51.7918</text:p>
          </table:table-cell>
          <table:table-cell office:value-type="float" office:value="-4.97904" calcext:value-type="float">
            <text:p>-4.97904</text:p>
          </table:table-cell>
        </table:table-row>
        <table:table-row table:style-name="ro1">
          <table:table-cell office:value-type="float" office:value="51.69407" calcext:value-type="float">
            <text:p>51.69407</text:p>
          </table:table-cell>
          <table:table-cell office:value-type="float" office:value="-4.93182" calcext:value-type="float">
            <text:p>-4.93182</text:p>
          </table:table-cell>
        </table:table-row>
        <table:table-row table:style-name="ro1">
          <table:table-cell office:value-type="float" office:value="51.48436" calcext:value-type="float">
            <text:p>51.48436</text:p>
          </table:table-cell>
          <table:table-cell office:value-type="float" office:value="-0.06845" calcext:value-type="float">
            <text:p>-0.06845</text:p>
          </table:table-cell>
        </table:table-row>
        <table:table-row table:style-name="ro1">
          <table:table-cell office:value-type="float" office:value="51.5015" calcext:value-type="float">
            <text:p>51.5015</text:p>
          </table:table-cell>
          <table:table-cell office:value-type="float" office:value="-0.11957" calcext:value-type="float">
            <text:p>-0.11957</text:p>
          </table:table-cell>
        </table:table-row>
        <table:table-row table:style-name="ro1">
          <table:table-cell office:value-type="float" office:value="51.50302" calcext:value-type="float">
            <text:p>51.50302</text:p>
          </table:table-cell>
          <table:table-cell office:value-type="float" office:value="-0.11119" calcext:value-type="float">
            <text:p>-0.11119</text:p>
          </table:table-cell>
        </table:table-row>
        <table:table-row table:style-name="ro1">
          <table:table-cell office:value-type="float" office:value="51.50425" calcext:value-type="float">
            <text:p>51.50425</text:p>
          </table:table-cell>
          <table:table-cell office:value-type="float" office:value="-0.08739" calcext:value-type="float">
            <text:p>-0.08739</text:p>
          </table:table-cell>
        </table:table-row>
        <table:table-row table:style-name="ro1">
          <table:table-cell office:value-type="float" office:value="51.48174" calcext:value-type="float">
            <text:p>51.48174</text:p>
          </table:table-cell>
          <table:table-cell office:value-type="float" office:value="-0.01076" calcext:value-type="float">
            <text:p>-0.01076</text:p>
          </table:table-cell>
        </table:table-row>
        <table:table-row table:style-name="ro1">
          <table:table-cell office:value-type="float" office:value="51.46051" calcext:value-type="float">
            <text:p>51.46051</text:p>
          </table:table-cell>
          <table:table-cell office:value-type="float" office:value="-0.01123" calcext:value-type="float">
            <text:p>-0.01123</text:p>
          </table:table-cell>
        </table:table-row>
        <table:table-row table:style-name="ro1">
          <table:table-cell office:value-type="float" office:value="51.47061" calcext:value-type="float">
            <text:p>51.47061</text:p>
          </table:table-cell>
          <table:table-cell office:value-type="float" office:value="-0.06919" calcext:value-type="float">
            <text:p>-0.06919</text:p>
          </table:table-cell>
        </table:table-row>
        <table:table-row table:style-name="ro1">
          <table:table-cell office:value-type="float" office:value="51.4895" calcext:value-type="float">
            <text:p>51.4895</text:p>
          </table:table-cell>
          <table:table-cell office:value-type="float" office:value="-0.09675" calcext:value-type="float">
            <text:p>-0.09675</text:p>
          </table:table-cell>
        </table:table-row>
        <table:table-row table:style-name="ro1">
          <table:table-cell office:value-type="string" calcext:value-type="string">
            <text:p>,51.4914</text:p>
          </table:table-cell>
          <table:table-cell office:value-type="string" calcext:value-type="string">
            <text:p>,0.06719</text:p>
          </table:table-cell>
        </table:table-row>
        <table:table-row table:style-name="ro1">
          <table:table-cell office:value-type="float" office:value="51.41501" calcext:value-type="float">
            <text:p>51.41501</text:p>
          </table:table-cell>
          <table:table-cell office:value-type="float" office:value="-0.05291" calcext:value-type="float">
            <text:p>-0.05291</text:p>
          </table:table-cell>
        </table:table-row>
        <table:table-row table:style-name="ro1">
          <table:table-cell office:value-type="string" calcext:value-type="string">
            <text:p>,51.4911</text:p>
          </table:table-cell>
          <table:table-cell office:value-type="string" calcext:value-type="string">
            <text:p>,0.08344</text:p>
          </table:table-cell>
        </table:table-row>
        <table:table-row table:style-name="ro1">
          <table:table-cell office:value-type="string" calcext:value-type="string">
            <text:p>,51.5073</text:p>
          </table:table-cell>
          <table:table-cell office:value-type="string" calcext:value-type="string">
            <text:p>,0.11146</text:p>
          </table:table-cell>
        </table:table-row>
        <table:table-row table:style-name="ro1">
          <table:table-cell office:value-type="float" office:value="51.47325" calcext:value-type="float">
            <text:p>51.47325</text:p>
          </table:table-cell>
          <table:table-cell office:value-type="float" office:value="-0.09298" calcext:value-type="float">
            <text:p>-0.09298</text:p>
          </table:table-cell>
        </table:table-row>
        <table:table-row table:style-name="ro1">
          <table:table-cell office:value-type="float" office:value="51.44446" calcext:value-type="float">
            <text:p>51.44446</text:p>
          </table:table-cell>
          <table:table-cell office:value-type="float" office:value="-0.01796" calcext:value-type="float">
            <text:p>-0.01796</text:p>
          </table:table-cell>
        </table:table-row>
        <table:table-row table:style-name="ro1">
          <table:table-cell office:value-type="string" calcext:value-type="string">
            <text:p>,51.4896</text:p>
          </table:table-cell>
          <table:table-cell office:value-type="string" calcext:value-type="string">
            <text:p>,0.02089</text:p>
          </table:table-cell>
        </table:table-row>
        <table:table-row table:style-name="ro1">
          <table:table-cell office:value-type="float" office:value="51.48968" calcext:value-type="float">
            <text:p>51.48968</text:p>
          </table:table-cell>
          <table:table-cell office:value-type="float" office:value="-0.04248" calcext:value-type="float">
            <text:p>-0.04248</text:p>
          </table:table-cell>
        </table:table-row>
        <table:table-row table:style-name="ro1">
          <table:table-cell office:value-type="string" calcext:value-type="string">
            <text:p>,51.4509</text:p>
          </table:table-cell>
          <table:table-cell office:value-type="string" calcext:value-type="string">
            <text:p>,0.05242</text:p>
          </table:table-cell>
        </table:table-row>
        <table:table-row table:style-name="ro1">
          <table:table-cell office:value-type="string" calcext:value-type="string">
            <text:p>,51.4524</text:p>
          </table:table-cell>
          <table:table-cell office:value-type="string" calcext:value-type="string">
            <text:p>,0.03555</text:p>
          </table:table-cell>
        </table:table-row>
        <table:table-row table:style-name="ro1">
          <table:table-cell office:value-type="float" office:value="51.90126" calcext:value-type="float">
            <text:p>51.90126</text:p>
          </table:table-cell>
          <table:table-cell office:value-type="float" office:value="-0.20183" calcext:value-type="float">
            <text:p>-0.20183</text:p>
          </table:table-cell>
        </table:table-row>
        <table:table-row table:style-name="ro1">
          <table:table-cell office:value-type="float" office:value="51.89473" calcext:value-type="float">
            <text:p>51.89473</text:p>
          </table:table-cell>
          <table:table-cell office:value-type="float" office:value="-0.19823" calcext:value-type="float">
            <text:p>-0.19823</text:p>
          </table:table-cell>
        </table:table-row>
        <table:table-row table:style-name="ro1">
          <table:table-cell office:value-type="float" office:value="51.90057" calcext:value-type="float">
            <text:p>51.90057</text:p>
          </table:table-cell>
          <table:table-cell office:value-type="float" office:value="-0.20861" calcext:value-type="float">
            <text:p>-0.20861</text:p>
          </table:table-cell>
        </table:table-row>
        <table:table-row table:style-name="ro1">
          <table:table-cell office:value-type="float" office:value="51.79961" calcext:value-type="float">
            <text:p>51.79961</text:p>
          </table:table-cell>
          <table:table-cell office:value-type="float" office:value="-0.0446" calcext:value-type="float">
            <text:p>-0.0446</text:p>
          </table:table-cell>
        </table:table-row>
        <table:table-row table:style-name="ro1">
          <table:table-cell office:value-type="float" office:value="51.95439" calcext:value-type="float">
            <text:p>51.95439</text:p>
          </table:table-cell>
          <table:table-cell office:value-type="float" office:value="-0.26666" calcext:value-type="float">
            <text:p>-0.26666</text:p>
          </table:table-cell>
        </table:table-row>
        <table:table-row table:style-name="ro1">
          <table:table-cell office:value-type="float" office:value="52.01466" calcext:value-type="float">
            <text:p>52.01466</text:p>
          </table:table-cell>
          <table:table-cell office:value-type="float" office:value="-0.20248" calcext:value-type="float">
            <text:p>-0.20248</text:p>
          </table:table-cell>
        </table:table-row>
        <table:table-row table:style-name="ro1">
          <table:table-cell office:value-type="float" office:value="53.4119" calcext:value-type="float">
            <text:p>53.4119</text:p>
          </table:table-cell>
          <table:table-cell office:value-type="float" office:value="-2.1595" calcext:value-type="float">
            <text:p>-2.1595</text:p>
          </table:table-cell>
        </table:table-row>
        <table:table-row table:style-name="ro1">
          <table:table-cell office:value-type="float" office:value="53.40689" calcext:value-type="float">
            <text:p>53.40689</text:p>
          </table:table-cell>
          <table:table-cell office:value-type="float" office:value="-2.16088" calcext:value-type="float">
            <text:p>-2.16088</text:p>
          </table:table-cell>
        </table:table-row>
        <table:table-row table:style-name="ro1">
          <table:table-cell office:value-type="float" office:value="53.27375" calcext:value-type="float">
            <text:p>53.27375</text:p>
          </table:table-cell>
          <table:table-cell office:value-type="float" office:value="-2.11373" calcext:value-type="float">
            <text:p>-2.11373</text:p>
          </table:table-cell>
        </table:table-row>
        <table:table-row table:style-name="ro1">
          <table:table-cell office:value-type="float" office:value="53.45321" calcext:value-type="float">
            <text:p>53.45321</text:p>
          </table:table-cell>
          <table:table-cell office:value-type="float" office:value="-2.02475" calcext:value-type="float">
            <text:p>-2.02475</text:p>
          </table:table-cell>
        </table:table-row>
        <table:table-row table:style-name="ro1">
          <table:table-cell office:value-type="float" office:value="53.42004" calcext:value-type="float">
            <text:p>53.42004</text:p>
          </table:table-cell>
          <table:table-cell office:value-type="float" office:value="-2.16057" calcext:value-type="float">
            <text:p>-2.16057</text:p>
          </table:table-cell>
        </table:table-row>
        <table:table-row table:style-name="ro1">
          <table:table-cell office:value-type="float" office:value="53.42332" calcext:value-type="float">
            <text:p>53.42332</text:p>
          </table:table-cell>
          <table:table-cell office:value-type="float" office:value="-2.12053" calcext:value-type="float">
            <text:p>-2.12053</text:p>
          </table:table-cell>
        </table:table-row>
        <table:table-row table:style-name="ro1">
          <table:table-cell office:value-type="float" office:value="53.3779" calcext:value-type="float">
            <text:p>53.3779</text:p>
          </table:table-cell>
          <table:table-cell office:value-type="float" office:value="-2.11775" calcext:value-type="float">
            <text:p>-2.11775</text:p>
          </table:table-cell>
        </table:table-row>
        <table:table-row table:style-name="ro1">
          <table:table-cell office:value-type="float" office:value="51.50848" calcext:value-type="float">
            <text:p>51.50848</text:p>
          </table:table-cell>
          <table:table-cell office:value-type="float" office:value="-0.5919" calcext:value-type="float">
            <text:p>-0.5919</text:p>
          </table:table-cell>
        </table:table-row>
        <table:table-row table:style-name="ro1">
          <table:table-cell office:value-type="float" office:value="51.50332" calcext:value-type="float">
            <text:p>51.50332</text:p>
          </table:table-cell>
          <table:table-cell office:value-type="float" office:value="-0.60013" calcext:value-type="float">
            <text:p>-0.60013</text:p>
          </table:table-cell>
        </table:table-row>
        <table:table-row table:style-name="ro1">
          <table:table-cell office:value-type="float" office:value="51.5204" calcext:value-type="float">
            <text:p>51.5204</text:p>
          </table:table-cell>
          <table:table-cell office:value-type="float" office:value="-0.63637" calcext:value-type="float">
            <text:p>-0.63637</text:p>
          </table:table-cell>
        </table:table-row>
        <table:table-row table:style-name="ro1">
          <table:table-cell office:value-type="float" office:value="51.51835" calcext:value-type="float">
            <text:p>51.51835</text:p>
          </table:table-cell>
          <table:table-cell office:value-type="float" office:value="-0.61481" calcext:value-type="float">
            <text:p>-0.61481</text:p>
          </table:table-cell>
        </table:table-row>
        <table:table-row table:style-name="ro1">
          <table:table-cell office:value-type="float" office:value="51.50684" calcext:value-type="float">
            <text:p>51.50684</text:p>
          </table:table-cell>
          <table:table-cell office:value-type="float" office:value="-0.62957" calcext:value-type="float">
            <text:p>-0.62957</text:p>
          </table:table-cell>
        </table:table-row>
        <table:table-row table:style-name="ro1">
          <table:table-cell office:value-type="float" office:value="51.48356" calcext:value-type="float">
            <text:p>51.48356</text:p>
          </table:table-cell>
          <table:table-cell office:value-type="float" office:value="-0.60873" calcext:value-type="float">
            <text:p>-0.60873</text:p>
          </table:table-cell>
        </table:table-row>
        <table:table-row table:style-name="ro1">
          <table:table-cell office:value-type="float" office:value="51.52313" calcext:value-type="float">
            <text:p>51.52313</text:p>
          </table:table-cell>
          <table:table-cell office:value-type="float" office:value="-0.7176" calcext:value-type="float">
            <text:p>-0.7176</text:p>
          </table:table-cell>
        </table:table-row>
        <table:table-row table:style-name="ro1">
          <table:table-cell office:value-type="float" office:value="51.36516" calcext:value-type="float">
            <text:p>51.36516</text:p>
          </table:table-cell>
          <table:table-cell office:value-type="float" office:value="-0.19373" calcext:value-type="float">
            <text:p>-0.19373</text:p>
          </table:table-cell>
        </table:table-row>
        <table:table-row table:style-name="ro1">
          <table:table-cell office:value-type="float" office:value="51.37407" calcext:value-type="float">
            <text:p>51.37407</text:p>
          </table:table-cell>
          <table:table-cell office:value-type="float" office:value="-0.20581" calcext:value-type="float">
            <text:p>-0.20581</text:p>
          </table:table-cell>
        </table:table-row>
        <table:table-row table:style-name="ro1">
          <table:table-cell office:value-type="float" office:value="51.37296" calcext:value-type="float">
            <text:p>51.37296</text:p>
          </table:table-cell>
          <table:table-cell office:value-type="float" office:value="-0.22603" calcext:value-type="float">
            <text:p>-0.22603</text:p>
          </table:table-cell>
        </table:table-row>
        <table:table-row table:style-name="ro1">
          <table:table-cell office:value-type="float" office:value="51.56019" calcext:value-type="float">
            <text:p>51.56019</text:p>
          </table:table-cell>
          <table:table-cell office:value-type="float" office:value="-1.78722" calcext:value-type="float">
            <text:p>-1.78722</text:p>
          </table:table-cell>
        </table:table-row>
        <table:table-row table:style-name="ro1">
          <table:table-cell office:value-type="float" office:value="51.38181" calcext:value-type="float">
            <text:p>51.38181</text:p>
          </table:table-cell>
          <table:table-cell office:value-type="float" office:value="-2.14315" calcext:value-type="float">
            <text:p>-2.14315</text:p>
          </table:table-cell>
        </table:table-row>
        <table:table-row table:style-name="ro1">
          <table:table-cell office:value-type="float" office:value="51.44827" calcext:value-type="float">
            <text:p>51.44827</text:p>
          </table:table-cell>
          <table:table-cell office:value-type="float" office:value="-2.14961" calcext:value-type="float">
            <text:p>-2.14961</text:p>
          </table:table-cell>
        </table:table-row>
        <table:table-row table:style-name="ro1">
          <table:table-cell office:value-type="float" office:value="51.56879" calcext:value-type="float">
            <text:p>51.56879</text:p>
          </table:table-cell>
          <table:table-cell office:value-type="float" office:value="-1.77923" calcext:value-type="float">
            <text:p>-1.77923</text:p>
          </table:table-cell>
        </table:table-row>
        <table:table-row table:style-name="ro1">
          <table:table-cell office:value-type="float" office:value="51.59693" calcext:value-type="float">
            <text:p>51.59693</text:p>
          </table:table-cell>
          <table:table-cell office:value-type="float" office:value="-1.80713" calcext:value-type="float">
            <text:p>-1.80713</text:p>
          </table:table-cell>
        </table:table-row>
        <table:table-row table:style-name="ro1">
          <table:table-cell office:value-type="float" office:value="51.56971" calcext:value-type="float">
            <text:p>51.56971</text:p>
          </table:table-cell>
          <table:table-cell office:value-type="float" office:value="-1.7531" calcext:value-type="float">
            <text:p>-1.7531</text:p>
          </table:table-cell>
        </table:table-row>
        <table:table-row table:style-name="ro1">
          <table:table-cell office:value-type="float" office:value="51.55791" calcext:value-type="float">
            <text:p>51.55791</text:p>
          </table:table-cell>
          <table:table-cell office:value-type="float" office:value="-1.82833" calcext:value-type="float">
            <text:p>-1.82833</text:p>
          </table:table-cell>
        </table:table-row>
        <table:table-row table:style-name="ro1">
          <table:table-cell office:value-type="float" office:value="51.61679" calcext:value-type="float">
            <text:p>51.61679</text:p>
          </table:table-cell>
          <table:table-cell office:value-type="float" office:value="-1.63599" calcext:value-type="float">
            <text:p>-1.63599</text:p>
          </table:table-cell>
        </table:table-row>
        <table:table-row table:style-name="ro1">
          <table:table-cell office:value-type="float" office:value="50.91823" calcext:value-type="float">
            <text:p>50.91823</text:p>
          </table:table-cell>
          <table:table-cell office:value-type="float" office:value="-1.45366" calcext:value-type="float">
            <text:p>-1.45366</text:p>
          </table:table-cell>
        </table:table-row>
        <table:table-row table:style-name="ro1">
          <table:table-cell office:value-type="float" office:value="50.90479" calcext:value-type="float">
            <text:p>50.90479</text:p>
          </table:table-cell>
          <table:table-cell office:value-type="float" office:value="-1.41385" calcext:value-type="float">
            <text:p>-1.41385</text:p>
          </table:table-cell>
        </table:table-row>
        <table:table-row table:style-name="ro1">
          <table:table-cell office:value-type="float" office:value="50.90314" calcext:value-type="float">
            <text:p>50.90314</text:p>
          </table:table-cell>
          <table:table-cell office:value-type="float" office:value="-1.40745" calcext:value-type="float">
            <text:p>-1.40745</text:p>
          </table:table-cell>
        </table:table-row>
        <table:table-row table:style-name="ro1">
          <table:table-cell office:value-type="float" office:value="50.91816" calcext:value-type="float">
            <text:p>50.91816</text:p>
          </table:table-cell>
          <table:table-cell office:value-type="float" office:value="-1.42801" calcext:value-type="float">
            <text:p>-1.42801</text:p>
          </table:table-cell>
        </table:table-row>
        <table:table-row table:style-name="ro1">
          <table:table-cell office:value-type="float" office:value="50.93914" calcext:value-type="float">
            <text:p>50.93914</text:p>
          </table:table-cell>
          <table:table-cell office:value-type="float" office:value="-1.38022" calcext:value-type="float">
            <text:p>-1.38022</text:p>
          </table:table-cell>
        </table:table-row>
        <table:table-row table:style-name="ro1">
          <table:table-cell office:value-type="float" office:value="51.06268" calcext:value-type="float">
            <text:p>51.06268</text:p>
          </table:table-cell>
          <table:table-cell office:value-type="float" office:value="-1.31377" calcext:value-type="float">
            <text:p>-1.31377</text:p>
          </table:table-cell>
        </table:table-row>
        <table:table-row table:style-name="ro1">
          <table:table-cell office:value-type="float" office:value="50.92349" calcext:value-type="float">
            <text:p>50.92349</text:p>
          </table:table-cell>
          <table:table-cell office:value-type="float" office:value="-1.31254" calcext:value-type="float">
            <text:p>-1.31254</text:p>
          </table:table-cell>
        </table:table-row>
        <table:table-row table:style-name="ro1">
          <table:table-cell office:value-type="float" office:value="50.91825" calcext:value-type="float">
            <text:p>50.91825</text:p>
          </table:table-cell>
          <table:table-cell office:value-type="float" office:value="-1.48859" calcext:value-type="float">
            <text:p>-1.48859</text:p>
          </table:table-cell>
        </table:table-row>
        <table:table-row table:style-name="ro1">
          <table:table-cell office:value-type="float" office:value="50.96745" calcext:value-type="float">
            <text:p>50.96745</text:p>
          </table:table-cell>
          <table:table-cell office:value-type="float" office:value="-1.35377" calcext:value-type="float">
            <text:p>-1.35377</text:p>
          </table:table-cell>
        </table:table-row>
        <table:table-row table:style-name="ro1">
          <table:table-cell office:value-type="float" office:value="50.95284" calcext:value-type="float">
            <text:p>50.95284</text:p>
          </table:table-cell>
          <table:table-cell office:value-type="float" office:value="-1.53462" calcext:value-type="float">
            <text:p>-1.53462</text:p>
          </table:table-cell>
        </table:table-row>
        <table:table-row table:style-name="ro1">
          <table:table-cell office:value-type="float" office:value="51.06959" calcext:value-type="float">
            <text:p>51.06959</text:p>
          </table:table-cell>
          <table:table-cell office:value-type="float" office:value="-1.79378" calcext:value-type="float">
            <text:p>-1.79378</text:p>
          </table:table-cell>
        </table:table-row>
        <table:table-row table:style-name="ro1">
          <table:table-cell office:value-type="float" office:value="51.2089" calcext:value-type="float">
            <text:p>51.2089</text:p>
          </table:table-cell>
          <table:table-cell office:value-type="float" office:value="-1.4801" calcext:value-type="float">
            <text:p>-1.4801</text:p>
          </table:table-cell>
        </table:table-row>
        <table:table-row table:style-name="ro1">
          <table:table-cell office:value-type="float" office:value="54.90733" calcext:value-type="float">
            <text:p>54.90733</text:p>
          </table:table-cell>
          <table:table-cell office:value-type="float" office:value="-1.38393" calcext:value-type="float">
            <text:p>-1.38393</text:p>
          </table:table-cell>
        </table:table-row>
        <table:table-row table:style-name="ro1">
          <table:table-cell office:value-type="float" office:value="54.87782" calcext:value-type="float">
            <text:p>54.87782</text:p>
          </table:table-cell>
          <table:table-cell office:value-type="float" office:value="-1.36175" calcext:value-type="float">
            <text:p>-1.36175</text:p>
          </table:table-cell>
        </table:table-row>
        <table:table-row table:style-name="ro1">
          <table:table-cell office:value-type="float" office:value="54.88172" calcext:value-type="float">
            <text:p>54.88172</text:p>
          </table:table-cell>
          <table:table-cell office:value-type="float" office:value="-1.42361" calcext:value-type="float">
            <text:p>-1.42361</text:p>
          </table:table-cell>
        </table:table-row>
        <table:table-row table:style-name="ro1">
          <table:table-cell office:value-type="float" office:value="54.9186" calcext:value-type="float">
            <text:p>54.9186</text:p>
          </table:table-cell>
          <table:table-cell office:value-type="float" office:value="-1.43342" calcext:value-type="float">
            <text:p>-1.43342</text:p>
          </table:table-cell>
        </table:table-row>
        <table:table-row table:style-name="ro1">
          <table:table-cell office:value-type="float" office:value="54.91685" calcext:value-type="float">
            <text:p>54.91685</text:p>
          </table:table-cell>
          <table:table-cell office:value-type="float" office:value="-1.38216" calcext:value-type="float">
            <text:p>-1.38216</text:p>
          </table:table-cell>
        </table:table-row>
        <table:table-row table:style-name="ro1">
          <table:table-cell office:value-type="float" office:value="54.81434" calcext:value-type="float">
            <text:p>54.81434</text:p>
          </table:table-cell>
          <table:table-cell office:value-type="float" office:value="-1.37283" calcext:value-type="float">
            <text:p>-1.37283</text:p>
          </table:table-cell>
        </table:table-row>
        <table:table-row table:style-name="ro1">
          <table:table-cell office:value-type="float" office:value="54.75972" calcext:value-type="float">
            <text:p>54.75972</text:p>
          </table:table-cell>
          <table:table-cell office:value-type="float" office:value="-1.33155" calcext:value-type="float">
            <text:p>-1.33155</text:p>
          </table:table-cell>
        </table:table-row>
        <table:table-row table:style-name="ro1">
          <table:table-cell office:value-type="string" calcext:value-type="string">
            <text:p>,51.5365</text:p>
          </table:table-cell>
          <table:table-cell office:value-type="string" calcext:value-type="string">
            <text:p>,0.71378</text:p>
          </table:table-cell>
        </table:table-row>
        <table:table-row table:style-name="ro1">
          <table:table-cell office:value-type="string" calcext:value-type="string">
            <text:p>,51.5395</text:p>
          </table:table-cell>
          <table:table-cell office:value-type="string" calcext:value-type="string">
            <text:p>,0.71248</text:p>
          </table:table-cell>
        </table:table-row>
        <table:table-row table:style-name="ro1">
          <table:table-cell office:value-type="string" calcext:value-type="string">
            <text:p>,51.5643</text:p>
          </table:table-cell>
          <table:table-cell office:value-type="string" calcext:value-type="string">
            <text:p>,0.50648</text:p>
          </table:table-cell>
        </table:table-row>
        <table:table-row table:style-name="ro1">
          <table:table-cell office:value-type="string" calcext:value-type="string">
            <text:p>,51.5699</text:p>
          </table:table-cell>
          <table:table-cell office:value-type="string" calcext:value-type="string">
            <text:p>,0.46044</text:p>
          </table:table-cell>
        </table:table-row>
        <table:table-row table:style-name="ro1">
          <table:table-cell office:value-type="string" calcext:value-type="string">
            <text:p>,51.5699</text:p>
          </table:table-cell>
          <table:table-cell office:value-type="string" calcext:value-type="string">
            <text:p>,0.45702</text:p>
          </table:table-cell>
        </table:table-row>
        <table:table-row table:style-name="ro1">
          <table:table-cell office:value-type="string" calcext:value-type="string">
            <text:p>,51.5915</text:p>
          </table:table-cell>
          <table:table-cell office:value-type="string" calcext:value-type="string">
            <text:p>,0.48096</text:p>
          </table:table-cell>
        </table:table-row>
        <table:table-row table:style-name="ro1">
          <table:table-cell office:value-type="string" calcext:value-type="string">
            <text:p>,51.5826</text:p>
          </table:table-cell>
          <table:table-cell office:value-type="string" calcext:value-type="string">
            <text:p>,0.46507</text:p>
          </table:table-cell>
        </table:table-row>
        <table:table-row table:style-name="ro1">
          <table:table-cell office:value-type="string" calcext:value-type="string">
            <text:p>,51.5841</text:p>
          </table:table-cell>
          <table:table-cell office:value-type="string" calcext:value-type="string">
            <text:p>,0.42410</text:p>
          </table:table-cell>
        </table:table-row>
        <table:table-row table:style-name="ro1">
          <table:table-cell office:value-type="string" calcext:value-type="string">
            <text:p>,51.5517</text:p>
          </table:table-cell>
          <table:table-cell office:value-type="string" calcext:value-type="string">
            <text:p>,0.73527</text:p>
          </table:table-cell>
        </table:table-row>
        <table:table-row table:style-name="ro1">
          <table:table-cell office:value-type="string" calcext:value-type="string">
            <text:p>,51.5666</text:p>
          </table:table-cell>
          <table:table-cell office:value-type="string" calcext:value-type="string">
            <text:p>,0.70297</text:p>
          </table:table-cell>
        </table:table-row>
        <table:table-row table:style-name="ro1">
          <table:table-cell office:value-type="string" calcext:value-type="string">
            <text:p>,51.5757</text:p>
          </table:table-cell>
          <table:table-cell office:value-type="string" calcext:value-type="string">
            <text:p>,0.60224</text:p>
          </table:table-cell>
        </table:table-row>
        <table:table-row table:style-name="ro1">
          <table:table-cell office:value-type="string" calcext:value-type="string">
            <text:p>,51.5525</text:p>
          </table:table-cell>
          <table:table-cell office:value-type="string" calcext:value-type="string">
            <text:p>,0.60875</text:p>
          </table:table-cell>
        </table:table-row>
        <table:table-row table:style-name="ro1">
          <table:table-cell office:value-type="string" calcext:value-type="string">
            <text:p>,51.5232</text:p>
          </table:table-cell>
          <table:table-cell office:value-type="string" calcext:value-type="string">
            <text:p>,0.55224</text:p>
          </table:table-cell>
        </table:table-row>
        <table:table-row table:style-name="ro1">
          <table:table-cell office:value-type="float" office:value="53.02546" calcext:value-type="float">
            <text:p>53.02546</text:p>
          </table:table-cell>
          <table:table-cell office:value-type="float" office:value="-2.17397" calcext:value-type="float">
            <text:p>-2.17397</text:p>
          </table:table-cell>
        </table:table-row>
        <table:table-row table:style-name="ro1">
          <table:table-cell office:value-type="float" office:value="53.02826" calcext:value-type="float">
            <text:p>53.02826</text:p>
          </table:table-cell>
          <table:table-cell office:value-type="float" office:value="-2.19279" calcext:value-type="float">
            <text:p>-2.19279</text:p>
          </table:table-cell>
        </table:table-row>
        <table:table-row table:style-name="ro1">
          <table:table-cell office:value-type="float" office:value="52.91027" calcext:value-type="float">
            <text:p>52.91027</text:p>
          </table:table-cell>
          <table:table-cell office:value-type="float" office:value="-1.87188" calcext:value-type="float">
            <text:p>-1.87188</text:p>
          </table:table-cell>
        </table:table-row>
        <table:table-row table:style-name="ro1">
          <table:table-cell office:value-type="float" office:value="52.80646" calcext:value-type="float">
            <text:p>52.80646</text:p>
          </table:table-cell>
          <table:table-cell office:value-type="float" office:value="-2.11729" calcext:value-type="float">
            <text:p>-2.11729</text:p>
          </table:table-cell>
        </table:table-row>
        <table:table-row table:style-name="ro1">
          <table:table-cell office:value-type="float" office:value="52.81593" calcext:value-type="float">
            <text:p>52.81593</text:p>
          </table:table-cell>
          <table:table-cell office:value-type="float" office:value="-2.12388" calcext:value-type="float">
            <text:p>-2.12388</text:p>
          </table:table-cell>
        </table:table-row>
        <table:table-row table:style-name="ro1">
          <table:table-cell office:value-type="float" office:value="52.9664" calcext:value-type="float">
            <text:p>52.9664</text:p>
          </table:table-cell>
          <table:table-cell office:value-type="float" office:value="-2.08066" calcext:value-type="float">
            <text:p>-2.08066</text:p>
          </table:table-cell>
        </table:table-row>
        <table:table-row table:style-name="ro1">
          <table:table-cell office:value-type="float" office:value="53.0092" calcext:value-type="float">
            <text:p>53.0092</text:p>
          </table:table-cell>
          <table:table-cell office:value-type="float" office:value="-2.1665" calcext:value-type="float">
            <text:p>-2.1665</text:p>
          </table:table-cell>
        </table:table-row>
        <table:table-row table:style-name="ro1">
          <table:table-cell office:value-type="float" office:value="52.99509" calcext:value-type="float">
            <text:p>52.99509</text:p>
          </table:table-cell>
          <table:table-cell office:value-type="float" office:value="-2.20791" calcext:value-type="float">
            <text:p>-2.20791</text:p>
          </table:table-cell>
        </table:table-row>
        <table:table-row table:style-name="ro1">
          <table:table-cell office:value-type="float" office:value="53.01048" calcext:value-type="float">
            <text:p>53.01048</text:p>
          </table:table-cell>
          <table:table-cell office:value-type="float" office:value="-2.22692" calcext:value-type="float">
            <text:p>-2.22692</text:p>
          </table:table-cell>
        </table:table-row>
        <table:table-row table:style-name="ro1">
          <table:table-cell office:value-type="float" office:value="53.03563" calcext:value-type="float">
            <text:p>53.03563</text:p>
          </table:table-cell>
          <table:table-cell office:value-type="float" office:value="-2.23869" calcext:value-type="float">
            <text:p>-2.23869</text:p>
          </table:table-cell>
        </table:table-row>
        <table:table-row table:style-name="ro1">
          <table:table-cell office:value-type="float" office:value="53.07109" calcext:value-type="float">
            <text:p>53.07109</text:p>
          </table:table-cell>
          <table:table-cell office:value-type="float" office:value="-2.21579" calcext:value-type="float">
            <text:p>-2.21579</text:p>
          </table:table-cell>
        </table:table-row>
        <table:table-row table:style-name="ro1">
          <table:table-cell office:value-type="float" office:value="51.46291" calcext:value-type="float">
            <text:p>51.46291</text:p>
          </table:table-cell>
          <table:table-cell office:value-type="float" office:value="-0.16782" calcext:value-type="float">
            <text:p>-0.16782</text:p>
          </table:table-cell>
        </table:table-row>
        <table:table-row table:style-name="ro1">
          <table:table-cell office:value-type="float" office:value="51.44385" calcext:value-type="float">
            <text:p>51.44385</text:p>
          </table:table-cell>
          <table:table-cell office:value-type="float" office:value="-0.15237" calcext:value-type="float">
            <text:p>-0.15237</text:p>
          </table:table-cell>
        </table:table-row>
        <table:table-row table:style-name="ro1">
          <table:table-cell office:value-type="float" office:value="51.46375" calcext:value-type="float">
            <text:p>51.46375</text:p>
          </table:table-cell>
          <table:table-cell office:value-type="float" office:value="-0.21582" calcext:value-type="float">
            <text:p>-0.21582</text:p>
          </table:table-cell>
        </table:table-row>
        <table:table-row table:style-name="ro1">
          <table:table-cell office:value-type="float" office:value="51.42686" calcext:value-type="float">
            <text:p>51.42686</text:p>
          </table:table-cell>
          <table:table-cell office:value-type="float" office:value="-0.1667" calcext:value-type="float">
            <text:p>-0.1667</text:p>
          </table:table-cell>
        </table:table-row>
        <table:table-row table:style-name="ro1">
          <table:table-cell office:value-type="float" office:value="51.4624" calcext:value-type="float">
            <text:p>51.4624</text:p>
          </table:table-cell>
          <table:table-cell office:value-type="float" office:value="-0.18758" calcext:value-type="float">
            <text:p>-0.18758</text:p>
          </table:table-cell>
        </table:table-row>
        <table:table-row table:style-name="ro1">
          <table:table-cell office:value-type="float" office:value="51.44839" calcext:value-type="float">
            <text:p>51.44839</text:p>
          </table:table-cell>
          <table:table-cell office:value-type="float" office:value="-0.16947" calcext:value-type="float">
            <text:p>-0.16947</text:p>
          </table:table-cell>
        </table:table-row>
        <table:table-row table:style-name="ro1">
          <table:table-cell office:value-type="float" office:value="51.42014" calcext:value-type="float">
            <text:p>51.42014</text:p>
          </table:table-cell>
          <table:table-cell office:value-type="float" office:value="-0.20352" calcext:value-type="float">
            <text:p>-0.20352</text:p>
          </table:table-cell>
        </table:table-row>
        <table:table-row table:style-name="ro1">
          <table:table-cell office:value-type="float" office:value="51.50624" calcext:value-type="float">
            <text:p>51.50624</text:p>
          </table:table-cell>
          <table:table-cell office:value-type="float" office:value="-0.12696" calcext:value-type="float">
            <text:p>-0.12696</text:p>
          </table:table-cell>
        </table:table-row>
        <table:table-row table:style-name="ro1">
          <table:table-cell office:value-type="float" office:value="51.49662" calcext:value-type="float">
            <text:p>51.49662</text:p>
          </table:table-cell>
          <table:table-cell office:value-type="float" office:value="-0.14063" calcext:value-type="float">
            <text:p>-0.14063</text:p>
          </table:table-cell>
        </table:table-row>
        <table:table-row table:style-name="ro1">
          <table:table-cell office:value-type="float" office:value="51.49523" calcext:value-type="float">
            <text:p>51.49523</text:p>
          </table:table-cell>
          <table:table-cell office:value-type="float" office:value="-0.14351" calcext:value-type="float">
            <text:p>-0.14351</text:p>
          </table:table-cell>
        </table:table-row>
        <table:table-row table:style-name="ro1">
          <table:table-cell office:value-type="float" office:value="51.49396" calcext:value-type="float">
            <text:p>51.49396</text:p>
          </table:table-cell>
          <table:table-cell office:value-type="float" office:value="-0.14428" calcext:value-type="float">
            <text:p>-0.14428</text:p>
          </table:table-cell>
        </table:table-row>
        <table:table-row table:style-name="ro1">
          <table:table-cell office:value-type="float" office:value="51.44589" calcext:value-type="float">
            <text:p>51.44589</text:p>
          </table:table-cell>
          <table:table-cell office:value-type="float" office:value="-0.12542" calcext:value-type="float">
            <text:p>-0.12542</text:p>
          </table:table-cell>
        </table:table-row>
        <table:table-row table:style-name="ro1">
          <table:table-cell office:value-type="float" office:value="51.49833" calcext:value-type="float">
            <text:p>51.49833</text:p>
          </table:table-cell>
          <table:table-cell office:value-type="float" office:value="-0.1658" calcext:value-type="float">
            <text:p>-0.1658</text:p>
          </table:table-cell>
        </table:table-row>
        <table:table-row table:style-name="ro1">
          <table:table-cell office:value-type="float" office:value="51.48972" calcext:value-type="float">
            <text:p>51.48972</text:p>
          </table:table-cell>
          <table:table-cell office:value-type="float" office:value="-0.16269" calcext:value-type="float">
            <text:p>-0.16269</text:p>
          </table:table-cell>
        </table:table-row>
        <table:table-row table:style-name="ro1">
          <table:table-cell office:value-type="float" office:value="51.46278" calcext:value-type="float">
            <text:p>51.46278</text:p>
          </table:table-cell>
          <table:table-cell office:value-type="float" office:value="-0.13596" calcext:value-type="float">
            <text:p>-0.13596</text:p>
          </table:table-cell>
        </table:table-row>
        <table:table-row table:style-name="ro1">
          <table:table-cell office:value-type="float" office:value="51.4924" calcext:value-type="float">
            <text:p>51.4924</text:p>
          </table:table-cell>
          <table:table-cell office:value-type="float" office:value="-0.19358" calcext:value-type="float">
            <text:p>-0.19358</text:p>
          </table:table-cell>
        </table:table-row>
        <table:table-row table:style-name="ro1">
          <table:table-cell office:value-type="float" office:value="51.48286" calcext:value-type="float">
            <text:p>51.48286</text:p>
          </table:table-cell>
          <table:table-cell office:value-type="float" office:value="-0.20067" calcext:value-type="float">
            <text:p>-0.20067</text:p>
          </table:table-cell>
        </table:table-row>
        <table:table-row table:style-name="ro1">
          <table:table-cell office:value-type="float" office:value="51.47304" calcext:value-type="float">
            <text:p>51.47304</text:p>
          </table:table-cell>
          <table:table-cell office:value-type="float" office:value="-0.1352" calcext:value-type="float">
            <text:p>-0.1352</text:p>
          </table:table-cell>
        </table:table-row>
        <table:table-row table:style-name="ro1">
          <table:table-cell office:value-type="float" office:value="51.46402" calcext:value-type="float">
            <text:p>51.46402</text:p>
          </table:table-cell>
          <table:table-cell office:value-type="float" office:value="-0.1129" calcext:value-type="float">
            <text:p>-0.1129</text:p>
          </table:table-cell>
        </table:table-row>
        <table:table-row table:style-name="ro1">
          <table:table-cell office:value-type="float" office:value="52.70868" calcext:value-type="float">
            <text:p>52.70868</text:p>
          </table:table-cell>
          <table:table-cell office:value-type="float" office:value="-2.75364" calcext:value-type="float">
            <text:p>-2.75364</text:p>
          </table:table-cell>
        </table:table-row>
        <table:table-row table:style-name="ro1">
          <table:table-cell office:value-type="float" office:value="52.7405" calcext:value-type="float">
            <text:p>52.7405</text:p>
          </table:table-cell>
          <table:table-cell office:value-type="float" office:value="-2.72019" calcext:value-type="float">
            <text:p>-2.72019</text:p>
          </table:table-cell>
        </table:table-row>
        <table:table-row table:style-name="ro1">
          <table:table-cell office:value-type="float" office:value="52.51426" calcext:value-type="float">
            <text:p>52.51426</text:p>
          </table:table-cell>
          <table:table-cell office:value-type="float" office:value="-3.30959" calcext:value-type="float">
            <text:p>-3.30959</text:p>
          </table:table-cell>
        </table:table-row>
        <table:table-row table:style-name="ro1">
          <table:table-cell office:value-type="float" office:value="52.40542" calcext:value-type="float">
            <text:p>52.40542</text:p>
          </table:table-cell>
          <table:table-cell office:value-type="float" office:value="-4.06567" calcext:value-type="float">
            <text:p>-4.06567</text:p>
          </table:table-cell>
        </table:table-row>
        <table:table-row table:style-name="ro1">
          <table:table-cell office:value-type="float" office:value="52.69034" calcext:value-type="float">
            <text:p>52.69034</text:p>
          </table:table-cell>
          <table:table-cell office:value-type="float" office:value="-2.75463" calcext:value-type="float">
            <text:p>-2.75463</text:p>
          </table:table-cell>
        </table:table-row>
        <table:table-row table:style-name="ro1">
          <table:table-cell office:value-type="float" office:value="51.02394" calcext:value-type="float">
            <text:p>51.02394</text:p>
          </table:table-cell>
          <table:table-cell office:value-type="float" office:value="-3.06621" calcext:value-type="float">
            <text:p>-3.06621</text:p>
          </table:table-cell>
        </table:table-row>
        <table:table-row table:style-name="ro1">
          <table:table-cell office:value-type="float" office:value="51.01466" calcext:value-type="float">
            <text:p>51.01466</text:p>
          </table:table-cell>
          <table:table-cell office:value-type="float" office:value="-3.09883" calcext:value-type="float">
            <text:p>-3.09883</text:p>
          </table:table-cell>
        </table:table-row>
        <table:table-row table:style-name="ro1">
          <table:table-cell office:value-type="float" office:value="51.20371" calcext:value-type="float">
            <text:p>51.20371</text:p>
          </table:table-cell>
          <table:table-cell office:value-type="float" office:value="-3.46391" calcext:value-type="float">
            <text:p>-3.46391</text:p>
          </table:table-cell>
        </table:table-row>
        <table:table-row table:style-name="ro1">
          <table:table-cell office:value-type="float" office:value="51.13211" calcext:value-type="float">
            <text:p>51.13211</text:p>
          </table:table-cell>
          <table:table-cell office:value-type="float" office:value="-2.99809" calcext:value-type="float">
            <text:p>-2.99809</text:p>
          </table:table-cell>
        </table:table-row>
        <table:table-row table:style-name="ro1">
          <table:table-cell office:value-type="float" office:value="55.6244" calcext:value-type="float">
            <text:p>55.6244</text:p>
          </table:table-cell>
          <table:table-cell office:value-type="float" office:value="-2.82624" calcext:value-type="float">
            <text:p>-2.82624</text:p>
          </table:table-cell>
        </table:table-row>
        <table:table-row table:style-name="ro1">
          <table:table-cell office:value-type="float" office:value="55.78408" calcext:value-type="float">
            <text:p>55.78408</text:p>
          </table:table-cell>
          <table:table-cell office:value-type="float" office:value="-2.0156" calcext:value-type="float">
            <text:p>-2.0156</text:p>
          </table:table-cell>
        </table:table-row>
        <table:table-row table:style-name="ro1">
          <table:table-cell office:value-type="float" office:value="52.69119" calcext:value-type="float">
            <text:p>52.69119</text:p>
          </table:table-cell>
          <table:table-cell office:value-type="float" office:value="-2.48919" calcext:value-type="float">
            <text:p>-2.48919</text:p>
          </table:table-cell>
        </table:table-row>
        <table:table-row table:style-name="ro1">
          <table:table-cell office:value-type="float" office:value="52.72437" calcext:value-type="float">
            <text:p>52.72437</text:p>
          </table:table-cell>
          <table:table-cell office:value-type="float" office:value="-2.43399" calcext:value-type="float">
            <text:p>-2.43399</text:p>
          </table:table-cell>
        </table:table-row>
        <table:table-row table:style-name="ro1">
          <table:table-cell office:value-type="float" office:value="52.6802" calcext:value-type="float">
            <text:p>52.6802</text:p>
          </table:table-cell>
          <table:table-cell office:value-type="float" office:value="-2.44823" calcext:value-type="float">
            <text:p>-2.44823</text:p>
          </table:table-cell>
        </table:table-row>
        <table:table-row table:style-name="ro1">
          <table:table-cell office:value-type="float" office:value="52.67721" calcext:value-type="float">
            <text:p>52.67721</text:p>
          </table:table-cell>
          <table:table-cell office:value-type="float" office:value="-2.44306" calcext:value-type="float">
            <text:p>-2.44306</text:p>
          </table:table-cell>
        </table:table-row>
        <table:table-row table:style-name="ro1">
          <table:table-cell office:value-type="string" calcext:value-type="string">
            <text:p>,51.1347</text:p>
          </table:table-cell>
          <table:table-cell office:value-type="string" calcext:value-type="string">
            <text:p>,0.26660</text:p>
          </table:table-cell>
        </table:table-row>
        <table:table-row table:style-name="ro1">
          <table:table-cell office:value-type="string" calcext:value-type="string">
            <text:p>,51.2990</text:p>
          </table:table-cell>
          <table:table-cell office:value-type="string" calcext:value-type="string">
            <text:p>,0.19261</text:p>
          </table:table-cell>
        </table:table-row>
        <table:table-row table:style-name="ro1">
          <table:table-cell office:value-type="string" calcext:value-type="string">
            <text:p>,51.2710</text:p>
          </table:table-cell>
          <table:table-cell office:value-type="string" calcext:value-type="string">
            <text:p>,0.03986</text:p>
          </table:table-cell>
        </table:table-row>
        <table:table-row table:style-name="ro1">
          <table:table-cell office:value-type="string" calcext:value-type="string">
            <text:p>,51.2710</text:p>
          </table:table-cell>
          <table:table-cell office:value-type="string" calcext:value-type="string">
            <text:p>,0.03986</text:p>
          </table:table-cell>
        </table:table-row>
        <table:table-row table:style-name="ro1">
          <table:table-cell office:value-type="string" calcext:value-type="string">
            <text:p>,51.1562</text:p>
          </table:table-cell>
          <table:table-cell office:value-type="string" calcext:value-type="string">
            <text:p>,0.29009</text:p>
          </table:table-cell>
        </table:table-row>
        <table:table-row table:style-name="ro1">
          <table:table-cell office:value-type="string" calcext:value-type="string">
            <text:p>,50.9695</text:p>
          </table:table-cell>
          <table:table-cell office:value-type="string" calcext:value-type="string">
            <text:p>,0.09293</text:p>
          </table:table-cell>
        </table:table-row>
        <table:table-row table:style-name="ro1">
          <table:table-cell office:value-type="string" calcext:value-type="string">
            <text:p>,51.1271</text:p>
          </table:table-cell>
          <table:table-cell office:value-type="string" calcext:value-type="string">
            <text:p>,0.89752</text:p>
          </table:table-cell>
        </table:table-row>
        <table:table-row table:style-name="ro1">
          <table:table-cell office:value-type="string" calcext:value-type="string">
            <text:p>,51.1384</text:p>
          </table:table-cell>
          <table:table-cell office:value-type="string" calcext:value-type="string">
            <text:p>,0.87779</text:p>
          </table:table-cell>
        </table:table-row>
        <table:table-row table:style-name="ro1">
          <table:table-cell office:value-type="string" calcext:value-type="string">
            <text:p>,51.1485</text:p>
          </table:table-cell>
          <table:table-cell office:value-type="string" calcext:value-type="string">
            <text:p>,0.87421</text:p>
          </table:table-cell>
        </table:table-row>
        <table:table-row table:style-name="ro1">
          <table:table-cell office:value-type="string" calcext:value-type="string">
            <text:p>,51.1620</text:p>
          </table:table-cell>
          <table:table-cell office:value-type="string" calcext:value-type="string">
            <text:p>,0.87067</text:p>
          </table:table-cell>
        </table:table-row>
        <table:table-row table:style-name="ro1">
          <table:table-cell office:value-type="string" calcext:value-type="string">
            <text:p>,50.8553</text:p>
          </table:table-cell>
          <table:table-cell office:value-type="string" calcext:value-type="string">
            <text:p>,0.58153</text:p>
          </table:table-cell>
        </table:table-row>
        <table:table-row table:style-name="ro1">
          <table:table-cell office:value-type="string" calcext:value-type="string">
            <text:p>,50.8872</text:p>
          </table:table-cell>
          <table:table-cell office:value-type="string" calcext:value-type="string">
            <text:p>,0.54883</text:p>
          </table:table-cell>
        </table:table-row>
        <table:table-row table:style-name="ro1">
          <table:table-cell office:value-type="string" calcext:value-type="string">
            <text:p>,50.8450</text:p>
          </table:table-cell>
          <table:table-cell office:value-type="string" calcext:value-type="string">
            <text:p>,0.50208</text:p>
          </table:table-cell>
        </table:table-row>
        <table:table-row table:style-name="ro1">
          <table:table-cell office:value-type="string" calcext:value-type="string">
            <text:p>,51.1928</text:p>
          </table:table-cell>
          <table:table-cell office:value-type="string" calcext:value-type="string">
            <text:p>,0.27224</text:p>
          </table:table-cell>
        </table:table-row>
        <table:table-row table:style-name="ro1">
          <table:table-cell office:value-type="float" office:value="50.52369" calcext:value-type="float">
            <text:p>50.52369</text:p>
          </table:table-cell>
          <table:table-cell office:value-type="float" office:value="-3.59425" calcext:value-type="float">
            <text:p>-3.59425</text:p>
          </table:table-cell>
        </table:table-row>
        <table:table-row table:style-name="ro1">
          <table:table-cell office:value-type="float" office:value="50.46799" calcext:value-type="float">
            <text:p>50.46799</text:p>
          </table:table-cell>
          <table:table-cell office:value-type="float" office:value="-3.53189" calcext:value-type="float">
            <text:p>-3.53189</text:p>
          </table:table-cell>
        </table:table-row>
        <table:table-row table:style-name="ro1">
          <table:table-cell office:value-type="float" office:value="50.48277" calcext:value-type="float">
            <text:p>50.48277</text:p>
          </table:table-cell>
          <table:table-cell office:value-type="float" office:value="-3.54931" calcext:value-type="float">
            <text:p>-3.54931</text:p>
          </table:table-cell>
        </table:table-row>
        <table:table-row table:style-name="ro1">
          <table:table-cell office:value-type="float" office:value="50.42174" calcext:value-type="float">
            <text:p>50.42174</text:p>
          </table:table-cell>
          <table:table-cell office:value-type="float" office:value="-3.58803" calcext:value-type="float">
            <text:p>-3.58803</text:p>
          </table:table-cell>
        </table:table-row>
        <table:table-row table:style-name="ro1">
          <table:table-cell office:value-type="float" office:value="50.16157" calcext:value-type="float">
            <text:p>50.16157</text:p>
          </table:table-cell>
          <table:table-cell office:value-type="float" office:value="-5.09045" calcext:value-type="float">
            <text:p>-5.09045</text:p>
          </table:table-cell>
        </table:table-row>
        <table:table-row table:style-name="ro1">
          <table:table-cell office:value-type="float" office:value="50.2256" calcext:value-type="float">
            <text:p>50.2256</text:p>
          </table:table-cell>
          <table:table-cell office:value-type="float" office:value="-5.27751" calcext:value-type="float">
            <text:p>-5.27751</text:p>
          </table:table-cell>
        </table:table-row>
        <table:table-row table:style-name="ro1">
          <table:table-cell office:value-type="float" office:value="50.12871" calcext:value-type="float">
            <text:p>50.12871</text:p>
          </table:table-cell>
          <table:table-cell office:value-type="float" office:value="-5.5085" calcext:value-type="float">
            <text:p>-5.5085</text:p>
          </table:table-cell>
        </table:table-row>
        <table:table-row table:style-name="ro1">
          <table:table-cell office:value-type="float" office:value="50.19709" calcext:value-type="float">
            <text:p>50.19709</text:p>
          </table:table-cell>
          <table:table-cell office:value-type="float" office:value="-5.39689" calcext:value-type="float">
            <text:p>-5.39689</text:p>
          </table:table-cell>
        </table:table-row>
        <table:table-row table:style-name="ro1">
          <table:table-cell office:value-type="float" office:value="50.26534" calcext:value-type="float">
            <text:p>50.26534</text:p>
          </table:table-cell>
          <table:table-cell office:value-type="float" office:value="-5.10744" calcext:value-type="float">
            <text:p>-5.10744</text:p>
          </table:table-cell>
        </table:table-row>
        <table:table-row table:style-name="ro1">
          <table:table-cell office:value-type="float" office:value="50.40166" calcext:value-type="float">
            <text:p>50.40166</text:p>
          </table:table-cell>
          <table:table-cell office:value-type="float" office:value="-5.061" calcext:value-type="float">
            <text:p>-5.061</text:p>
          </table:table-cell>
        </table:table-row>
        <table:table-row table:style-name="ro1">
          <table:table-cell office:value-type="float" office:value="50.37786" calcext:value-type="float">
            <text:p>50.37786</text:p>
          </table:table-cell>
          <table:table-cell office:value-type="float" office:value="-4.94073" calcext:value-type="float">
            <text:p>-4.94073</text:p>
          </table:table-cell>
        </table:table-row>
        <table:table-row table:style-name="ro1">
          <table:table-cell office:value-type="float" office:value="54.57447" calcext:value-type="float">
            <text:p>54.57447</text:p>
          </table:table-cell>
          <table:table-cell office:value-type="float" office:value="-1.23573" calcext:value-type="float">
            <text:p>-1.23573</text:p>
          </table:table-cell>
        </table:table-row>
        <table:table-row table:style-name="ro1">
          <table:table-cell office:value-type="float" office:value="54.61443" calcext:value-type="float">
            <text:p>54.61443</text:p>
          </table:table-cell>
          <table:table-cell office:value-type="float" office:value="-1.06644" calcext:value-type="float">
            <text:p>-1.06644</text:p>
          </table:table-cell>
        </table:table-row>
        <table:table-row table:style-name="ro1">
          <table:table-cell office:value-type="float" office:value="54.55793" calcext:value-type="float">
            <text:p>54.55793</text:p>
          </table:table-cell>
          <table:table-cell office:value-type="float" office:value="-1.27866" calcext:value-type="float">
            <text:p>-1.27866</text:p>
          </table:table-cell>
        </table:table-row>
        <table:table-row table:style-name="ro1">
          <table:table-cell office:value-type="float" office:value="54.5763" calcext:value-type="float">
            <text:p>54.5763</text:p>
          </table:table-cell>
          <table:table-cell office:value-type="float" office:value="-1.28102" calcext:value-type="float">
            <text:p>-1.28102</text:p>
          </table:table-cell>
        </table:table-row>
        <table:table-row table:style-name="ro1">
          <table:table-cell office:value-type="float" office:value="54.59083" calcext:value-type="float">
            <text:p>54.59083</text:p>
          </table:table-cell>
          <table:table-cell office:value-type="float" office:value="-1.35062" calcext:value-type="float">
            <text:p>-1.35062</text:p>
          </table:table-cell>
        </table:table-row>
        <table:table-row table:style-name="ro1">
          <table:table-cell office:value-type="float" office:value="54.62832" calcext:value-type="float">
            <text:p>54.62832</text:p>
          </table:table-cell>
          <table:table-cell office:value-type="float" office:value="-1.3077" calcext:value-type="float">
            <text:p>-1.3077</text:p>
          </table:table-cell>
        </table:table-row>
        <table:table-row table:style-name="ro1">
          <table:table-cell office:value-type="float" office:value="54.69111" calcext:value-type="float">
            <text:p>54.69111</text:p>
          </table:table-cell>
          <table:table-cell office:value-type="float" office:value="-1.20251" calcext:value-type="float">
            <text:p>-1.20251</text:p>
          </table:table-cell>
        </table:table-row>
        <table:table-row table:style-name="ro1">
          <table:table-cell office:value-type="float" office:value="54.68453" calcext:value-type="float">
            <text:p>54.68453</text:p>
          </table:table-cell>
          <table:table-cell office:value-type="float" office:value="-1.21164" calcext:value-type="float">
            <text:p>-1.21164</text:p>
          </table:table-cell>
        </table:table-row>
        <table:table-row table:style-name="ro1">
          <table:table-cell office:value-type="float" office:value="54.67926" calcext:value-type="float">
            <text:p>54.67926</text:p>
          </table:table-cell>
          <table:table-cell office:value-type="float" office:value="-1.21111" calcext:value-type="float">
            <text:p>-1.21111</text:p>
          </table:table-cell>
        </table:table-row>
        <table:table-row table:style-name="ro1">
          <table:table-cell office:value-type="float" office:value="54.57512" calcext:value-type="float">
            <text:p>54.57512</text:p>
          </table:table-cell>
          <table:table-cell office:value-type="float" office:value="-1.20534" calcext:value-type="float">
            <text:p>-1.20534</text:p>
          </table:table-cell>
        </table:table-row>
        <table:table-row table:style-name="ro1">
          <table:table-cell office:value-type="float" office:value="54.57403" calcext:value-type="float">
            <text:p>54.57403</text:p>
          </table:table-cell>
          <table:table-cell office:value-type="float" office:value="-1.22416" calcext:value-type="float">
            <text:p>-1.22416</text:p>
          </table:table-cell>
        </table:table-row>
        <table:table-row table:style-name="ro1">
          <table:table-cell office:value-type="float" office:value="54.52274" calcext:value-type="float">
            <text:p>54.52274</text:p>
          </table:table-cell>
          <table:table-cell office:value-type="float" office:value="-1.21952" calcext:value-type="float">
            <text:p>-1.21952</text:p>
          </table:table-cell>
        </table:table-row>
        <table:table-row table:style-name="ro1">
          <table:table-cell office:value-type="float" office:value="51.44719" calcext:value-type="float">
            <text:p>51.44719</text:p>
          </table:table-cell>
          <table:table-cell office:value-type="float" office:value="-0.40966" calcext:value-type="float">
            <text:p>-0.40966</text:p>
          </table:table-cell>
        </table:table-row>
        <table:table-row table:style-name="ro1">
          <table:table-cell office:value-type="float" office:value="51.43684" calcext:value-type="float">
            <text:p>51.43684</text:p>
          </table:table-cell>
          <table:table-cell office:value-type="float" office:value="-0.37746" calcext:value-type="float">
            <text:p>-0.37746</text:p>
          </table:table-cell>
        </table:table-row>
        <table:table-row table:style-name="ro1">
          <table:table-cell office:value-type="float" office:value="51.43418" calcext:value-type="float">
            <text:p>51.43418</text:p>
          </table:table-cell>
          <table:table-cell office:value-type="float" office:value="-0.51107" calcext:value-type="float">
            <text:p>-0.51107</text:p>
          </table:table-cell>
        </table:table-row>
        <table:table-row table:style-name="ro1">
          <table:table-cell office:value-type="float" office:value="51.4361" calcext:value-type="float">
            <text:p>51.4361</text:p>
          </table:table-cell>
          <table:table-cell office:value-type="float" office:value="-0.51219" calcext:value-type="float">
            <text:p>-0.51219</text:p>
          </table:table-cell>
        </table:table-row>
        <table:table-row table:style-name="ro1">
          <table:table-cell office:value-type="float" office:value="51.46882" calcext:value-type="float">
            <text:p>51.46882</text:p>
          </table:table-cell>
          <table:table-cell office:value-type="float" office:value="-0.36287" calcext:value-type="float">
            <text:p>-0.36287</text:p>
          </table:table-cell>
        </table:table-row>
        <table:table-row table:style-name="ro1">
          <table:table-cell office:value-type="float" office:value="51.47539" calcext:value-type="float">
            <text:p>51.47539</text:p>
          </table:table-cell>
          <table:table-cell office:value-type="float" office:value="-0.39655" calcext:value-type="float">
            <text:p>-0.39655</text:p>
          </table:table-cell>
        </table:table-row>
        <table:table-row table:style-name="ro1">
          <table:table-cell office:value-type="float" office:value="51.48612" calcext:value-type="float">
            <text:p>51.48612</text:p>
          </table:table-cell>
          <table:table-cell office:value-type="float" office:value="-0.29897" calcext:value-type="float">
            <text:p>-0.29897</text:p>
          </table:table-cell>
        </table:table-row>
        <table:table-row table:style-name="ro1">
          <table:table-cell office:value-type="float" office:value="51.46029" calcext:value-type="float">
            <text:p>51.46029</text:p>
          </table:table-cell>
          <table:table-cell office:value-type="float" office:value="-0.30272" calcext:value-type="float">
            <text:p>-0.30272</text:p>
          </table:table-cell>
        </table:table-row>
        <table:table-row table:style-name="ro1">
          <table:table-cell office:value-type="float" office:value="51.51271" calcext:value-type="float">
            <text:p>51.51271</text:p>
          </table:table-cell>
          <table:table-cell office:value-type="float" office:value="-0.38437" calcext:value-type="float">
            <text:p>-0.38437</text:p>
          </table:table-cell>
        </table:table-row>
        <table:table-row table:style-name="ro1">
          <table:table-cell office:value-type="float" office:value="51.50988" calcext:value-type="float">
            <text:p>51.50988</text:p>
          </table:table-cell>
          <table:table-cell office:value-type="float" office:value="-0.35501" calcext:value-type="float">
            <text:p>-0.35501</text:p>
          </table:table-cell>
        </table:table-row>
        <table:table-row table:style-name="ro1">
          <table:table-cell office:value-type="float" office:value="51.51568" calcext:value-type="float">
            <text:p>51.51568</text:p>
          </table:table-cell>
          <table:table-cell office:value-type="float" office:value="-0.40444" calcext:value-type="float">
            <text:p>-0.40444</text:p>
          </table:table-cell>
        </table:table-row>
        <table:table-row table:style-name="ro1">
          <table:table-cell office:value-type="float" office:value="51.50636" calcext:value-type="float">
            <text:p>51.50636</text:p>
          </table:table-cell>
          <table:table-cell office:value-type="float" office:value="-0.41921" calcext:value-type="float">
            <text:p>-0.41921</text:p>
          </table:table-cell>
        </table:table-row>
        <table:table-row table:style-name="ro1">
          <table:table-cell office:value-type="float" office:value="51.48136" calcext:value-type="float">
            <text:p>51.48136</text:p>
          </table:table-cell>
          <table:table-cell office:value-type="float" office:value="-0.44286" calcext:value-type="float">
            <text:p>-0.44286</text:p>
          </table:table-cell>
        </table:table-row>
        <table:table-row table:style-name="ro1">
          <table:table-cell office:value-type="float" office:value="51.54283" calcext:value-type="float">
            <text:p>51.54283</text:p>
          </table:table-cell>
          <table:table-cell office:value-type="float" office:value="-0.37903" calcext:value-type="float">
            <text:p>-0.37903</text:p>
          </table:table-cell>
        </table:table-row>
        <table:table-row table:style-name="ro1">
          <table:table-cell office:value-type="float" office:value="51.5423" calcext:value-type="float">
            <text:p>51.5423</text:p>
          </table:table-cell>
          <table:table-cell office:value-type="float" office:value="-0.34139" calcext:value-type="float">
            <text:p>-0.34139</text:p>
          </table:table-cell>
        </table:table-row>
        <table:table-row table:style-name="ro1">
          <table:table-cell office:value-type="float" office:value="51.48203" calcext:value-type="float">
            <text:p>51.48203</text:p>
          </table:table-cell>
          <table:table-cell office:value-type="float" office:value="-0.48079" calcext:value-type="float">
            <text:p>-0.48079</text:p>
          </table:table-cell>
        </table:table-row>
        <table:table-row table:style-name="ro1">
          <table:table-cell office:value-type="float" office:value="51.54494" calcext:value-type="float">
            <text:p>51.54494</text:p>
          </table:table-cell>
          <table:table-cell office:value-type="float" office:value="-0.4741" calcext:value-type="float">
            <text:p>-0.4741</text:p>
          </table:table-cell>
        </table:table-row>
        <table:table-row table:style-name="ro1">
          <table:table-cell office:value-type="float" office:value="51.54845" calcext:value-type="float">
            <text:p>51.54845</text:p>
          </table:table-cell>
          <table:table-cell office:value-type="float" office:value="-0.48118" calcext:value-type="float">
            <text:p>-0.48118</text:p>
          </table:table-cell>
        </table:table-row>
        <table:table-row table:style-name="ro1">
          <table:table-cell office:value-type="float" office:value="51.55411" calcext:value-type="float">
            <text:p>51.55411</text:p>
          </table:table-cell>
          <table:table-cell office:value-type="float" office:value="-0.48822" calcext:value-type="float">
            <text:p>-0.48822</text:p>
          </table:table-cell>
        </table:table-row>
        <table:table-row table:style-name="ro1">
          <table:table-cell office:value-type="float" office:value="51.50898" calcext:value-type="float">
            <text:p>51.50898</text:p>
          </table:table-cell>
          <table:table-cell office:value-type="float" office:value="-0.19685" calcext:value-type="float">
            <text:p>-0.19685</text:p>
          </table:table-cell>
        </table:table-row>
        <table:table-row table:style-name="ro1">
          <table:table-cell office:value-type="float" office:value="51.50463" calcext:value-type="float">
            <text:p>51.50463</text:p>
          </table:table-cell>
          <table:table-cell office:value-type="float" office:value="-0.22062" calcext:value-type="float">
            <text:p>-0.22062</text:p>
          </table:table-cell>
        </table:table-row>
        <table:table-row table:style-name="ro1">
          <table:table-cell office:value-type="float" office:value="51.51684" calcext:value-type="float">
            <text:p>51.51684</text:p>
          </table:table-cell>
          <table:table-cell office:value-type="float" office:value="-0.14235" calcext:value-type="float">
            <text:p>-0.14235</text:p>
          </table:table-cell>
        </table:table-row>
        <table:table-row table:style-name="ro1">
          <table:table-cell office:value-type="float" office:value="51.51486" calcext:value-type="float">
            <text:p>51.51486</text:p>
          </table:table-cell>
          <table:table-cell office:value-type="float" office:value="-0.14417" calcext:value-type="float">
            <text:p>-0.14417</text:p>
          </table:table-cell>
        </table:table-row>
        <table:table-row table:style-name="ro1">
          <table:table-cell office:value-type="float" office:value="51.51379" calcext:value-type="float">
            <text:p>51.51379</text:p>
          </table:table-cell>
          <table:table-cell office:value-type="float" office:value="-0.14969" calcext:value-type="float">
            <text:p>-0.14969</text:p>
          </table:table-cell>
        </table:table-row>
        <table:table-row table:style-name="ro1">
          <table:table-cell office:value-type="float" office:value="51.51644" calcext:value-type="float">
            <text:p>51.51644</text:p>
          </table:table-cell>
          <table:table-cell office:value-type="float" office:value="-0.13095" calcext:value-type="float">
            <text:p>-0.13095</text:p>
          </table:table-cell>
        </table:table-row>
        <table:table-row table:style-name="ro1">
          <table:table-cell office:value-type="float" office:value="51.51552" calcext:value-type="float">
            <text:p>51.51552</text:p>
          </table:table-cell>
          <table:table-cell office:value-type="float" office:value="-0.13892" calcext:value-type="float">
            <text:p>-0.13892</text:p>
          </table:table-cell>
        </table:table-row>
        <table:table-row table:style-name="ro1">
          <table:table-cell office:value-type="float" office:value="51.5135" calcext:value-type="float">
            <text:p>51.5135</text:p>
          </table:table-cell>
          <table:table-cell office:value-type="float" office:value="-0.15939" calcext:value-type="float">
            <text:p>-0.15939</text:p>
          </table:table-cell>
        </table:table-row>
        <table:table-row table:style-name="ro1">
          <table:table-cell office:value-type="float" office:value="51.52443" calcext:value-type="float">
            <text:p>51.52443</text:p>
          </table:table-cell>
          <table:table-cell office:value-type="float" office:value="-0.13788" calcext:value-type="float">
            <text:p>-0.13788</text:p>
          </table:table-cell>
        </table:table-row>
        <table:table-row table:style-name="ro1">
          <table:table-cell office:value-type="float" office:value="51.52132" calcext:value-type="float">
            <text:p>51.52132</text:p>
          </table:table-cell>
          <table:table-cell office:value-type="float" office:value="-0.15703" calcext:value-type="float">
            <text:p>-0.15703</text:p>
          </table:table-cell>
        </table:table-row>
        <table:table-row table:style-name="ro1">
          <table:table-cell office:value-type="float" office:value="51.511" calcext:value-type="float">
            <text:p>51.511</text:p>
          </table:table-cell>
          <table:table-cell office:value-type="float" office:value="-0.13384" calcext:value-type="float">
            <text:p>-0.13384</text:p>
          </table:table-cell>
        </table:table-row>
        <table:table-row table:style-name="ro1">
          <table:table-cell office:value-type="float" office:value="51.51031" calcext:value-type="float">
            <text:p>51.51031</text:p>
          </table:table-cell>
          <table:table-cell office:value-type="float" office:value="-0.13129" calcext:value-type="float">
            <text:p>-0.13129</text:p>
          </table:table-cell>
        </table:table-row>
        <table:table-row table:style-name="ro1">
          <table:table-cell office:value-type="float" office:value="51.51679" calcext:value-type="float">
            <text:p>51.51679</text:p>
          </table:table-cell>
          <table:table-cell office:value-type="float" office:value="-0.17816" calcext:value-type="float">
            <text:p>-0.17816</text:p>
          </table:table-cell>
        </table:table-row>
        <table:table-row table:style-name="ro1">
          <table:table-cell office:value-type="float" office:value="51.51591" calcext:value-type="float">
            <text:p>51.51591</text:p>
          </table:table-cell>
          <table:table-cell office:value-type="float" office:value="-0.17352" calcext:value-type="float">
            <text:p>-0.17352</text:p>
          </table:table-cell>
        </table:table-row>
        <table:table-row table:style-name="ro1">
          <table:table-cell office:value-type="float" office:value="51.5175" calcext:value-type="float">
            <text:p>51.5175</text:p>
          </table:table-cell>
          <table:table-cell office:value-type="float" office:value="-0.16628" calcext:value-type="float">
            <text:p>-0.16628</text:p>
          </table:table-cell>
        </table:table-row>
        <table:table-row table:style-name="ro1">
          <table:table-cell office:value-type="float" office:value="51.51251" calcext:value-type="float">
            <text:p>51.51251</text:p>
          </table:table-cell>
          <table:table-cell office:value-type="float" office:value="-0.18746" calcext:value-type="float">
            <text:p>-0.18746</text:p>
          </table:table-cell>
        </table:table-row>
        <table:table-row table:style-name="ro1">
          <table:table-cell office:value-type="float" office:value="51.50697" calcext:value-type="float">
            <text:p>51.50697</text:p>
          </table:table-cell>
          <table:table-cell office:value-type="float" office:value="-0.27037" calcext:value-type="float">
            <text:p>-0.27037</text:p>
          </table:table-cell>
        </table:table-row>
        <table:table-row table:style-name="ro1">
          <table:table-cell office:value-type="float" office:value="51.49262" calcext:value-type="float">
            <text:p>51.49262</text:p>
          </table:table-cell>
          <table:table-cell office:value-type="float" office:value="-0.25793" calcext:value-type="float">
            <text:p>-0.25793</text:p>
          </table:table-cell>
        </table:table-row>
        <table:table-row table:style-name="ro1">
          <table:table-cell office:value-type="float" office:value="51.534" calcext:value-type="float">
            <text:p>51.534</text:p>
          </table:table-cell>
          <table:table-cell office:value-type="float" office:value="-0.29612" calcext:value-type="float">
            <text:p>-0.29612</text:p>
          </table:table-cell>
        </table:table-row>
        <table:table-row table:style-name="ro1">
          <table:table-cell office:value-type="float" office:value="51.51379" calcext:value-type="float">
            <text:p>51.51379</text:p>
          </table:table-cell>
          <table:table-cell office:value-type="float" office:value="-0.30371" calcext:value-type="float">
            <text:p>-0.30371</text:p>
          </table:table-cell>
        </table:table-row>
        <table:table-row table:style-name="ro1">
          <table:table-cell office:value-type="float" office:value="51.49264" calcext:value-type="float">
            <text:p>51.49264</text:p>
          </table:table-cell>
          <table:table-cell office:value-type="float" office:value="-0.22835" calcext:value-type="float">
            <text:p>-0.22835</text:p>
          </table:table-cell>
        </table:table-row>
        <table:table-row table:style-name="ro1">
          <table:table-cell office:value-type="float" office:value="51.49196" calcext:value-type="float">
            <text:p>51.49196</text:p>
          </table:table-cell>
          <table:table-cell office:value-type="float" office:value="-0.22325" calcext:value-type="float">
            <text:p>-0.22325</text:p>
          </table:table-cell>
        </table:table-row>
        <table:table-row table:style-name="ro1">
          <table:table-cell office:value-type="float" office:value="51.50112" calcext:value-type="float">
            <text:p>51.50112</text:p>
          </table:table-cell>
          <table:table-cell office:value-type="float" office:value="-0.19307" calcext:value-type="float">
            <text:p>-0.19307</text:p>
          </table:table-cell>
        </table:table-row>
        <table:table-row table:style-name="ro1">
          <table:table-cell office:value-type="float" office:value="53.38546" calcext:value-type="float">
            <text:p>53.38546</text:p>
          </table:table-cell>
          <table:table-cell office:value-type="float" office:value="-2.58654" calcext:value-type="float">
            <text:p>-2.58654</text:p>
          </table:table-cell>
        </table:table-row>
        <table:table-row table:style-name="ro1">
          <table:table-cell office:value-type="float" office:value="53.38801" calcext:value-type="float">
            <text:p>53.38801</text:p>
          </table:table-cell>
          <table:table-cell office:value-type="float" office:value="-2.59248" calcext:value-type="float">
            <text:p>-2.59248</text:p>
          </table:table-cell>
        </table:table-row>
        <table:table-row table:style-name="ro1">
          <table:table-cell office:value-type="float" office:value="53.45194" calcext:value-type="float">
            <text:p>53.45194</text:p>
          </table:table-cell>
          <table:table-cell office:value-type="float" office:value="-2.73493" calcext:value-type="float">
            <text:p>-2.73493</text:p>
          </table:table-cell>
        </table:table-row>
        <table:table-row table:style-name="ro1">
          <table:table-cell office:value-type="float" office:value="53.45051" calcext:value-type="float">
            <text:p>53.45051</text:p>
          </table:table-cell>
          <table:table-cell office:value-type="float" office:value="-2.64278" calcext:value-type="float">
            <text:p>-2.64278</text:p>
          </table:table-cell>
        </table:table-row>
        <table:table-row table:style-name="ro1">
          <table:table-cell office:value-type="float" office:value="53.35912" calcext:value-type="float">
            <text:p>53.35912</text:p>
          </table:table-cell>
          <table:table-cell office:value-type="float" office:value="-2.50531" calcext:value-type="float">
            <text:p>-2.50531</text:p>
          </table:table-cell>
        </table:table-row>
        <table:table-row table:style-name="ro1">
          <table:table-cell office:value-type="float" office:value="53.4055" calcext:value-type="float">
            <text:p>53.4055</text:p>
          </table:table-cell>
          <table:table-cell office:value-type="float" office:value="-2.35037" calcext:value-type="float">
            <text:p>-2.35037</text:p>
          </table:table-cell>
        </table:table-row>
        <table:table-row table:style-name="ro1">
          <table:table-cell office:value-type="float" office:value="53.40045" calcext:value-type="float">
            <text:p>53.40045</text:p>
          </table:table-cell>
          <table:table-cell office:value-type="float" office:value="-2.59509" calcext:value-type="float">
            <text:p>-2.59509</text:p>
          </table:table-cell>
        </table:table-row>
        <table:table-row table:style-name="ro1">
          <table:table-cell office:value-type="float" office:value="53.46859" calcext:value-type="float">
            <text:p>53.46859</text:p>
          </table:table-cell>
          <table:table-cell office:value-type="float" office:value="-2.58967" calcext:value-type="float">
            <text:p>-2.58967</text:p>
          </table:table-cell>
        </table:table-row>
        <table:table-row table:style-name="ro1">
          <table:table-cell office:value-type="float" office:value="53.41526" calcext:value-type="float">
            <text:p>53.41526</text:p>
          </table:table-cell>
          <table:table-cell office:value-type="float" office:value="-2.52651" calcext:value-type="float">
            <text:p>-2.52651</text:p>
          </table:table-cell>
        </table:table-row>
        <table:table-row table:style-name="ro1">
          <table:table-cell office:value-type="float" office:value="53.41615" calcext:value-type="float">
            <text:p>53.41615</text:p>
          </table:table-cell>
          <table:table-cell office:value-type="float" office:value="-2.62521" calcext:value-type="float">
            <text:p>-2.62521</text:p>
          </table:table-cell>
        </table:table-row>
        <table:table-row table:style-name="ro1">
          <table:table-cell office:value-type="float" office:value="53.32719" calcext:value-type="float">
            <text:p>53.32719</text:p>
          </table:table-cell>
          <table:table-cell office:value-type="float" office:value="-2.69975" calcext:value-type="float">
            <text:p>-2.69975</text:p>
          </table:table-cell>
        </table:table-row>
        <table:table-row table:style-name="ro1">
          <table:table-cell office:value-type="float" office:value="53.36552" calcext:value-type="float">
            <text:p>53.36552</text:p>
          </table:table-cell>
          <table:table-cell office:value-type="float" office:value="-2.73039" calcext:value-type="float">
            <text:p>-2.73039</text:p>
          </table:table-cell>
        </table:table-row>
        <table:table-row table:style-name="ro1">
          <table:table-cell office:value-type="float" office:value="53.36156" calcext:value-type="float">
            <text:p>53.36156</text:p>
          </table:table-cell>
          <table:table-cell office:value-type="float" office:value="-2.74079" calcext:value-type="float">
            <text:p>-2.74079</text:p>
          </table:table-cell>
        </table:table-row>
        <table:table-row table:style-name="ro1">
          <table:table-cell office:value-type="float" office:value="53.44155" calcext:value-type="float">
            <text:p>53.44155</text:p>
          </table:table-cell>
          <table:table-cell office:value-type="float" office:value="-2.73057" calcext:value-type="float">
            <text:p>-2.73057</text:p>
          </table:table-cell>
        </table:table-row>
        <table:table-row table:style-name="ro1">
          <table:table-cell office:value-type="float" office:value="51.51789" calcext:value-type="float">
            <text:p>51.51789</text:p>
          </table:table-cell>
          <table:table-cell office:value-type="float" office:value="-0.11969" calcext:value-type="float">
            <text:p>-0.11969</text:p>
          </table:table-cell>
        </table:table-row>
        <table:table-row table:style-name="ro1">
          <table:table-cell office:value-type="float" office:value="51.51152" calcext:value-type="float">
            <text:p>51.51152</text:p>
          </table:table-cell>
          <table:table-cell office:value-type="float" office:value="-0.12709" calcext:value-type="float">
            <text:p>-0.12709</text:p>
          </table:table-cell>
        </table:table-row>
        <table:table-row table:style-name="ro1">
          <table:table-cell office:value-type="float" office:value="51.50907" calcext:value-type="float">
            <text:p>51.50907</text:p>
          </table:table-cell>
          <table:table-cell office:value-type="float" office:value="-0.12442" calcext:value-type="float">
            <text:p>-0.12442</text:p>
          </table:table-cell>
        </table:table-row>
        <table:table-row table:style-name="ro1">
          <table:table-cell office:value-type="float" office:value="51.65721" calcext:value-type="float">
            <text:p>51.65721</text:p>
          </table:table-cell>
          <table:table-cell office:value-type="float" office:value="-0.39906" calcext:value-type="float">
            <text:p>-0.39906</text:p>
          </table:table-cell>
        </table:table-row>
        <table:table-row table:style-name="ro1">
          <table:table-cell office:value-type="float" office:value="51.65406" calcext:value-type="float">
            <text:p>51.65406</text:p>
          </table:table-cell>
          <table:table-cell office:value-type="float" office:value="-0.39437" calcext:value-type="float">
            <text:p>-0.39437</text:p>
          </table:table-cell>
        </table:table-row>
        <table:table-row table:style-name="ro1">
          <table:table-cell office:value-type="float" office:value="51.67708" calcext:value-type="float">
            <text:p>51.67708</text:p>
          </table:table-cell>
          <table:table-cell office:value-type="float" office:value="-0.39728" calcext:value-type="float">
            <text:p>-0.39728</text:p>
          </table:table-cell>
        </table:table-row>
        <table:table-row table:style-name="ro1">
          <table:table-cell office:value-type="float" office:value="51.69229" calcext:value-type="float">
            <text:p>51.69229</text:p>
          </table:table-cell>
          <table:table-cell office:value-type="float" office:value="-0.38593" calcext:value-type="float">
            <text:p>-0.38593</text:p>
          </table:table-cell>
        </table:table-row>
        <table:table-row table:style-name="ro1">
          <table:table-cell office:value-type="float" office:value="51.65848" calcext:value-type="float">
            <text:p>51.65848</text:p>
          </table:table-cell>
          <table:table-cell office:value-type="float" office:value="-0.3508" calcext:value-type="float">
            <text:p>-0.3508</text:p>
          </table:table-cell>
        </table:table-row>
        <table:table-row table:style-name="ro1">
          <table:table-cell office:value-type="float" office:value="51.65842" calcext:value-type="float">
            <text:p>51.65842</text:p>
          </table:table-cell>
          <table:table-cell office:value-type="float" office:value="-0.27145" calcext:value-type="float">
            <text:p>-0.27145</text:p>
          </table:table-cell>
        </table:table-row>
        <table:table-row table:style-name="ro1">
          <table:table-cell office:value-type="float" office:value="53.68146" calcext:value-type="float">
            <text:p>53.68146</text:p>
          </table:table-cell>
          <table:table-cell office:value-type="float" office:value="-1.49426" calcext:value-type="float">
            <text:p>-1.49426</text:p>
          </table:table-cell>
        </table:table-row>
        <table:table-row table:style-name="ro1">
          <table:table-cell office:value-type="float" office:value="53.70923" calcext:value-type="float">
            <text:p>53.70923</text:p>
          </table:table-cell>
          <table:table-cell office:value-type="float" office:value="-1.33573" calcext:value-type="float">
            <text:p>-1.33573</text:p>
          </table:table-cell>
        </table:table-row>
        <table:table-row table:style-name="ro1">
          <table:table-cell office:value-type="float" office:value="53.69074" calcext:value-type="float">
            <text:p>53.69074</text:p>
          </table:table-cell>
          <table:table-cell office:value-type="float" office:value="-1.62913" calcext:value-type="float">
            <text:p>-1.62913</text:p>
          </table:table-cell>
        </table:table-row>
        <table:table-row table:style-name="ro1">
          <table:table-cell office:value-type="float" office:value="53.70924" calcext:value-type="float">
            <text:p>53.70924</text:p>
          </table:table-cell>
          <table:table-cell office:value-type="float" office:value="-1.67691" calcext:value-type="float">
            <text:p>-1.67691</text:p>
          </table:table-cell>
        </table:table-row>
        <table:table-row table:style-name="ro1">
          <table:table-cell office:value-type="float" office:value="53.74448" calcext:value-type="float">
            <text:p>53.74448</text:p>
          </table:table-cell>
          <table:table-cell office:value-type="float" office:value="-1.63751" calcext:value-type="float">
            <text:p>-1.63751</text:p>
          </table:table-cell>
        </table:table-row>
        <table:table-row table:style-name="ro1">
          <table:table-cell office:value-type="float" office:value="53.67825" calcext:value-type="float">
            <text:p>53.67825</text:p>
          </table:table-cell>
          <table:table-cell office:value-type="float" office:value="-1.52287" calcext:value-type="float">
            <text:p>-1.52287</text:p>
          </table:table-cell>
        </table:table-row>
        <table:table-row table:style-name="ro1">
          <table:table-cell office:value-type="float" office:value="53.67592" calcext:value-type="float">
            <text:p>53.67592</text:p>
          </table:table-cell>
          <table:table-cell office:value-type="float" office:value="-1.5016" calcext:value-type="float">
            <text:p>-1.5016</text:p>
          </table:table-cell>
        </table:table-row>
        <table:table-row table:style-name="ro1">
          <table:table-cell office:value-type="float" office:value="53.69683" calcext:value-type="float">
            <text:p>53.69683</text:p>
          </table:table-cell>
          <table:table-cell office:value-type="float" office:value="-1.32073" calcext:value-type="float">
            <text:p>-1.32073</text:p>
          </table:table-cell>
        </table:table-row>
        <table:table-row table:style-name="ro1">
          <table:table-cell office:value-type="float" office:value="53.54845" calcext:value-type="float">
            <text:p>53.54845</text:p>
          </table:table-cell>
          <table:table-cell office:value-type="float" office:value="-2.62984" calcext:value-type="float">
            <text:p>-2.62984</text:p>
          </table:table-cell>
        </table:table-row>
        <table:table-row table:style-name="ro1">
          <table:table-cell office:value-type="float" office:value="53.52059" calcext:value-type="float">
            <text:p>53.52059</text:p>
          </table:table-cell>
          <table:table-cell office:value-type="float" office:value="-2.59574" calcext:value-type="float">
            <text:p>-2.59574</text:p>
          </table:table-cell>
        </table:table-row>
        <table:table-row table:style-name="ro1">
          <table:table-cell office:value-type="float" office:value="53.52009" calcext:value-type="float">
            <text:p>53.52009</text:p>
          </table:table-cell>
          <table:table-cell office:value-type="float" office:value="-2.65294" calcext:value-type="float">
            <text:p>-2.65294</text:p>
          </table:table-cell>
        </table:table-row>
        <table:table-row table:style-name="ro1">
          <table:table-cell office:value-type="float" office:value="53.53964" calcext:value-type="float">
            <text:p>53.53964</text:p>
          </table:table-cell>
          <table:table-cell office:value-type="float" office:value="-2.64892" calcext:value-type="float">
            <text:p>-2.64892</text:p>
          </table:table-cell>
        </table:table-row>
        <table:table-row table:style-name="ro1">
          <table:table-cell office:value-type="float" office:value="53.49676" calcext:value-type="float">
            <text:p>53.49676</text:p>
          </table:table-cell>
          <table:table-cell office:value-type="float" office:value="-2.51854" calcext:value-type="float">
            <text:p>-2.51854</text:p>
          </table:table-cell>
        </table:table-row>
        <table:table-row table:style-name="ro1">
          <table:table-cell office:value-type="float" office:value="53.50339" calcext:value-type="float">
            <text:p>53.50339</text:p>
          </table:table-cell>
          <table:table-cell office:value-type="float" office:value="-2.52472" calcext:value-type="float">
            <text:p>-2.52472</text:p>
          </table:table-cell>
        </table:table-row>
        <table:table-row table:style-name="ro1">
          <table:table-cell office:value-type="float" office:value="53.5501" calcext:value-type="float">
            <text:p>53.5501</text:p>
          </table:table-cell>
          <table:table-cell office:value-type="float" office:value="-2.77177" calcext:value-type="float">
            <text:p>-2.77177</text:p>
          </table:table-cell>
        </table:table-row>
        <table:table-row table:style-name="ro1">
          <table:table-cell office:value-type="float" office:value="52.1938" calcext:value-type="float">
            <text:p>52.1938</text:p>
          </table:table-cell>
          <table:table-cell office:value-type="float" office:value="-2.22161" calcext:value-type="float">
            <text:p>-2.22161</text:p>
          </table:table-cell>
        </table:table-row>
        <table:table-row table:style-name="ro1">
          <table:table-cell office:value-type="float" office:value="52.07751" calcext:value-type="float">
            <text:p>52.07751</text:p>
          </table:table-cell>
          <table:table-cell office:value-type="float" office:value="-1.93801" calcext:value-type="float">
            <text:p>-1.93801</text:p>
          </table:table-cell>
        </table:table-row>
        <table:table-row table:style-name="ro1">
          <table:table-cell office:value-type="float" office:value="52.1311" calcext:value-type="float">
            <text:p>52.1311</text:p>
          </table:table-cell>
          <table:table-cell office:value-type="float" office:value="-2.30309" calcext:value-type="float">
            <text:p>-2.30309</text:p>
          </table:table-cell>
        </table:table-row>
        <table:table-row table:style-name="ro1">
          <table:table-cell office:value-type="float" office:value="52.19165" calcext:value-type="float">
            <text:p>52.19165</text:p>
          </table:table-cell>
          <table:table-cell office:value-type="float" office:value="-2.22926" calcext:value-type="float">
            <text:p>-2.22926</text:p>
          </table:table-cell>
        </table:table-row>
        <table:table-row table:style-name="ro1">
          <table:table-cell office:value-type="float" office:value="52.21309" calcext:value-type="float">
            <text:p>52.21309</text:p>
          </table:table-cell>
          <table:table-cell office:value-type="float" office:value="-2.19869" calcext:value-type="float">
            <text:p>-2.19869</text:p>
          </table:table-cell>
        </table:table-row>
        <table:table-row table:style-name="ro1">
          <table:table-cell office:value-type="float" office:value="52.06686" calcext:value-type="float">
            <text:p>52.06686</text:p>
          </table:table-cell>
          <table:table-cell office:value-type="float" office:value="-2.15835" calcext:value-type="float">
            <text:p>-2.15835</text:p>
          </table:table-cell>
        </table:table-row>
        <table:table-row table:style-name="ro1">
          <table:table-cell office:value-type="float" office:value="52.06547" calcext:value-type="float">
            <text:p>52.06547</text:p>
          </table:table-cell>
          <table:table-cell office:value-type="float" office:value="-2.15703" calcext:value-type="float">
            <text:p>-2.15703</text:p>
          </table:table-cell>
        </table:table-row>
        <table:table-row table:style-name="ro1">
          <table:table-cell office:value-type="float" office:value="52.28946" calcext:value-type="float">
            <text:p>52.28946</text:p>
          </table:table-cell>
          <table:table-cell office:value-type="float" office:value="-2.11886" calcext:value-type="float">
            <text:p>-2.11886</text:p>
          </table:table-cell>
        </table:table-row>
        <table:table-row table:style-name="ro1">
          <table:table-cell office:value-type="float" office:value="52.58528" calcext:value-type="float">
            <text:p>52.58528</text:p>
          </table:table-cell>
          <table:table-cell office:value-type="float" office:value="-1.98376" calcext:value-type="float">
            <text:p>-1.98376</text:p>
          </table:table-cell>
        </table:table-row>
        <table:table-row table:style-name="ro1">
          <table:table-cell office:value-type="float" office:value="52.56687" calcext:value-type="float">
            <text:p>52.56687</text:p>
          </table:table-cell>
          <table:table-cell office:value-type="float" office:value="-1.98967" calcext:value-type="float">
            <text:p>-1.98967</text:p>
          </table:table-cell>
        </table:table-row>
        <table:table-row table:style-name="ro1">
          <table:table-cell office:value-type="float" office:value="52.6884" calcext:value-type="float">
            <text:p>52.6884</text:p>
          </table:table-cell>
          <table:table-cell office:value-type="float" office:value="-2.0277" calcext:value-type="float">
            <text:p>-2.0277</text:p>
          </table:table-cell>
        </table:table-row>
        <table:table-row table:style-name="ro1">
          <table:table-cell office:value-type="float" office:value="52.67833" calcext:value-type="float">
            <text:p>52.67833</text:p>
          </table:table-cell>
          <table:table-cell office:value-type="float" office:value="-2.04827" calcext:value-type="float">
            <text:p>-2.04827</text:p>
          </table:table-cell>
        </table:table-row>
        <table:table-row table:style-name="ro1">
          <table:table-cell office:value-type="float" office:value="52.69364" calcext:value-type="float">
            <text:p>52.69364</text:p>
          </table:table-cell>
          <table:table-cell office:value-type="float" office:value="-2.00935" calcext:value-type="float">
            <text:p>-2.00935</text:p>
          </table:table-cell>
        </table:table-row>
        <table:table-row table:style-name="ro1">
          <table:table-cell office:value-type="float" office:value="52.68384" calcext:value-type="float">
            <text:p>52.68384</text:p>
          </table:table-cell>
          <table:table-cell office:value-type="float" office:value="-1.82689" calcext:value-type="float">
            <text:p>-1.82689</text:p>
          </table:table-cell>
        </table:table-row>
        <table:table-row table:style-name="ro1">
          <table:table-cell office:value-type="float" office:value="52.65127" calcext:value-type="float">
            <text:p>52.65127</text:p>
          </table:table-cell>
          <table:table-cell office:value-type="float" office:value="-1.83443" calcext:value-type="float">
            <text:p>-1.83443</text:p>
          </table:table-cell>
        </table:table-row>
        <table:table-row table:style-name="ro1">
          <table:table-cell office:value-type="float" office:value="52.59661" calcext:value-type="float">
            <text:p>52.59661</text:p>
          </table:table-cell>
          <table:table-cell office:value-type="float" office:value="-2.00067" calcext:value-type="float">
            <text:p>-2.00067</text:p>
          </table:table-cell>
        </table:table-row>
        <table:table-row table:style-name="ro1">
          <table:table-cell office:value-type="float" office:value="52.60659" calcext:value-type="float">
            <text:p>52.60659</text:p>
          </table:table-cell>
          <table:table-cell office:value-type="float" office:value="-1.96143" calcext:value-type="float">
            <text:p>-1.96143</text:p>
          </table:table-cell>
        </table:table-row>
        <table:table-row table:style-name="ro1">
          <table:table-cell office:value-type="float" office:value="52.58125" calcext:value-type="float">
            <text:p>52.58125</text:p>
          </table:table-cell>
          <table:table-cell office:value-type="float" office:value="-2.14405" calcext:value-type="float">
            <text:p>-2.14405</text:p>
          </table:table-cell>
        </table:table-row>
        <table:table-row table:style-name="ro1">
          <table:table-cell office:value-type="float" office:value="52.60186" calcext:value-type="float">
            <text:p>52.60186</text:p>
          </table:table-cell>
          <table:table-cell office:value-type="float" office:value="-2.12995" calcext:value-type="float">
            <text:p>-2.12995</text:p>
          </table:table-cell>
        </table:table-row>
        <table:table-row table:style-name="ro1">
          <table:table-cell office:value-type="float" office:value="52.61889" calcext:value-type="float">
            <text:p>52.61889</text:p>
          </table:table-cell>
          <table:table-cell office:value-type="float" office:value="-2.11435" calcext:value-type="float">
            <text:p>-2.11435</text:p>
          </table:table-cell>
        </table:table-row>
        <table:table-row table:style-name="ro1">
          <table:table-cell office:value-type="float" office:value="52.59605" calcext:value-type="float">
            <text:p>52.59605</text:p>
          </table:table-cell>
          <table:table-cell office:value-type="float" office:value="-2.09087" calcext:value-type="float">
            <text:p>-2.09087</text:p>
          </table:table-cell>
        </table:table-row>
        <table:table-row table:style-name="ro1">
          <table:table-cell office:value-type="float" office:value="52.5852" calcext:value-type="float">
            <text:p>52.5852</text:p>
          </table:table-cell>
          <table:table-cell office:value-type="float" office:value="-2.04058" calcext:value-type="float">
            <text:p>-2.04058</text:p>
          </table:table-cell>
        </table:table-row>
        <table:table-row table:style-name="ro1">
          <table:table-cell office:value-type="float" office:value="52.56235" calcext:value-type="float">
            <text:p>52.56235</text:p>
          </table:table-cell>
          <table:table-cell office:value-type="float" office:value="-2.08114" calcext:value-type="float">
            <text:p>-2.08114</text:p>
          </table:table-cell>
        </table:table-row>
        <table:table-row table:style-name="ro1">
          <table:table-cell office:value-type="float" office:value="52.54295" calcext:value-type="float">
            <text:p>52.54295</text:p>
          </table:table-cell>
          <table:table-cell office:value-type="float" office:value="-2.09052" calcext:value-type="float">
            <text:p>-2.09052</text:p>
          </table:table-cell>
        </table:table-row>
        <table:table-row table:style-name="ro1">
          <table:table-cell office:value-type="float" office:value="52.57771" calcext:value-type="float">
            <text:p>52.57771</text:p>
          </table:table-cell>
          <table:table-cell office:value-type="float" office:value="-2.13567" calcext:value-type="float">
            <text:p>-2.13567</text:p>
          </table:table-cell>
        </table:table-row>
        <table:table-row table:style-name="ro1">
          <table:table-cell office:value-type="float" office:value="53.96073" calcext:value-type="float">
            <text:p>53.96073</text:p>
          </table:table-cell>
          <table:table-cell office:value-type="float" office:value="-1.08473" calcext:value-type="float">
            <text:p>-1.08473</text:p>
          </table:table-cell>
        </table:table-row>
        <table:table-row table:style-name="ro1">
          <table:table-cell office:value-type="float" office:value="54.28132" calcext:value-type="float">
            <text:p>54.28132</text:p>
          </table:table-cell>
          <table:table-cell office:value-type="float" office:value="-0.3978" calcext:value-type="float">
            <text:p>-0.3978</text:p>
          </table:table-cell>
        </table:table-row>
        <table:table-row table:style-name="ro1">
          <table:table-cell office:value-type="float" office:value="54.23671" calcext:value-type="float">
            <text:p>54.23671</text:p>
          </table:table-cell>
          <table:table-cell office:value-type="float" office:value="-0.41835" calcext:value-type="float">
            <text:p>-0.41835</text:p>
          </table:table-cell>
        </table:table-row>
        <table:table-row table:style-name="ro1">
          <table:table-cell office:value-type="float" office:value="54.08268" calcext:value-type="float">
            <text:p>54.08268</text:p>
          </table:table-cell>
          <table:table-cell office:value-type="float" office:value="-0.20822" calcext:value-type="float">
            <text:p>-0.20822</text:p>
          </table:table-cell>
        </table:table-row>
        <table:table-row table:style-name="ro1">
          <table:table-cell office:value-type="float" office:value="53.9234" calcext:value-type="float">
            <text:p>53.9234</text:p>
          </table:table-cell>
          <table:table-cell office:value-type="float" office:value="-1.06644" calcext:value-type="float">
            <text:p>-1.06644</text:p>
          </table:table-cell>
        </table:table-row>
        <table:table-row table:style-name="ro1">
          <table:table-cell office:value-type="float" office:value="53.90626" calcext:value-type="float">
            <text:p>53.90626</text:p>
          </table:table-cell>
          <table:table-cell office:value-type="float" office:value="-1.18558" calcext:value-type="float">
            <text:p>-1.18558</text:p>
          </table:table-cell>
        </table:table-row>
        <table:table-row table:style-name="ro1">
          <table:table-cell office:value-type="float" office:value="53.99153" calcext:value-type="float">
            <text:p>53.99153</text:p>
          </table:table-cell>
          <table:table-cell office:value-type="float" office:value="-1.10963" calcext:value-type="float">
            <text:p>-1.10963</text:p>
          </table:table-cell>
        </table:table-row>
        <table:table-row table:style-name="ro1">
          <table:table-cell office:value-type="float" office:value="53.98683" calcext:value-type="float">
            <text:p>53.98683</text:p>
          </table:table-cell>
          <table:table-cell office:value-type="float" office:value="-1.04716" calcext:value-type="float">
            <text:p>-1.04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1:24:43.318042507</meta:creation-date>
    <dc:date>2017-02-04T02:54:09.929872825</dc:date>
    <meta:editing-duration>PT1H19M16S</meta:editing-duration>
    <meta:editing-cycles>1</meta:editing-cycles>
    <meta:document-statistic meta:table-count="1" meta:cell-count="2396" meta:object-count="0"/>
    <meta:generator>LibreOffice/5.1.4.2$Linux_X86_64 LibreOffice_project/10m0$Build-2</meta:generator>
  </office:meta>
</office:document-meta>
</file>